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8e86a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6d6d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8e86a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8e86a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2]=MIN([.$C2:.$F2]))" style:apply-style-name="Accent" style:base-cell-address="Sheet1.F2"/>
    </style:style>
    <style:style style:name="ce32" style:family="table-cell" style:parent-style-name="Default">
      <style:table-cell-properties fo:background-color="#8e86ae" fo:border="0.74pt solid #000000"/>
    </style:style>
    <style:style style:name="ce24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8e86ae" style:text-align-source="fix" style:repeat-content="false" fo:border="0.74pt solid #000000" style:vertical-align="middle"/>
      <style:paragraph-properties fo:text-align="center"/>
    </style:style>
    <style:style style:name="ce27" style:family="table-cell" style:parent-style-name="Default">
      <style:table-cell-properties fo:border="0.74pt solid #000000"/>
      <style:text-properties fo:font-weight="normal" style:font-weight-asian="normal" style:font-weight-complex="normal"/>
      <style:map style:condition="is-true-formula([.I86]=MIN([.$I86:.$K86]))" style:apply-style-name="Accent" style:base-cell-address="Sheet1.I86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 style:data-style-name="N4">
      <style:table-cell-properties fo:border="0.74pt solid #000000"/>
      <style:map style:condition="is-true-formula([.L3]=MIN([.$L3:.$N3]))" style:apply-style-name="Accent" style:base-cell-address="Sheet1.L3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3"/>
          <table:table-cell table:number-columns-repeated="6"/>
          <table:table-cell table:style-name="ce1"/>
          <table:table-cell/>
          <table:table-cell table:style-name="ce36" office:value-type="string" calcext:value-type="string">
            <text:p>SUMS</text:p>
          </table:table-cell>
          <table:table-cell table:number-columns-repeated="3"/>
          <table:table-cell table:style-name="ce36" office:value-type="string" calcext:value-type="string">
            <text:p>RESULT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AL TIMES</text:p>
          </table:table-cell>
          <table:table-cell table:style-name="ce19" office:value-type="string" calcext:value-type="string">
            <text:p>Query</text:p>
          </table:table-cell>
          <table:table-cell table:style-name="ce29" office:value-type="string" calcext:value-type="string" table:number-columns-spanned="3" table:number-rows-spanned="1">
            <text:p>mas</text:p>
          </table:table-cell>
          <table:covered-table-cell table:number-columns-repeated="2" table:style-name="ce19"/>
          <table:table-cell table:style-name="ce31" office:value-type="string" calcext:value-type="string" table:number-columns-spanned="3" table:number-rows-spanned="1">
            <text:p>ostrich</text:p>
          </table:table-cell>
          <table:covered-table-cell table:number-columns-repeated="2" table:style-name="ce32"/>
          <table:table-cell table:style-name="ce34" office:value-type="string" calcext:value-type="string" table:number-columns-spanned="3" table:number-rows-spanned="1">
            <text:p>z3</text:p>
          </table:table-cell>
          <table:covered-table-cell table:number-columns-repeated="2" table:style-name="ce32"/>
          <table:table-cell table:style-name="ce32" office:value-type="string" calcext:value-type="string">
            <text:p>mas</text:p>
          </table:table-cell>
          <table:table-cell table:style-name="ce32" office:value-type="string" calcext:value-type="string">
            <text:p>ostrich</text:p>
          </table:table-cell>
          <table:table-cell table:style-name="ce32" office:value-type="string" calcext:value-type="string">
            <text:p>z3</text:p>
          </table:table-cell>
          <table:table-cell/>
          <table:table-cell office:value-type="string" calcext:value-type="string">
            <text:p>MAS</text:p>
          </table:table-cell>
          <table:table-cell table:style-name="ce6" office:value-type="string" calcext:value-type="string">
            <text:p>z3</text:p>
          </table:table-cell>
          <table:table-cell table:style-name="ce10"/>
          <table:table-cell table:style-name="ce6" office:value-type="string" calcext:value-type="string">
            <text:p>ostrich</text:p>
          </table:table-cell>
          <table:table-cell table:style-name="ce10"/>
          <table:table-cell table:number-columns-repeated="1004"/>
        </table:table-row>
        <table:table-row table:style-name="ro2">
          <table:table-cell office:value-type="string" calcext:value-type="string">
            <text:p>3 runs each</text:p>
          </table:table-cell>
          <table:table-cell table:style-name="ce4" office:value-type="string" calcext:value-type="string">
            <text:p><text:s/>beasties01.smt2</text:p>
          </table:table-cell>
          <table:table-cell office:value-type="float" office:value="1.208" calcext:value-type="float">
            <text:p>1.208</text:p>
          </table:table-cell>
          <table:table-cell office:value-type="float" office:value="1.157" calcext:value-type="float">
            <text:p>1.157</text:p>
          </table:table-cell>
          <table:table-cell table:style-name="ce30"/>
          <table:table-cell table:style-name="ce30" office:value-type="float" office:value="2.707" calcext:value-type="float">
            <text:p>2.707</text:p>
          </table:table-cell>
          <table:table-cell office:value-type="float" office:value="3.1" calcext:value-type="float">
            <text:p>3.1</text:p>
          </table:table-cell>
          <table:table-cell table:style-name="ce18"/>
          <table:table-cell table:style-name="ce30" office:value-type="float" office:value="2.88" calcext:value-type="float">
            <text:p>2.88</text:p>
          </table:table-cell>
          <table:table-cell office:value-type="float" office:value="3.09" calcext:value-type="float">
            <text:p>3.09</text:p>
          </table:table-cell>
          <table:table-cell table:style-name="ce18"/>
          <table:table-cell table:style-name="ce37" table:formula="of:=SUM([.C3:.E3])/3" office:value-type="float" office:value="0.788333333333333" calcext:value-type="float">
            <text:p>0.79</text:p>
          </table:table-cell>
          <table:table-cell table:style-name="ce37" table:formula="of:=SUM([.F3:.H3])/3" office:value-type="float" office:value="1.93566666666667" calcext:value-type="float">
            <text:p>1.94</text:p>
          </table:table-cell>
          <table:table-cell table:style-name="ce37" table:formula="of:=SUM([.I3:.K3])/3" office:value-type="float" office:value="1.99" calcext:value-type="float">
            <text:p>1.99</text:p>
          </table:table-cell>
          <table:table-cell table:number-columns-repeated="2"/>
          <table:table-cell table:style-name="ce7" office:value-type="string" calcext:value-type="string">
            <text:p>sat/unsat</text:p>
          </table:table-cell>
          <table:table-cell table:style-name="ce11" office:value-type="string" calcext:value-type="string">
            <text:p>model</text:p>
          </table:table-cell>
          <table:table-cell table:style-name="ce7" office:value-type="string" calcext:value-type="string">
            <text:p>sat/unsat</text:p>
          </table:table-cell>
          <table:table-cell table:style-name="ce11" office:value-type="string" calcext:value-type="string">
            <text:p>model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02.smt2</text:p>
          </table:table-cell>
          <table:table-cell office:value-type="float" office:value="1.224" calcext:value-type="float">
            <text:p>1.224</text:p>
          </table:table-cell>
          <table:table-cell office:value-type="float" office:value="1.168" calcext:value-type="float">
            <text:p>1.168</text:p>
          </table:table-cell>
          <table:table-cell table:style-name="ce30"/>
          <table:table-cell table:style-name="ce30" office:value-type="float" office:value="2.699" calcext:value-type="float">
            <text:p>2.699</text:p>
          </table:table-cell>
          <table:table-cell office:value-type="float" office:value="2.744" calcext:value-type="float">
            <text:p>2.744</text:p>
          </table:table-cell>
          <table:table-cell table:style-name="ce18"/>
          <table:table-cell table:style-name="ce30" office:value-type="float" office:value="0.947" calcext:value-type="float">
            <text:p>0.947</text:p>
          </table:table-cell>
          <table:table-cell office:value-type="float" office:value="0.986" calcext:value-type="float">
            <text:p>0.986</text:p>
          </table:table-cell>
          <table:table-cell table:style-name="ce18"/>
          <table:table-cell table:style-name="ce37" table:formula="of:=SUM([.C4:.E4])/3" office:value-type="float" office:value="0.797333333333333" calcext:value-type="float">
            <text:p>0.80</text:p>
          </table:table-cell>
          <table:table-cell table:style-name="ce37" table:formula="of:=SUM([.F4:.H4])/3" office:value-type="float" office:value="1.81433333333333" calcext:value-type="float">
            <text:p>1.81</text:p>
          </table:table-cell>
          <table:table-cell table:style-name="ce37" table:formula="of:=SUM([.I4:.K4])/3" office:value-type="float" office:value="0.644333333333333" calcext:value-type="float">
            <text:p>0.64</text:p>
          </table:table-cell>
          <table:table-cell/>
          <table:table-cell office:value-type="string" calcext:value-type="string">
            <text:p>INPUT ID: 161, VALUE: A INPUT ID: 1985, VALUE: A INPUT ID: 547, VALUE: G INPUT ID: 1028, VALUE: G INPUT ID: 1669, VALUE: G INPUT ID: 1896, VALUE: Q INPUT ID: 812, VALUE: G INPUT ID: 1244, VALUE: G INPUT ID: 205, VALUE: Y INPUT ID: 1453, VALU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44 () String <text:s text:c="4"/>"G") <text:s text:c="2"/>(define-fun sym547 () String <text:s text:c="4"/>"G") <text:s text:c="2"/>(define-fun sym1985 () String <text:s text:c="4"/>"m") <text:s text:c="2"/>(define-fun sym1028 () String <text:s text:c="4"/>"G") <text:s text:c="2"/>(define-fun sym205 () String <text:s text:c="4"/>"y") <text:s text:c="2"/>(define-fun sym1669 () String <text:s text:c="4"/>"G") <text:s text:c="2"/>(define-fun sym1896 () String <text:s text:c="4"/>"q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53 () String <text:s text:c="4"/>"g") <text:s text:c="2"/>(define-fun sym812 () String <text:s text:c="4"/>"G") <text:s text:c="2"/>(define-fun sym161 () String <text:s text:c="4"/>"U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1 () String "a") <text:s text:c="2"/>(define-fun L4 () String "g") <text:s text:c="2"/>(define-fun L3 () String "g") <text:s text:c="2"/>(define-fun L6 () String "g") <text:s text:c="2"/>(define-fun L5 () String "g") <text:s text:c="2"/>(define-fun L7 () String "q") <text:s text:c="2"/>(define-fun L14 () String "g") <text:s text:c="2"/>(define-fun L12 () String "y") <text:s text:c="2"/>(define-fun sym161 () String "A") <text:s text:c="2"/>(define-fun sym812 () String "G") <text:s text:c="2"/>(define-fun sym547 () String "G") <text:s text:c="2"/>(define-fun sym205 () String "Y") <text:s text:c="2"/>(define-fun sym1244 () String "G") <text:s text:c="2"/>(define-fun sym1453 () String "G") <text:s text:c="2"/>(define-fun sym1896 () String "Q") <text:s text:c="2"/>(define-fun sym1028 () String "G") <text:s text:c="2"/>(define-fun sym1985 () String "A") <text:s text:c="2"/>(define-fun sym1669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03.smt2</text:p>
          </table:table-cell>
          <table:table-cell office:value-type="float" office:value="1.702" calcext:value-type="float">
            <text:p>1.702</text:p>
          </table:table-cell>
          <table:table-cell office:value-type="float" office:value="1.548" calcext:value-type="float">
            <text:p>1.548</text:p>
          </table:table-cell>
          <table:table-cell table:style-name="ce30"/>
          <table:table-cell table:style-name="ce30" office:value-type="float" office:value="3.16" calcext:value-type="float">
            <text:p>3.16</text:p>
          </table:table-cell>
          <table:table-cell office:value-type="float" office:value="3.202" calcext:value-type="float">
            <text:p>3.202</text:p>
          </table:table-cell>
          <table:table-cell table:style-name="ce18"/>
          <table:table-cell table:style-name="ce30" office:value-type="float" office:value="4.536" calcext:value-type="float">
            <text:p>4.536</text:p>
          </table:table-cell>
          <table:table-cell office:value-type="float" office:value="4.579" calcext:value-type="float">
            <text:p>4.579</text:p>
          </table:table-cell>
          <table:table-cell table:style-name="ce18"/>
          <table:table-cell table:style-name="ce37" table:formula="of:=SUM([.C5:.E5])/3" office:value-type="float" office:value="1.08333333333333" calcext:value-type="float">
            <text:p>1.08</text:p>
          </table:table-cell>
          <table:table-cell table:style-name="ce37" table:formula="of:=SUM([.F5:.H5])/3" office:value-type="float" office:value="2.12066666666667" calcext:value-type="float">
            <text:p>2.12</text:p>
          </table:table-cell>
          <table:table-cell table:style-name="ce37" table:formula="of:=SUM([.I5:.K5])/3" office:value-type="float" office:value="3.03833333333333" calcext:value-type="float">
            <text:p>3.04</text:p>
          </table:table-cell>
          <table:table-cell/>
          <table:table-cell office:value-type="string" calcext:value-type="string">
            <text:p>INPUT ID: 2080, VALUE: H INPUT ID: 161, VALUE: A INPUT ID: 1249, VALUE: H INPUT ID: 547, VALUE: G INPUT ID: 1895, VALUE: H INPUT ID: 1464, VALUE: H INPUT ID: 1033, VALUE: G INPUT ID: 812, VALUE: H INPUT ID: 205, VALUE: Y INPUT ID: 1679, VALUE: H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033 () String <text:s text:c="4"/>"G") <text:s text:c="2"/>(define-fun sym161 () String <text:s text:c="4"/>"U") <text:s text:c="2"/>(define-fun sym1464 () String <text:s text:c="4"/>"h") <text:s text:c="2"/>(define-fun sym547 () String <text:s text:c="4"/>"G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895 () String <text:s text:c="4"/>"h") <text:s text:c="2"/>(define-fun sym1249 () String <text:s text:c="4"/>"H") <text:s text:c="2"/>(define-fun sym1679 () String <text:s text:c="4"/>"H") <text:s text:c="2"/>(define-fun sym2080 () String <text:s text:c="4"/>"H") <text:s text:c="2"/>(define-fun sym812 () String <text:s text:c="4"/>"h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29 () String "h") <text:s text:c="2"/>(define-fun L0 () String "h") <text:s text:c="2"/>(define-fun L2 () String "g") <text:s text:c="2"/>(define-fun L1 () String "h") <text:s text:c="2"/>(define-fun L4 () String "h") <text:s text:c="2"/>(define-fun L33 () String "y") <text:s text:c="2"/>(define-fun L11 () String "h") <text:s text:c="2"/>(define-fun L6 () String "h") <text:s text:c="2"/>(define-fun L8 () String "g") <text:s text:c="2"/>(define-fun sym161 () String "A") <text:s text:c="2"/>(define-fun sym812 () String "H") <text:s text:c="2"/>(define-fun sym547 () String "G") <text:s text:c="2"/>(define-fun sym205 () String "Y") <text:s text:c="2"/>(define-fun sym1033 () String "G") <text:s text:c="2"/>(define-fun sym1464 () String "H") <text:s text:c="2"/>(define-fun sym1895 () String "H") <text:s text:c="2"/>(define-fun sym1249 () String "H") <text:s text:c="2"/>(define-fun sym2080 () String "H") <text:s text:c="2"/>(define-fun sym1679 () String "H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04.smt2</text:p>
          </table:table-cell>
          <table:table-cell office:value-type="float" office:value="1.72" calcext:value-type="float">
            <text:p>1.72</text:p>
          </table:table-cell>
          <table:table-cell office:value-type="float" office:value="1.734" calcext:value-type="float">
            <text:p>1.734</text:p>
          </table:table-cell>
          <table:table-cell table:style-name="ce30"/>
          <table:table-cell table:style-name="ce30" office:value-type="float" office:value="3.754" calcext:value-type="float">
            <text:p>3.754</text:p>
          </table:table-cell>
          <table:table-cell office:value-type="float" office:value="3.497" calcext:value-type="float">
            <text:p>3.497</text:p>
          </table:table-cell>
          <table:table-cell table:style-name="ce18"/>
          <table:table-cell table:style-name="ce30" office:value-type="float" office:value="6" calcext:value-type="float">
            <text:p>6</text:p>
          </table:table-cell>
          <table:table-cell office:value-type="float" office:value="6.137" calcext:value-type="float">
            <text:p>6.137</text:p>
          </table:table-cell>
          <table:table-cell table:style-name="ce18"/>
          <table:table-cell table:style-name="ce37" table:formula="of:=SUM([.C6:.E6])/3" office:value-type="float" office:value="1.15133333333333" calcext:value-type="float">
            <text:p>1.15</text:p>
          </table:table-cell>
          <table:table-cell table:style-name="ce37" table:formula="of:=SUM([.F6:.H6])/3" office:value-type="float" office:value="2.417" calcext:value-type="float">
            <text:p>2.42</text:p>
          </table:table-cell>
          <table:table-cell table:style-name="ce37" table:formula="of:=SUM([.I6:.K6])/3" office:value-type="float" office:value="4.04566666666667" calcext:value-type="float">
            <text:p>4.05</text:p>
          </table:table-cell>
          <table:table-cell/>
          <table:table-cell office:value-type="string" calcext:value-type="string">
            <text:p>INPUT ID: 5058, VALUE: G INPUT ID: 1028, VALUE: G INPUT ID: 2308, VALUE: H INPUT ID: 5252, VALUE: G INPUT ID: 4423, VALUE: G INPUT ID: 205, VALUE: Y INPUT ID: 3789, VALUE: G INPUT ID: 1234, VALUE: G INPUT ID: 1876, VALUE: L INPUT ID: 3159, VALUE: G INPUT ID: 2525, VALUE: G INPUT ID: 4639, VALUE: G INPUT ID: 161, VALUE: A INPUT ID: 547, VALUE: G INPUT ID: 4005, VALUE: G INPUT ID: 1450, VALUE: G INPUT ID: 812, VALUE: G INPUT ID: 2092, VALUE: G INPUT ID: 3375, VALUE: G INPUT ID: 2741, VALUE: G INPUT ID: 4855, VALUE: G INPUT ID: 3577, VALUE: L INPUT ID: 1659, VALUE: G INPUT ID: 4221, VALUE: G INPUT ID: 5438, VALUE: G INPUT ID: 2943, VALU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525 () String <text:s text:c="4"/>"G") <text:s text:c="2"/>(define-fun sym5438 () String <text:s text:c="4"/>"G") <text:s text:c="2"/>(define-fun sym2943 () String <text:s text:c="4"/>"g") <text:s text:c="2"/>(define-fun sym3375 () String <text:s text:c="4"/>"G") <text:s text:c="2"/>(define-fun sym3159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50 () String <text:s text:c="4"/>"G") <text:s text:c="2"/>(define-fun sym161 () String <text:s text:c="4"/>"j") <text:s text:c="2"/>(define-fun sym3789 () String <text:s text:c="4"/>"G") <text:s text:c="2"/>(define-fun sym1876 () String <text:s text:c="4"/>"L") <text:s text:c="2"/>(define-fun sym1028 () String <text:s text:c="4"/>"g") <text:s text:c="2"/>(define-fun sym3577 () String <text:s text:c="4"/>"L") <text:s text:c="2"/>(define-fun sym2092 () String <text:s text:c="4"/>"g") <text:s text:c="2"/>(define-fun sym812 () String <text:s text:c="4"/>"G") <text:s text:c="2"/>(define-fun sym4005 () String <text:s text:c="4"/>"g") <text:s text:c="2"/>(define-fun sym4855 () String <text:s text:c="4"/>"G") <text:s text:c="2"/>(define-fun sym547 () String <text:s text:c="4"/>"g") <text:s text:c="2"/>(define-fun sym205 () String <text:s text:c="4"/>"Y") <text:s text:c="2"/>(define-fun sym4639 () String <text:s text:c="4"/>"G") <text:s text:c="2"/>(define-fun sym5252 () String <text:s text:c="4"/>"G") <text:s text:c="2"/>(define-fun sym4221 () String <text:s text:c="4"/>"g") <text:s text:c="2"/>(define-fun sym4423 () String <text:s text:c="4"/>"G") <text:s text:c="2"/>(define-fun sym2308 () String <text:s text:c="4"/>"h") <text:s text:c="2"/>(define-fun sym1234 () String <text:s text:c="4"/>"g") <text:s text:c="2"/>(define-fun sym5058 () String <text:s text:c="4"/>"G") <text:s text:c="2"/>(define-fun sym2741 () String <text:s text:c="4"/>"G") <text:s text:c="2"/>(define-fun sym1659 () String <text:s text:c="4"/>"G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2 () String "g") <text:s text:c="2"/>(define-fun L6 () String "g") <text:s text:c="2"/>(define-fun L64 () String "g") <text:s text:c="2"/>(define-fun L8 () String "g") <text:s text:c="2"/>(define-fun L26 () String "g") <text:s text:c="2"/>(define-fun L14 () String "g") <text:s text:c="2"/>(define-fun L12 () String "g") <text:s text:c="2"/>(define-fun L18 () String "g") <text:s text:c="2"/>(define-fun L28 () String "g") <text:s text:c="2"/>(define-fun L16 () String "g") <text:s text:c="2"/>(define-fun L1 () String "g") <text:s text:c="2"/>(define-fun L3 () String "l") <text:s text:c="2"/>(define-fun L11 () String "g") <text:s text:c="2"/>(define-fun L21 () String "g") <text:s text:c="2"/>(define-fun L5 () String "g") <text:s text:c="2"/>(define-fun L53 () String "y") <text:s text:c="2"/>(define-fun L31 () String "g") <text:s text:c="2"/>(define-fun L7 () String "g") <text:s text:c="2"/>(define-fun L15 () String "g") <text:s text:c="2"/>(define-fun L9 () String "l") <text:s text:c="2"/>(define-fun L13 () String "g") <text:s text:c="2"/>(define-fun L17 () String "g") <text:s text:c="2"/>(define-fun L49 () String "g") <text:s text:c="2"/>(define-fun L27 () String "g") <text:s text:c="2"/>(define-fun sym5252 () String "G") <text:s text:c="2"/>(define-fun sym4221 () String "G") <text:s text:c="2"/>(define-fun sym3375 () String "G") <text:s text:c="2"/>(define-fun sym1450 () String "G") <text:s text:c="2"/>(define-fun sym5058 () String "G") <text:s text:c="2"/>(define-fun sym4423 () String "G") <text:s text:c="2"/>(define-fun sym2741 () String "G") <text:s text:c="2"/>(define-fun sym4005 () String "G") <text:s text:c="2"/>(define-fun sym3159 () String "G") <text:s text:c="2"/>(define-fun sym1234 () String "G") <text:s text:c="2"/>(define-fun sym3577 () String "L") <text:s text:c="2"/>(define-fun sym5438 () String "G") <text:s text:c="2"/>(define-fun sym2525 () String "G") <text:s text:c="2"/>(define-fun sym2943 () String "G") <text:s text:c="2"/>(define-fun sym1876 () String "L") <text:s text:c="2"/>(define-fun sym1659 () String "G") <text:s text:c="2"/>(define-fun sym2308 () String "H") <text:s text:c="2"/>(define-fun sym812 () String "G") <text:s text:c="2"/>(define-fun sym2092 () String "G") <text:s text:c="2"/>(define-fun sym161 () String "A") <text:s text:c="2"/>(define-fun sym4855 () String "G") <text:s text:c="2"/>(define-fun sym3789 () String "G") <text:s text:c="2"/>(define-fun sym1028 () String "G") <text:s text:c="2"/>(define-fun sym4639 () String "G") <text:s text:c="2"/>(define-fun sym547 () String "G") <text:s text:c="2"/>(define-fun sym205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05.smt2</text:p>
          </table:table-cell>
          <table:table-cell office:value-type="float" office:value="1.52" calcext:value-type="float">
            <text:p>1.52</text:p>
          </table:table-cell>
          <table:table-cell office:value-type="float" office:value="1.435" calcext:value-type="float">
            <text:p>1.435</text:p>
          </table:table-cell>
          <table:table-cell table:style-name="ce30"/>
          <table:table-cell table:style-name="ce30" office:value-type="float" office:value="3.072" calcext:value-type="float">
            <text:p>3.072</text:p>
          </table:table-cell>
          <table:table-cell office:value-type="float" office:value="3.086" calcext:value-type="float">
            <text:p>3.086</text:p>
          </table:table-cell>
          <table:table-cell table:style-name="ce18"/>
          <table:table-cell table:style-name="ce30" office:value-type="float" office:value="3.534" calcext:value-type="float">
            <text:p>3.534</text:p>
          </table:table-cell>
          <table:table-cell office:value-type="float" office:value="3.549" calcext:value-type="float">
            <text:p>3.549</text:p>
          </table:table-cell>
          <table:table-cell table:style-name="ce18"/>
          <table:table-cell table:style-name="ce37" table:formula="of:=SUM([.C7:.E7])/3" office:value-type="float" office:value="0.985" calcext:value-type="float">
            <text:p>0.99</text:p>
          </table:table-cell>
          <table:table-cell table:style-name="ce37" table:formula="of:=SUM([.F7:.H7])/3" office:value-type="float" office:value="2.05266666666667" calcext:value-type="float">
            <text:p>2.05</text:p>
          </table:table-cell>
          <table:table-cell table:style-name="ce37" table:formula="of:=SUM([.I7:.K7])/3" office:value-type="float" office:value="2.361" calcext:value-type="float">
            <text:p>2.36</text:p>
          </table:table-cell>
          <table:table-cell/>
          <table:table-cell office:value-type="string" calcext:value-type="string">
            <text:p>INPUT ID: 3396, VALUE: H INPUT ID: 5316, VALUE: H INPUT ID: 5957, VALUE: K INPUT ID: 1865, VALUE: K INPUT ID: 4236, VALUE: K INPUT ID: 205, VALUE: Y INPUT ID: 8013, VALUE: K INPUT ID: 1233, VALUE: K INPUT ID: 2514, VALUE: K INPUT ID: 6802, VALUE: H INPUT ID: 4691, VALUE: K INPUT ID: 7830, VALUE: K INPUT ID: 6170, VALUE: K INPUT ID: 3611, VALUE: K INPUT ID: 5531, VALUE: K INPUT ID: 2078, VALUE: K INPUT ID: 7647, VALUE: K INPUT ID: 7456, VALUE: K INPUT ID: 161, VALUE: A INPUT ID: 6369, VALUE: K INPUT ID: 3810, VALUE: K INPUT ID: 547, VALUE: K INPUT ID: 1446, VALUE: K INPUT ID: 807, VALUE: K INPUT ID: 2727, VALUE: K INPUT ID: 4904, VALUE: K INPUT ID: 7018, VALUE: K INPUT ID: 5103, VALUE: K INPUT ID: 5744, VALUE: K INPUT ID: 4465, VALUE: R INPUT ID: 2291, VALUE: H INPUT ID: 3187, VALUE: R INPUT ID: 6582, VALUE: K INPUT ID: 4023, VALUE: K INPUT ID: 7225, VALUE: K INPUT ID: 1659, VALUE: K INPUT ID: 1020, VALUE: K INPUT ID: 2940, VALUE: K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807 () String <text:s text:c="4"/>"K") <text:s text:c="2"/>(define-fun sym8013 () String <text:s text:c="4"/>"K") <text:s text:c="2"/>(define-fun sym7456 () String <text:s text:c="4"/>"K") <text:s text:c="2"/>(define-fun sym1233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6369 () String <text:s text:c="4"/>"k") <text:s text:c="2"/>(define-fun sym6170 () String <text:s text:c="4"/>"K") <text:s text:c="2"/>(define-fun sym1446 () String <text:s text:c="4"/>"K") <text:s text:c="2"/>(define-fun sym3396 () String <text:s text:c="4"/>"H") <text:s text:c="2"/>(define-fun sym161 () String <text:s text:c="4"/>"e") <text:s text:c="2"/>(define-fun sym5316 () String <text:s text:c="4"/>"h") <text:s text:c="2"/>(define-fun sym2514 () String <text:s text:c="4"/>"K") <text:s text:c="2"/>(define-fun sym7647 () String <text:s text:c="4"/>"K") <text:s text:c="2"/>(define-fun sym1865 () String <text:s text:c="4"/>"k") <text:s text:c="2"/>(define-fun sym5103 () String <text:s text:c="4"/>"K") <text:s text:c="2"/>(define-fun sym5957 () String <text:s text:c="4"/>"k") <text:s text:c="2"/>(define-fun sym4691 () String <text:s text:c="4"/>"K") <text:s text:c="2"/>(define-fun sym547 () String <text:s text:c="4"/>"K") <text:s text:c="2"/>(define-fun sym7018 () String <text:s text:c="4"/>"K") <text:s text:c="2"/>(define-fun sym3810 () String <text:s text:c="4"/>"K") <text:s text:c="2"/>(define-fun sym2940 () String <text:s text:c="4"/>"K") <text:s text:c="2"/>(define-fun sym2291 () String <text:s text:c="4"/>"H") <text:s text:c="2"/>(define-fun sym7225 () String <text:s text:c="4"/>"K") <text:s text:c="2"/>(define-fun sym4023 () String <text:s text:c="4"/>"K") <text:s text:c="2"/>(define-fun sym1020 () String <text:s text:c="4"/>"K") <text:s text:c="2"/>(define-fun sym2078 () String <text:s text:c="4"/>"K") <text:s text:c="2"/>(define-fun sym4236 () String <text:s text:c="4"/>"K") <text:s text:c="2"/>(define-fun sym4904 () String <text:s text:c="4"/>"k") <text:s text:c="2"/>(define-fun sym5744 () String <text:s text:c="4"/>"K") <text:s text:c="2"/>(define-fun sym205 () String <text:s text:c="4"/>"Y") <text:s text:c="2"/>(define-fun sym6582 () String <text:s text:c="4"/>"K") <text:s text:c="2"/>(define-fun sym5531 () String <text:s text:c="4"/>"K") <text:s text:c="2"/>(define-fun sym7830 () String <text:s text:c="4"/>"K") <text:s text:c="2"/>(define-fun sym3187 () String <text:s text:c="4"/>"R") <text:s text:c="2"/>(define-fun sym6802 () String <text:s text:c="4"/>"h") <text:s text:c="2"/>(define-fun sym2727 () String <text:s text:c="4"/>"K") <text:s text:c="2"/>(define-fun sym1659 () String <text:s text:c="4"/>"k") <text:s text:c="2"/>(define-fun sym4465 () String <text:s text:c="4"/>"R") <text:s text:c="2"/>(define-fun sym3611 () String <text:s text:c="4"/>"K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k") <text:s text:c="2"/>(define-fun L60 () String "k") <text:s text:c="2"/>(define-fun L4 () String "k") <text:s text:c="2"/>(define-fun L22 () String "k") <text:s text:c="2"/>(define-fun L6 () String "k") <text:s text:c="2"/>(define-fun L32 () String "k") <text:s text:c="2"/>(define-fun L86 () String "k") <text:s text:c="2"/>(define-fun L42 () String "h") <text:s text:c="2"/>(define-fun L74 () String "k") <text:s text:c="2"/>(define-fun L52 () String "k") <text:s text:c="2"/>(define-fun L48 () String "k") <text:s text:c="2"/>(define-fun L36 () String "k") <text:s text:c="2"/>(define-fun L14 () String "y") <text:s text:c="2"/>(define-fun L24 () String "k") <text:s text:c="2"/>(define-fun L34 () String "k") <text:s text:c="2"/>(define-fun L12 () String "h") <text:s text:c="2"/>(define-fun L18 () String "k") <text:s text:c="2"/>(define-fun L28 () String "k") <text:s text:c="2"/>(define-fun L38 () String "k") <text:s text:c="2"/>(define-fun L102 () String "k") <text:s text:c="2"/>(define-fun L1 () String "k") <text:s text:c="2"/>(define-fun L3 () String "h") <text:s text:c="2"/>(define-fun L11 () String "k") <text:s text:c="2"/>(define-fun L21 () String "r") <text:s text:c="2"/>(define-fun L5 () String "k") <text:s text:c="2"/>(define-fun L59 () String "k") <text:s text:c="2"/>(define-fun L15 () String "r") <text:s text:c="2"/>(define-fun L47 () String "k") <text:s text:c="2"/>(define-fun L25 () String "k") <text:s text:c="2"/>(define-fun L9 () String "k") <text:s text:c="2"/>(define-fun L13 () String "h") <text:s text:c="2"/>(define-fun L45 () String "k") <text:s text:c="2"/>(define-fun L23 () String "k") <text:s text:c="2"/>(define-fun L19 () String "k") <text:s text:c="2"/>(define-fun L29 () String "k") <text:s text:c="2"/>(define-fun L17 () String "k") <text:s text:c="2"/>(define-fun sym4023 () String "K") <text:s text:c="2"/>(define-fun sym5531 () String "K") <text:s text:c="2"/>(define-fun sym3396 () String "H") <text:s text:c="2"/>(define-fun sym4465 () String "R") <text:s text:c="2"/>(define-fun sym1233 () String "K") <text:s text:c="2"/>(define-fun sym3611 () String "K") <text:s text:c="2"/>(define-fun sym5316 () String "H") <text:s text:c="2"/>(define-fun sym3810 () String "K") <text:s text:c="2"/>(define-fun sym2940 () String "K") <text:s text:c="2"/>(define-fun sym5957 () String "K") <text:s text:c="2"/>(define-fun sym2727 () String "K") <text:s text:c="2"/>(define-fun sym4904 () String "K") <text:s text:c="2"/>(define-fun sym1659 () String "K") <text:s text:c="2"/>(define-fun sym7647 () String "K") <text:s text:c="2"/>(define-fun sym7225 () String "K") <text:s text:c="2"/>(define-fun sym2291 () String "H") <text:s text:c="2"/>(define-fun sym8013 () String "K") <text:s text:c="2"/>(define-fun sym4691 () String "K") <text:s text:c="2"/>(define-fun sym161 () String "A") <text:s text:c="2"/>(define-fun sym6170 () String "K") <text:s text:c="2"/>(define-fun sym1020 () String "K") <text:s text:c="2"/>(define-fun sym3187 () String "R") <text:s text:c="2"/>(define-fun sym5103 () String "K") <text:s text:c="2"/>(define-fun sym2078 () String "K") <text:s text:c="2"/>(define-fun sym4236 () String "K") <text:s text:c="2"/>(define-fun sym5744 () String "K") <text:s text:c="2"/>(define-fun sym2514 () String "K") <text:s text:c="2"/>(define-fun sym1865 () String "K") <text:s text:c="2"/>(define-fun sym1446 () String "K") <text:s text:c="2"/>(define-fun sym6802 () String "H") <text:s text:c="2"/>(define-fun sym547 () String "K") <text:s text:c="2"/>(define-fun sym205 () String "Y") <text:s text:c="2"/>(define-fun sym7018 () String "K") <text:s text:c="2"/>(define-fun sym6369 () String "K") <text:s text:c="2"/>(define-fun sym7830 () String "K") <text:s text:c="2"/>(define-fun sym7456 () String "K") <text:s text:c="2"/>(define-fun sym807 () String "K") <text:s text:c="2"/>(define-fun sym6582 () String "K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06.smt2</text:p>
          </table:table-cell>
          <table:table-cell office:value-type="float" office:value="1.19" calcext:value-type="float">
            <text:p>1.19</text:p>
          </table:table-cell>
          <table:table-cell office:value-type="float" office:value="1.15" calcext:value-type="float">
            <text:p>1.15</text:p>
          </table:table-cell>
          <table:table-cell table:style-name="ce30"/>
          <table:table-cell table:style-name="ce30" office:value-type="float" office:value="2.685" calcext:value-type="float">
            <text:p>2.685</text:p>
          </table:table-cell>
          <table:table-cell office:value-type="float" office:value="2.688" calcext:value-type="float">
            <text:p>2.688</text:p>
          </table:table-cell>
          <table:table-cell table:style-name="ce18"/>
          <table:table-cell table:style-name="ce30" office:value-type="float" office:value="1.1" calcext:value-type="float">
            <text:p>1.1</text:p>
          </table:table-cell>
          <table:table-cell office:value-type="float" office:value="1.128" calcext:value-type="float">
            <text:p>1.128</text:p>
          </table:table-cell>
          <table:table-cell table:style-name="ce18"/>
          <table:table-cell table:style-name="ce37" table:formula="of:=SUM([.C8:.E8])/3" office:value-type="float" office:value="0.78" calcext:value-type="float">
            <text:p>0.78</text:p>
          </table:table-cell>
          <table:table-cell table:style-name="ce37" table:formula="of:=SUM([.F8:.H8])/3" office:value-type="float" office:value="1.791" calcext:value-type="float">
            <text:p>1.79</text:p>
          </table:table-cell>
          <table:table-cell table:style-name="ce37" table:formula="of:=SUM([.I8:.K8])/3" office:value-type="float" office:value="0.742666666666667" calcext:value-type="float">
            <text:p>0.74</text:p>
          </table:table-cell>
          <table:table-cell/>
          <table:table-cell office:value-type="string" calcext:value-type="string">
            <text:p>INPUT ID: 161, VALUE: A INPUT ID: 547, VALUE: K INPUT ID: 3843, VALUE: K INPUT ID: 2757, VALUE: K INPUT ID: 4869, VALUE: R INPUT ID: 1446, VALUE: K INPUT ID: 807, VALUE: K INPUT ID: 2986, VALUE: K INPUT ID: 3628, VALUE: H INPUT ID: 4492, VALUE: R INPUT ID: 4684, VALUE: R INPUT ID: 205, VALUE: Y INPUT ID: 4269, VALUE: K INPUT ID: 2095, VALUE: K INPUT ID: 2544, VALUE: K INPUT ID: 1233, VALUE: K INPUT ID: 3189, VALUE: R INPUT ID: 3415, VALUE: K INPUT ID: 4056, VALUE: K INPUT ID: 1882, VALUE: K INPUT ID: 1659, VALUE: H INPUT ID: 1020, VALUE: K INPUT ID: 2335, VALUE: R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807 () String <text:s text:c="4"/>"k") <text:s text:c="2"/>(define-fun sym4684 () String <text:s text:c="4"/>"R") <text:s text:c="2"/>(define-fun sym3189 () String <text:s text:c="4"/>"R") <text:s text:c="2"/>(define-fun sym1020 () String <text:s text:c="4"/>"K") <text:s text:c="2"/>(define-fun sym1233 () String <text:s text:c="4"/>"k") <text:s text:c="2"/>(define-fun sym2335 () String <text:s text:c="4"/>"R") <text:s text:c="2"/>(define-fun sym4869 () String <text:s text:c="4"/>"R") <text:s text:c="2"/>(define-fun sym2757 () String <text:s text:c="4"/>"k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544 () String <text:s text:c="4"/>"k") <text:s text:c="2"/>(define-fun sym4492 () String <text:s text:c="4"/>"R") <text:s text:c="2"/>(define-fun sym1446 () String <text:s text:c="4"/>"K") <text:s text:c="2"/>(define-fun sym161 () String <text:s text:c="4"/>"s") <text:s text:c="2"/>(define-fun sym3628 () String <text:s text:c="4"/>"H") <text:s text:c="2"/>(define-fun sym2095 () String <text:s text:c="4"/>"K") <text:s text:c="2"/>(define-fun sym3415 () String <text:s text:c="4"/>"K") <text:s text:c="2"/>(define-fun sym1659 () String <text:s text:c="4"/>"H") <text:s text:c="2"/>(define-fun sym1882 () String <text:s text:c="4"/>"k") <text:s text:c="2"/>(define-fun sym3843 () String <text:s text:c="4"/>"k") <text:s text:c="2"/>(define-fun sym4056 () String <text:s text:c="4"/>"k") <text:s text:c="2"/>(define-fun sym4269 () String <text:s text:c="4"/>"K") <text:s text:c="2"/>(define-fun sym2986 () String <text:s text:c="4"/>"K") <text:s text:c="2"/>(define-fun sym547 () String <text:s text:c="4"/>"k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40 () String "r") <text:s text:c="2"/>(define-fun L2 () String "k") <text:s text:c="2"/>(define-fun L1 () String "k") <text:s text:c="2"/>(define-fun L4 () String "k") <text:s text:c="2"/>(define-fun L3 () String "r") <text:s text:c="2"/>(define-fun L11 () String "k") <text:s text:c="2"/>(define-fun L6 () String "k") <text:s text:c="2"/>(define-fun L10 () String "h") <text:s text:c="2"/>(define-fun L5 () String "k") <text:s text:c="2"/>(define-fun L8 () String "k") <text:s text:c="2"/>(define-fun L59 () String "k") <text:s text:c="2"/>(define-fun L26 () String "r") <text:s text:c="2"/>(define-fun L14 () String "k") <text:s text:c="2"/>(define-fun L9 () String "k") <text:s text:c="2"/>(define-fun L24 () String "r") <text:s text:c="2"/>(define-fun L56 () String "y") <text:s text:c="2"/>(define-fun L12 () String "k") <text:s text:c="2"/>(define-fun L19 () String "k") <text:s text:c="2"/>(define-fun L38 () String "k") <text:s text:c="2"/>(define-fun L27 () String "r") <text:s text:c="2"/>(define-fun L16 () String "k") <text:s text:c="2"/>(define-fun sym4492 () String "R") <text:s text:c="2"/>(define-fun sym2095 () String "K") <text:s text:c="2"/>(define-fun sym161 () String "A") <text:s text:c="2"/>(define-fun sym4056 () String "K") <text:s text:c="2"/>(define-fun sym4684 () String "R") <text:s text:c="2"/>(define-fun sym1020 () String "K") <text:s text:c="2"/>(define-fun sym3189 () String "R") <text:s text:c="2"/>(define-fun sym4269 () String "K") <text:s text:c="2"/>(define-fun sym1233 () String "K") <text:s text:c="2"/>(define-fun sym1882 () String "K") <text:s text:c="2"/>(define-fun sym2335 () String "R") <text:s text:c="2"/>(define-fun sym3843 () String "K") <text:s text:c="2"/>(define-fun sym2544 () String "K") <text:s text:c="2"/>(define-fun sym2986 () String "K") <text:s text:c="2"/>(define-fun sym3415 () String "K") <text:s text:c="2"/>(define-fun sym1446 () String "K") <text:s text:c="2"/>(define-fun sym4869 () String "R") <text:s text:c="2"/>(define-fun sym2757 () String "K") <text:s text:c="2"/>(define-fun sym3628 () String "H") <text:s text:c="2"/>(define-fun sym1659 () String "H") <text:s text:c="2"/>(define-fun sym547 () String "K") <text:s text:c="2"/>(define-fun sym205 () String "Y") <text:s text:c="2"/>(define-fun sym807 () String "K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07.smt2</text:p>
          </table:table-cell>
          <table:table-cell office:value-type="float" office:value="1.203" calcext:value-type="float">
            <text:p>1.203</text:p>
          </table:table-cell>
          <table:table-cell office:value-type="float" office:value="1.202" calcext:value-type="float">
            <text:p>1.202</text:p>
          </table:table-cell>
          <table:table-cell table:style-name="ce30"/>
          <table:table-cell table:style-name="ce30" office:value-type="float" office:value="2.735" calcext:value-type="float">
            <text:p>2.735</text:p>
          </table:table-cell>
          <table:table-cell office:value-type="float" office:value="2.743" calcext:value-type="float">
            <text:p>2.743</text:p>
          </table:table-cell>
          <table:table-cell table:style-name="ce18"/>
          <table:table-cell table:style-name="ce30" office:value-type="float" office:value="1.321" calcext:value-type="float">
            <text:p>1.321</text:p>
          </table:table-cell>
          <table:table-cell office:value-type="float" office:value="1.349" calcext:value-type="float">
            <text:p>1.349</text:p>
          </table:table-cell>
          <table:table-cell table:style-name="ce18"/>
          <table:table-cell table:style-name="ce37" table:formula="of:=SUM([.C9:.E9])/3" office:value-type="float" office:value="0.801666666666667" calcext:value-type="float">
            <text:p>0.80</text:p>
          </table:table-cell>
          <table:table-cell table:style-name="ce37" table:formula="of:=SUM([.F9:.H9])/3" office:value-type="float" office:value="1.826" calcext:value-type="float">
            <text:p>1.83</text:p>
          </table:table-cell>
          <table:table-cell table:style-name="ce37" table:formula="of:=SUM([.I9:.K9])/3" office:value-type="float" office:value="0.89" calcext:value-type="float">
            <text:p>0.89</text:p>
          </table:table-cell>
          <table:table-cell/>
          <table:table-cell office:value-type="string" calcext:value-type="string">
            <text:p>INPUT ID: 2096, VALUE: G INPUT ID: 161, VALUE: A INPUT ID: 547, VALUE: G INPUT ID: 1028, VALUE: G INPUT ID: 1669, VALUE: G INPUT ID: 1896, VALUE: G INPUT ID: 812, VALUE: G INPUT ID: 1244, VALUE: G INPUT ID: 205, VALUE: Y INPUT ID: 1453, VALU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44 () String <text:s text:c="4"/>"G") <text:s text:c="2"/>(define-fun sym547 () String <text:s text:c="4"/>"g") <text:s text:c="2"/>(define-fun sym1669 () String <text:s text:c="4"/>"G") <text:s text:c="2"/>(define-fun sym2096 () String <text:s text:c="4"/>"g") <text:s text:c="2"/>(define-fun sym205 () String <text:s text:c="4"/>"y") <text:s text:c="2"/>(define-fun sym1028 () String <text:s text:c="4"/>"G") <text:s text:c="2"/>(define-fun sym1896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53 () String <text:s text:c="4"/>"G") <text:s text:c="2"/>(define-fun sym812 () String <text:s text:c="4"/>"g") <text:s text:c="2"/>(define-fun sym161 () String <text:s text:c="4"/>"S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16 () String "g") <text:s text:c="2"/>(define-fun L2 () String "g") <text:s text:c="2"/>(define-fun L1 () String "g") <text:s text:c="2"/>(define-fun L3 () String "g") <text:s text:c="2"/>(define-fun L5 () String "g") <text:s text:c="2"/>(define-fun L8 () String "y") <text:s text:c="2"/>(define-fun L7 () String "g") <text:s text:c="2"/>(define-fun L9 () String "g") <text:s text:c="2"/>(define-fun sym161 () String "A") <text:s text:c="2"/>(define-fun sym2096 () String "G") <text:s text:c="2"/>(define-fun sym812 () String "G") <text:s text:c="2"/>(define-fun sym547 () String "G") <text:s text:c="2"/>(define-fun sym205 () String "Y") <text:s text:c="2"/>(define-fun sym1453 () String "G") <text:s text:c="2"/>(define-fun sym1244 () String "G") <text:s text:c="2"/>(define-fun sym1896 () String "G") <text:s text:c="2"/>(define-fun sym1028 () String "G") <text:s text:c="2"/>(define-fun sym1669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08.smt2</text:p>
          </table:table-cell>
          <table:table-cell office:value-type="float" office:value="0.956" calcext:value-type="float">
            <text:p>0.956</text:p>
          </table:table-cell>
          <table:table-cell office:value-type="float" office:value="0.976" calcext:value-type="float">
            <text:p>0.976</text:p>
          </table:table-cell>
          <table:table-cell table:style-name="ce30"/>
          <table:table-cell table:style-name="ce30" office:value-type="float" office:value="2.503" calcext:value-type="float">
            <text:p>2.503</text:p>
          </table:table-cell>
          <table:table-cell office:value-type="float" office:value="2.354" calcext:value-type="float">
            <text:p>2.354</text:p>
          </table:table-cell>
          <table:table-cell table:style-name="ce18"/>
          <table:table-cell table:style-name="ce30" office:value-type="float" office:value="0.412" calcext:value-type="float">
            <text:p>0.412</text:p>
          </table:table-cell>
          <table:table-cell office:value-type="float" office:value="0.454" calcext:value-type="float">
            <text:p>0.454</text:p>
          </table:table-cell>
          <table:table-cell table:style-name="ce18"/>
          <table:table-cell table:style-name="ce37" table:formula="of:=SUM([.C10:.E10])/3" office:value-type="float" office:value="0.644" calcext:value-type="float">
            <text:p>0.64</text:p>
          </table:table-cell>
          <table:table-cell table:style-name="ce37" table:formula="of:=SUM([.F10:.H10])/3" office:value-type="float" office:value="1.619" calcext:value-type="float">
            <text:p>1.62</text:p>
          </table:table-cell>
          <table:table-cell table:style-name="ce37" table:formula="of:=SUM([.I10:.K10])/3" office:value-type="float" office:value="0.288666666666667" calcext:value-type="float">
            <text:p>0.29</text:p>
          </table:table-cell>
          <table:table-cell/>
          <table:table-cell office:value-type="string" calcext:value-type="string">
            <text:p>INPUT ID: 161, VALUE: A INPUT ID: 547, VALUE: K INPUT ID: 1446, VALUE: K INPUT ID: 807, VALUE: K INPUT ID: 205, VALUE: Y INPUT ID: 2095, VALUE: K INPUT ID: 1872, VALUE: H INPUT ID: 1233, VALUE: K INPUT ID: 2548, VALUE: K INPUT ID: 1659, VALUE: K INPUT ID: 1020, VALUE: K INPUT ID: 2301, VALUE: K INPUT ID: 2751, VALUE: K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807 () String <text:s text:c="4"/>"K") <text:s text:c="2"/>(define-fun sym2751 () String <text:s text:c="4"/>"K") <text:s text:c="2"/>(define-fun sym1020 () String <text:s text:c="4"/>"K") <text:s text:c="2"/>(define-fun sym1233 () String <text:s text:c="4"/>"K") <text:s text:c="2"/>(define-fun sym205 () String <text:s text:c="4"/>"Y") <text:s text:c="2"/>(define-fun sym2301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46 () String <text:s text:c="4"/>"K") <text:s text:c="2"/>(define-fun sym161 () String <text:s text:c="4"/>"r") <text:s text:c="2"/>(define-fun sym2095 () String <text:s text:c="4"/>"K") <text:s text:c="2"/>(define-fun sym1659 () String <text:s text:c="4"/>"K") <text:s text:c="2"/>(define-fun sym1872 () String <text:s text:c="4"/>"H") <text:s text:c="2"/>(define-fun sym2548 () String <text:s text:c="4"/>"K") <text:s text:c="2"/>(define-fun sym547 () String <text:s text:c="4"/>"K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k") <text:s text:c="2"/>(define-fun L0 () String "y") <text:s text:c="2"/>(define-fun L27 () String "k") <text:s text:c="2"/>(define-fun L2 () String "k") <text:s text:c="2"/>(define-fun L1 () String "k") <text:s text:c="2"/>(define-fun L3 () String "k") <text:s text:c="2"/>(define-fun L11 () String "k") <text:s text:c="2"/>(define-fun L6 () String "k") <text:s text:c="2"/>(define-fun L21 () String "k") <text:s text:c="2"/>(define-fun L7 () String "k") <text:s text:c="2"/>(define-fun L9 () String "h") <text:s text:c="2"/>(define-fun L13 () String "k") <text:s text:c="2"/>(define-fun sym2095 () String "K") <text:s text:c="2"/>(define-fun sym161 () String "A") <text:s text:c="2"/>(define-fun sym1020 () String "K") <text:s text:c="2"/>(define-fun sym2301 () String "K") <text:s text:c="2"/>(define-fun sym1872 () String "H") <text:s text:c="2"/>(define-fun sym1233 () String "K") <text:s text:c="2"/>(define-fun sym2751 () String "K") <text:s text:c="2"/>(define-fun sym1446 () String "K") <text:s text:c="2"/>(define-fun sym2548 () String "K") <text:s text:c="2"/>(define-fun sym1659 () String "K") <text:s text:c="2"/>(define-fun sym547 () String "K") <text:s text:c="2"/>(define-fun sym205 () String "Y") <text:s text:c="2"/>(define-fun sym807 () String "K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09.smt2</text:p>
          </table:table-cell>
          <table:table-cell office:value-type="float" office:value="1.503" calcext:value-type="float">
            <text:p>1.503</text:p>
          </table:table-cell>
          <table:table-cell office:value-type="float" office:value="1.631" calcext:value-type="float">
            <text:p>1.631</text:p>
          </table:table-cell>
          <table:table-cell table:style-name="ce30"/>
          <table:table-cell table:style-name="ce30" office:value-type="float" office:value="3.149" calcext:value-type="float">
            <text:p>3.149</text:p>
          </table:table-cell>
          <table:table-cell office:value-type="float" office:value="3.263" calcext:value-type="float">
            <text:p>3.263</text:p>
          </table:table-cell>
          <table:table-cell table:style-name="ce18"/>
          <table:table-cell table:style-name="ce30" office:value-type="float" office:value="4.695" calcext:value-type="float">
            <text:p>4.695</text:p>
          </table:table-cell>
          <table:table-cell office:value-type="float" office:value="4.695" calcext:value-type="float">
            <text:p>4.695</text:p>
          </table:table-cell>
          <table:table-cell table:style-name="ce18"/>
          <table:table-cell table:style-name="ce37" table:formula="of:=SUM([.C11:.E11])/3" office:value-type="float" office:value="1.04466666666667" calcext:value-type="float">
            <text:p>1.04</text:p>
          </table:table-cell>
          <table:table-cell table:style-name="ce37" table:formula="of:=SUM([.F11:.H11])/3" office:value-type="float" office:value="2.13733333333333" calcext:value-type="float">
            <text:p>2.14</text:p>
          </table:table-cell>
          <table:table-cell table:style-name="ce37" table:formula="of:=SUM([.I11:.K11])/3" office:value-type="float" office:value="3.13" calcext:value-type="float">
            <text:p>3.13</text:p>
          </table:table-cell>
          <table:table-cell/>
          <table:table-cell office:value-type="string" calcext:value-type="string">
            <text:p>INPUT ID: 161, VALUE: A INPUT ID: 547, VALUE: L INPUT ID: 748, VALUE: L INPUT ID: 205, VALUE: Y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748 () String <text:s text:c="4"/>"L") <text:s text:c="2"/>(define-fun sym161 () String <text:s text:c="4"/>"d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47 () String <text:s text:c="4"/>"L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l") <text:s text:c="2"/>(define-fun L4 () String "l") <text:s text:c="2"/>(define-fun L3 () String "y") <text:s text:c="2"/>(define-fun sym161 () String "A") <text:s text:c="2"/>(define-fun sym748 () String "L") <text:s text:c="2"/>(define-fun sym547 () String "L") <text:s text:c="2"/>(define-fun sym205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0.smt2</text:p>
          </table:table-cell>
          <table:table-cell office:value-type="float" office:value="0.948" calcext:value-type="float">
            <text:p>0.948</text:p>
          </table:table-cell>
          <table:table-cell office:value-type="float" office:value="0.959" calcext:value-type="float">
            <text:p>0.959</text:p>
          </table:table-cell>
          <table:table-cell table:style-name="ce30"/>
          <table:table-cell table:style-name="ce30" office:value-type="float" office:value="2.491" calcext:value-type="float">
            <text:p>2.491</text:p>
          </table:table-cell>
          <table:table-cell office:value-type="float" office:value="2.479" calcext:value-type="float">
            <text:p>2.479</text:p>
          </table:table-cell>
          <table:table-cell table:style-name="ce18"/>
          <table:table-cell table:style-name="ce30" office:value-type="float" office:value="0.488" calcext:value-type="float">
            <text:p>0.488</text:p>
          </table:table-cell>
          <table:table-cell office:value-type="float" office:value="0.52" calcext:value-type="float">
            <text:p>0.52</text:p>
          </table:table-cell>
          <table:table-cell table:style-name="ce18"/>
          <table:table-cell table:style-name="ce37" table:formula="of:=SUM([.C12:.E12])/3" office:value-type="float" office:value="0.635666666666667" calcext:value-type="float">
            <text:p>0.64</text:p>
          </table:table-cell>
          <table:table-cell table:style-name="ce37" table:formula="of:=SUM([.F12:.H12])/3" office:value-type="float" office:value="1.65666666666667" calcext:value-type="float">
            <text:p>1.66</text:p>
          </table:table-cell>
          <table:table-cell table:style-name="ce37" table:formula="of:=SUM([.I12:.K12])/3" office:value-type="float" office:value="0.336" calcext:value-type="float">
            <text:p>0.34</text:p>
          </table:table-cell>
          <table:table-cell/>
          <table:table-cell office:value-type="string" calcext:value-type="string">
            <text:p>INPUT ID: 1028, VALUE: G INPUT ID: 1669, VALUE: G INPUT ID: 5257, VALUE: L INPUT ID: 4427, VALUE: H INPUT ID: 205, VALUE: Y INPUT ID: 3789, VALUE: G INPUT ID: 2318, VALUE: G INPUT ID: 1237, VALUE: G INPUT ID: 3159, VALUE: G INPUT ID: 5463, VALUE: L INPUT ID: 2520, VALUE: G INPUT ID: 1886, VALUE: L INPUT ID: 161, VALUE: A INPUT ID: 4642, VALUE: G INPUT ID: 547, VALUE: G INPUT ID: 4005, VALUE: G INPUT ID: 2726, VALUE: H INPUT ID: 812, VALUE: G INPUT ID: 4844, VALUE: G INPUT ID: 1453, VALUE: G INPUT ID: 3375, VALUE: G INPUT ID: 4211, VALUE: G INPUT ID: 2102, VALUE: G INPUT ID: 3577, VALUE: L INPUT ID: 5050, VALUE: G INPUT ID: 2943, VALU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257 () String <text:s text:c="4"/>"l") <text:s text:c="2"/>(define-fun sym2943 () String <text:s text:c="4"/>"G") <text:s text:c="2"/>(define-fun sym3375 () String <text:s text:c="4"/>"g") <text:s text:c="2"/>(define-fun sym3159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050 () String <text:s text:c="4"/>"g") <text:s text:c="2"/>(define-fun sym2520 () String <text:s text:c="4"/>"G") <text:s text:c="2"/>(define-fun sym1453 () String <text:s text:c="4"/>"g") <text:s text:c="2"/>(define-fun sym161 () String <text:s text:c="4"/>"A") <text:s text:c="2"/>(define-fun sym3789 () String <text:s text:c="4"/>"G") <text:s text:c="2"/>(define-fun sym5463 () String <text:s text:c="4"/>"L") <text:s text:c="2"/>(define-fun sym1028 () String <text:s text:c="4"/>"g") <text:s text:c="2"/>(define-fun sym3577 () String <text:s text:c="4"/>"l") <text:s text:c="2"/>(define-fun sym4005 () String <text:s text:c="4"/>"G") <text:s text:c="2"/>(define-fun sym812 () String <text:s text:c="4"/>"g") <text:s text:c="2"/>(define-fun sym547 () String <text:s text:c="4"/>"G") <text:s text:c="2"/>(define-fun sym1669 () String <text:s text:c="4"/>"g") <text:s text:c="2"/>(define-fun sym4844 () String <text:s text:c="4"/>"g") <text:s text:c="2"/>(define-fun sym205 () String <text:s text:c="4"/>"Y") <text:s text:c="2"/>(define-fun sym1886 () String <text:s text:c="4"/>"l") <text:s text:c="2"/>(define-fun sym4427 () String <text:s text:c="4"/>"H") <text:s text:c="2"/>(define-fun sym4642 () String <text:s text:c="4"/>"g") <text:s text:c="2"/>(define-fun sym2318 () String <text:s text:c="4"/>"g") <text:s text:c="2"/>(define-fun sym2102 () String <text:s text:c="4"/>"G") <text:s text:c="2"/>(define-fun sym4211 () String <text:s text:c="4"/>"G") <text:s text:c="2"/>(define-fun sym1237 () String <text:s text:c="4"/>"G") <text:s text:c="2"/>(define-fun sym2726 () String <text:s text:c="4"/>"H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l") <text:s text:c="2"/>(define-fun L4 () String "g") <text:s text:c="2"/>(define-fun L6 () String "g") <text:s text:c="2"/>(define-fun L32 () String "g") <text:s text:c="2"/>(define-fun L8 () String "g") <text:s text:c="2"/>(define-fun L74 () String "y") <text:s text:c="2"/>(define-fun L30 () String "l") <text:s text:c="2"/>(define-fun L14 () String "g") <text:s text:c="2"/>(define-fun L34 () String "g") <text:s text:c="2"/>(define-fun L12 () String "h") <text:s text:c="2"/>(define-fun L1 () String "l") <text:s text:c="2"/>(define-fun L3 () String "g") <text:s text:c="2"/>(define-fun L5 () String "g") <text:s text:c="2"/>(define-fun L31 () String "g") <text:s text:c="2"/>(define-fun L7 () String "g") <text:s text:c="2"/>(define-fun L37 () String "g") <text:s text:c="2"/>(define-fun L9 () String "g") <text:s text:c="2"/>(define-fun L35 () String "g") <text:s text:c="2"/>(define-fun L13 () String "g") <text:s text:c="2"/>(define-fun L19 () String "h") <text:s text:c="2"/>(define-fun L29 () String "g") <text:s text:c="2"/>(define-fun L17 () String "g") <text:s text:c="2"/>(define-fun L49 () String "g") <text:s text:c="2"/>(define-fun L27 () String "l") <text:s text:c="2"/>(define-fun sym3375 () String "G") <text:s text:c="2"/>(define-fun sym5257 () String "L") <text:s text:c="2"/>(define-fun sym4642 () String "G") <text:s text:c="2"/>(define-fun sym3159 () String "G") <text:s text:c="2"/>(define-fun sym4005 () String "G") <text:s text:c="2"/>(define-fun sym2102 () String "G") <text:s text:c="2"/>(define-fun sym2520 () String "G") <text:s text:c="2"/>(define-fun sym1453 () String "G") <text:s text:c="2"/>(define-fun sym3577 () String "L") <text:s text:c="2"/>(define-fun sym4844 () String "G") <text:s text:c="2"/>(define-fun sym4427 () String "H") <text:s text:c="2"/>(define-fun sym2943 () String "G") <text:s text:c="2"/>(define-fun sym1237 () String "G") <text:s text:c="2"/>(define-fun sym2726 () String "H") <text:s text:c="2"/>(define-fun sym812 () String "G") <text:s text:c="2"/>(define-fun sym161 () String "A") <text:s text:c="2"/>(define-fun sym5463 () String "L") <text:s text:c="2"/>(define-fun sym4211 () String "G") <text:s text:c="2"/>(define-fun sym3789 () String "G") <text:s text:c="2"/>(define-fun sym1028 () String "G") <text:s text:c="2"/>(define-fun sym1886 () String "L") <text:s text:c="2"/>(define-fun sym2318 () String "G") <text:s text:c="2"/>(define-fun sym1669 () String "G") <text:s text:c="2"/>(define-fun sym547 () String "G") <text:s text:c="2"/>(define-fun sym205 () String "Y") <text:s text:c="2"/>(define-fun sym5050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1.smt2</text:p>
          </table:table-cell>
          <table:table-cell office:value-type="float" office:value="0.911" calcext:value-type="float">
            <text:p>0.911</text:p>
          </table:table-cell>
          <table:table-cell office:value-type="float" office:value="0.993" calcext:value-type="float">
            <text:p>0.993</text:p>
          </table:table-cell>
          <table:table-cell table:style-name="ce30"/>
          <table:table-cell table:style-name="ce30" office:value-type="float" office:value="2.417" calcext:value-type="float">
            <text:p>2.417</text:p>
          </table:table-cell>
          <table:table-cell office:value-type="float" office:value="2.414" calcext:value-type="float">
            <text:p>2.414</text:p>
          </table:table-cell>
          <table:table-cell table:style-name="ce18"/>
          <table:table-cell table:style-name="ce30" office:value-type="float" office:value="0.697" calcext:value-type="float">
            <text:p>0.697</text:p>
          </table:table-cell>
          <table:table-cell office:value-type="float" office:value="0.741" calcext:value-type="float">
            <text:p>0.741</text:p>
          </table:table-cell>
          <table:table-cell table:style-name="ce18"/>
          <table:table-cell table:style-name="ce37" table:formula="of:=SUM([.C13:.E13])/3" office:value-type="float" office:value="0.634666666666667" calcext:value-type="float">
            <text:p>0.63</text:p>
          </table:table-cell>
          <table:table-cell table:style-name="ce37" table:formula="of:=SUM([.F13:.H13])/3" office:value-type="float" office:value="1.61033333333333" calcext:value-type="float">
            <text:p>1.61</text:p>
          </table:table-cell>
          <table:table-cell table:style-name="ce37" table:formula="of:=SUM([.I13:.K13])/3" office:value-type="float" office:value="0.479333333333333" calcext:value-type="float">
            <text:p>0.48</text:p>
          </table:table-cell>
          <table:table-cell/>
          <table:table-cell office:value-type="string" calcext:value-type="string">
            <text:p>INPUT ID: 161, VALUE: A INPUT ID: 547, VALUE: R INPUT ID: 743, VALUE: R INPUT ID: 205, VALUE: Y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1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05 () String <text:s text:c="4"/>"Y") <text:s text:c="2"/>(define-fun sym743 () String <text:s text:c="4"/>"r") <text:s text:c="2"/>(define-fun sym547 () String <text:s text:c="4"/>"R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y") <text:s text:c="2"/>(define-fun L1 () String "r") <text:s text:c="2"/>(define-fun L3 () String "r") <text:s text:c="2"/>(define-fun sym161 () String "A") <text:s text:c="2"/>(define-fun sym547 () String "R") <text:s text:c="2"/>(define-fun sym205 () String "Y") <text:s text:c="2"/>(define-fun sym743 () String "R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2.smt2</text:p>
          </table:table-cell>
          <table:table-cell office:value-type="float" office:value="0.963" calcext:value-type="float">
            <text:p>0.963</text:p>
          </table:table-cell>
          <table:table-cell office:value-type="float" office:value="0.959" calcext:value-type="float">
            <text:p>0.959</text:p>
          </table:table-cell>
          <table:table-cell table:style-name="ce30"/>
          <table:table-cell table:style-name="ce30" office:value-type="float" office:value="2.504" calcext:value-type="float">
            <text:p>2.504</text:p>
          </table:table-cell>
          <table:table-cell office:value-type="float" office:value="2.461" calcext:value-type="float">
            <text:p>2.461</text:p>
          </table:table-cell>
          <table:table-cell table:style-name="ce18"/>
          <table:table-cell table:style-name="ce30" office:value-type="float" office:value="0.896" calcext:value-type="float">
            <text:p>0.896</text:p>
          </table:table-cell>
          <table:table-cell office:value-type="float" office:value="0.94" calcext:value-type="float">
            <text:p>0.94</text:p>
          </table:table-cell>
          <table:table-cell table:style-name="ce18"/>
          <table:table-cell table:style-name="ce37" table:formula="of:=SUM([.C14:.E14])/3" office:value-type="float" office:value="0.640666666666667" calcext:value-type="float">
            <text:p>0.64</text:p>
          </table:table-cell>
          <table:table-cell table:style-name="ce37" table:formula="of:=SUM([.F14:.H14])/3" office:value-type="float" office:value="1.655" calcext:value-type="float">
            <text:p>1.66</text:p>
          </table:table-cell>
          <table:table-cell table:style-name="ce37" table:formula="of:=SUM([.I14:.K14])/3" office:value-type="float" office:value="0.612" calcext:value-type="float">
            <text:p>0.61</text:p>
          </table:table-cell>
          <table:table-cell/>
          <table:table-cell office:value-type="string" calcext:value-type="string">
            <text:p>INPUT ID: 161, VALUE: A INPUT ID: 753, VALUE: H INPUT ID: 547, VALUE: H INPUT ID: 205, VALUE: Y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753 () String <text:s text:c="4"/>"H") <text:s text:c="2"/>(define-fun sym161 () String <text:s text:c="4"/>"r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47 () String <text:s text:c="4"/>"H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1 () String "y") <text:s text:c="2"/>(define-fun L3 () String "h") <text:s text:c="2"/>(define-fun sym161 () String "A") <text:s text:c="2"/>(define-fun sym547 () String "H") <text:s text:c="2"/>(define-fun sym205 () String "Y") <text:s text:c="2"/>(define-fun sym753 () String "H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3.smt2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7" calcext:value-type="float">
            <text:p>0.927</text:p>
          </table:table-cell>
          <table:table-cell table:style-name="ce30"/>
          <table:table-cell table:style-name="ce30" office:value-type="float" office:value="2.342" calcext:value-type="float">
            <text:p>2.342</text:p>
          </table:table-cell>
          <table:table-cell office:value-type="float" office:value="2.321" calcext:value-type="float">
            <text:p>2.321</text:p>
          </table:table-cell>
          <table:table-cell table:style-name="ce18"/>
          <table:table-cell table:style-name="ce30" office:value-type="float" office:value="0.322" calcext:value-type="float">
            <text:p>0.322</text:p>
          </table:table-cell>
          <table:table-cell office:value-type="float" office:value="0.347" calcext:value-type="float">
            <text:p>0.347</text:p>
          </table:table-cell>
          <table:table-cell table:style-name="ce18"/>
          <table:table-cell table:style-name="ce37" table:formula="of:=SUM([.C15:.E15])/3" office:value-type="float" office:value="0.617333333333333" calcext:value-type="float">
            <text:p>0.62</text:p>
          </table:table-cell>
          <table:table-cell table:style-name="ce37" table:formula="of:=SUM([.F15:.H15])/3" office:value-type="float" office:value="1.55433333333333" calcext:value-type="float">
            <text:p>1.55</text:p>
          </table:table-cell>
          <table:table-cell table:style-name="ce37" table:formula="of:=SUM([.I15:.K15])/3" office:value-type="float" office:value="0.223" calcext:value-type="float">
            <text:p>0.22</text:p>
          </table:table-cell>
          <table:table-cell/>
          <table:table-cell office:value-type="string" calcext:value-type="string">
            <text:p>INPUT ID: 161, VALUE: A INPUT ID: 328, VALUE: Y INPUT ID: 300, VALUE: A INPUT ID: 205, VALUE: A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00 () String <text:s text:c="4"/>"k") <text:s text:c="2"/>(define-fun sym205 () String <text:s text:c="4"/>"D") <text:s text:c="2"/>(define-fun sym328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61 () String <text:s text:c="4"/>"A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y") <text:s text:c="2"/>(define-fun L1 () String "a") <text:s text:c="2"/>(define-fun sym161 () String "A") <text:s text:c="2"/>(define-fun sym328 () String "Y") <text:s text:c="2"/>(define-fun sym205 () String "A") <text:s text:c="2"/>(define-fun sym300 () String "A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4.smt2</text:p>
          </table:table-cell>
          <table:table-cell office:value-type="float" office:value="0.943" calcext:value-type="float">
            <text:p>0.943</text:p>
          </table:table-cell>
          <table:table-cell office:value-type="float" office:value="0.939" calcext:value-type="float">
            <text:p>0.939</text:p>
          </table:table-cell>
          <table:table-cell table:style-name="ce30"/>
          <table:table-cell table:style-name="ce30" office:value-type="float" office:value="2.74" calcext:value-type="float">
            <text:p>2.74</text:p>
          </table:table-cell>
          <table:table-cell office:value-type="float" office:value="2.804" calcext:value-type="float">
            <text:p>2.804</text:p>
          </table:table-cell>
          <table:table-cell table:style-name="ce18"/>
          <table:table-cell table:style-name="ce30" office:value-type="float" office:value="0.427" calcext:value-type="float">
            <text:p>0.427</text:p>
          </table:table-cell>
          <table:table-cell office:value-type="float" office:value="0.449" calcext:value-type="float">
            <text:p>0.449</text:p>
          </table:table-cell>
          <table:table-cell table:style-name="ce18"/>
          <table:table-cell table:style-name="ce37" table:formula="of:=SUM([.C16:.E16])/3" office:value-type="float" office:value="0.627333333333333" calcext:value-type="float">
            <text:p>0.63</text:p>
          </table:table-cell>
          <table:table-cell table:style-name="ce37" table:formula="of:=SUM([.F16:.H16])/3" office:value-type="float" office:value="1.848" calcext:value-type="float">
            <text:p>1.85</text:p>
          </table:table-cell>
          <table:table-cell table:style-name="ce37" table:formula="of:=SUM([.I16:.K16])/3" office:value-type="float" office:value="0.292" calcext:value-type="float">
            <text:p>0.29</text:p>
          </table:table-cell>
          <table:table-cell/>
          <table:table-cell office:value-type="string" calcext:value-type="string">
            <text:p>INPUT ID: 161, VALUE: <text:s/>INPUT ID: 209, VALUE: Y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y") <text:s text:c="2"/>(define-fun sym161 () String "") <text:s text:c="2"/>(define-fun sym209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5.smt2</text:p>
          </table:table-cell>
          <table:table-cell office:value-type="float" office:value="1.906" calcext:value-type="float">
            <text:p>1.906</text:p>
          </table:table-cell>
          <table:table-cell office:value-type="float" office:value="1.831" calcext:value-type="float">
            <text:p>1.831</text:p>
          </table:table-cell>
          <table:table-cell table:style-name="ce30"/>
          <table:table-cell table:style-name="ce30" office:value-type="float" office:value="3.766" calcext:value-type="float">
            <text:p>3.766</text:p>
          </table:table-cell>
          <table:table-cell office:value-type="float" office:value="3.712" calcext:value-type="float">
            <text:p>3.712</text:p>
          </table:table-cell>
          <table:table-cell table:style-name="ce18"/>
          <table:table-cell table:style-name="ce30" office:value-type="float" office:value="10.505" calcext:value-type="float">
            <text:p>10.505</text:p>
          </table:table-cell>
          <table:table-cell office:value-type="float" office:value="10.457" calcext:value-type="float">
            <text:p>10.457</text:p>
          </table:table-cell>
          <table:table-cell table:style-name="ce18"/>
          <table:table-cell table:style-name="ce37" table:formula="of:=SUM([.C17:.E17])/3" office:value-type="float" office:value="1.24566666666667" calcext:value-type="float">
            <text:p>1.25</text:p>
          </table:table-cell>
          <table:table-cell table:style-name="ce37" table:formula="of:=SUM([.F17:.H17])/3" office:value-type="float" office:value="2.49266666666667" calcext:value-type="float">
            <text:p>2.49</text:p>
          </table:table-cell>
          <table:table-cell table:style-name="ce37" table:formula="of:=SUM([.I17:.K17])/3" office:value-type="float" office:value="6.98733333333334" calcext:value-type="float">
            <text:p>6.99</text:p>
          </table:table-cell>
          <table:table-cell/>
          <table:table-cell office:value-type="string" calcext:value-type="string">
            <text:p>INPUT ID: 161, VALUE: <text:s/>INPUT ID: 209, VALUE: Y INPUT ID: 551, VALUE: A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51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a") <text:s text:c="2"/>(define-fun L3 () String "y") <text:s text:c="2"/>(define-fun sym161 () String "") <text:s text:c="2"/>(define-fun sym209 () String "Y") <text:s text:c="2"/>(define-fun sym551 () String "A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6.smt2</text:p>
          </table:table-cell>
          <table:table-cell office:value-type="float" office:value="1.267" calcext:value-type="float">
            <text:p>1.267</text:p>
          </table:table-cell>
          <table:table-cell office:value-type="float" office:value="1.248" calcext:value-type="float">
            <text:p>1.248</text:p>
          </table:table-cell>
          <table:table-cell table:style-name="ce30"/>
          <table:table-cell table:style-name="ce30" office:value-type="float" office:value="2.916" calcext:value-type="float">
            <text:p>2.916</text:p>
          </table:table-cell>
          <table:table-cell office:value-type="float" office:value="2.761" calcext:value-type="float">
            <text:p>2.761</text:p>
          </table:table-cell>
          <table:table-cell table:style-name="ce18"/>
          <table:table-cell table:style-name="ce30" office:value-type="float" office:value="2.899" calcext:value-type="float">
            <text:p>2.899</text:p>
          </table:table-cell>
          <table:table-cell office:value-type="float" office:value="2.883" calcext:value-type="float">
            <text:p>2.883</text:p>
          </table:table-cell>
          <table:table-cell table:style-name="ce18"/>
          <table:table-cell table:style-name="ce37" table:formula="of:=SUM([.C18:.E18])/3" office:value-type="float" office:value="0.838333333333333" calcext:value-type="float">
            <text:p>0.84</text:p>
          </table:table-cell>
          <table:table-cell table:style-name="ce37" table:formula="of:=SUM([.F18:.H18])/3" office:value-type="float" office:value="1.89233333333333" calcext:value-type="float">
            <text:p>1.89</text:p>
          </table:table-cell>
          <table:table-cell table:style-name="ce37" table:formula="of:=SUM([.I18:.K18])/3" office:value-type="float" office:value="1.92733333333333" calcext:value-type="float">
            <text:p>1.93</text:p>
          </table:table-cell>
          <table:table-cell/>
          <table:table-cell office:value-type="string" calcext:value-type="string">
            <text:p>INPUT ID: 7809, VALUE: K INPUT ID: 2116, VALUE: G INPUT ID: 1032, VALUE: G INPUT ID: 4872, VALUE: G INPUT ID: 1673, VALUE: G INPUT ID: 5513, VALUE: K INPUT ID: 6985, VALUE: H INPUT ID: 4235, VALUE: G INPUT ID: 209, VALUE: Y INPUT ID: 3601, VALUE: L INPUT ID: 7889, VALUE: A INPUT ID: 5074, VALUE: G INPUT ID: 7188, VALUE: K INPUT ID: 2967, VALUE: G INPUT ID: 4441, VALUE: H INPUT ID: 2332, VALUE: H INPUT ID: 5727, VALUE: K INPUT ID: 1248, VALUE: G INPUT ID: 161, VALUE: <text:s/>INPUT ID: 7395, VALUE: K INPUT ID: 3813, VALUE: G INPUT ID: 551, VALUE: G INPUT ID: 5291, VALUE: P INPUT ID: 1900, VALUE: L INPUT ID: 5934, VALUE: K INPUT ID: 3183, VALUE: G INPUT ID: 6127, VALUE: K INPUT ID: 6575, VALUE: R INPUT ID: 816, VALUE: G INPUT ID: 4656, VALUE: G INPUT ID: 1457, VALUE: G INPUT ID: 7602, VALUE: K INPUT ID: 2549, VALUE: G INPUT ID: 3385, VALUE: G INPUT ID: 6778, VALUE: K INPUT ID: 4029, VALUE: G INPUT ID: 6334, VALUE: K INPUT ID: 2751, VALU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813 () String <text:s text:c="4"/>"g") <text:s text:c="2"/>(define-fun sym2116 () String <text:s text:c="4"/>"g") <text:s text:c="2"/>(define-fun sym7889 () String <text:s text:c="4"/>"K") <text:s text:c="2"/>(define-fun sym2549 () String <text:s text:c="4"/>"g") <text:s text:c="2"/>(define-fun sym3385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816 () String <text:s text:c="4"/>"g") <text:s text:c="2"/>(define-fun sym7188 () String <text:s text:c="4"/>"K") <text:s text:c="2"/>(define-fun sym4441 () String <text:s text:c="4"/>"h") <text:s text:c="2"/>(define-fun sym1673 () String <text:s text:c="4"/>"g") <text:s text:c="2"/>(define-fun sym5291 () String <text:s text:c="4"/>"P") <text:s text:c="2"/>(define-fun sym4656 () String <text:s text:c="4"/>"g") <text:s text:c="2"/>(define-fun sym6575 () String <text:s text:c="4"/>"R") <text:s text:c="2"/>(define-fun sym5727 () String <text:s text:c="4"/>"K") <text:s text:c="2"/>(define-fun sym5934 () String <text:s text:c="4"/>"k") <text:s text:c="2"/>(define-fun sym1032 () String <text:s text:c="4"/>"g") <text:s text:c="2"/>(define-fun sym5074 () String <text:s text:c="4"/>"G") <text:s text:c="2"/>(define-fun sym5513 () String <text:s text:c="4"/>"K") <text:s text:c="2"/>(define-fun sym2751 () String <text:s text:c="4"/>"G") <text:s text:c="2"/>(define-fun sym1457 () String <text:s text:c="4"/>"G") <text:s text:c="2"/>(define-fun sym6334 () String <text:s text:c="4"/>"K") <text:s text:c="2"/>(define-fun sym3601 () String <text:s text:c="4"/>"L") <text:s text:c="2"/>(define-fun sym7395 () String <text:s text:c="4"/>"k") <text:s text:c="2"/>(define-fun sym6778 () String <text:s text:c="4"/>"k") <text:s text:c="2"/>(define-fun sym551 () String <text:s text:c="4"/>"G") <text:s text:c="2"/>(define-fun sym4872 () String <text:s text:c="4"/>"G") <text:s text:c="2"/>(define-fun sym4235 () String <text:s text:c="4"/>"G") <text:s text:c="2"/>(define-fun sym209 () String <text:s text:c="4"/>"Y") <text:s text:c="2"/>(define-fun sym3183 () String <text:s text:c="4"/>"G") <text:s text:c="2"/>(define-fun sym4029 () String <text:s text:c="4"/>"g") <text:s text:c="2"/>(define-fun sym2967 () String <text:s text:c="4"/>"g") <text:s text:c="2"/>(define-fun sym1248 () String <text:s text:c="4"/>"g") <text:s text:c="2"/>(define-fun sym1900 () String <text:s text:c="4"/>"L") <text:s text:c="2"/>(define-fun sym6985 () String <text:s text:c="4"/>"h") <text:s text:c="2"/>(define-fun sym7602 () String <text:s text:c="4"/>"k") <text:s text:c="2"/>(define-fun sym2332 () String <text:s text:c="4"/>"h") <text:s text:c="2"/>(define-fun sym7809 () String <text:s text:c="4"/>"k") <text:s text:c="2"/>(define-fun sym6127 () String <text:s text:c="4"/>"k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62 () String "g") <text:s text:c="2"/>(define-fun L40 () String "g") <text:s text:c="2"/>(define-fun L2 () String "l") <text:s text:c="2"/>(define-fun L94 () String "g") <text:s text:c="2"/>(define-fun L4 () String "g") <text:s text:c="2"/>(define-fun L44 () String "g") <text:s text:c="2"/>(define-fun L22 () String "p") <text:s text:c="2"/>(define-fun L6 () String "g") <text:s text:c="2"/>(define-fun L76 () String "a") <text:s text:c="2"/>(define-fun L10 () String "g") <text:s text:c="2"/>(define-fun L20 () String "g") <text:s text:c="2"/>(define-fun L8 () String "g") <text:s text:c="2"/>(define-fun L30 () String "k") <text:s text:c="2"/>(define-fun L48 () String "g") <text:s text:c="2"/>(define-fun L115 () String "y") <text:s text:c="2"/>(define-fun L58 () String "k") <text:s text:c="2"/>(define-fun L36 () String "g") <text:s text:c="2"/>(define-fun L14 () String "g") <text:s text:c="2"/>(define-fun L68 () String "k") <text:s text:c="2"/>(define-fun L24 () String "h") <text:s text:c="2"/>(define-fun L12 () String "k") <text:s text:c="2"/>(define-fun L18 () String "g") <text:s text:c="2"/>(define-fun L28 () String "k") <text:s text:c="2"/>(define-fun L51 () String "g") <text:s text:c="2"/>(define-fun L71 () String "k") <text:s text:c="2"/>(define-fun L3 () String "k") <text:s text:c="2"/>(define-fun L11 () String "l") <text:s text:c="2"/>(define-fun L65 () String "k") <text:s text:c="2"/>(define-fun L21 () String "k") <text:s text:c="2"/>(define-fun L5 () String "g") <text:s text:c="2"/>(define-fun L63 () String "g") <text:s text:c="2"/>(define-fun L41 () String "g") <text:s text:c="2"/>(define-fun L7 () String "h") <text:s text:c="2"/>(define-fun L47 () String "k") <text:s text:c="2"/>(define-fun L13 () String "g") <text:s text:c="2"/>(define-fun L17 () String "r") <text:s text:c="2"/>(define-fun sym7395 () String "K") <text:s text:c="2"/>(define-fun sym1032 () String "G") <text:s text:c="2"/>(define-fun sym4441 () String "H") <text:s text:c="2"/>(define-fun sym5513 () String "K") <text:s text:c="2"/>(define-fun sym1673 () String "G") <text:s text:c="2"/>(define-fun sym4029 () String "G") <text:s text:c="2"/>(define-fun sym5934 () String "K") <text:s text:c="2"/>(define-fun sym1457 () String "G") <text:s text:c="2"/>(define-fun sym551 () String "G") <text:s text:c="2"/>(define-fun sym2967 () String "G") <text:s text:c="2"/>(define-fun sym2549 () String "G") <text:s text:c="2"/>(define-fun sym7809 () String "K") <text:s text:c="2"/>(define-fun sym3813 () String "G") <text:s text:c="2"/>(define-fun sym816 () String "G") <text:s text:c="2"/>(define-fun sym7889 () String "A") <text:s text:c="2"/>(define-fun sym6778 () String "K") <text:s text:c="2"/>(define-fun sym7602 () String "K") <text:s text:c="2"/>(define-fun sym6334 () String "K") <text:s text:c="2"/>(define-fun sym6575 () String "R") <text:s text:c="2"/>(define-fun sym7188 () String "K") <text:s text:c="2"/>(define-fun sym3183 () String "G") <text:s text:c="2"/>(define-fun sym161 () String "") <text:s text:c="2"/>(define-fun sym3385 () String "G") <text:s text:c="2"/>(define-fun sym2332 () String "H") <text:s text:c="2"/>(define-fun sym4872 () String "G") <text:s text:c="2"/>(define-fun sym4235 () String "G") <text:s text:c="2"/>(define-fun sym2751 () String "G") <text:s text:c="2"/>(define-fun sym2116 () String "G") <text:s text:c="2"/>(define-fun sym4656 () String "G") <text:s text:c="2"/>(define-fun sym3601 () String "L") <text:s text:c="2"/>(define-fun sym1248 () String "G") <text:s text:c="2"/>(define-fun sym5727 () String "K") <text:s text:c="2"/>(define-fun sym1900 () String "L") <text:s text:c="2"/>(define-fun sym209 () String "Y") <text:s text:c="2"/>(define-fun sym6127 () String "K") <text:s text:c="2"/>(define-fun sym6985 () String "H") <text:s text:c="2"/>(define-fun sym5291 () String "P") <text:s text:c="2"/>(define-fun sym5074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7.smt2</text:p>
          </table:table-cell>
          <table:table-cell office:value-type="float" office:value="1.336" calcext:value-type="float">
            <text:p>1.336</text:p>
          </table:table-cell>
          <table:table-cell office:value-type="float" office:value="1.308" calcext:value-type="float">
            <text:p>1.308</text:p>
          </table:table-cell>
          <table:table-cell table:style-name="ce30"/>
          <table:table-cell table:style-name="ce30" office:value-type="float" office:value="2.939" calcext:value-type="float">
            <text:p>2.939</text:p>
          </table:table-cell>
          <table:table-cell office:value-type="float" office:value="3.004" calcext:value-type="float">
            <text:p>3.004</text:p>
          </table:table-cell>
          <table:table-cell table:style-name="ce18"/>
          <table:table-cell table:style-name="ce30" office:value-type="float" office:value="2.471" calcext:value-type="float">
            <text:p>2.471</text:p>
          </table:table-cell>
          <table:table-cell office:value-type="float" office:value="2.49" calcext:value-type="float">
            <text:p>2.49</text:p>
          </table:table-cell>
          <table:table-cell table:style-name="ce18"/>
          <table:table-cell table:style-name="ce37" table:formula="of:=SUM([.C19:.E19])/3" office:value-type="float" office:value="0.881333333333333" calcext:value-type="float">
            <text:p>0.88</text:p>
          </table:table-cell>
          <table:table-cell table:style-name="ce37" table:formula="of:=SUM([.F19:.H19])/3" office:value-type="float" office:value="1.981" calcext:value-type="float">
            <text:p>1.98</text:p>
          </table:table-cell>
          <table:table-cell table:style-name="ce37" table:formula="of:=SUM([.I19:.K19])/3" office:value-type="float" office:value="1.65366666666667" calcext:value-type="float">
            <text:p>1.65</text:p>
          </table:table-cell>
          <table:table-cell/>
          <table:table-cell office:value-type="string" calcext:value-type="string">
            <text:p>INPUT ID: 161, VALUE: <text:s/>INPUT ID: 1921, VALUE: P INPUT ID: 3011, VALUE: K INPUT ID: 551, VALUE: P INPUT ID: 1703, VALUE: P INPUT ID: 2793, VALUE: P INPUT ID: 3433, VALUE: G INPUT ID: 3530, VALUE: A INPUT ID: 1485, VALUE: P INPUT ID: 1039, VALUE: G INPUT ID: 2575, VALUE: P INPUT ID: 1264, VALUE: H INPUT ID: 209, VALUE: Y INPUT ID: 817, VALUE: K INPUT ID: 3217, VALUE: G INPUT ID: 2357, VALUE: P INPUT ID: 2139, VALUE: P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793 () String <text:s text:c="4"/>"p") <text:s text:c="2"/>(define-fun sym1039 () String <text:s text:c="4"/>"G") <text:s text:c="2"/>(define-fun sym2139 () String <text:s text:c="4"/>"p") <text:s text:c="2"/>(define-fun sym2575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703 () String <text:s text:c="4"/>"P") <text:s text:c="2"/>(define-fun sym551 () String <text:s text:c="4"/>"p") <text:s text:c="2"/>(define-fun sym209 () String <text:s text:c="4"/>"Y") <text:s text:c="2"/>(define-fun sym3530 () String <text:s text:c="4"/>"x") <text:s text:c="2"/>(define-fun sym1264 () String <text:s text:c="4"/>"H") <text:s text:c="2"/>(define-fun sym1485 () String <text:s text:c="4"/>"P") <text:s text:c="2"/>(define-fun sym3011 () String <text:s text:c="4"/>"k") <text:s text:c="2"/>(define-fun sym2357 () String <text:s text:c="4"/>"p") <text:s text:c="2"/>(define-fun sym1921 () String <text:s text:c="4"/>"p") <text:s text:c="2"/>(define-fun sym3433 () String <text:s text:c="4"/>"g") <text:s text:c="2"/>(define-fun sym817 () String <text:s text:c="4"/>"K") <text:s text:c="2"/>(define-fun sym3217 () String <text:s text:c="4"/>"g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g") <text:s text:c="2"/>(define-fun L1 () String "p") <text:s text:c="2"/>(define-fun L4 () String "p") <text:s text:c="2"/>(define-fun L3 () String "p") <text:s text:c="2"/>(define-fun L22 () String "p") <text:s text:c="2"/>(define-fun L6 () String "g") <text:s text:c="2"/>(define-fun L32 () String "p") <text:s text:c="2"/>(define-fun L5 () String "h") <text:s text:c="2"/>(define-fun L14 () String "a") <text:s text:c="2"/>(define-fun L9 () String "g") <text:s text:c="2"/>(define-fun L24 () String "p") <text:s text:c="2"/>(define-fun L13 () String "p") <text:s text:c="2"/>(define-fun L19 () String "p") <text:s text:c="2"/>(define-fun L27 () String "y") <text:s text:c="2"/>(define-fun L16 () String "k") <text:s text:c="2"/>(define-fun sym161 () String "") <text:s text:c="2"/>(define-fun sym3011 () String "K") <text:s text:c="2"/>(define-fun sym1485 () String "P") <text:s text:c="2"/>(define-fun sym3530 () String "A") <text:s text:c="2"/>(define-fun sym1264 () String "H") <text:s text:c="2"/>(define-fun sym2793 () String "P") <text:s text:c="2"/>(define-fun sym3433 () String "G") <text:s text:c="2"/>(define-fun sym2575 () String "P") <text:s text:c="2"/>(define-fun sym2357 () String "P") <text:s text:c="2"/>(define-fun sym2139 () String "P") <text:s text:c="2"/>(define-fun sym551 () String "P") <text:s text:c="2"/>(define-fun sym1039 () String "G") <text:s text:c="2"/>(define-fun sym3217 () String "G") <text:s text:c="2"/>(define-fun sym1921 () String "P") <text:s text:c="2"/>(define-fun sym817 () String "K") <text:s text:c="2"/>(define-fun sym1703 () String "P") <text:s text:c="2"/>(define-fun sym209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8.smt2</text:p>
          </table:table-cell>
          <table:table-cell office:value-type="float" office:value="1.663" calcext:value-type="float">
            <text:p>1.663</text:p>
          </table:table-cell>
          <table:table-cell office:value-type="float" office:value="1.644" calcext:value-type="float">
            <text:p>1.644</text:p>
          </table:table-cell>
          <table:table-cell table:style-name="ce30"/>
          <table:table-cell table:style-name="ce30" office:value-type="float" office:value="3.11" calcext:value-type="float">
            <text:p>3.11</text:p>
          </table:table-cell>
          <table:table-cell office:value-type="float" office:value="3.058" calcext:value-type="float">
            <text:p>3.058</text:p>
          </table:table-cell>
          <table:table-cell table:style-name="ce18"/>
          <table:table-cell table:style-name="ce30" office:value-type="float" office:value="3.933" calcext:value-type="float">
            <text:p>3.933</text:p>
          </table:table-cell>
          <table:table-cell office:value-type="float" office:value="3.93" calcext:value-type="float">
            <text:p>3.93</text:p>
          </table:table-cell>
          <table:table-cell table:style-name="ce18"/>
          <table:table-cell table:style-name="ce37" table:formula="of:=SUM([.C20:.E20])/3" office:value-type="float" office:value="1.10233333333333" calcext:value-type="float">
            <text:p>1.10</text:p>
          </table:table-cell>
          <table:table-cell table:style-name="ce37" table:formula="of:=SUM([.F20:.H20])/3" office:value-type="float" office:value="2.056" calcext:value-type="float">
            <text:p>2.06</text:p>
          </table:table-cell>
          <table:table-cell table:style-name="ce37" table:formula="of:=SUM([.I20:.K20])/3" office:value-type="float" office:value="2.621" calcext:value-type="float">
            <text:p>2.62</text:p>
          </table:table-cell>
          <table:table-cell/>
          <table:table-cell office:value-type="string" calcext:value-type="string">
            <text:p>INPUT ID: 161, VALUE: <text:s/>INPUT ID: 1731, VALUE: G INPUT ID: 551, VALUE: P INPUT ID: 209, VALUE: Y INPUT ID: 817, VALUE: K INPUT ID: 1073, VALUE: G INPUT ID: 1304, VALUE: P INPUT ID: 1528, VALUE: K INPUT ID: 1946, VALUE: P INPUT ID: 2170, VALUE: K INPUT ID: 2587, VALUE: P INPUT ID: 2811, VALUE: K INPUT ID: 3228, VALUE: P INPUT ID: 2365, VALUE: G INPUT ID: 3006, VALUE: G INPUT ID: 3327, VALUE: A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006 () String <text:s text:c="4"/>"g") <text:s text:c="2"/>(define-fun sym2365 () String <text:s text:c="4"/>"g") <text:s text:c="2"/>(define-fun sym2811 () String <text:s text:c="4"/>"k") <text:s text:c="2"/>(define-fun sym1946 () String <text:s text:c="4"/>"P") <text:s text:c="2"/>(define-fun sym3228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51 () String <text:s text:c="4"/>"p") <text:s text:c="2"/>(define-fun sym3327 () String <text:s text:c="4"/>"N") <text:s text:c="2"/>(define-fun sym2170 () String <text:s text:c="4"/>"k") <text:s text:c="2"/>(define-fun sym209 () String <text:s text:c="4"/>"Y") <text:s text:c="2"/>(define-fun sym817 () String <text:s text:c="4"/>"K") <text:s text:c="2"/>(define-fun sym1731 () String <text:s text:c="4"/>"G") <text:s text:c="2"/>(define-fun sym1304 () String <text:s text:c="4"/>"P") <text:s text:c="2"/>(define-fun sym1073 () String <text:s text:c="4"/>"G") <text:s text:c="2"/>(define-fun sym2587 () String <text:s text:c="4"/>"p") <text:s text:c="2"/>(define-fun sym1528 () String <text:s text:c="4"/>"k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k") <text:s text:c="2"/>(define-fun L1 () String "g") <text:s text:c="2"/>(define-fun L3 () String "p") <text:s text:c="2"/>(define-fun L22 () String "p") <text:s text:c="2"/>(define-fun L6 () String "p") <text:s text:c="2"/>(define-fun L32 () String "p") <text:s text:c="2"/>(define-fun L21 () String "g") <text:s text:c="2"/>(define-fun L10 () String "g") <text:s text:c="2"/>(define-fun L5 () String "k") <text:s text:c="2"/>(define-fun L8 () String "y") <text:s text:c="2"/>(define-fun L7 () String "p") <text:s text:c="2"/>(define-fun L13 () String "k") <text:s text:c="2"/>(define-fun L12 () String "a") <text:s text:c="2"/>(define-fun L27 () String "k") <text:s text:c="2"/>(define-fun sym161 () String "") <text:s text:c="2"/>(define-fun sym1073 () String "G") <text:s text:c="2"/>(define-fun sym2365 () String "G") <text:s text:c="2"/>(define-fun sym2587 () String "P") <text:s text:c="2"/>(define-fun sym1731 () String "G") <text:s text:c="2"/>(define-fun sym3006 () String "G") <text:s text:c="2"/>(define-fun sym1304 () String "P") <text:s text:c="2"/>(define-fun sym2811 () String "K") <text:s text:c="2"/>(define-fun sym551 () String "P") <text:s text:c="2"/>(define-fun sym3327 () String "A") <text:s text:c="2"/>(define-fun sym3228 () String "P") <text:s text:c="2"/>(define-fun sym1528 () String "K") <text:s text:c="2"/>(define-fun sym817 () String "K") <text:s text:c="2"/>(define-fun sym1946 () String "P") <text:s text:c="2"/>(define-fun sym209 () String "Y") <text:s text:c="2"/>(define-fun sym2170 () String "K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9.smt2</text:p>
          </table:table-cell>
          <table:table-cell office:value-type="float" office:value="1.356" calcext:value-type="float">
            <text:p>1.356</text:p>
          </table:table-cell>
          <table:table-cell office:value-type="float" office:value="1.362" calcext:value-type="float">
            <text:p>1.362</text:p>
          </table:table-cell>
          <table:table-cell table:style-name="ce30"/>
          <table:table-cell table:style-name="ce30" office:value-type="float" office:value="2.995" calcext:value-type="float">
            <text:p>2.995</text:p>
          </table:table-cell>
          <table:table-cell office:value-type="float" office:value="2.974" calcext:value-type="float">
            <text:p>2.974</text:p>
          </table:table-cell>
          <table:table-cell table:style-name="ce18"/>
          <table:table-cell table:style-name="ce30" office:value-type="float" office:value="2.823" calcext:value-type="float">
            <text:p>2.823</text:p>
          </table:table-cell>
          <table:table-cell office:value-type="float" office:value="2.817" calcext:value-type="float">
            <text:p>2.817</text:p>
          </table:table-cell>
          <table:table-cell table:style-name="ce18"/>
          <table:table-cell table:style-name="ce37" table:formula="of:=SUM([.C21:.E21])/3" office:value-type="float" office:value="0.906" calcext:value-type="float">
            <text:p>0.91</text:p>
          </table:table-cell>
          <table:table-cell table:style-name="ce37" table:formula="of:=SUM([.F21:.H21])/3" office:value-type="float" office:value="1.98966666666667" calcext:value-type="float">
            <text:p>1.99</text:p>
          </table:table-cell>
          <table:table-cell table:style-name="ce37" table:formula="of:=SUM([.I21:.K21])/3" office:value-type="float" office:value="1.88" calcext:value-type="float">
            <text:p>1.88</text:p>
          </table:table-cell>
          <table:table-cell/>
          <table:table-cell office:value-type="string" calcext:value-type="string">
            <text:p>INPUT ID: 161, VALUE: A INPUT ID: 4866, VALUE: P INPUT ID: 547, VALUE: P INPUT ID: 1476, VALUE: K INPUT ID: 2981, VALUE: H INPUT ID: 4965, VALUE: A INPUT ID: 1258, VALUE: P INPUT ID: 2122, VALUE: K INPUT ID: 3402, VALUE: K INPUT ID: 1035, VALUE: H INPUT ID: 205, VALUE: Y INPUT ID: 813, VALUE: K INPUT ID: 3821, VALUE: K INPUT ID: 1904, VALUE: P INPUT ID: 2768, VALUE: K INPUT ID: 4240, VALUE: K INPUT ID: 4659, VALUE: K INPUT ID: 2550, VALUE: P INPUT ID: 1689, VALUE: H INPUT ID: 3609, VALUE: P INPUT ID: 4028, VALUE: P INPUT ID: 3197, VALUE: P INPUT ID: 2335, VALUE: H INPUT ID: 4447, VALUE: P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550 () String <text:s text:c="4"/>"p") <text:s text:c="2"/>(define-fun sym1476 () String <text:s text:c="4"/>"K") <text:s text:c="2"/>(define-fun sym4447 () String <text:s text:c="4"/>"P") <text:s text:c="2"/>(define-fun sym2335 () String <text:s text:c="4"/>"h") <text:s text:c="2"/>(define-fun sym4866 () String <text:s text:c="4"/>"p") <text:s text:c="2"/>(define-fun sym4965 () String <text:s text:c="4"/>"F") <text:s text:c="2"/>(define-fun sym813 () String <text:s text:c="4"/>"k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904 () String <text:s text:c="4"/>"P") <text:s text:c="2"/>(define-fun sym2768 () String <text:s text:c="4"/>"K") <text:s text:c="2"/>(define-fun sym4028 () String <text:s text:c="4"/>"p") <text:s text:c="2"/>(define-fun sym4240 () String <text:s text:c="4"/>"K") <text:s text:c="2"/>(define-fun sym3197 () String <text:s text:c="4"/>"p") <text:s text:c="2"/>(define-fun sym1035 () String <text:s text:c="4"/>"h") <text:s text:c="2"/>(define-fun sym1258 () String <text:s text:c="4"/>"P") <text:s text:c="2"/>(define-fun sym161 () String <text:s text:c="4"/>"m") <text:s text:c="2"/>(define-fun sym3402 () String <text:s text:c="4"/>"K") <text:s text:c="2"/>(define-fun sym2981 () String <text:s text:c="4"/>"H") <text:s text:c="2"/>(define-fun sym1689 () String <text:s text:c="4"/>"h") <text:s text:c="2"/>(define-fun sym4659 () String <text:s text:c="4"/>"k") <text:s text:c="2"/>(define-fun sym3609 () String <text:s text:c="4"/>"p") <text:s text:c="2"/>(define-fun sym3821 () String <text:s text:c="4"/>"k") <text:s text:c="2"/>(define-fun sym2122 () String <text:s text:c="4"/>"K") <text:s text:c="2"/>(define-fun sym547 () String <text:s text:c="4"/>"p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p") <text:s text:c="2"/>(define-fun L2 () String "h") <text:s text:c="2"/>(define-fun L50 () String "p") <text:s text:c="2"/>(define-fun L1 () String "a") <text:s text:c="2"/>(define-fun L4 () String "h") <text:s text:c="2"/>(define-fun L6 () String "p") <text:s text:c="2"/>(define-fun L10 () String "h") <text:s text:c="2"/>(define-fun L5 () String "k") <text:s text:c="2"/>(define-fun L8 () String "k") <text:s text:c="2"/>(define-fun L7 () String "k") <text:s text:c="2"/>(define-fun L15 () String "k") <text:s text:c="2"/>(define-fun L36 () String "p") <text:s text:c="2"/>(define-fun L25 () String "k") <text:s text:c="2"/>(define-fun L14 () String "p") <text:s text:c="2"/>(define-fun L9 () String "p") <text:s text:c="2"/>(define-fun L46 () String "k") <text:s text:c="2"/>(define-fun L24 () String "h") <text:s text:c="2"/>(define-fun L45 () String "p") <text:s text:c="2"/>(define-fun L12 () String "p") <text:s text:c="2"/>(define-fun L18 () String "k") <text:s text:c="2"/>(define-fun L39 () String "p") <text:s text:c="2"/>(define-fun L17 () String "k") <text:s text:c="2"/>(define-fun L38 () String "y") <text:s text:c="2"/>(define-fun sym4240 () String "K") <text:s text:c="2"/>(define-fun sym161 () String "A") <text:s text:c="2"/>(define-fun sym3197 () String "P") <text:s text:c="2"/>(define-fun sym2550 () String "P") <text:s text:c="2"/>(define-fun sym2981 () String "H") <text:s text:c="2"/>(define-fun sym2122 () String "K") <text:s text:c="2"/>(define-fun sym1476 () String "K") <text:s text:c="2"/>(define-fun sym4028 () String "P") <text:s text:c="2"/>(define-fun sym1035 () String "H") <text:s text:c="2"/>(define-fun sym1258 () String "P") <text:s text:c="2"/>(define-fun sym4447 () String "P") <text:s text:c="2"/>(define-fun sym2335 () String "H") <text:s text:c="2"/>(define-fun sym4866 () String "P") <text:s text:c="2"/>(define-fun sym3821 () String "K") <text:s text:c="2"/>(define-fun sym3402 () String "K") <text:s text:c="2"/>(define-fun sym4965 () String "A") <text:s text:c="2"/>(define-fun sym1689 () String "H") <text:s text:c="2"/>(define-fun sym4659 () String "K") <text:s text:c="2"/>(define-fun sym2768 () String "K") <text:s text:c="2"/>(define-fun sym1904 () String "P") <text:s text:c="2"/>(define-fun sym3609 () String "P") <text:s text:c="2"/>(define-fun sym813 () String "K") <text:s text:c="2"/>(define-fun sym547 () String "P") <text:s text:c="2"/>(define-fun sym205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0.smt2</text:p>
          </table:table-cell>
          <table:table-cell office:value-type="float" office:value="1.427" calcext:value-type="float">
            <text:p>1.427</text:p>
          </table:table-cell>
          <table:table-cell office:value-type="float" office:value="1.454" calcext:value-type="float">
            <text:p>1.454</text:p>
          </table:table-cell>
          <table:table-cell table:style-name="ce30"/>
          <table:table-cell table:style-name="ce30" office:value-type="float" office:value="3.025" calcext:value-type="float">
            <text:p>3.025</text:p>
          </table:table-cell>
          <table:table-cell office:value-type="float" office:value="3.128" calcext:value-type="float">
            <text:p>3.128</text:p>
          </table:table-cell>
          <table:table-cell table:style-name="ce18"/>
          <table:table-cell table:style-name="ce30" office:value-type="float" office:value="4.471" calcext:value-type="float">
            <text:p>4.471</text:p>
          </table:table-cell>
          <table:table-cell office:value-type="float" office:value="4.501" calcext:value-type="float">
            <text:p>4.501</text:p>
          </table:table-cell>
          <table:table-cell table:style-name="ce18"/>
          <table:table-cell table:style-name="ce37" table:formula="of:=SUM([.C22:.E22])/3" office:value-type="float" office:value="0.960333333333333" calcext:value-type="float">
            <text:p>0.96</text:p>
          </table:table-cell>
          <table:table-cell table:style-name="ce37" table:formula="of:=SUM([.F22:.H22])/3" office:value-type="float" office:value="2.051" calcext:value-type="float">
            <text:p>2.05</text:p>
          </table:table-cell>
          <table:table-cell table:style-name="ce37" table:formula="of:=SUM([.I22:.K22])/3" office:value-type="float" office:value="2.99066666666667" calcext:value-type="float">
            <text:p>2.99</text:p>
          </table:table-cell>
          <table:table-cell/>
          <table:table-cell office:value-type="string" calcext:value-type="string">
            <text:p>INPUT ID: 161, VALUE: <text:s/>INPUT ID: 3618, VALUE: P INPUT ID: 2756, VALUE: P INPUT ID: 3717, VALUE: A INPUT ID: 551, VALUE: P INPUT ID: 2119, VALUE: K INPUT ID: 1257, VALUE: K INPUT ID: 1901, VALUE: P INPUT ID: 3405, VALUE: K INPUT ID: 1039, VALUE: P INPUT ID: 209, VALUE: Y INPUT ID: 817, VALUE: K INPUT ID: 3187, VALUE: P INPUT ID: 2550, VALUE: K INPUT ID: 1688, VALUE: K INPUT ID: 2332, VALUE: P INPUT ID: 1470, VALUE: P INPUT ID: 2974, VALUE: K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039 () String <text:s text:c="4"/>"P") <text:s text:c="2"/>(define-fun sym3405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119 () String <text:s text:c="4"/>"K") <text:s text:c="2"/>(define-fun sym1470 () String <text:s text:c="4"/>"P") <text:s text:c="2"/>(define-fun sym551 () String <text:s text:c="4"/>"p") <text:s text:c="2"/>(define-fun sym2974 () String <text:s text:c="4"/>"K") <text:s text:c="2"/>(define-fun sym209 () String <text:s text:c="4"/>"Y") <text:s text:c="2"/>(define-fun sym3717 () String <text:s text:c="4"/>"l") <text:s text:c="2"/>(define-fun sym1257 () String <text:s text:c="4"/>"K") <text:s text:c="2"/>(define-fun sym3187 () String <text:s text:c="4"/>"P") <text:s text:c="2"/>(define-fun sym817 () String <text:s text:c="4"/>"k") <text:s text:c="2"/>(define-fun sym1688 () String <text:s text:c="4"/>"K") <text:s text:c="2"/>(define-fun sym2756 () String <text:s text:c="4"/>"P") <text:s text:c="2"/>(define-fun sym1901 () String <text:s text:c="4"/>"p") <text:s text:c="2"/>(define-fun sym2332 () String <text:s text:c="4"/>"P") <text:s text:c="2"/>(define-fun sym3618 () String <text:s text:c="4"/>"p") <text:s text:c="2"/>(define-fun sym2550 () String <text:s text:c="4"/>"K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k") <text:s text:c="2"/>(define-fun L1 () String "k") <text:s text:c="2"/>(define-fun L4 () String "k") <text:s text:c="2"/>(define-fun L11 () String "k") <text:s text:c="2"/>(define-fun L6 () String "p") <text:s text:c="2"/>(define-fun L10 () String "y") <text:s text:c="2"/>(define-fun L5 () String "k") <text:s text:c="2"/>(define-fun L20 () String "p") <text:s text:c="2"/>(define-fun L8 () String "p") <text:s text:c="2"/>(define-fun L15 () String "a") <text:s text:c="2"/>(define-fun L14 () String "p") <text:s text:c="2"/>(define-fun L9 () String "p") <text:s text:c="2"/>(define-fun L13 () String "p") <text:s text:c="2"/>(define-fun L12 () String "p") <text:s text:c="2"/>(define-fun L19 () String "k") <text:s text:c="2"/>(define-fun L17 () String "p") <text:s text:c="2"/>(define-fun sym1470 () String "P") <text:s text:c="2"/>(define-fun sym161 () String "") <text:s text:c="2"/>(define-fun sym2550 () String "K") <text:s text:c="2"/>(define-fun sym3187 () String "P") <text:s text:c="2"/>(define-fun sym2332 () String "P") <text:s text:c="2"/>(define-fun sym2974 () String "K") <text:s text:c="2"/>(define-fun sym1257 () String "K") <text:s text:c="2"/>(define-fun sym2756 () String "P") <text:s text:c="2"/>(define-fun sym3405 () String "K") <text:s text:c="2"/>(define-fun sym551 () String "P") <text:s text:c="2"/>(define-fun sym1039 () String "P") <text:s text:c="2"/>(define-fun sym1688 () String "K") <text:s text:c="2"/>(define-fun sym2119 () String "K") <text:s text:c="2"/>(define-fun sym817 () String "K") <text:s text:c="2"/>(define-fun sym3717 () String "A") <text:s text:c="2"/>(define-fun sym3618 () String "P") <text:s text:c="2"/>(define-fun sym1901 () String "P") <text:s text:c="2"/>(define-fun sym209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1.smt2</text:p>
          </table:table-cell>
          <table:table-cell office:value-type="float" office:value="1.144" calcext:value-type="float">
            <text:p>1.144</text:p>
          </table:table-cell>
          <table:table-cell office:value-type="float" office:value="1.217" calcext:value-type="float">
            <text:p>1.217</text:p>
          </table:table-cell>
          <table:table-cell table:style-name="ce30"/>
          <table:table-cell table:style-name="ce30" office:value-type="float" office:value="2.801" calcext:value-type="float">
            <text:p>2.801</text:p>
          </table:table-cell>
          <table:table-cell office:value-type="float" office:value="2.811" calcext:value-type="float">
            <text:p>2.811</text:p>
          </table:table-cell>
          <table:table-cell table:style-name="ce18"/>
          <table:table-cell table:style-name="ce30" office:value-type="float" office:value="2.147" calcext:value-type="float">
            <text:p>2.147</text:p>
          </table:table-cell>
          <table:table-cell office:value-type="float" office:value="2.164" calcext:value-type="float">
            <text:p>2.164</text:p>
          </table:table-cell>
          <table:table-cell table:style-name="ce18"/>
          <table:table-cell table:style-name="ce37" table:formula="of:=SUM([.C23:.E23])/3" office:value-type="float" office:value="0.787" calcext:value-type="float">
            <text:p>0.79</text:p>
          </table:table-cell>
          <table:table-cell table:style-name="ce37" table:formula="of:=SUM([.F23:.H23])/3" office:value-type="float" office:value="1.87066666666667" calcext:value-type="float">
            <text:p>1.87</text:p>
          </table:table-cell>
          <table:table-cell table:style-name="ce37" table:formula="of:=SUM([.I23:.K23])/3" office:value-type="float" office:value="1.437" calcext:value-type="float">
            <text:p>1.44</text:p>
          </table:table-cell>
          <table:table-cell/>
          <table:table-cell office:value-type="string" calcext:value-type="string">
            <text:p>INPUT ID: 4352, VALUE: A INPUT ID: 161, VALUE: A INPUT ID: 2337, VALUE: H INPUT ID: 3202, VALUE: P INPUT ID: 547, VALUE: P INPUT ID: 1479, VALUE: G INPUT ID: 3624, VALUE: P INPUT ID: 2986, VALUE: H INPUT ID: 205, VALUE: Y INPUT ID: 813, VALUE: G INPUT ID: 1261, VALUE: P INPUT ID: 4047, VALUE: L INPUT ID: 1040, VALUE: H INPUT ID: 2128, VALUE: G INPUT ID: 2770, VALUE: G INPUT ID: 1910, VALUE: P INPUT ID: 3414, VALUE: G INPUT ID: 2552, VALUE: P INPUT ID: 3836, VALUE: G INPUT ID: 4253, VALUE: P INPUT ID: 1695, VALUE: H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813 () String <text:s text:c="4"/>"G") <text:s text:c="2"/>(define-fun sym1040 () String <text:s text:c="4"/>"H") <text:s text:c="2"/>(define-fun sym4253 () String <text:s text:c="4"/>"P") <text:s text:c="2"/>(define-fun sym1261 () String <text:s text:c="4"/>"P") <text:s text:c="2"/>(define-fun sym1910 () String <text:s text:c="4"/>"p") <text:s text:c="2"/>(define-fun sym4352 () String <text:s text:c="4"/>"J") <text:s text:c="2"/>(define-fun sym3202 () String <text:s text:c="4"/>"P") <text:s text:c="2"/>(define-fun sym2128 () String <text:s text:c="4"/>"g") <text:s text:c="2"/>(define-fun sym2337 () String <text:s text:c="4"/>"h") <text:s text:c="2"/>(define-fun sym1479 () String <text:s text:c="4"/>"G") <text:s text:c="2"/>(define-fun sym2770 () String <text:s text:c="4"/>"g") <text:s text:c="2"/>(define-fun sym161 () String <text:s text:c="4"/>"J") <text:s text:c="2"/>(define-fun sym2552 () String <text:s text:c="4"/>"P") <text:s text:c="2"/>(define-fun sym3836 () String <text:s text:c="4"/>"g") <text:s text:c="2"/>(define-fun sym4047 () String <text:s text:c="4"/>"L") <text:s text:c="2"/>(define-fun sym3624 () String <text:s text:c="4"/>"p") <text:s text:c="2"/>(define-fun sym1695 () String <text:s text:c="4"/>"h") <text:s text:c="2"/>(define-fun sym3414 () String <text:s text:c="4"/>"G") <text:s text:c="2"/>(define-fun sym2986 () String <text:s text:c="4"/>"h") <text:s text:c="2"/>(define-fun sym547 () String <text:s text:c="4"/>"P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1 () String "l") <text:s text:c="2"/>(define-fun L4 () String "p") <text:s text:c="2"/>(define-fun L66 () String "p") <text:s text:c="2"/>(define-fun L11 () String "g") <text:s text:c="2"/>(define-fun L6 () String "p") <text:s text:c="2"/>(define-fun L54 () String "p") <text:s text:c="2"/>(define-fun L32 () String "y") <text:s text:c="2"/>(define-fun L10 () String "a") <text:s text:c="2"/>(define-fun L5 () String "g") <text:s text:c="2"/>(define-fun L20 () String "g") <text:s text:c="2"/>(define-fun L8 () String "g") <text:s text:c="2"/>(define-fun L48 () String "g") <text:s text:c="2"/>(define-fun L15 () String "h") <text:s text:c="2"/>(define-fun L14 () String "h") <text:s text:c="2"/>(define-fun L9 () String "p") <text:s text:c="2"/>(define-fun L46 () String "p") <text:s text:c="2"/>(define-fun L13 () String "g") <text:s text:c="2"/>(define-fun L34 () String "p") <text:s text:c="2"/>(define-fun L16 () String "h") <text:s text:c="2"/>(define-fun sym161 () String "A") <text:s text:c="2"/>(define-fun sym1261 () String "P") <text:s text:c="2"/>(define-fun sym4253 () String "P") <text:s text:c="2"/>(define-fun sym1040 () String "H") <text:s text:c="2"/>(define-fun sym4352 () String "A") <text:s text:c="2"/>(define-fun sym2770 () String "G") <text:s text:c="2"/>(define-fun sym2552 () String "P") <text:s text:c="2"/>(define-fun sym4047 () String "L") <text:s text:c="2"/>(define-fun sym3202 () String "P") <text:s text:c="2"/>(define-fun sym1695 () String "H") <text:s text:c="2"/>(define-fun sym3414 () String "G") <text:s text:c="2"/>(define-fun sym3624 () String "P") <text:s text:c="2"/>(define-fun sym1479 () String "G") <text:s text:c="2"/>(define-fun sym2337 () String "H") <text:s text:c="2"/>(define-fun sym2986 () String "H") <text:s text:c="2"/>(define-fun sym2128 () String "G") <text:s text:c="2"/>(define-fun sym1910 () String "P") <text:s text:c="2"/>(define-fun sym3836 () String "G") <text:s text:c="2"/>(define-fun sym813 () String "G") <text:s text:c="2"/>(define-fun sym547 () String "P") <text:s text:c="2"/>(define-fun sym205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2.smt2</text:p>
          </table:table-cell>
          <table:table-cell office:value-type="float" office:value="1.443" calcext:value-type="float">
            <text:p>1.443</text:p>
          </table:table-cell>
          <table:table-cell office:value-type="float" office:value="1.369" calcext:value-type="float">
            <text:p>1.369</text:p>
          </table:table-cell>
          <table:table-cell table:style-name="ce30"/>
          <table:table-cell table:style-name="ce30" office:value-type="float" office:value="3.043" calcext:value-type="float">
            <text:p>3.043</text:p>
          </table:table-cell>
          <table:table-cell office:value-type="float" office:value="2.988" calcext:value-type="float">
            <text:p>2.988</text:p>
          </table:table-cell>
          <table:table-cell table:style-name="ce18"/>
          <table:table-cell table:style-name="ce30" office:value-type="float" office:value="3.868" calcext:value-type="float">
            <text:p>3.868</text:p>
          </table:table-cell>
          <table:table-cell office:value-type="float" office:value="3.969" calcext:value-type="float">
            <text:p>3.969</text:p>
          </table:table-cell>
          <table:table-cell table:style-name="ce18"/>
          <table:table-cell table:style-name="ce37" table:formula="of:=SUM([.C24:.E24])/3" office:value-type="float" office:value="0.937333333333334" calcext:value-type="float">
            <text:p>0.94</text:p>
          </table:table-cell>
          <table:table-cell table:style-name="ce37" table:formula="of:=SUM([.F24:.H24])/3" office:value-type="float" office:value="2.01033333333333" calcext:value-type="float">
            <text:p>2.01</text:p>
          </table:table-cell>
          <table:table-cell table:style-name="ce37" table:formula="of:=SUM([.I24:.K24])/3" office:value-type="float" office:value="2.61233333333333" calcext:value-type="float">
            <text:p>2.61</text:p>
          </table:table-cell>
          <table:table-cell/>
          <table:table-cell office:value-type="string" calcext:value-type="string">
            <text:p>INPUT ID: 800, VALUE: G INPUT ID: 1472, VALUE: P INPUT ID: 161, VALUE: <text:s/>INPUT ID: 2117, VALUE: G INPUT ID: 551, VALUE: P INPUT ID: 1256, VALUE: G INPUT ID: 1899, VALUE: P INPUT ID: 1038, VALUE: P INPUT ID: 209, VALUE: Y INPUT ID: 2551, VALUE: G INPUT ID: 2648, VALUE: A INPUT ID: 1690, VALUE: G INPUT ID: 2333, VALUE: P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90 () String <text:s text:c="4"/>"G") <text:s text:c="2"/>(define-fun sym1038 () String <text:s text:c="4"/>"P") <text:s text:c="2"/>(define-fun sym551 () String <text:s text:c="4"/>"p") <text:s text:c="2"/>(define-fun sym2117 () String <text:s text:c="4"/>"G") <text:s text:c="2"/>(define-fun sym1899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551 () String <text:s text:c="4"/>"G") <text:s text:c="2"/>(define-fun sym800 () String <text:s text:c="4"/>"G") <text:s text:c="2"/>(define-fun sym2648 () String <text:s text:c="4"/>"m") <text:s text:c="2"/>(define-fun sym1256 () String <text:s text:c="4"/>"G") <text:s text:c="2"/>(define-fun sym2333 () String <text:s text:c="4"/>"P") <text:s text:c="2"/>(define-fun sym1472 () String <text:s text:c="4"/>"p"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g") <text:s text:c="2"/>(define-fun L1 () String "g") <text:s text:c="2"/>(define-fun L4 () String "p") <text:s text:c="2"/>(define-fun L3 () String "g") <text:s text:c="2"/>(define-fun L22 () String "p") <text:s text:c="2"/>(define-fun L6 () String "g") <text:s text:c="2"/>(define-fun L10 () String "y") <text:s text:c="2"/>(define-fun L20 () String "p") <text:s text:c="2"/>(define-fun L8 () String "p") <text:s text:c="2"/>(define-fun L15 () String "a") <text:s text:c="2"/>(define-fun L13 () String "p") <text:s text:c="2"/>(define-fun sym1690 () String "G") <text:s text:c="2"/>(define-fun sym161 () String "") <text:s text:c="2"/>(define-fun sym1472 () String "P") <text:s text:c="2"/>(define-fun sym2551 () String "G") <text:s text:c="2"/>(define-fun sym1256 () String "G") <text:s text:c="2"/>(define-fun sym2333 () String "P") <text:s text:c="2"/>(define-fun sym1038 () String "P") <text:s text:c="2"/>(define-fun sym2117 () String "G") <text:s text:c="2"/>(define-fun sym551 () String "P") <text:s text:c="2"/>(define-fun sym2648 () String "A") <text:s text:c="2"/>(define-fun sym1899 () String "P") <text:s text:c="2"/>(define-fun sym209 () String "Y") <text:s text:c="2"/>(define-fun sym800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3.smt2</text:p>
          </table:table-cell>
          <table:table-cell office:value-type="float" office:value="1.176" calcext:value-type="float">
            <text:p>1.176</text:p>
          </table:table-cell>
          <table:table-cell office:value-type="float" office:value="1.151" calcext:value-type="float">
            <text:p>1.151</text:p>
          </table:table-cell>
          <table:table-cell table:style-name="ce30"/>
          <table:table-cell table:style-name="ce30" office:value-type="float" office:value="2.86" calcext:value-type="float">
            <text:p>2.86</text:p>
          </table:table-cell>
          <table:table-cell office:value-type="float" office:value="2.651" calcext:value-type="float">
            <text:p>2.651</text:p>
          </table:table-cell>
          <table:table-cell table:style-name="ce18"/>
          <table:table-cell table:style-name="ce30" office:value-type="float" office:value="2.373" calcext:value-type="float">
            <text:p>2.373</text:p>
          </table:table-cell>
          <table:table-cell office:value-type="float" office:value="2.411" calcext:value-type="float">
            <text:p>2.411</text:p>
          </table:table-cell>
          <table:table-cell table:style-name="ce18"/>
          <table:table-cell table:style-name="ce37" table:formula="of:=SUM([.C25:.E25])/3" office:value-type="float" office:value="0.775666666666667" calcext:value-type="float">
            <text:p>0.78</text:p>
          </table:table-cell>
          <table:table-cell table:style-name="ce37" table:formula="of:=SUM([.F25:.H25])/3" office:value-type="float" office:value="1.837" calcext:value-type="float">
            <text:p>1.84</text:p>
          </table:table-cell>
          <table:table-cell table:style-name="ce37" table:formula="of:=SUM([.I25:.K25])/3" office:value-type="float" office:value="1.59466666666667" calcext:value-type="float">
            <text:p>1.59</text:p>
          </table:table-cell>
          <table:table-cell/>
          <table:table-cell office:value-type="string" calcext:value-type="string">
            <text:p>INPUT ID: 2336, VALUE: P INPUT ID: 161, VALUE: <text:s/>INPUT ID: 3396, VALUE: P INPUT ID: 1254, VALUE: H INPUT ID: 551, VALUE: P INPUT ID: 2120, VALUE: H INPUT ID: 2760, VALUE: P INPUT ID: 1036, VALUE: P INPUT ID: 1902, VALUE: P INPUT ID: 3184, VALUE: P INPUT ID: 209, VALUE: Y INPUT ID: 817, VALUE: H INPUT ID: 2548, VALUE: P INPUT ID: 1687, VALUE: H INPUT ID: 3608, VALUE: P INPUT ID: 3707, VALUE: A INPUT ID: 2972, VALUE: P INPUT ID: 1469, VALUE: P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336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036 () String <text:s text:c="4"/>"p") <text:s text:c="2"/>(define-fun sym551 () String <text:s text:c="4"/>"P") <text:s text:c="2"/>(define-fun sym3396 () String <text:s text:c="4"/>"P") <text:s text:c="2"/>(define-fun sym209 () String <text:s text:c="4"/>"Y") <text:s text:c="2"/>(define-fun sym1469 () String <text:s text:c="4"/>"p") <text:s text:c="2"/>(define-fun sym2120 () String <text:s text:c="4"/>"H") <text:s text:c="2"/>(define-fun sym2760 () String <text:s text:c="4"/>"p") <text:s text:c="2"/>(define-fun sym3184 () String <text:s text:c="4"/>"P") <text:s text:c="2"/>(define-fun sym817 () String <text:s text:c="4"/>"H") <text:s text:c="2"/>(define-fun sym1254 () String <text:s text:c="4"/>"H") <text:s text:c="2"/>(define-fun sym3707 () String <text:s text:c="4"/>"U") <text:s text:c="2"/>(define-fun sym2548 () String <text:s text:c="4"/>"P") <text:s text:c="2"/>(define-fun sym3608 () String <text:s text:c="4"/>"P") <text:s text:c="2"/>(define-fun sym1687 () String <text:s text:c="4"/>"H") <text:s text:c="2"/>(define-fun sym1902 () String <text:s text:c="4"/>"P") <text:s text:c="2"/>(define-fun sym2972 () String <text:s text:c="4"/>"P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p") <text:s text:c="2"/>(define-fun L2 () String "p") <text:s text:c="2"/>(define-fun L1 () String "y") <text:s text:c="2"/>(define-fun L4 () String "p") <text:s text:c="2"/>(define-fun L3 () String "h") <text:s text:c="2"/>(define-fun L11 () String "p") <text:s text:c="2"/>(define-fun L5 () String "p") <text:s text:c="2"/>(define-fun L8 () String "h") <text:s text:c="2"/>(define-fun L7 () String "h") <text:s text:c="2"/>(define-fun L26 () String "h") <text:s text:c="2"/>(define-fun L25 () String "p") <text:s text:c="2"/>(define-fun L14 () String "a") <text:s text:c="2"/>(define-fun L13 () String "p") <text:s text:c="2"/>(define-fun L34 () String "p") <text:s text:c="2"/>(define-fun L23 () String "p") <text:s text:c="2"/>(define-fun L29 () String "p") <text:s text:c="2"/>(define-fun L16 () String "p") <text:s text:c="2"/>(define-fun sym3184 () String "P") <text:s text:c="2"/>(define-fun sym161 () String "") <text:s text:c="2"/>(define-fun sym3396 () String "P") <text:s text:c="2"/>(define-fun sym2120 () String "H") <text:s text:c="2"/>(define-fun sym1254 () String "H") <text:s text:c="2"/>(define-fun sym2760 () String "P") <text:s text:c="2"/>(define-fun sym1036 () String "P") <text:s text:c="2"/>(define-fun sym2972 () String "P") <text:s text:c="2"/>(define-fun sym2336 () String "P") <text:s text:c="2"/>(define-fun sym1687 () String "H") <text:s text:c="2"/>(define-fun sym1469 () String "P") <text:s text:c="2"/>(define-fun sym551 () String "P") <text:s text:c="2"/>(define-fun sym2548 () String "P") <text:s text:c="2"/>(define-fun sym1902 () String "P") <text:s text:c="2"/>(define-fun sym817 () String "H") <text:s text:c="2"/>(define-fun sym3707 () String "A") <text:s text:c="2"/>(define-fun sym3608 () String "P") <text:s text:c="2"/>(define-fun sym209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4.smt2</text:p>
          </table:table-cell>
          <table:table-cell office:value-type="float" office:value="1.784" calcext:value-type="float">
            <text:p>1.784</text:p>
          </table:table-cell>
          <table:table-cell office:value-type="float" office:value="2.002" calcext:value-type="float">
            <text:p>2.002</text:p>
          </table:table-cell>
          <table:table-cell table:style-name="ce30"/>
          <table:table-cell table:style-name="ce30" office:value-type="float" office:value="3.538" calcext:value-type="float">
            <text:p>3.538</text:p>
          </table:table-cell>
          <table:table-cell office:value-type="float" office:value="3.563" calcext:value-type="float">
            <text:p>3.563</text:p>
          </table:table-cell>
          <table:table-cell table:style-name="ce18"/>
          <table:table-cell table:style-name="ce30" office:value-type="float" office:value="10.422" calcext:value-type="float">
            <text:p>10.422</text:p>
          </table:table-cell>
          <table:table-cell office:value-type="float" office:value="10.615" calcext:value-type="float">
            <text:p>10.615</text:p>
          </table:table-cell>
          <table:table-cell table:style-name="ce18"/>
          <table:table-cell table:style-name="ce37" table:formula="of:=SUM([.C26:.E26])/3" office:value-type="float" office:value="1.262" calcext:value-type="float">
            <text:p>1.26</text:p>
          </table:table-cell>
          <table:table-cell table:style-name="ce37" table:formula="of:=SUM([.F26:.H26])/3" office:value-type="float" office:value="2.367" calcext:value-type="float">
            <text:p>2.37</text:p>
          </table:table-cell>
          <table:table-cell table:style-name="ce37" table:formula="of:=SUM([.I26:.K26])/3" office:value-type="float" office:value="7.01233333333333" calcext:value-type="float">
            <text:p>7.01</text:p>
          </table:table-cell>
          <table:table-cell/>
          <table:table-cell office:value-type="string" calcext:value-type="string">
            <text:p>INPUT ID: 161, VALUE: <text:s/>INPUT ID: 2561, VALUE: P INPUT ID: 2660, VALUE: A INPUT ID: 1253, VALUE: P INPUT ID: 551, VALUE: P INPUT ID: 2343, VALUE: P INPUT ID: 1035, VALUE: P INPUT ID: 2125, VALUE: P INPUT ID: 209, VALUE: Y INPUT ID: 817, VALUE: P INPUT ID: 1907, VALUE: P INPUT ID: 1689, VALUE: P INPUT ID: 1471, VALUE: P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89 () String <text:s text:c="4"/>"p") <text:s text:c="2"/>(define-fun sym1035 () String <text:s text:c="4"/>"P") <text:s text:c="2"/>(define-fun sym1471 () String <text:s text:c="4"/>"P") <text:s text:c="2"/>(define-fun sym817 () String <text:s text:c="4"/>"P") <text:s text:c="2"/>(define-fun sym2561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253 () String <text:s text:c="4"/>"P") <text:s text:c="2"/>(define-fun sym2125 () String <text:s text:c="4"/>"P") <text:s text:c="2"/>(define-fun sym2660 () String <text:s text:c="4"/>"F") <text:s text:c="2"/>(define-fun sym2343 () String <text:s text:c="4"/>"p") <text:s text:c="2"/>(define-fun sym1907 () String <text:s text:c="4"/>"p") <text:s text:c="2"/>(define-fun sym551 () String <text:s text:c="4"/>"P"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p") <text:s text:c="2"/>(define-fun L0 () String "a") <text:s text:c="2"/>(define-fun L2 () String "y") <text:s text:c="2"/>(define-fun L1 () String "p") <text:s text:c="2"/>(define-fun L4 () String "p") <text:s text:c="2"/>(define-fun L3 () String "p") <text:s text:c="2"/>(define-fun L10 () String "p") <text:s text:c="2"/>(define-fun L5 () String "p") <text:s text:c="2"/>(define-fun L8 () String "p") <text:s text:c="2"/>(define-fun L15 () String "p") <text:s text:c="2"/>(define-fun L9 () String "p") <text:s text:c="2"/>(define-fun L12 () String "p") <text:s text:c="2"/>(define-fun sym161 () String "") <text:s text:c="2"/>(define-fun sym2561 () String "P") <text:s text:c="2"/>(define-fun sym2660 () String "A") <text:s text:c="2"/>(define-fun sym1471 () String "P") <text:s text:c="2"/>(define-fun sym2343 () String "P") <text:s text:c="2"/>(define-fun sym1253 () String "P") <text:s text:c="2"/>(define-fun sym2125 () String "P") <text:s text:c="2"/>(define-fun sym1035 () String "P") <text:s text:c="2"/>(define-fun sym1689 () String "P") <text:s text:c="2"/>(define-fun sym551 () String "P") <text:s text:c="2"/>(define-fun sym817 () String "P") <text:s text:c="2"/>(define-fun sym209 () String "Y") <text:s text:c="2"/>(define-fun sym1907 () String "P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5.smt2</text:p>
          </table:table-cell>
          <table:table-cell office:value-type="float" office:value="1.571" calcext:value-type="float">
            <text:p>1.571</text:p>
          </table:table-cell>
          <table:table-cell office:value-type="float" office:value="1.633" calcext:value-type="float">
            <text:p>1.633</text:p>
          </table:table-cell>
          <table:table-cell table:style-name="ce30"/>
          <table:table-cell table:style-name="ce30" office:value-type="float" office:value="3.19" calcext:value-type="float">
            <text:p>3.19</text:p>
          </table:table-cell>
          <table:table-cell office:value-type="float" office:value="3.207" calcext:value-type="float">
            <text:p>3.207</text:p>
          </table:table-cell>
          <table:table-cell table:style-name="ce18"/>
          <table:table-cell table:style-name="ce30" office:value-type="float" office:value="6.663" calcext:value-type="float">
            <text:p>6.663</text:p>
          </table:table-cell>
          <table:table-cell office:value-type="float" office:value="6.671" calcext:value-type="float">
            <text:p>6.671</text:p>
          </table:table-cell>
          <table:table-cell table:style-name="ce18"/>
          <table:table-cell table:style-name="ce37" table:formula="of:=SUM([.C27:.E27])/3" office:value-type="float" office:value="1.068" calcext:value-type="float">
            <text:p>1.07</text:p>
          </table:table-cell>
          <table:table-cell table:style-name="ce37" table:formula="of:=SUM([.F27:.H27])/3" office:value-type="float" office:value="2.13233333333333" calcext:value-type="float">
            <text:p>2.13</text:p>
          </table:table-cell>
          <table:table-cell table:style-name="ce37" table:formula="of:=SUM([.I27:.K27])/3" office:value-type="float" office:value="4.44466666666667" calcext:value-type="float">
            <text:p>4.44</text:p>
          </table:table-cell>
          <table:table-cell/>
          <table:table-cell office:value-type="string" calcext:value-type="string">
            <text:p>INPUT ID: 4226, VALUE: H INPUT ID: 6530, VALUE: K INPUT ID: 2756, VALUE: G INPUT ID: 5700, VALUE: H INPUT ID: 1036, VALUE: G INPUT ID: 3596, VALUE: G INPUT ID: 1677, VALUE: G INPUT ID: 209, VALUE: Y INPUT ID: 6737, VALUE: K INPUT ID: 2962, VALUE: G INPUT ID: 5075, VALUE: G INPUT ID: 5909, VALUE: K INPUT ID: 3798, VALUE: G INPUT ID: 4441, VALUE: G INPUT ID: 2331, VALUE: K INPUT ID: 3164, VALUE: G INPUT ID: 6944, VALUE: K INPUT ID: 161, VALUE: <text:s/>INPUT ID: 1252, VALUE: G INPUT ID: 6116, VALUE: K INPUT ID: 1893, VALUE: G INPUT ID: 551, VALUE: K INPUT ID: 811, VALUE: G INPUT ID: 5291, VALUE: G INPUT ID: 4014, VALUE: L INPUT ID: 2544, VALUE: L INPUT ID: 7024, VALUE: A INPUT ID: 4657, VALUE: G INPUT ID: 6323, VALUE: K INPUT ID: 3380, VALUE: G INPUT ID: 1461, VALUE: G INPUT ID: 5493, VALUE: G INPUT ID: 4859, VALUE: G INPUT ID: 2110, VALUE: H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110 () String <text:s text:c="4"/>"H") <text:s text:c="2"/>(define-fun sym4014 () String <text:s text:c="4"/>"L") <text:s text:c="2"/>(define-fun sym5909 () String <text:s text:c="4"/>"K") <text:s text:c="2"/>(define-fun sym1036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544 () String <text:s text:c="4"/>"L") <text:s text:c="2"/>(define-fun sym3596 () String <text:s text:c="4"/>"G") <text:s text:c="2"/>(define-fun sym4657 () String <text:s text:c="4"/>"g") <text:s text:c="2"/>(define-fun sym6944 () String <text:s text:c="4"/>"K") <text:s text:c="2"/>(define-fun sym3798 () String <text:s text:c="4"/>"G") <text:s text:c="2"/>(define-fun sym3164 () String <text:s text:c="4"/>"G") <text:s text:c="2"/>(define-fun sym4441 () String <text:s text:c="4"/>"G") <text:s text:c="2"/>(define-fun sym5291 () String <text:s text:c="4"/>"G") <text:s text:c="2"/>(define-fun sym5700 () String <text:s text:c="4"/>"h") <text:s text:c="2"/>(define-fun sym6116 () String <text:s text:c="4"/>"K") <text:s text:c="2"/>(define-fun sym811 () String <text:s text:c="4"/>"G") <text:s text:c="2"/>(define-fun sym1893 () String <text:s text:c="4"/>"G") <text:s text:c="2"/>(define-fun sym3380 () String <text:s text:c="4"/>"G") <text:s text:c="2"/>(define-fun sym7024 () String <text:s text:c="4"/>"X") <text:s text:c="2"/>(define-fun sym5075 () String <text:s text:c="4"/>"G") <text:s text:c="2"/>(define-fun sym6323 () String <text:s text:c="4"/>"K") <text:s text:c="2"/>(define-fun sym1677 () String <text:s text:c="4"/>"G") <text:s text:c="2"/>(define-fun sym551 () String <text:s text:c="4"/>"k") <text:s text:c="2"/>(define-fun sym6530 () String <text:s text:c="4"/>"K") <text:s text:c="2"/>(define-fun sym2331 () String <text:s text:c="4"/>"K") <text:s text:c="2"/>(define-fun sym2962 () String <text:s text:c="4"/>"G") <text:s text:c="2"/>(define-fun sym4859 () String <text:s text:c="4"/>"G") <text:s text:c="2"/>(define-fun sym209 () String <text:s text:c="4"/>"y") <text:s text:c="2"/>(define-fun sym1252 () String <text:s text:c="4"/>"G") <text:s text:c="2"/>(define-fun sym1461 () String <text:s text:c="4"/>"G") <text:s text:c="2"/>(define-fun sym6737 () String <text:s text:c="4"/>"K") <text:s text:c="2"/>(define-fun sym2756 () String <text:s text:c="4"/>"G") <text:s text:c="2"/>(define-fun sym5493 () String <text:s text:c="4"/>"G") <text:s text:c="2"/>(define-fun sym4226 () String <text:s text:c="4"/>"h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l") <text:s text:c="2"/>(define-fun L2 () String "h") <text:s text:c="2"/>(define-fun L4 () String "g") <text:s text:c="2"/>(define-fun L22 () String "l") <text:s text:c="2"/>(define-fun L6 () String "g") <text:s text:c="2"/>(define-fun L76 () String "k") <text:s text:c="2"/>(define-fun L10 () String "k") <text:s text:c="2"/>(define-fun L20 () String "k") <text:s text:c="2"/>(define-fun L8 () String "g") <text:s text:c="2"/>(define-fun L30 () String "g") <text:s text:c="2"/>(define-fun L48 () String "g") <text:s text:c="2"/>(define-fun L14 () String "h") <text:s text:c="2"/>(define-fun L24 () String "g") <text:s text:c="2"/>(define-fun L12 () String "g") <text:s text:c="2"/>(define-fun L18 () String "g") <text:s text:c="2"/>(define-fun L28 () String "k") <text:s text:c="2"/>(define-fun L38 () String "g") <text:s text:c="2"/>(define-fun L16 () String "y") <text:s text:c="2"/>(define-fun L1 () String "g") <text:s text:c="2"/>(define-fun L3 () String "h") <text:s text:c="2"/>(define-fun L33 () String "g") <text:s text:c="2"/>(define-fun L11 () String "g") <text:s text:c="2"/>(define-fun L65 () String "k") <text:s text:c="2"/>(define-fun L5 () String "k") <text:s text:c="2"/>(define-fun L53 () String "g") <text:s text:c="2"/>(define-fun L41 () String "k") <text:s text:c="2"/>(define-fun L7 () String "a") <text:s text:c="2"/>(define-fun L25 () String "g") <text:s text:c="2"/>(define-fun L9 () String "g") <text:s text:c="2"/>(define-fun L35 () String "g") <text:s text:c="2"/>(define-fun L13 () String "g") <text:s text:c="2"/>(define-fun L23 () String "g") <text:s text:c="2"/>(define-fun L19 () String "k") <text:s text:c="2"/>(define-fun sym5493 () String "G") <text:s text:c="2"/>(define-fun sym5075 () String "G") <text:s text:c="2"/>(define-fun sym1252 () String "G") <text:s text:c="2"/>(define-fun sym4441 () String "G") <text:s text:c="2"/>(define-fun sym3596 () String "G") <text:s text:c="2"/>(define-fun sym1036 () String "G") <text:s text:c="2"/>(define-fun sym4226 () String "H") <text:s text:c="2"/>(define-fun sym1893 () String "G") <text:s text:c="2"/>(define-fun sym3798 () String "G") <text:s text:c="2"/>(define-fun sym2962 () String "G") <text:s text:c="2"/>(define-fun sym2544 () String "L") <text:s text:c="2"/>(define-fun sym551 () String "K") <text:s text:c="2"/>(define-fun sym1677 () String "G") <text:s text:c="2"/>(define-fun sym6737 () String "K") <text:s text:c="2"/>(define-fun sym811 () String "G") <text:s text:c="2"/>(define-fun sym6116 () String "K") <text:s text:c="2"/>(define-fun sym6530 () String "K") <text:s text:c="2"/>(define-fun sym7024 () String "A") <text:s text:c="2"/>(define-fun sym3380 () String "G") <text:s text:c="2"/>(define-fun sym161 () String "") <text:s text:c="2"/>(define-fun sym3164 () String "G") <text:s text:c="2"/>(define-fun sym1461 () String "G") <text:s text:c="2"/>(define-fun sym2110 () String "H") <text:s text:c="2"/>(define-fun sym4014 () String "L") <text:s text:c="2"/>(define-fun sym2331 () String "K") <text:s text:c="2"/>(define-fun sym5700 () String "H") <text:s text:c="2"/>(define-fun sym4657 () String "G") <text:s text:c="2"/>(define-fun sym2756 () String "G") <text:s text:c="2"/>(define-fun sym4859 () String "G") <text:s text:c="2"/>(define-fun sym209 () String "Y") <text:s text:c="2"/>(define-fun sym5909 () String "K") <text:s text:c="2"/>(define-fun sym6944 () String "K") <text:s text:c="2"/>(define-fun sym6323 () String "K") <text:s text:c="2"/>(define-fun sym5291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6.smt2</text:p>
          </table:table-cell>
          <table:table-cell office:value-type="float" office:value="1.182" calcext:value-type="float">
            <text:p>1.182</text:p>
          </table:table-cell>
          <table:table-cell office:value-type="float" office:value="1.15" calcext:value-type="float">
            <text:p>1.15</text:p>
          </table:table-cell>
          <table:table-cell table:style-name="ce30"/>
          <table:table-cell table:style-name="ce30" office:value-type="float" office:value="2.841" calcext:value-type="float">
            <text:p>2.841</text:p>
          </table:table-cell>
          <table:table-cell office:value-type="float" office:value="2.787" calcext:value-type="float">
            <text:p>2.787</text:p>
          </table:table-cell>
          <table:table-cell table:style-name="ce18"/>
          <table:table-cell table:style-name="ce30" office:value-type="float" office:value="1.226" calcext:value-type="float">
            <text:p>1.226</text:p>
          </table:table-cell>
          <table:table-cell office:value-type="float" office:value="1.239" calcext:value-type="float">
            <text:p>1.239</text:p>
          </table:table-cell>
          <table:table-cell table:style-name="ce18"/>
          <table:table-cell table:style-name="ce37" table:formula="of:=SUM([.C28:.E28])/3" office:value-type="float" office:value="0.777333333333333" calcext:value-type="float">
            <text:p>0.78</text:p>
          </table:table-cell>
          <table:table-cell table:style-name="ce37" table:formula="of:=SUM([.F28:.H28])/3" office:value-type="float" office:value="1.876" calcext:value-type="float">
            <text:p>1.88</text:p>
          </table:table-cell>
          <table:table-cell table:style-name="ce37" table:formula="of:=SUM([.I28:.K28])/3" office:value-type="float" office:value="0.821666666666667" calcext:value-type="float">
            <text:p>0.82</text:p>
          </table:table-cell>
          <table:table-cell/>
          <table:table-cell office:value-type="string" calcext:value-type="string">
            <text:p>INPUT ID: 4000, VALUE: L INPUT ID: 161, VALUE: <text:s/>INPUT ID: 3169, VALUE: K INPUT ID: 1894, VALUE: K INPUT ID: 551, VALUE: K INPUT ID: 1257, VALUE: K INPUT ID: 2953, VALUE: H INPUT ID: 2538, VALUE: K INPUT ID: 811, VALUE: G INPUT ID: 1036, VALUE: H INPUT ID: 4717, VALUE: A INPUT ID: 4206, VALUE: K INPUT ID: 1679, VALUE: H INPUT ID: 4623, VALUE: K INPUT ID: 3376, VALUE: K INPUT ID: 209, VALUE: Y INPUT ID: 3793, VALUE: G INPUT ID: 2323, VALUE: H INPUT ID: 2107, VALUE: G INPUT ID: 4413, VALUE: G INPUT ID: 1470, VALUE: G INPUT ID: 2751, VALUE: G INPUT ID: 3583, VALU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79 () String <text:s text:c="4"/>"H") <text:s text:c="2"/>(define-fun sym3583 () String <text:s text:c="4"/>"G") <text:s text:c="2"/>(define-fun sym4000 () String <text:s text:c="4"/>"L") <text:s text:c="2"/>(define-fun sym3793 () String <text:s text:c="4"/>"g") <text:s text:c="2"/>(define-fun sym2751 () String <text:s text:c="4"/>"G") <text:s text:c="2"/>(define-fun sym4206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70 () String <text:s text:c="4"/>"G") <text:s text:c="2"/>(define-fun sym1036 () String <text:s text:c="4"/>"H") <text:s text:c="2"/>(define-fun sym551 () String <text:s text:c="4"/>"k") <text:s text:c="2"/>(define-fun sym3376 () String <text:s text:c="4"/>"K") <text:s text:c="2"/>(define-fun sym4623 () String <text:s text:c="4"/>"k") <text:s text:c="2"/>(define-fun sym1257 () String <text:s text:c="4"/>"k") <text:s text:c="2"/>(define-fun sym209 () String <text:s text:c="4"/>"Y") <text:s text:c="2"/>(define-fun sym2953 () String <text:s text:c="4"/>"h") <text:s text:c="2"/>(define-fun sym2538 () String <text:s text:c="4"/>"K") <text:s text:c="2"/>(define-fun sym2323 () String <text:s text:c="4"/>"h") <text:s text:c="2"/>(define-fun sym3169 () String <text:s text:c="4"/>"K") <text:s text:c="2"/>(define-fun sym1894 () String <text:s text:c="4"/>"K") <text:s text:c="2"/>(define-fun sym2107 () String <text:s text:c="4"/>"G") <text:s text:c="2"/>(define-fun sym811 () String <text:s text:c="4"/>"g") <text:s text:c="2"/>(define-fun sym4413 () String <text:s text:c="4"/>"G") <text:s text:c="2"/>(define-fun sym4717 () String <text:s text:c="4"/>"D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k") <text:s text:c="2"/>(define-fun L1 () String "h") <text:s text:c="2"/>(define-fun L71 () String "a") <text:s text:c="2"/>(define-fun L4 () String "k") <text:s text:c="2"/>(define-fun L3 () String "h") <text:s text:c="2"/>(define-fun L11 () String "k") <text:s text:c="2"/>(define-fun L6 () String "h") <text:s text:c="2"/>(define-fun L21 () String "k") <text:s text:c="2"/>(define-fun L10 () String "l") <text:s text:c="2"/>(define-fun L5 () String "g") <text:s text:c="2"/>(define-fun L53 () String "k") <text:s text:c="2"/>(define-fun L8 () String "g") <text:s text:c="2"/>(define-fun L7 () String "g") <text:s text:c="2"/>(define-fun L9 () String "h") <text:s text:c="2"/>(define-fun L35 () String "y") <text:s text:c="2"/>(define-fun L13 () String "k") <text:s text:c="2"/>(define-fun L23 () String "k") <text:s text:c="2"/>(define-fun L12 () String "g") <text:s text:c="2"/>(define-fun L17 () String "k") <text:s text:c="2"/>(define-fun L38 () String "g") <text:s text:c="2"/>(define-fun L27 () String "g") <text:s text:c="2"/>(define-fun sym161 () String "") <text:s text:c="2"/>(define-fun sym1470 () String "G") <text:s text:c="2"/>(define-fun sym4000 () String "L") <text:s text:c="2"/>(define-fun sym3583 () String "G") <text:s text:c="2"/>(define-fun sym3793 () String "G") <text:s text:c="2"/>(define-fun sym3376 () String "K") <text:s text:c="2"/>(define-fun sym1894 () String "K") <text:s text:c="2"/>(define-fun sym2323 () String "H") <text:s text:c="2"/>(define-fun sym1036 () String "H") <text:s text:c="2"/>(define-fun sym4413 () String "G") <text:s text:c="2"/>(define-fun sym2751 () String "G") <text:s text:c="2"/>(define-fun sym3169 () String "K") <text:s text:c="2"/>(define-fun sym4623 () String "K") <text:s text:c="2"/>(define-fun sym1257 () String "K") <text:s text:c="2"/>(define-fun sym4206 () String "K") <text:s text:c="2"/>(define-fun sym2107 () String "G") <text:s text:c="2"/>(define-fun sym551 () String "K") <text:s text:c="2"/>(define-fun sym2953 () String "H") <text:s text:c="2"/>(define-fun sym2538 () String "K") <text:s text:c="2"/>(define-fun sym1679 () String "H") <text:s text:c="2"/>(define-fun sym4717 () String "A") <text:s text:c="2"/>(define-fun sym209 () String "Y") <text:s text:c="2"/>(define-fun sym811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7.smt2</text:p>
          </table:table-cell>
          <table:table-cell office:value-type="float" office:value="1.407" calcext:value-type="float">
            <text:p>1.407</text:p>
          </table:table-cell>
          <table:table-cell office:value-type="float" office:value="1.564" calcext:value-type="float">
            <text:p>1.564</text:p>
          </table:table-cell>
          <table:table-cell table:style-name="ce30"/>
          <table:table-cell table:style-name="ce30" office:value-type="float" office:value="3.187" calcext:value-type="float">
            <text:p>3.187</text:p>
          </table:table-cell>
          <table:table-cell office:value-type="float" office:value="3.143" calcext:value-type="float">
            <text:p>3.143</text:p>
          </table:table-cell>
          <table:table-cell table:style-name="ce18"/>
          <table:table-cell table:style-name="ce30" office:value-type="float" office:value="4.456" calcext:value-type="float">
            <text:p>4.456</text:p>
          </table:table-cell>
          <table:table-cell office:value-type="float" office:value="4.466" calcext:value-type="float">
            <text:p>4.466</text:p>
          </table:table-cell>
          <table:table-cell table:style-name="ce18"/>
          <table:table-cell table:style-name="ce37" table:formula="of:=SUM([.C29:.E29])/3" office:value-type="float" office:value="0.990333333333333" calcext:value-type="float">
            <text:p>0.99</text:p>
          </table:table-cell>
          <table:table-cell table:style-name="ce37" table:formula="of:=SUM([.F29:.H29])/3" office:value-type="float" office:value="2.11" calcext:value-type="float">
            <text:p>2.11</text:p>
          </table:table-cell>
          <table:table-cell table:style-name="ce37" table:formula="of:=SUM([.I29:.K29])/3" office:value-type="float" office:value="2.974" calcext:value-type="float">
            <text:p>2.97</text:p>
          </table:table-cell>
          <table:table-cell/>
          <table:table-cell office:value-type="string" calcext:value-type="string">
            <text:p>INPUT ID: 1232, VALUE: G INPUT ID: 161, VALUE: <text:s/>INPUT ID: 209, VALUE: Y INPUT ID: 1668, VALUE: G INPUT ID: 1877, VALUE: K INPUT ID: 551, VALUE: K INPUT ID: 2090, VALUE: G INPUT ID: 811, VALUE: G INPUT ID: 1019, VALUE: K INPUT ID: 2187, VALUE: A INPUT ID: 1455, VALUE: K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090 () String <text:s text:c="4"/>"G") <text:s text:c="2"/>(define-fun sym1877 () String <text:s text:c="4"/>"K") <text:s text:c="2"/>(define-fun sym1232 () String <text:s text:c="4"/>"g") <text:s text:c="2"/>(define-fun sym2187 () String <text:s text:c="4"/>"U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019 () String <text:s text:c="4"/>"K") <text:s text:c="2"/>(define-fun sym1455 () String <text:s text:c="4"/>"K") <text:s text:c="2"/>(define-fun sym1668 () String <text:s text:c="4"/>"G") <text:s text:c="2"/>(define-fun sym551 () String <text:s text:c="4"/>"K") <text:s text:c="2"/>(define-fun sym811 () String <text:s text:c="4"/>"G"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k") <text:s text:c="2"/>(define-fun L0 () String "y") <text:s text:c="2"/>(define-fun L2 () String "k") <text:s text:c="2"/>(define-fun L1 () String "k") <text:s text:c="2"/>(define-fun L4 () String "g") <text:s text:c="2"/>(define-fun L3 () String "g") <text:s text:c="2"/>(define-fun L6 () String "a") <text:s text:c="2"/>(define-fun L21 () String "k") <text:s text:c="2"/>(define-fun L10 () String "g") <text:s text:c="2"/>(define-fun L13 () String "g") <text:s text:c="2"/>(define-fun sym161 () String "") <text:s text:c="2"/>(define-fun sym209 () String "Y") <text:s text:c="2"/>(define-fun sym2187 () String "A") <text:s text:c="2"/>(define-fun sym811 () String "G") <text:s text:c="2"/>(define-fun sym1232 () String "G") <text:s text:c="2"/>(define-fun sym1455 () String "K") <text:s text:c="2"/>(define-fun sym2090 () String "G") <text:s text:c="2"/>(define-fun sym551 () String "K") <text:s text:c="2"/>(define-fun sym1877 () String "K") <text:s text:c="2"/>(define-fun sym1668 () String "G") <text:s text:c="2"/>(define-fun sym1019 () String "K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8.smt2</text:p>
          </table:table-cell>
          <table:table-cell office:value-type="float" office:value="1.234" calcext:value-type="float">
            <text:p>1.234</text:p>
          </table:table-cell>
          <table:table-cell office:value-type="float" office:value="1.272" calcext:value-type="float">
            <text:p>1.272</text:p>
          </table:table-cell>
          <table:table-cell table:style-name="ce30"/>
          <table:table-cell table:style-name="ce30" office:value-type="float" office:value="2.797" calcext:value-type="float">
            <text:p>2.797</text:p>
          </table:table-cell>
          <table:table-cell office:value-type="float" office:value="2.789" calcext:value-type="float">
            <text:p>2.789</text:p>
          </table:table-cell>
          <table:table-cell table:style-name="ce18"/>
          <table:table-cell table:style-name="ce30" office:value-type="float" office:value="1.945" calcext:value-type="float">
            <text:p>1.945</text:p>
          </table:table-cell>
          <table:table-cell office:value-type="float" office:value="1.974" calcext:value-type="float">
            <text:p>1.974</text:p>
          </table:table-cell>
          <table:table-cell table:style-name="ce18"/>
          <table:table-cell table:style-name="ce37" table:formula="of:=SUM([.C30:.E30])/3" office:value-type="float" office:value="0.835333333333333" calcext:value-type="float">
            <text:p>0.84</text:p>
          </table:table-cell>
          <table:table-cell table:style-name="ce37" table:formula="of:=SUM([.F30:.H30])/3" office:value-type="float" office:value="1.862" calcext:value-type="float">
            <text:p>1.86</text:p>
          </table:table-cell>
          <table:table-cell table:style-name="ce37" table:formula="of:=SUM([.I30:.K30])/3" office:value-type="float" office:value="1.30633333333333" calcext:value-type="float">
            <text:p>1.31</text:p>
          </table:table-cell>
          <table:table-cell/>
          <table:table-cell office:value-type="string" calcext:value-type="string">
            <text:p>INPUT ID: 161, VALUE: <text:s/>INPUT ID: 1249, VALUE: H INPUT ID: 4738, VALUE: A INPUT ID: 2532, VALUE: H INPUT ID: 4420, VALUE: K INPUT ID: 551, VALUE: K INPUT ID: 3369, VALUE: K INPUT ID: 3817, VALUE: R INPUT ID: 1898, VALUE: K INPUT ID: 811, VALUE: G INPUT ID: 2955, VALUE: K INPUT ID: 1036, VALUE: K INPUT ID: 2319, VALUE: K INPUT ID: 209, VALUE: Y INPUT ID: 1683, VALUE: H INPUT ID: 4020, VALUE: K INPUT ID: 4213, VALUE: K INPUT ID: 2104, VALUE: H INPUT ID: 3576, VALUE: K INPUT ID: 3162, VALUE: K INPUT ID: 4634, VALUE: K INPUT ID: 2748, VALUE: K INPUT ID: 1470, VALUE: K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162 () String <text:s text:c="4"/>"K") <text:s text:c="2"/>(define-fun sym1683 () String <text:s text:c="4"/>"H") <text:s text:c="2"/>(define-fun sym2532 () String <text:s text:c="4"/>"H") <text:s text:c="2"/>(define-fun sym4213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70 () String <text:s text:c="4"/>"K") <text:s text:c="2"/>(define-fun sym4420 () String <text:s text:c="4"/>"K") <text:s text:c="2"/>(define-fun sym1036 () String <text:s text:c="4"/>"k") <text:s text:c="2"/>(define-fun sym3369 () String <text:s text:c="4"/>"k") <text:s text:c="2"/>(define-fun sym551 () String <text:s text:c="4"/>"k") <text:s text:c="2"/>(define-fun sym2104 () String <text:s text:c="4"/>"H") <text:s text:c="2"/>(define-fun sym2748 () String <text:s text:c="4"/>"K") <text:s text:c="2"/>(define-fun sym209 () String <text:s text:c="4"/>"Y") <text:s text:c="2"/>(define-fun sym3817 () String <text:s text:c="4"/>"R") <text:s text:c="2"/>(define-fun sym3576 () String <text:s text:c="4"/>"K") <text:s text:c="2"/>(define-fun sym4020 () String <text:s text:c="4"/>"k") <text:s text:c="2"/>(define-fun sym2955 () String <text:s text:c="4"/>"K") <text:s text:c="2"/>(define-fun sym2319 () String <text:s text:c="4"/>"K") <text:s text:c="2"/>(define-fun sym4634 () String <text:s text:c="4"/>"K") <text:s text:c="2"/>(define-fun sym1249 () String <text:s text:c="4"/>"H") <text:s text:c="2"/>(define-fun sym811 () String <text:s text:c="4"/>"G") <text:s text:c="2"/>(define-fun sym4738 () String <text:s text:c="4"/>"P") <text:s text:c="2"/>(define-fun sym1898 () String <text:s text:c="4"/>"K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h") <text:s text:c="2"/>(define-fun L1 () String "k") <text:s text:c="2"/>(define-fun L4 () String "h") <text:s text:c="2"/>(define-fun L3 () String "k") <text:s text:c="2"/>(define-fun L6 () String "a") <text:s text:c="2"/>(define-fun L43 () String "k") <text:s text:c="2"/>(define-fun L8 () String "h") <text:s text:c="2"/>(define-fun L30 () String "k") <text:s text:c="2"/>(define-fun L7 () String "h") <text:s text:c="2"/>(define-fun L59 () String "k") <text:s text:c="2"/>(define-fun L25 () String "k") <text:s text:c="2"/>(define-fun L14 () String "k") <text:s text:c="2"/>(define-fun L24 () String "k") <text:s text:c="2"/>(define-fun L45 () String "k") <text:s text:c="2"/>(define-fun L23 () String "k") <text:s text:c="2"/>(define-fun L12 () String "k") <text:s text:c="2"/>(define-fun L19 () String "y") <text:s text:c="2"/>(define-fun L28 () String "k") <text:s text:c="2"/>(define-fun L17 () String "k") <text:s text:c="2"/>(define-fun L27 () String "g") <text:s text:c="2"/>(define-fun L16 () String "r") <text:s text:c="2"/>(define-fun sym3162 () String "K") <text:s text:c="2"/>(define-fun sym4020 () String "K") <text:s text:c="2"/>(define-fun sym161 () String "") <text:s text:c="2"/>(define-fun sym1470 () String "K") <text:s text:c="2"/>(define-fun sym4420 () String "K") <text:s text:c="2"/>(define-fun sym1683 () String "H") <text:s text:c="2"/>(define-fun sym4213 () String "K") <text:s text:c="2"/>(define-fun sym3576 () String "K") <text:s text:c="2"/>(define-fun sym2532 () String "H") <text:s text:c="2"/>(define-fun sym1036 () String "K") <text:s text:c="2"/>(define-fun sym4634 () String "K") <text:s text:c="2"/>(define-fun sym3369 () String "K") <text:s text:c="2"/>(define-fun sym2104 () String "H") <text:s text:c="2"/>(define-fun sym1898 () String "K") <text:s text:c="2"/>(define-fun sym1249 () String "H") <text:s text:c="2"/>(define-fun sym551 () String "K") <text:s text:c="2"/>(define-fun sym2955 () String "K") <text:s text:c="2"/>(define-fun sym4738 () String "A") <text:s text:c="2"/>(define-fun sym2748 () String "K") <text:s text:c="2"/>(define-fun sym2319 () String "K") <text:s text:c="2"/>(define-fun sym3817 () String "R") <text:s text:c="2"/>(define-fun sym209 () String "Y") <text:s text:c="2"/>(define-fun sym811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9.smt2</text:p>
          </table:table-cell>
          <table:table-cell office:value-type="float" office:value="1.553" calcext:value-type="float">
            <text:p>1.553</text:p>
          </table:table-cell>
          <table:table-cell office:value-type="float" office:value="1.626" calcext:value-type="float">
            <text:p>1.626</text:p>
          </table:table-cell>
          <table:table-cell table:style-name="ce30"/>
          <table:table-cell table:style-name="ce30" office:value-type="float" office:value="3.098" calcext:value-type="float">
            <text:p>3.098</text:p>
          </table:table-cell>
          <table:table-cell office:value-type="float" office:value="3.123" calcext:value-type="float">
            <text:p>3.123</text:p>
          </table:table-cell>
          <table:table-cell table:style-name="ce18"/>
          <table:table-cell table:style-name="ce30" office:value-type="float" office:value="5.002" calcext:value-type="float">
            <text:p>5.002</text:p>
          </table:table-cell>
          <table:table-cell office:value-type="float" office:value="5.024" calcext:value-type="float">
            <text:p>5.024</text:p>
          </table:table-cell>
          <table:table-cell table:style-name="ce18"/>
          <table:table-cell table:style-name="ce37" table:formula="of:=SUM([.C31:.E31])/3" office:value-type="float" office:value="1.05966666666667" calcext:value-type="float">
            <text:p>1.06</text:p>
          </table:table-cell>
          <table:table-cell table:style-name="ce37" table:formula="of:=SUM([.F31:.H31])/3" office:value-type="float" office:value="2.07366666666667" calcext:value-type="float">
            <text:p>2.07</text:p>
          </table:table-cell>
          <table:table-cell table:style-name="ce37" table:formula="of:=SUM([.I31:.K31])/3" office:value-type="float" office:value="3.342" calcext:value-type="float">
            <text:p>3.34</text:p>
          </table:table-cell>
          <table:table-cell/>
          <table:table-cell office:value-type="string" calcext:value-type="string">
            <text:p>INPUT ID: 1024, VALUE: K INPUT ID: 161, VALUE: <text:s/>INPUT ID: 2082, VALUE: K INPUT ID: 551, VALUE: K INPUT ID: 1450, VALUE: K INPUT ID: 811, VALUE: K INPUT ID: 2508, VALUE: K INPUT ID: 1869, VALUE: K INPUT ID: 209, VALUE: Y INPUT ID: 1237, VALUE: K INPUT ID: 2295, VALUE: K INPUT ID: 2619, VALUE: A INPUT ID: 1663, VALUE: K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63 () String <text:s text:c="4"/>"k") <text:s text:c="2"/>(define-fun sym1869 () String <text:s text:c="4"/>"k") <text:s text:c="2"/>(define-fun sym1450 () String <text:s text:c="4"/>"K") <text:s text:c="2"/>(define-fun sym2295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024 () String <text:s text:c="4"/>"k") <text:s text:c="2"/>(define-fun sym2619 () String <text:s text:c="4"/>"X") <text:s text:c="2"/>(define-fun sym1237 () String <text:s text:c="4"/>"K") <text:s text:c="2"/>(define-fun sym2082 () String <text:s text:c="4"/>"k") <text:s text:c="2"/>(define-fun sym2508 () String <text:s text:c="4"/>"k") <text:s text:c="2"/>(define-fun sym811 () String <text:s text:c="4"/>"k") <text:s text:c="2"/>(define-fun sym551 () String <text:s text:c="4"/>"k"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k") <text:s text:c="2"/>(define-fun L1 () String "a") <text:s text:c="2"/>(define-fun L4 () String "k") <text:s text:c="2"/>(define-fun L3 () String "k") <text:s text:c="2"/>(define-fun L11 () String "k") <text:s text:c="2"/>(define-fun L6 () String "k") <text:s text:c="2"/>(define-fun L21 () String "k") <text:s text:c="2"/>(define-fun L10 () String "k") <text:s text:c="2"/>(define-fun L5 () String "y") <text:s text:c="2"/>(define-fun L9 () String "k") <text:s text:c="2"/>(define-fun L13 () String "k") <text:s text:c="2"/>(define-fun sym161 () String "") <text:s text:c="2"/>(define-fun sym2295 () String "K") <text:s text:c="2"/>(define-fun sym1450 () String "K") <text:s text:c="2"/>(define-fun sym1663 () String "K") <text:s text:c="2"/>(define-fun sym1024 () String "K") <text:s text:c="2"/>(define-fun sym551 () String "K") <text:s text:c="2"/>(define-fun sym1237 () String "K") <text:s text:c="2"/>(define-fun sym1869 () String "K") <text:s text:c="2"/>(define-fun sym2619 () String "A") <text:s text:c="2"/>(define-fun sym2508 () String "K") <text:s text:c="2"/>(define-fun sym209 () String "Y") <text:s text:c="2"/>(define-fun sym811 () String "K") <text:s text:c="2"/>(define-fun sym2082 () String "K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30.smt2</text:p>
          </table:table-cell>
          <table:table-cell office:value-type="float" office:value="1.29" calcext:value-type="float">
            <text:p>1.29</text:p>
          </table:table-cell>
          <table:table-cell office:value-type="float" office:value="1.306" calcext:value-type="float">
            <text:p>1.306</text:p>
          </table:table-cell>
          <table:table-cell table:style-name="ce30"/>
          <table:table-cell table:style-name="ce30" office:value-type="float" office:value="2.998" calcext:value-type="float">
            <text:p>2.998</text:p>
          </table:table-cell>
          <table:table-cell office:value-type="float" office:value="2.955" calcext:value-type="float">
            <text:p>2.955</text:p>
          </table:table-cell>
          <table:table-cell table:style-name="ce18"/>
          <table:table-cell table:style-name="ce30" office:value-type="float" office:value="3.697" calcext:value-type="float">
            <text:p>3.697</text:p>
          </table:table-cell>
          <table:table-cell office:value-type="float" office:value="3.757" calcext:value-type="float">
            <text:p>3.757</text:p>
          </table:table-cell>
          <table:table-cell table:style-name="ce18"/>
          <table:table-cell table:style-name="ce37" table:formula="of:=SUM([.C32:.E32])/3" office:value-type="float" office:value="0.865333333333333" calcext:value-type="float">
            <text:p>0.87</text:p>
          </table:table-cell>
          <table:table-cell table:style-name="ce37" table:formula="of:=SUM([.F32:.H32])/3" office:value-type="float" office:value="1.98433333333333" calcext:value-type="float">
            <text:p>1.98</text:p>
          </table:table-cell>
          <table:table-cell table:style-name="ce37" table:formula="of:=SUM([.I32:.K32])/3" office:value-type="float" office:value="2.48466666666667" calcext:value-type="float">
            <text:p>2.48</text:p>
          </table:table-cell>
          <table:table-cell/>
          <table:table-cell office:value-type="string" calcext:value-type="string">
            <text:p>INPUT ID: 161, VALUE: <text:s/>INPUT ID: 3169, VALUE: G INPUT ID: 3587, VALUE: L INPUT ID: 1894, VALUE: G INPUT ID: 551, VALUE: G INPUT ID: 2535, VALUE: G INPUT ID: 4231, VALUE: G INPUT ID: 1032, VALUE: G INPUT ID: 4328, VALUE: A INPUT ID: 1673, VALUE: H INPUT ID: 2953, VALUE: G INPUT ID: 2319, VALUE: G INPUT ID: 4015, VALUE: G INPUT ID: 816, VALUE: G INPUT ID: 209, VALUE: Y INPUT ID: 1457, VALUE: G INPUT ID: 3799, VALUE: G INPUT ID: 1241, VALUE: G INPUT ID: 3385, VALUE: G INPUT ID: 2107, VALUE: L INPUT ID: 2751, VALU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751 () String <text:s text:c="4"/>"G") <text:s text:c="2"/>(define-fun sym3385 () String <text:s text:c="4"/>"g") <text:s text:c="2"/>(define-fun sym3799 () String <text:s text:c="4"/>"G") <text:s text:c="2"/>(define-fun sym1457 () String <text:s text:c="4"/>"G") <text:s text:c="2"/>(define-fun sym1241 () String <text:s text:c="4"/>"G") <text:s text:c="2"/>(define-fun sym4015 () String <text:s text:c="4"/>"G") <text:s text:c="2"/>(define-fun sym2535 () String <text:s text:c="4"/>"G") <text:s text:c="2"/>(define-fun sym816 () String <text:s text:c="4"/>"G") <text:s text:c="2"/>(define-fun sym551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4231 () String <text:s text:c="4"/>"G") <text:s text:c="2"/>(define-fun sym209 () String <text:s text:c="4"/>"Y") <text:s text:c="2"/>(define-fun sym4328 () String <text:s text:c="4"/>"a") <text:s text:c="2"/>(define-fun sym2953 () String <text:s text:c="4"/>"G") <text:s text:c="2"/>(define-fun sym1673 () String <text:s text:c="4"/>"H") <text:s text:c="2"/>(define-fun sym2319 () String <text:s text:c="4"/>"G") <text:s text:c="2"/>(define-fun sym3169 () String <text:s text:c="4"/>"G") <text:s text:c="2"/>(define-fun sym2107 () String <text:s text:c="4"/>"l") <text:s text:c="2"/>(define-fun sym1894 () String <text:s text:c="4"/>"g") <text:s text:c="2"/>(define-fun sym1032 () String <text:s text:c="4"/>"g") <text:s text:c="2"/>(define-fun sym3587 () String <text:s text:c="4"/>"L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g") <text:s text:c="2"/>(define-fun L1 () String "h") <text:s text:c="2"/>(define-fun L4 () String "l") <text:s text:c="2"/>(define-fun L22 () String "g") <text:s text:c="2"/>(define-fun L11 () String "g") <text:s text:c="2"/>(define-fun L6 () String "g") <text:s text:c="2"/>(define-fun L10 () String "g") <text:s text:c="2"/>(define-fun L53 () String "g") <text:s text:c="2"/>(define-fun L8 () String "g") <text:s text:c="2"/>(define-fun L7 () String "l") <text:s text:c="2"/>(define-fun L15 () String "g") <text:s text:c="2"/>(define-fun L14 () String "g") <text:s text:c="2"/>(define-fun L46 () String "y") <text:s text:c="2"/>(define-fun L35 () String "g") <text:s text:c="2"/>(define-fun L13 () String "a") <text:s text:c="2"/>(define-fun L19 () String "g") <text:s text:c="2"/>(define-fun L28 () String "g") <text:s text:c="2"/>(define-fun L27 () String "g") <text:s text:c="2"/>(define-fun L16 () String "g") <text:s text:c="2"/>(define-fun sym161 () String "") <text:s text:c="2"/>(define-fun sym4231 () String "G") <text:s text:c="2"/>(define-fun sym1032 () String "G") <text:s text:c="2"/>(define-fun sym1241 () String "G") <text:s text:c="2"/>(define-fun sym3385 () String "G") <text:s text:c="2"/>(define-fun sym4015 () String "G") <text:s text:c="2"/>(define-fun sym1894 () String "G") <text:s text:c="2"/>(define-fun sym3587 () String "L") <text:s text:c="2"/>(define-fun sym2751 () String "G") <text:s text:c="2"/>(define-fun sym3169 () String "G") <text:s text:c="2"/>(define-fun sym1673 () String "H") <text:s text:c="2"/>(define-fun sym3799 () String "G") <text:s text:c="2"/>(define-fun sym4328 () String "A") <text:s text:c="2"/>(define-fun sym2107 () String "L") <text:s text:c="2"/>(define-fun sym2535 () String "G") <text:s text:c="2"/>(define-fun sym1457 () String "G") <text:s text:c="2"/>(define-fun sym2953 () String "G") <text:s text:c="2"/>(define-fun sym551 () String "G") <text:s text:c="2"/>(define-fun sym2319 () String "G") <text:s text:c="2"/>(define-fun sym816 () String "G") <text:s text:c="2"/>(define-fun sym209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04.smt2</text:p>
          </table:table-cell>
          <table:table-cell office:value-type="float" office:value="1.734" calcext:value-type="float">
            <text:p>1.734</text:p>
          </table:table-cell>
          <table:table-cell office:value-type="float" office:value="1.638" calcext:value-type="float">
            <text:p>1.638</text:p>
          </table:table-cell>
          <table:table-cell table:style-name="ce30"/>
          <table:table-cell table:style-name="ce30" office:value-type="float" office:value="2.556" calcext:value-type="float">
            <text:p>2.556</text:p>
          </table:table-cell>
          <table:table-cell office:value-type="float" office:value="2.359" calcext:value-type="float">
            <text:p>2.359</text:p>
          </table:table-cell>
          <table:table-cell table:style-name="ce18"/>
          <table:table-cell table:style-name="ce30" office:value-type="float" office:value="1200.112" calcext:value-type="float">
            <text:p>1200.112</text:p>
          </table:table-cell>
          <table:table-cell table:style-name="ce18" table:number-columns-repeated="2"/>
          <table:table-cell table:style-name="ce37" table:formula="of:=SUM([.C33:.E33])/3" office:value-type="float" office:value="1.124" calcext:value-type="float">
            <text:p>1.12</text:p>
          </table:table-cell>
          <table:table-cell table:style-name="ce37" table:formula="of:=SUM([.F33:.H33])/3" office:value-type="float" office:value="1.63833333333333" calcext:value-type="float">
            <text:p>1.64</text:p>
          </table:table-cell>
          <table:table-cell table:style-name="ce37" table:formula="of:=SUM([.I33:.K33])/3" office:value-type="float" office:value="400.037333333333" calcext:value-type="float">
            <text:p>400.04</text:p>
          </table:table-cell>
          <table:table-cell/>
          <table:table-cell office:value-type="string" calcext:value-type="string">
            <text:p>INPUT ID: 2528, VALUE: G INPUT ID: 161, VALUE: <text:s/>INPUT ID: 1026, VALUE: G INPUT ID: 2946, VALUE: G INPUT ID: 1667, VALUE: G INPUT ID: 1894, VALUE: L INPUT ID: 551, VALUE: G INPUT ID: 2312, VALUE: G INPUT ID: 1451, VALUE: G INPUT ID: 209, VALUE: Y INPUT ID: 1235, VALUE: G INPUT ID: 2744, VALUE: G INPUT ID: 3162, VALUE: G INPUT ID: 3259, VALUE: A INPUT ID: 2110, VALUE: G INPUT ID: 799, VALU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35 () String <text:s text:c="4"/>"g") <text:s text:c="2"/>(define-fun sym2312 () String <text:s text:c="4"/>"G") <text:s text:c="2"/>(define-fun sym799 () String <text:s text:c="4"/>"g") <text:s text:c="2"/>(define-fun sym2744 () String <text:s text:c="4"/>"G") <text:s text:c="2"/>(define-fun sym2110 () String <text:s text:c="4"/>"g") <text:s text:c="2"/>(define-fun sym2946 () String <text:s text:c="4"/>"g") <text:s text:c="2"/>(define-fun sym2528 () String <text:s text:c="4"/>"G") <text:s text:c="2"/>(define-fun sym1667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51 () String <text:s text:c="4"/>"G") <text:s text:c="2"/>(define-fun sym1026 () String <text:s text:c="4"/>"g") <text:s text:c="2"/>(define-fun sym209 () String <text:s text:c="4"/>"Y") <text:s text:c="2"/>(define-fun sym3259 () String <text:s text:c="4"/>"E") <text:s text:c="2"/>(define-fun sym1894 () String <text:s text:c="4"/>"L") <text:s text:c="2"/>(define-fun sym1451 () String <text:s text:c="4"/>"G") <text:s text:c="2"/>(define-fun sym3162 () String <text:s text:c="4"/>"G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l") <text:s text:c="2"/>(define-fun L2 () String "g") <text:s text:c="2"/>(define-fun L4 () String "g") <text:s text:c="2"/>(define-fun L11 () String "g") <text:s text:c="2"/>(define-fun L6 () String "g") <text:s text:c="2"/>(define-fun L10 () String "g") <text:s text:c="2"/>(define-fun L5 () String "g") <text:s text:c="2"/>(define-fun L8 () String "g") <text:s text:c="2"/>(define-fun L30 () String "g") <text:s text:c="2"/>(define-fun L7 () String "g") <text:s text:c="2"/>(define-fun L14 () String "g") <text:s text:c="2"/>(define-fun L24 () String "g") <text:s text:c="2"/>(define-fun L23 () String "a") <text:s text:c="2"/>(define-fun L12 () String "y") <text:s text:c="2"/>(define-fun L19 () String "g") <text:s text:c="2"/>(define-fun sym3162 () String "G") <text:s text:c="2"/>(define-fun sym161 () String "") <text:s text:c="2"/>(define-fun sym2110 () String "G") <text:s text:c="2"/>(define-fun sym1451 () String "G") <text:s text:c="2"/>(define-fun sym2312 () String "G") <text:s text:c="2"/>(define-fun sym1894 () String "L") <text:s text:c="2"/>(define-fun sym3259 () String "A") <text:s text:c="2"/>(define-fun sym1026 () String "G") <text:s text:c="2"/>(define-fun sym1235 () String "G") <text:s text:c="2"/>(define-fun sym1667 () String "G") <text:s text:c="2"/>(define-fun sym2744 () String "G") <text:s text:c="2"/>(define-fun sym551 () String "G") <text:s text:c="2"/>(define-fun sym2946 () String "G") <text:s text:c="2"/>(define-fun sym2528 () String "G") <text:s text:c="2"/>(define-fun sym209 () String "Y") <text:s text:c="2"/>(define-fun sym799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07.smt2</text:p>
          </table:table-cell>
          <table:table-cell office:value-type="float" office:value="1.922" calcext:value-type="float">
            <text:p>1.922</text:p>
          </table:table-cell>
          <table:table-cell office:value-type="float" office:value="1.829" calcext:value-type="float">
            <text:p>1.829</text:p>
          </table:table-cell>
          <table:table-cell table:style-name="ce30"/>
          <table:table-cell table:style-name="ce30" office:value-type="float" office:value="2.599" calcext:value-type="float">
            <text:p>2.599</text:p>
          </table:table-cell>
          <table:table-cell office:value-type="float" office:value="2.602" calcext:value-type="float">
            <text:p>2.602</text:p>
          </table:table-cell>
          <table:table-cell table:style-name="ce18"/>
          <table:table-cell table:style-name="ce30" office:value-type="float" office:value="1200.074" calcext:value-type="float">
            <text:p>1200.074</text:p>
          </table:table-cell>
          <table:table-cell table:style-name="ce18" table:number-columns-repeated="2"/>
          <table:table-cell table:style-name="ce37" table:formula="of:=SUM([.C34:.E34])/3" office:value-type="float" office:value="1.25033333333333" calcext:value-type="float">
            <text:p>1.25</text:p>
          </table:table-cell>
          <table:table-cell table:style-name="ce37" table:formula="of:=SUM([.F34:.H34])/3" office:value-type="float" office:value="1.73366666666667" calcext:value-type="float">
            <text:p>1.73</text:p>
          </table:table-cell>
          <table:table-cell table:style-name="ce37" table:formula="of:=SUM([.I34:.K34])/3" office:value-type="float" office:value="400.024666666667" calcext:value-type="float">
            <text:p>400.02</text:p>
          </table:table-cell>
          <table:table-cell/>
          <table:table-cell office:value-type="string" calcext:value-type="string">
            <text:p>INPUT ID: 512, VALUE: NAME INPUT ID: 640, VALUE: <text:s/>INPUT ID: 129, VALUE: <text:s/>INPUT ID: 258, VALUE: <text:s/>INPUT ID: 388, VALUE: <text:s/>INPUT ID: 650, VALUE: <text:s/>INPUT ID: 139, VALUE: DESCRIPTION INPUT ID: 268, VALUE: <text:s/>INPUT ID: 398, VALUE: <text:s/>INPUT ID: 526, VALUE: <text:s/>INPUT ID: 660, VALUE: <text:s/>INPUT ID: 278, VALUE: FIELD INPUT ID: 408, VALUE: OPTION INPUT ID: 536, VALUE: DESCRIPTION INPUT ID: 154, VALUE: <text:s/>INPUT ID: 670, VALUE: OPTION INPUT ID: 164, VALUE: <text:s/>INPUT ID: 292, VALUE: NAME INPUT ID: 550, VALUE: <text:s/>INPUT ID: 424, VALUE: <text:s/>INPUT ID: 684, VALUE: <text:s/>INPUT ID: 174, VALUE: <text:s/>INPUT ID: 560, VALUE: <text:s/>INPUT ID: 434, VALUE: <text:s/>INPUT ID: 307, VALUE: <text:s/>INPUT ID: 694, VALUE: <text:s/>INPUT ID: 184, VALUE: <text:s/>INPUT ID: 570, VALUE: TYPE INPUT ID: 444, VALUE: <text:s/>INPUT ID: 317, VALUE: DESCRIPTION INPUT ID: 704, VALUE: <text:s/>INPUT ID: 194, VALUE: <text:s/>INPUT ID: 454, VALUE: <text:s/>INPUT ID: 584, VALUE: <text:s/>INPUT ID: 204, VALUE: TABLE INPUT ID: 332, VALUE: <text:s/>INPUT ID: 464, VALUE: OPTION INPUT ID: 594, VALUE: <text:s/>INPUT ID: 342, VALUE: <text:s/>INPUT ID: 218, VALUE: NAME INPUT ID: 92, VALUE: DATABASE INPUT ID: 604, VALUE: <text:s/>INPUT ID: 478, VALUE: <text:s/>INPUT ID: 352, VALUE: TYPE INPUT ID: 614, VALUE: LENGTH INPUT ID: 488, VALUE: <text:s/>INPUT ID: 233, VALUE: <text:s/>INPUT ID: 368, VALUE: <text:s/>INPUT ID: 114, VALUE: NAME INPUT ID: 498, VALUE: FIELD INPUT ID: 243, VALUE: DESCRIPTION INPUT ID: 630, VALUE: <text:s/>INPUT ID: 378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name") <text:s text:c="2"/>(define-fun L84 () String "") <text:s text:c="2"/>(define-fun L40 () String "description") <text:s text:c="2"/>(define-fun L2 () String "length") <text:s text:c="2"/>(define-fun L72 () String "name") <text:s text:c="2"/>(define-fun L60 () String "") <text:s text:c="2"/>(define-fun L92 () String "") <text:s text:c="2"/>(define-fun L88 () String "") <text:s text:c="2"/>(define-fun L44 () String "database") <text:s text:c="2"/>(define-fun L6 () String "name") <text:s text:c="2"/>(define-fun L76 () String "field") <text:s text:c="2"/>(define-fun L32 () String "") <text:s text:c="2"/>(define-fun L64 () String "") <text:s text:c="2"/>(define-fun L20 () String "") <text:s text:c="2"/>(define-fun L96 () String "") <text:s text:c="2"/>(define-fun L52 () String "") <text:s text:c="2"/>(define-fun L48 () String "") <text:s text:c="2"/>(define-fun L36 () String "") <text:s text:c="2"/>(define-fun L68 () String "") <text:s text:c="2"/>(define-fun L24 () String "") <text:s text:c="2"/>(define-fun L56 () String "option") <text:s text:c="2"/>(define-fun L12 () String "field") <text:s text:c="2"/>(define-fun L28 () String "") <text:s text:c="2"/>(define-fun L16 () String "name") <text:s text:c="2"/>(define-fun L100 () String "") <text:s text:c="2"/>(define-fun L1 () String "name") <text:s text:c="2"/>(define-fun L104 () String "") <text:s text:c="2"/>(define-fun L9 () String "description") <text:s text:c="2"/>(define-fun L57 () String "option") <text:s text:c="2"/>(define-fun L13 () String "field") <text:s text:c="2"/>(define-fun L45 () String "database") <text:s text:c="2"/>(define-fun L90 () String "") <text:s text:c="2"/>(define-fun L0 () String "") <text:s text:c="2"/>(define-fun L62 () String "option") <text:s text:c="2"/>(define-fun L94 () String "description") <text:s text:c="2"/>(define-fun L50 () String "") <text:s text:c="2"/>(define-fun L82 () String "description") <text:s text:c="2"/>(define-fun L4 () String "") <text:s text:c="2"/>(define-fun L70 () String "") <text:s text:c="2"/>(define-fun L66 () String "") <text:s text:c="2"/>(define-fun L22 () String "") <text:s text:c="2"/>(define-fun L98 () String "table") <text:s text:c="2"/>(define-fun L54 () String "type") <text:s text:c="2"/>(define-fun L10 () String "type") <text:s text:c="2"/>(define-fun L86 () String "") <text:s text:c="2"/>(define-fun L42 () String "") <text:s text:c="2"/>(define-fun L8 () String "") <text:s text:c="2"/>(define-fun L74 () String "option") <text:s text:c="2"/>(define-fun L30 () String "") <text:s text:c="2"/>(define-fun L26 () String "") <text:s text:c="2"/>(define-fun L58 () String "") <text:s text:c="2"/>(define-fun L14 () String "") <text:s text:c="2"/>(define-fun L46 () String "description") <text:s text:c="2"/>(define-fun L78 () String "") <text:s text:c="2"/>(define-fun L34 () String "") <text:s text:c="2"/>(define-fun L18 () String "") <text:s text:c="2"/>(define-fun L38 () String "") <text:s text:c="2"/>(define-fun L102 () String "") <text:s text:c="2"/>(define-fun L3 () String "length") <text:s text:c="2"/>(define-fun L11 () String "type") <text:s text:c="2"/>(define-fun L23 () String "table") <text:s text:c="2"/>(define-fun sym194 () String "") <text:s text:c="2"/>(define-fun sym512 () String "NAME") <text:s text:c="2"/>(define-fun sym434 () String "") <text:s text:c="2"/>(define-fun sym478 () String "") <text:s text:c="2"/>(define-fun sym114 () String "NAME") <text:s text:c="2"/>(define-fun sym278 () String "FIELD") <text:s text:c="2"/>(define-fun sym630 () String "") <text:s text:c="2"/>(define-fun sym398 () String "") <text:s text:c="2"/>(define-fun sym233 () String "") <text:s text:c="2"/>(define-fun sym550 () String "") <text:s text:c="2"/>(define-fun sym154 () String "") <text:s text:c="2"/>(define-fun sym594 () String "") <text:s text:c="2"/>(define-fun sym352 () String "TYPE") <text:s text:c="2"/>(define-fun sym670 () String "OPTION") <text:s text:c="2"/>(define-fun sym317 () String "DESCRIPTION") <text:s text:c="2"/>(define-fun sym184 () String "") <text:s text:c="2"/>(define-fun sym424 () String "") <text:s text:c="2"/>(define-fun sym268 () String "") <text:s text:c="2"/>(define-fun sym388 () String "") <text:s text:c="2"/>(define-fun sym464 () String "OPTION") <text:s text:c="2"/>(define-fun sym584 () String "") <text:s text:c="2"/>(define-fun sym342 () String "") <text:s text:c="2"/>(define-fun sym660 () String "") <text:s text:c="2"/>(define-fun sym704 () String "") <text:s text:c="2"/>(define-fun sym307 () String "") <text:s text:c="2"/>(define-fun sym570 () String "TYPE") <text:s text:c="2"/>(define-fun sym174 () String "") <text:s text:c="2"/>(define-fun sym292 () String "NAME") <text:s text:c="2"/>(define-fun sym258 () String "") <text:s text:c="2"/>(define-fun sym378 () String "") <text:s text:c="2"/>(define-fun sym454 () String "") <text:s text:c="2"/>(define-fun sym498 () String "FIELD") <text:s text:c="2"/>(define-fun sym332 () String "") <text:s text:c="2"/>(define-fun sym650 () String "") <text:s text:c="2"/>(define-fun sym694 () String "") <text:s text:c="2"/>(define-fun sym92 () String "DATABASE") <text:s text:c="2"/>(define-fun sym218 () String "NAME") <text:s text:c="2"/>(define-fun sym614 () String "LENGTH") <text:s text:c="2"/>(define-fun sym536 () String "DESCRIPTION") <text:s text:c="2"/>(define-fun sym139 () String "DESCRIPTION") <text:s text:c="2"/>(define-fun sym204 () String "TABLE") <text:s text:c="2"/>(define-fun sym368 () String "") <text:s text:c="2"/>(define-fun sym444 () String "") <text:s text:c="2"/>(define-fun sym488 () String "") <text:s text:c="2"/>(define-fun sym640 () String "") <text:s text:c="2"/>(define-fun sym684 () String "") <text:s text:c="2"/>(define-fun sym243 () String "DESCRIPTION") <text:s text:c="2"/>(define-fun sym164 () String "") <text:s text:c="2"/>(define-fun sym560 () String "") <text:s text:c="2"/>(define-fun sym408 () String "OPTION") <text:s text:c="2"/>(define-fun sym604 () String "") <text:s text:c="2"/>(define-fun sym526 () String "") <text:s text:c="2"/>(define-fun sym129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09.smt2</text:p>
          </table:table-cell>
          <table:table-cell office:value-type="float" office:value="1.793" calcext:value-type="float">
            <text:p>1.793</text:p>
          </table:table-cell>
          <table:table-cell office:value-type="float" office:value="1.895" calcext:value-type="float">
            <text:p>1.895</text:p>
          </table:table-cell>
          <table:table-cell table:style-name="ce30"/>
          <table:table-cell table:style-name="ce30" office:value-type="float" office:value="2.5" calcext:value-type="float">
            <text:p>2.5</text:p>
          </table:table-cell>
          <table:table-cell office:value-type="float" office:value="2.543" calcext:value-type="float">
            <text:p>2.543</text:p>
          </table:table-cell>
          <table:table-cell table:style-name="ce18"/>
          <table:table-cell table:style-name="ce30" office:value-type="float" office:value="1200.118" calcext:value-type="float">
            <text:p>1200.118</text:p>
          </table:table-cell>
          <table:table-cell table:style-name="ce18" table:number-columns-repeated="2"/>
          <table:table-cell table:style-name="ce37" table:formula="of:=SUM([.C35:.E35])/3" office:value-type="float" office:value="1.22933333333333" calcext:value-type="float">
            <text:p>1.23</text:p>
          </table:table-cell>
          <table:table-cell table:style-name="ce37" table:formula="of:=SUM([.F35:.H35])/3" office:value-type="float" office:value="1.681" calcext:value-type="float">
            <text:p>1.68</text:p>
          </table:table-cell>
          <table:table-cell table:style-name="ce37" table:formula="of:=SUM([.I35:.K35])/3" office:value-type="float" office:value="400.039333333333" calcext:value-type="float">
            <text:p>400.04</text:p>
          </table:table-cell>
          <table:table-cell/>
          <table:table-cell office:value-type="string" calcext:value-type="string">
            <text:p>INPUT ID: 389, VALUE: <text:s/>INPUT ID: 135, VALUE: NAME INPUT ID: 519, VALUE: FIELD INPUT ID: 264, VALUE: DESCRIPTION INPUT ID: 651, VALUE: <text:s/>INPUT ID: 399, VALUE: <text:s/>INPUT ID: 20, VALUE: HTML INPUT ID: 533, VALUE: NAME INPUT ID: 661, VALUE: <text:s/>INPUT ID: 150, VALUE: <text:s/>INPUT ID: 279, VALUE: <text:s/>INPUT ID: 409, VALUE: <text:s/>INPUT ID: 671, VALUE: <text:s/>INPUT ID: 160, VALUE: DESCRIPTION INPUT ID: 289, VALUE: <text:s/>INPUT ID: 419, VALUE: <text:s/>INPUT ID: 547, VALUE: <text:s/>INPUT ID: 681, VALUE: <text:s/>INPUT ID: 299, VALUE: FIELD INPUT ID: 429, VALUE: OPTION INPUT ID: 557, VALUE: DESCRIPTION INPUT ID: 175, VALUE: <text:s/>INPUT ID: 691, VALUE: OPTION INPUT ID: 185, VALUE: <text:s/>INPUT ID: 313, VALUE: NAME INPUT ID: 571, VALUE: <text:s/>INPUT ID: 445, VALUE: <text:s/>INPUT ID: 705, VALUE: <text:s/>INPUT ID: 195, VALUE: <text:s/>INPUT ID: 581, VALUE: <text:s/>INPUT ID: 455, VALUE: <text:s/>INPUT ID: 328, VALUE: <text:s/>INPUT ID: 715, VALUE: <text:s/>INPUT ID: 205, VALUE: <text:s/>INPUT ID: 591, VALUE: TYPE INPUT ID: 465, VALUE: <text:s/>INPUT ID: 338, VALUE: DESCRIPTION INPUT ID: 725, VALUE: <text:s/>INPUT ID: 215, VALUE: <text:s/>INPUT ID: 475, VALUE: <text:s/>INPUT ID: 605, VALUE: <text:s/>INPUT ID: 225, VALUE: TABLE INPUT ID: 353, VALUE: <text:s/>INPUT ID: 485, VALUE: OPTION INPUT ID: 615, VALUE: <text:s/>INPUT ID: 363, VALUE: <text:s/>INPUT ID: 239, VALUE: NAME INPUT ID: 113, VALUE: DATABASE INPUT ID: 625, VALUE: <text:s/>INPUT ID: 499, VALUE: <text:s/>INPUT ID: 373, VALUE: TYPE INPUT ID: 635, VALUE: LENGTH 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14.smt2</text:p>
          </table:table-cell>
          <table:table-cell office:value-type="float" office:value="0.99" calcext:value-type="float">
            <text:p>0.99</text:p>
          </table:table-cell>
          <table:table-cell office:value-type="float" office:value="0.972" calcext:value-type="float">
            <text:p>0.972</text:p>
          </table:table-cell>
          <table:table-cell table:style-name="ce30"/>
          <table:table-cell table:style-name="ce30" office:value-type="float" office:value="2.307" calcext:value-type="float">
            <text:p>2.307</text:p>
          </table:table-cell>
          <table:table-cell office:value-type="float" office:value="2.27" calcext:value-type="float">
            <text:p>2.27</text:p>
          </table:table-cell>
          <table:table-cell table:style-name="ce18"/>
          <table:table-cell table:style-name="ce30" office:value-type="float" office:value="200.431" calcext:value-type="float">
            <text:p>200.431</text:p>
          </table:table-cell>
          <table:table-cell office:value-type="float" office:value="199.844" calcext:value-type="float">
            <text:p>199.844</text:p>
          </table:table-cell>
          <table:table-cell table:style-name="ce18"/>
          <table:table-cell table:style-name="ce37" table:formula="of:=SUM([.C36:.E36])/3" office:value-type="float" office:value="0.654" calcext:value-type="float">
            <text:p>0.65</text:p>
          </table:table-cell>
          <table:table-cell table:style-name="ce37" table:formula="of:=SUM([.F36:.H36])/3" office:value-type="float" office:value="1.52566666666667" calcext:value-type="float">
            <text:p>1.53</text:p>
          </table:table-cell>
          <table:table-cell table:style-name="ce37" table:formula="of:=SUM([.I36:.K36])/3" office:value-type="float" office:value="133.425" calcext:value-type="float">
            <text:p>133.43</text:p>
          </table:table-cell>
          <table:table-cell/>
          <table:table-cell office:value-type="string" calcext:value-type="string">
            <text:p>INPUT ID: 389, VALUE: <text:s/>INPUT ID: 135, VALUE: NAME INPUT ID: 519, VALUE: FIELD INPUT ID: 264, VALUE: DESCRIPTION INPUT ID: 651, VALUE: <text:s/>INPUT ID: 399, VALUE: <text:s/>INPUT ID: 20, VALUE: <text:s/>INPUT ID: 533, VALUE: NAME INPUT ID: 661, VALUE: <text:s/>INPUT ID: 150, VALUE: <text:s/>INPUT ID: 279, VALUE: <text:s/>INPUT ID: 409, VALUE: <text:s/>INPUT ID: 671, VALUE: <text:s/>INPUT ID: 160, VALUE: DESCRIPTION INPUT ID: 289, VALUE: <text:s/>INPUT ID: 419, VALUE: <text:s/>INPUT ID: 547, VALUE: <text:s/>INPUT ID: 681, VALUE: <text:s/>INPUT ID: 299, VALUE: FIELD INPUT ID: 429, VALUE: OPTION INPUT ID: 557, VALUE: DESCRIPTION INPUT ID: 175, VALUE: <text:s/>INPUT ID: 691, VALUE: OPTION INPUT ID: 185, VALUE: <text:s/>INPUT ID: 313, VALUE: NAME INPUT ID: 571, VALUE: <text:s/>INPUT ID: 445, VALUE: <text:s/>INPUT ID: 705, VALUE: <text:s/>INPUT ID: 195, VALUE: <text:s/>INPUT ID: 581, VALUE: <text:s/>INPUT ID: 455, VALUE: <text:s/>INPUT ID: 328, VALUE: <text:s/>INPUT ID: 715, VALUE: <text:s/>INPUT ID: 205, VALUE: <text:s/>INPUT ID: 591, VALUE: TYPE INPUT ID: 465, VALUE: <text:s/>INPUT ID: 338, VALUE: DESCRIPTION INPUT ID: 725, VALUE: <text:s/>INPUT ID: 215, VALUE: <text:s/>INPUT ID: 475, VALUE: <text:s/>INPUT ID: 605, VALUE: <text:s/>INPUT ID: 225, VALUE: TABLE INPUT ID: 353, VALUE: <text:s/>INPUT ID: 485, VALUE: OPTION INPUT ID: 615, VALUE: <text:s/>INPUT ID: 363, VALUE: <text:s/>INPUT ID: 239, VALUE: NAME INPUT ID: 113, VALUE: DATABASE INPUT ID: 625, VALUE: <text:s/>INPUT ID: 499, VALUE: <text:s/>INPUT ID: 373, VALUE: TYPE INPUT ID: 635, VALUE: LENGTH 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") <text:s text:c="2"/>(define-fun L2 () String "") <text:s text:c="2"/>(define-fun L72 () String "") <text:s text:c="2"/>(define-fun L92 () String "") <text:s text:c="2"/>(define-fun L88 () String "name") <text:s text:c="2"/>(define-fun L6 () String "") <text:s text:c="2"/>(define-fun L76 () String "") <text:s text:c="2"/>(define-fun L32 () String "") <text:s text:c="2"/>(define-fun L20 () String "") <text:s text:c="2"/>(define-fun L96 () String "") <text:s text:c="2"/>(define-fun L68 () String "") <text:s text:c="2"/>(define-fun L24 () String "option") <text:s text:c="2"/>(define-fun L12 () String "") <text:s text:c="2"/>(define-fun L28 () String "field") <text:s text:c="2"/>(define-fun L16 () String "database") <text:s text:c="2"/>(define-fun L100 () String "") <text:s text:c="2"/>(define-fun L61 () String "name") <text:s text:c="2"/>(define-fun L1 () String "name") <text:s text:c="2"/>(define-fun L5 () String "field") <text:s text:c="2"/>(define-fun L53 () String "option") <text:s text:c="2"/>(define-fun L41 () String "description") <text:s text:c="2"/>(define-fun L37 () String "") <text:s text:c="2"/>(define-fun L104 () String "") <text:s text:c="2"/>(define-fun L25 () String "option") <text:s text:c="2"/>(define-fun L57 () String "") <text:s text:c="2"/>(define-fun L45 () String "") <text:s text:c="2"/>(define-fun L17 () String "database") <text:s text:c="2"/>(define-fun L49 () String "description") <text:s text:c="2"/>(define-fun L90 () String "type") <text:s text:c="2"/>(define-fun L0 () String "") <text:s text:c="2"/>(define-fun L94 () String "name") <text:s text:c="2"/>(define-fun L82 () String "") <text:s text:c="2"/>(define-fun L4 () String "field") <text:s text:c="2"/>(define-fun L70 () String "") <text:s text:c="2"/>(define-fun L66 () String "") <text:s text:c="2"/>(define-fun L22 () String "") <text:s text:c="2"/>(define-fun L98 () String "") <text:s text:c="2"/>(define-fun L10 () String "") <text:s text:c="2"/>(define-fun L86 () String "option") <text:s text:c="2"/>(define-fun L8 () String "") <text:s text:c="2"/>(define-fun L74 () String "name") <text:s text:c="2"/>(define-fun L30 () String "") <text:s text:c="2"/>(define-fun L26 () String "table") <text:s text:c="2"/>(define-fun L14 () String "") <text:s text:c="2"/>(define-fun L78 () String "type") <text:s text:c="2"/>(define-fun L34 () String "") <text:s text:c="2"/>(define-fun L18 () String "description") <text:s text:c="2"/>(define-fun L102 () String "") <text:s text:c="2"/>(define-fun L51 () String "") <text:s text:c="2"/>(define-fun L3 () String "length") <text:s text:c="2"/>(define-fun L55 () String "description") <text:s text:c="2"/>(define-fun L43 () String "") <text:s text:c="2"/>(define-fun L63 () String "") <text:s text:c="2"/>(define-fun L7 () String "description") <text:s text:c="2"/>(define-fun L59 () String "") <text:s text:c="2"/>(define-fun L15 () String "type") <text:s text:c="2"/>(define-fun L47 () String "") <text:s text:c="2"/>(define-fun L35 () String "") <text:s text:c="2"/>(define-fun L106 () String "") <text:s text:c="2"/>(define-fun L39 () String "length") <text:s text:c="2"/>(define-fun L27 () String "table") <text:s text:c="2"/>(define-fun sym591 () String "TYPE") <text:s text:c="2"/>(define-fun sym195 () String "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239 () String "NAME") <text:s text:c="2"/>(define-fun sym635 () String "LENGTH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373 () String "TYPE") <text:s text:c="2"/>(define-fun sym175 () String "") <text:s text:c="2"/>(define-fun sym571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15.smt2</text:p>
          </table:table-cell>
          <table:table-cell office:value-type="float" office:value="1.721" calcext:value-type="float">
            <text:p>1.721</text:p>
          </table:table-cell>
          <table:table-cell office:value-type="float" office:value="1.882" calcext:value-type="float">
            <text:p>1.882</text:p>
          </table:table-cell>
          <table:table-cell table:style-name="ce30"/>
          <table:table-cell table:style-name="ce30" office:value-type="float" office:value="2.547" calcext:value-type="float">
            <text:p>2.547</text:p>
          </table:table-cell>
          <table:table-cell office:value-type="float" office:value="2.532" calcext:value-type="float">
            <text:p>2.532</text:p>
          </table:table-cell>
          <table:table-cell table:style-name="ce18"/>
          <table:table-cell table:style-name="ce30" office:value-type="float" office:value="1200.105" calcext:value-type="float">
            <text:p>1200.105</text:p>
          </table:table-cell>
          <table:table-cell table:style-name="ce18" table:number-columns-repeated="2"/>
          <table:table-cell table:style-name="ce37" table:formula="of:=SUM([.C37:.E37])/3" office:value-type="float" office:value="1.201" calcext:value-type="float">
            <text:p>1.20</text:p>
          </table:table-cell>
          <table:table-cell table:style-name="ce37" table:formula="of:=SUM([.F37:.H37])/3" office:value-type="float" office:value="1.693" calcext:value-type="float">
            <text:p>1.69</text:p>
          </table:table-cell>
          <table:table-cell table:style-name="ce37" table:formula="of:=SUM([.I37:.K37])/3" office:value-type="float" office:value="400.035" calcext:value-type="float">
            <text:p>400.04</text:p>
          </table:table-cell>
          <table:table-cell/>
          <table:table-cell office:value-type="string" calcext:value-type="string">
            <text:p>INPUT ID: 160, VALUE: DESCRIPTION INPUT ID: 113, VALUE: DATABASE INPUT ID: 195, VALUE: <text:s/>INPUT ID: 20, VALUE: HTML INPUT ID: 150, VALUE: <text:s/>INPUT ID: 135, VALUE: NAME INPUT ID: 185, VALUE: <text:s/>INPUT ID: 175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13 () String <text:s text:c="4"/>"daTAbASe") <text:s text:c="2"/>(define-fun sym150 () String <text:s text:c="4"/>"V") <text:s text:c="2"/>(define-fun sym135 () String <text:s text:c="4"/>"NaMe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75 () String <text:s text:c="4"/>"") <text:s text:c="2"/>(define-fun sym195 () String <text:s text:c="4"/>"eA") <text:s text:c="2"/>(define-fun sym160 () String <text:s text:c="4"/>"DeSCrIPTIon") <text:s text:c="2"/>(define-fun sym185 () String <text:s text:c="4"/>"X") <text:s text:c="2"/>(define-fun sym20 () String <text:s text:c="4"/>"htMl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description") <text:s text:c="2"/>(define-fun L1 () String "description") <text:s text:c="2"/>(define-fun L4 () String "database") <text:s text:c="2"/>(define-fun L11 () String "table") <text:s text:c="2"/>(define-fun L6 () String "name") <text:s text:c="2"/>(define-fun L10 () String "") <text:s text:c="2"/>(define-fun L5 () String "database") <text:s text:c="2"/>(define-fun L8 () String "") <text:s text:c="2"/>(define-fun L7 () String "name") <text:s text:c="2"/>(define-fun L14 () String "") <text:s text:c="2"/>(define-fun L12 () String "html") <text:s text:c="2"/>(define-fun sym185 () String "") <text:s text:c="2"/>(define-fun sym195 () String "") <text:s text:c="2"/>(define-fun sym150 () String "") <text:s text:c="2"/>(define-fun sym160 () String "DESCRIPTION") <text:s text:c="2"/>(define-fun sym20 () String "HTML") <text:s text:c="2"/>(define-fun sym135 () String "NAME") <text:s text:c="2"/>(define-fun sym113 () String "DATABASE") <text:s text:c="2"/>(define-fun sym17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16.smt2</text:p>
          </table:table-cell>
          <table:table-cell office:value-type="float" office:value="1.89" calcext:value-type="float">
            <text:p>1.89</text:p>
          </table:table-cell>
          <table:table-cell office:value-type="float" office:value="1.861" calcext:value-type="float">
            <text:p>1.861</text:p>
          </table:table-cell>
          <table:table-cell table:style-name="ce30"/>
          <table:table-cell table:style-name="ce30" office:value-type="float" office:value="2.538" calcext:value-type="float">
            <text:p>2.538</text:p>
          </table:table-cell>
          <table:table-cell office:value-type="float" office:value="2.573" calcext:value-type="float">
            <text:p>2.573</text:p>
          </table:table-cell>
          <table:table-cell table:style-name="ce18"/>
          <table:table-cell table:style-name="ce30" office:value-type="float" office:value="1200.098" calcext:value-type="float">
            <text:p>1200.098</text:p>
          </table:table-cell>
          <table:table-cell table:style-name="ce18" table:number-columns-repeated="2"/>
          <table:table-cell table:style-name="ce37" table:formula="of:=SUM([.C38:.E38])/3" office:value-type="float" office:value="1.25033333333333" calcext:value-type="float">
            <text:p>1.25</text:p>
          </table:table-cell>
          <table:table-cell table:style-name="ce37" table:formula="of:=SUM([.F38:.H38])/3" office:value-type="float" office:value="1.70366666666667" calcext:value-type="float">
            <text:p>1.70</text:p>
          </table:table-cell>
          <table:table-cell table:style-name="ce37" table:formula="of:=SUM([.I38:.K38])/3" office:value-type="float" office:value="400.032666666667" calcext:value-type="float">
            <text:p>400.03</text:p>
          </table:table-cell>
          <table:table-cell/>
          <table:table-cell office:value-type="string" calcext:value-type="string">
            <text:p>INPUT ID: 384, VALUE: <text:s/>INPUT ID: 518, VALUE: NAME INPUT ID: 646, VALUE: <text:s/>INPUT ID: 135, VALUE: <text:s/>INPUT ID: 264, VALUE: <text:s/>INPUT ID: 394, VALUE: <text:s/>INPUT ID: 656, VALUE: <text:s/>INPUT ID: 145, VALUE: DESCRIPTION INPUT ID: 274, VALUE: <text:s/>INPUT ID: 404, VALUE: <text:s/>INPUT ID: 532, VALUE: <text:s/>INPUT ID: 20, VALUE: HTML INPUT ID: 666, VALUE: <text:s/>INPUT ID: 284, VALUE: FIELD INPUT ID: 414, VALUE: OPTION INPUT ID: 542, VALUE: DESCRIPTION INPUT ID: 160, VALUE: <text:s/>INPUT ID: 676, VALUE: OPTION INPUT ID: 170, VALUE: <text:s/>INPUT ID: 298, VALUE: NAME INPUT ID: 556, VALUE: <text:s/>INPUT ID: 430, VALUE: <text:s/>INPUT ID: 690, VALUE: <text:s/>INPUT ID: 180, VALUE: <text:s/>INPUT ID: 566, VALUE: <text:s/>INPUT ID: 440, VALUE: <text:s/>INPUT ID: 313, VALUE: <text:s/>INPUT ID: 700, VALUE: <text:s/>INPUT ID: 190, VALUE: <text:s/>INPUT ID: 576, VALUE: TYPE INPUT ID: 450, VALUE: <text:s/>INPUT ID: 323, VALUE: DESCRIPTION INPUT ID: 710, VALUE: <text:s/>INPUT ID: 200, VALUE: <text:s/>INPUT ID: 460, VALUE: <text:s/>INPUT ID: 590, VALUE: <text:s/>INPUT ID: 210, VALUE: TABLE INPUT ID: 338, VALUE: <text:s/>INPUT ID: 470, VALUE: OPTION INPUT ID: 600, VALUE: <text:s/>INPUT ID: 348, VALUE: <text:s/>INPUT ID: 224, VALUE: NAME INPUT ID: 610, VALUE: <text:s/>INPUT ID: 484, VALUE: <text:s/>INPUT ID: 358, VALUE: TYPE INPUT ID: 620, VALUE: LENGTH INPUT ID: 494, VALUE: <text:s/>INPUT ID: 239, VALUE: <text:s/>INPUT ID: 113, VALUE: DATABASE INPUT ID: 374, VALUE: <text:s/>INPUT ID: 504, VALUE: FIELD INPUT ID: 249, VALUE: DESCRIPTION INPUT ID: 636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40 () String "name") <text:s text:c="2"/>(define-fun L2 () String "field") <text:s text:c="2"/>(define-fun L72 () String "") <text:s text:c="2"/>(define-fun L60 () String "option") <text:s text:c="2"/>(define-fun L92 () String "") <text:s text:c="2"/>(define-fun L44 () String "") <text:s text:c="2"/>(define-fun L6 () String "") <text:s text:c="2"/>(define-fun L76 () String "") <text:s text:c="2"/>(define-fun L32 () String "name") <text:s text:c="2"/>(define-fun L64 () String "") <text:s text:c="2"/>(define-fun L20 () String "type") <text:s text:c="2"/>(define-fun L96 () String "name") <text:s text:c="2"/>(define-fun L52 () String "") <text:s text:c="2"/>(define-fun L48 () String "option") <text:s text:c="2"/>(define-fun L36 () String "") <text:s text:c="2"/>(define-fun L68 () String "description") <text:s text:c="2"/>(define-fun L24 () String "") <text:s text:c="2"/>(define-fun L56 () String "") <text:s text:c="2"/>(define-fun L12 () String "") <text:s text:c="2"/>(define-fun L28 () String "") <text:s text:c="2"/>(define-fun L16 () String "") <text:s text:c="2"/>(define-fun L100 () String "") <text:s text:c="2"/>(define-fun L1 () String "description") <text:s text:c="2"/>(define-fun L81 () String "description") <text:s text:c="2"/>(define-fun L21 () String "type") <text:s text:c="2"/>(define-fun L5 () String "database") <text:s text:c="2"/>(define-fun L85 () String "") <text:s text:c="2"/>(define-fun L104 () String "") <text:s text:c="2"/>(define-fun L90 () String "") <text:s text:c="2"/>(define-fun L0 () String "") <text:s text:c="2"/>(define-fun L62 () String "") <text:s text:c="2"/>(define-fun L94 () String "") <text:s text:c="2"/>(define-fun L50 () String "") <text:s text:c="2"/>(define-fun L4 () String "database") <text:s text:c="2"/>(define-fun L70 () String "") <text:s text:c="2"/>(define-fun L66 () String "") <text:s text:c="2"/>(define-fun L22 () String "description") <text:s text:c="2"/>(define-fun L98 () String "") <text:s text:c="2"/>(define-fun L54 () String "") <text:s text:c="2"/>(define-fun L10 () String "") <text:s text:c="2"/>(define-fun L42 () String "") <text:s text:c="2"/>(define-fun L8 () String "length") <text:s text:c="2"/>(define-fun L74 () String "description") <text:s text:c="2"/>(define-fun L30 () String "") <text:s text:c="2"/>(define-fun L26 () String "") <text:s text:c="2"/>(define-fun L58 () String "type") <text:s text:c="2"/>(define-fun L14 () String "") <text:s text:c="2"/>(define-fun L46 () String "") <text:s text:c="2"/>(define-fun L78 () String "html") <text:s text:c="2"/>(define-fun L34 () String "option") <text:s text:c="2"/>(define-fun L18 () String "field") <text:s text:c="2"/>(define-fun L38 () String "") <text:s text:c="2"/>(define-fun L102 () String "") <text:s text:c="2"/>(define-fun L83 () String "") <text:s text:c="2"/>(define-fun L3 () String "field") <text:s text:c="2"/>(define-fun L11 () String "name") <text:s text:c="2"/>(define-fun L87 () String "") <text:s text:c="2"/>(define-fun L7 () String "length") <text:s text:c="2"/>(define-fun L79 () String "table") <text:s text:c="2"/>(define-fun L35 () String "option") <text:s text:c="2"/>(define-fun L27 () String "table") <text:s text:c="2"/>(define-fun sym394 () String "") <text:s text:c="2"/>(define-fun sym470 () String "OPTION") <text:s text:c="2"/>(define-fun sym590 () String "") <text:s text:c="2"/>(define-fun sym190 () String "") <text:s text:c="2"/>(define-fun sym710 () String "") <text:s text:c="2"/>(define-fun sym556 () String "") <text:s text:c="2"/>(define-fun sym358 () String "TYPE") <text:s text:c="2"/>(define-fun sym676 () String "OPTION") <text:s text:c="2"/>(define-fun sym313 () String "") <text:s text:c="2"/>(define-fun sym113 () String "DATABASE") <text:s text:c="2"/>(define-fun sym430 () String "") <text:s text:c="2"/>(define-fun sym274 () String "") <text:s text:c="2"/>(define-fun sym518 () String "NAME") <text:s text:c="2"/>(define-fun sym636 () String "") <text:s text:c="2"/>(define-fun sym239 () String "") <text:s text:c="2"/>(define-fun sym460 () String "") <text:s text:c="2"/>(define-fun sym180 () String "") <text:s text:c="2"/>(define-fun sym666 () String "") <text:s text:c="2"/>(define-fun sym224 () String "NAME") <text:s text:c="2"/>(define-fun sym620 () String "LENGTH") <text:s text:c="2"/>(define-fun sym542 () String "DESCRIPTION") <text:s text:c="2"/>(define-fun sym145 () String "DESCRIPTION") <text:s text:c="2"/>(define-fun sym264 () String "") <text:s text:c="2"/>(define-fun sym384 () String "") <text:s text:c="2"/>(define-fun sym504 () String "FIELD") <text:s text:c="2"/>(define-fun sym20 () String "HTML") <text:s text:c="2"/>(define-fun sym348 () String "") <text:s text:c="2"/>(define-fun sym700 () String "") <text:s text:c="2"/>(define-fun sym690 () String "") <text:s text:c="2"/>(define-fun sym170 () String "") <text:s text:c="2"/>(define-fun sym610 () String "") <text:s text:c="2"/>(define-fun sym532 () String "") <text:s text:c="2"/>(define-fun sym576 () String "TYPE") <text:s text:c="2"/>(define-fun sym135 () String "") <text:s text:c="2"/>(define-fun sym210 () String "TABLE") <text:s text:c="2"/>(define-fun sym298 () String "NAME") <text:s text:c="2"/>(define-fun sym374 () String "") <text:s text:c="2"/>(define-fun sym450 () String "") <text:s text:c="2"/>(define-fun sym494 () String "") <text:s text:c="2"/>(define-fun sym338 () String "") <text:s text:c="2"/>(define-fun sym656 () String "") <text:s text:c="2"/>(define-fun sym414 () String "OPTION") <text:s text:c="2"/>(define-fun sym284 () String "FIELD") <text:s text:c="2"/>(define-fun sym160 () String "") <text:s text:c="2"/>(define-fun sym600 () String "") <text:s text:c="2"/>(define-fun sym566 () String "") <text:s text:c="2"/>(define-fun sym323 () String "DESCRIPTION") <text:s text:c="2"/>(define-fun sym200 () String "") <text:s text:c="2"/>(define-fun sym440 () String "") <text:s text:c="2"/>(define-fun sym484 () String "") <text:s text:c="2"/>(define-fun sym646 () String "") <text:s text:c="2"/>(define-fun sym404 () String "") <text:s text:c="2"/>(define-fun sym249 () String "DESCRIPTION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18.smt2</text:p>
          </table:table-cell>
          <table:table-cell office:value-type="float" office:value="1.916" calcext:value-type="float">
            <text:p>1.916</text:p>
          </table:table-cell>
          <table:table-cell office:value-type="float" office:value="1.772" calcext:value-type="float">
            <text:p>1.772</text:p>
          </table:table-cell>
          <table:table-cell table:style-name="ce30"/>
          <table:table-cell table:style-name="ce30" office:value-type="float" office:value="2.59" calcext:value-type="float">
            <text:p>2.59</text:p>
          </table:table-cell>
          <table:table-cell office:value-type="float" office:value="2.576" calcext:value-type="float">
            <text:p>2.576</text:p>
          </table:table-cell>
          <table:table-cell table:style-name="ce18"/>
          <table:table-cell table:style-name="ce30" office:value-type="float" office:value="1200.074" calcext:value-type="float">
            <text:p>1200.074</text:p>
          </table:table-cell>
          <table:table-cell table:style-name="ce18" table:number-columns-repeated="2"/>
          <table:table-cell table:style-name="ce37" table:formula="of:=SUM([.C39:.E39])/3" office:value-type="float" office:value="1.22933333333333" calcext:value-type="float">
            <text:p>1.23</text:p>
          </table:table-cell>
          <table:table-cell table:style-name="ce37" table:formula="of:=SUM([.F39:.H39])/3" office:value-type="float" office:value="1.722" calcext:value-type="float">
            <text:p>1.72</text:p>
          </table:table-cell>
          <table:table-cell table:style-name="ce37" table:formula="of:=SUM([.I39:.K39])/3" office:value-type="float" office:value="400.024666666667" calcext:value-type="float">
            <text:p>400.02</text:p>
          </table:table-cell>
          <table:table-cell/>
          <table:table-cell office:value-type="string" calcext:value-type="string">
            <text:p>INPUT ID: 513, VALUE: <text:s/>INPUT ID: 387, VALUE: TYPE INPUT ID: 135, VALUE: NAME INPUT ID: 649, VALUE: LENGTH INPUT ID: 523, VALUE: <text:s/>INPUT ID: 268, VALUE: <text:s/>INPUT ID: 403, VALUE: <text:s/>INPUT ID: 20, VALUE: HTML INPUT ID: 533, VALUE: FIELD INPUT ID: 150, VALUE: <text:s/>INPUT ID: 278, VALUE: DESCRIPTION INPUT ID: 665, VALUE: <text:s/>INPUT ID: 413, VALUE: <text:s/>INPUT ID: 160, VALUE: DESCRIPTION INPUT ID: 547, VALUE: NAME INPUT ID: 675, VALUE: <text:s/>INPUT ID: 293, VALUE: <text:s/>INPUT ID: 423, VALUE: <text:s/>INPUT ID: 685, VALUE: <text:s/>INPUT ID: 175, VALUE: <text:s/>INPUT ID: 303, VALUE: <text:s/>INPUT ID: 433, VALUE: <text:s/>INPUT ID: 561, VALUE: <text:s/>INPUT ID: 695, VALUE: <text:s/>INPUT ID: 185, VALUE: <text:s/>INPUT ID: 313, VALUE: FIELD INPUT ID: 443, VALUE: OPTION INPUT ID: 571, VALUE: DESCRIPTION INPUT ID: 705, VALUE: OPTION INPUT ID: 195, VALUE: <text:s/>INPUT ID: 327, VALUE: NAME INPUT ID: 585, VALUE: <text:s/>INPUT ID: 459, VALUE: <text:s/>INPUT ID: 205, VALUE: <text:s/>INPUT ID: 719, VALUE: <text:s/>INPUT ID: 595, VALUE: <text:s/>INPUT ID: 469, VALUE: <text:s/>INPUT ID: 342, VALUE: <text:s/>INPUT ID: 215, VALUE: <text:s/>INPUT ID: 729, VALUE: <text:s/>INPUT ID: 605, VALUE: TYPE INPUT ID: 479, VALUE: <text:s/>INPUT ID: 352, VALUE: DESCRIPTION INPUT ID: 225, VALUE: TABLE INPUT ID: 739, VALUE: <text:s/>INPUT ID: 489, VALUE: <text:s/>INPUT ID: 619, VALUE: <text:s/>INPUT ID: 239, VALUE: NAME INPUT ID: 367, VALUE: <text:s/>INPUT ID: 113, VALUE: DATABASE INPUT ID: 499, VALUE: OPTION INPUT ID: 629, VALUE: <text:s/>INPUT ID: 377, VALUE: <text:s/>INPUT ID: 254, VALUE: NAME INPUT ID: 639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length") <text:s text:c="2"/>(define-fun L2 () String "name") <text:s text:c="2"/>(define-fun L72 () String "") <text:s text:c="2"/>(define-fun L60 () String "") <text:s text:c="2"/>(define-fun L92 () String "") <text:s text:c="2"/>(define-fun L88 () String "") <text:s text:c="2"/>(define-fun L44 () String "length") <text:s text:c="2"/>(define-fun L6 () String "") <text:s text:c="2"/>(define-fun L76 () String "") <text:s text:c="2"/>(define-fun L32 () String "option") <text:s text:c="2"/>(define-fun L64 () String "") <text:s text:c="2"/>(define-fun L96 () String "") <text:s text:c="2"/>(define-fun L36 () String "field") <text:s text:c="2"/>(define-fun L68 () String "table") <text:s text:c="2"/>(define-fun L100 () String "") <text:s text:c="2"/>(define-fun L1 () String "database") <text:s text:c="2"/>(define-fun L33 () String "type") <text:s text:c="2"/>(define-fun L108 () String "") <text:s text:c="2"/>(define-fun L21 () String "") <text:s text:c="2"/>(define-fun L53 () String "") <text:s text:c="2"/>(define-fun L41 () String "") <text:s text:c="2"/>(define-fun L37 () String "") <text:s text:c="2"/>(define-fun L104 () String "description") <text:s text:c="2"/>(define-fun L69 () String "table") <text:s text:c="2"/>(define-fun L25 () String "") <text:s text:c="2"/>(define-fun L57 () String "") <text:s text:c="2"/>(define-fun L13 () String "") <text:s text:c="2"/>(define-fun L45 () String "") <text:s text:c="2"/>(define-fun L29 () String "description") <text:s text:c="2"/>(define-fun L17 () String "") <text:s text:c="2"/>(define-fun L49 () String "") <text:s text:c="2"/>(define-fun L90 () String "option") <text:s text:c="2"/>(define-fun L0 () String "database") <text:s text:c="2"/>(define-fun L62 () String "") <text:s text:c="2"/>(define-fun L94 () String "option") <text:s text:c="2"/>(define-fun L82 () String "") <text:s text:c="2"/>(define-fun L4 () String "") <text:s text:c="2"/>(define-fun L70 () String "name") <text:s text:c="2"/>(define-fun L66 () String "") <text:s text:c="2"/>(define-fun L98 () String "") <text:s text:c="2"/>(define-fun L10 () String "html") <text:s text:c="2"/>(define-fun L86 () String "name") <text:s text:c="2"/>(define-fun L8 () String "name") <text:s text:c="2"/>(define-fun L74 () String "") <text:s text:c="2"/>(define-fun L78 () String "") <text:s text:c="2"/>(define-fun L18 () String "description") <text:s text:c="2"/>(define-fun L102 () String "name") <text:s text:c="2"/>(define-fun L51 () String "") <text:s text:c="2"/>(define-fun L3 () String "name") <text:s text:c="2"/>(define-fun L55 () String "field") <text:s text:c="2"/>(define-fun L11 () String "") <text:s text:c="2"/>(define-fun L43 () String "") <text:s text:c="2"/>(define-fun L31 () String "option") <text:s text:c="2"/>(define-fun L7 () String "type") <text:s text:c="2"/>(define-fun L15 () String "") <text:s text:c="2"/>(define-fun L47 () String "type") <text:s text:c="2"/>(define-fun L35 () String "field") <text:s text:c="2"/>(define-fun L106 () String "") <text:s text:c="2"/>(define-fun L23 () String "description") <text:s text:c="2"/>(define-fun L19 () String "description") <text:s text:c="2"/>(define-fun L39 () String "") <text:s text:c="2"/>(define-fun L27 () String "") <text:s text:c="2"/>(define-fun sym195 () String "") <text:s text:c="2"/>(define-fun sym150 () String "") <text:s text:c="2"/>(define-fun sym479 () String "") <text:s text:c="2"/>(define-fun sym313 () String "FIELD") <text:s text:c="2"/>(define-fun sym433 () String "") <text:s text:c="2"/>(define-fun sym675 () String "") <text:s text:c="2"/>(define-fun sym278 () String "DESCRIPTION") <text:s text:c="2"/>(define-fun sym113 () String "DATABASE") <text:s text:c="2"/>(define-fun sym595 () String "") <text:s text:c="2"/>(define-fun sym352 () String "DESCRIPTION") <text:s text:c="2"/>(define-fun sym639 () String "") <text:s text:c="2"/>(define-fun sym239 () String "NAME") <text:s text:c="2"/>(define-fun sym513 () String "") <text:s text:c="2"/>(define-fun sym719 () String "") <text:s text:c="2"/>(define-fun sym185 () String "") <text:s text:c="2"/>(define-fun sym303 () String "") <text:s text:c="2"/>(define-fun sym225 () String "TABLE") <text:s text:c="2"/>(define-fun sym665 () String "") <text:s text:c="2"/>(define-fun sym423 () String "") <text:s text:c="2"/>(define-fun sym268 () String "") <text:s text:c="2"/>(define-fun sym387 () String "TYPE") <text:s text:c="2"/>(define-fun sym585 () String "") <text:s text:c="2"/>(define-fun sym342 () String "") <text:s text:c="2"/>(define-fun sym629 () String "") <text:s text:c="2"/>(define-fun sym705 () String "OPTION") <text:s text:c="2"/>(define-fun sym547 () String "NAME") <text:s text:c="2"/>(define-fun sym469 () String "") <text:s text:c="2"/>(define-fun sym20 () String "HTML") <text:s text:c="2"/>(define-fun sym293 () String "") <text:s text:c="2"/>(define-fun sym413 () String "") <text:s text:c="2"/>(define-fun sym215 () String "") <text:s text:c="2"/>(define-fun sym533 () String "FIELD") <text:s text:c="2"/>(define-fun sym499 () String "OPTION") <text:s text:c="2"/>(define-fun sym135 () String "NAME") <text:s text:c="2"/>(define-fun sym377 () String "") <text:s text:c="2"/>(define-fun sym695 () String "") <text:s text:c="2"/>(define-fun sym254 () String "NAME") <text:s text:c="2"/>(define-fun sym175 () String "") <text:s text:c="2"/>(define-fun sym571 () String "DESCRIPTION") <text:s text:c="2"/>(define-fun sym619 () String "") <text:s text:c="2"/>(define-fun sym739 () String "") <text:s text:c="2"/>(define-fun sym459 () String "") <text:s text:c="2"/>(define-fun sym160 () String "DESCRIPTION") <text:s text:c="2"/>(define-fun sym523 () String "") <text:s text:c="2"/>(define-fun sym489 () String "") <text:s text:c="2"/>(define-fun sym367 () String "") <text:s text:c="2"/>(define-fun sym443 () String "OPTION") <text:s text:c="2"/>(define-fun sym685 () String "") <text:s text:c="2"/>(define-fun sym561 () String "") <text:s text:c="2"/>(define-fun sym729 () String "") <text:s text:c="2"/>(define-fun sym649 () String "LENGTH") <text:s text:c="2"/>(define-fun sym605 () String "TYPE") <text:s text:c="2"/>(define-fun sym327 () String "NAME") <text:s text:c="2"/>(define-fun sym403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19.smt2</text:p>
          </table:table-cell>
          <table:table-cell office:value-type="float" office:value="1.899" calcext:value-type="float">
            <text:p>1.899</text:p>
          </table:table-cell>
          <table:table-cell office:value-type="float" office:value="1.889" calcext:value-type="float">
            <text:p>1.889</text:p>
          </table:table-cell>
          <table:table-cell table:style-name="ce30"/>
          <table:table-cell table:style-name="ce30" office:value-type="float" office:value="2.61" calcext:value-type="float">
            <text:p>2.61</text:p>
          </table:table-cell>
          <table:table-cell office:value-type="float" office:value="2.554" calcext:value-type="float">
            <text:p>2.554</text:p>
          </table:table-cell>
          <table:table-cell table:style-name="ce18"/>
          <table:table-cell table:style-name="ce30" office:value-type="float" office:value="1200.084" calcext:value-type="float">
            <text:p>1200.084</text:p>
          </table:table-cell>
          <table:table-cell table:style-name="ce18" table:number-columns-repeated="2"/>
          <table:table-cell table:style-name="ce37" table:formula="of:=SUM([.C40:.E40])/3" office:value-type="float" office:value="1.26266666666667" calcext:value-type="float">
            <text:p>1.26</text:p>
          </table:table-cell>
          <table:table-cell table:style-name="ce37" table:formula="of:=SUM([.F40:.H40])/3" office:value-type="float" office:value="1.72133333333333" calcext:value-type="float">
            <text:p>1.72</text:p>
          </table:table-cell>
          <table:table-cell table:style-name="ce37" table:formula="of:=SUM([.I40:.K40])/3" office:value-type="float" office:value="400.028" calcext:value-type="float">
            <text:p>400.03</text:p>
          </table:table-cell>
          <table:table-cell/>
          <table:table-cell office:value-type="string" calcext:value-type="string">
            <text:p>INPUT ID: 515, VALUE: OPTION INPUT ID: 645, VALUE: <text:s/>INPUT ID: 135, VALUE: NAME INPUT ID: 393, VALUE: <text:s/>INPUT ID: 269, VALUE: NAME INPUT ID: 655, VALUE: <text:s/>INPUT ID: 529, VALUE: <text:s/>INPUT ID: 403, VALUE: TYPE INPUT ID: 20, VALUE: HTML INPUT ID: 150, VALUE: <text:s/>INPUT ID: 665, VALUE: LENGTH INPUT ID: 539, VALUE: <text:s/>INPUT ID: 284, VALUE: <text:s/>INPUT ID: 160, VALUE: DESCRIPTION INPUT ID: 419, VALUE: <text:s/>INPUT ID: 549, VALUE: FIELD INPUT ID: 294, VALUE: DESCRIPTION INPUT ID: 681, VALUE: <text:s/>INPUT ID: 429, VALUE: <text:s/>INPUT ID: 175, VALUE: <text:s/>INPUT ID: 563, VALUE: NAME INPUT ID: 691, VALUE: <text:s/>INPUT ID: 309, VALUE: <text:s/>INPUT ID: 439, VALUE: <text:s/>INPUT ID: 185, VALUE: <text:s/>INPUT ID: 701, VALUE: <text:s/>INPUT ID: 319, VALUE: <text:s/>INPUT ID: 449, VALUE: <text:s/>INPUT ID: 577, VALUE: <text:s/>INPUT ID: 195, VALUE: <text:s/>INPUT ID: 711, VALUE: <text:s/>INPUT ID: 329, VALUE: FIELD INPUT ID: 459, VALUE: OPTION INPUT ID: 587, VALUE: DESCRIPTION INPUT ID: 205, VALUE: <text:s/>INPUT ID: 721, VALUE: OPTION INPUT ID: 215, VALUE: <text:s/>INPUT ID: 343, VALUE: NAME INPUT ID: 601, VALUE: <text:s/>INPUT ID: 475, VALUE: <text:s/>INPUT ID: 735, VALUE: <text:s/>INPUT ID: 225, VALUE: <text:s/>INPUT ID: 611, VALUE: <text:s/>INPUT ID: 485, VALUE: <text:s/>INPUT ID: 358, VALUE: <text:s/>INPUT ID: 745, VALUE: <text:s/>INPUT ID: 235, VALUE: <text:s/>INPUT ID: 621, VALUE: TYPE INPUT ID: 495, VALUE: <text:s/>INPUT ID: 368, VALUE: DESCRIPTION INPUT ID: 113, VALUE: DATABASE INPUT ID: 755, VALUE: <text:s/>INPUT ID: 245, VALUE: <text:s/>INPUT ID: 505, VALUE: <text:s/>INPUT ID: 635, VALUE: <text:s/>INPUT ID: 255, VALUE: TABLE INPUT ID: 383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") <text:s text:c="2"/>(define-fun L2 () String "") <text:s text:c="2"/>(define-fun L72 () String "option") <text:s text:c="2"/>(define-fun L60 () String "") <text:s text:c="2"/>(define-fun L92 () String "") <text:s text:c="2"/>(define-fun L88 () String "database") <text:s text:c="2"/>(define-fun L6 () String "") <text:s text:c="2"/>(define-fun L76 () String "") <text:s text:c="2"/>(define-fun L32 () String "type") <text:s text:c="2"/>(define-fun L64 () String "") <text:s text:c="2"/>(define-fun L20 () String "name") <text:s text:c="2"/>(define-fun L96 () String "name") <text:s text:c="2"/>(define-fun L68 () String "") <text:s text:c="2"/>(define-fun L24 () String "") <text:s text:c="2"/>(define-fun L12 () String "description") <text:s text:c="2"/>(define-fun L28 () String "") <text:s text:c="2"/>(define-fun L16 () String "") <text:s text:c="2"/>(define-fun L112 () String "") <text:s text:c="2"/>(define-fun L100 () String "") <text:s text:c="2"/>(define-fun L1 () String "name") <text:s text:c="2"/>(define-fun L33 () String "") <text:s text:c="2"/>(define-fun L108 () String "") <text:s text:c="2"/>(define-fun L53 () String "option") <text:s text:c="2"/>(define-fun L41 () String "") <text:s text:c="2"/>(define-fun L37 () String "field") <text:s text:c="2"/>(define-fun L104 () String "") <text:s text:c="2"/>(define-fun L9 () String "length") <text:s text:c="2"/>(define-fun L57 () String "") <text:s text:c="2"/>(define-fun L89 () String "database") <text:s text:c="2"/>(define-fun L45 () String "") <text:s text:c="2"/>(define-fun L49 () String "") <text:s text:c="2"/>(define-fun L90 () String "") <text:s text:c="2"/>(define-fun L0 () String "") <text:s text:c="2"/>(define-fun L62 () String "") <text:s text:c="2"/>(define-fun L94 () String "table") <text:s text:c="2"/>(define-fun L82 () String "description") <text:s text:c="2"/>(define-fun L4 () String "") <text:s text:c="2"/>(define-fun L70 () String "") <text:s text:c="2"/>(define-fun L66 () String "") <text:s text:c="2"/>(define-fun L22 () String "name") <text:s text:c="2"/>(define-fun L98 () String "length") <text:s text:c="2"/>(define-fun L54 () String "option") <text:s text:c="2"/>(define-fun L10 () String "") <text:s text:c="2"/>(define-fun L86 () String "") <text:s text:c="2"/>(define-fun L8 () String "") <text:s text:c="2"/>(define-fun L74 () String "type") <text:s text:c="2"/>(define-fun L30 () String "html") <text:s text:c="2"/>(define-fun L26 () String "field") <text:s text:c="2"/>(define-fun L14 () String "description") <text:s text:c="2"/>(define-fun L78 () String "") <text:s text:c="2"/>(define-fun L18 () String "") <text:s text:c="2"/>(define-fun L102 () String "") <text:s text:c="2"/>(define-fun L51 () String "name") <text:s text:c="2"/>(define-fun L110 () String "") <text:s text:c="2"/>(define-fun L3 () String "description") <text:s text:c="2"/>(define-fun L55 () String "") <text:s text:c="2"/>(define-fun L43 () String "") <text:s text:c="2"/>(define-fun L31 () String "type") <text:s text:c="2"/>(define-fun L47 () String "description") <text:s text:c="2"/>(define-fun L35 () String "") <text:s text:c="2"/>(define-fun L106 () String "") <text:s text:c="2"/>(define-fun L67 () String "table") <text:s text:c="2"/>(define-fun L39 () String "") <text:s text:c="2"/>(define-fun L27 () String "field") <text:s text:c="2"/>(define-fun sym195 () String "") <text:s text:c="2"/>(define-fun sym393 () String "") <text:s text:c="2"/>(define-fun sym150 () String "") <text:s text:c="2"/>(define-fun sym358 () String "") <text:s text:c="2"/>(define-fun sym235 () String "") <text:s text:c="2"/>(define-fun sym113 () String "DATABASE") <text:s text:c="2"/>(define-fun sym475 () String "") <text:s text:c="2"/>(define-fun sym319 () String "") <text:s text:c="2"/>(define-fun sym439 () String "") <text:s text:c="2"/>(define-fun sym515 () String "OPTION") <text:s text:c="2"/>(define-fun sym635 () String "") <text:s text:c="2"/>(define-fun sym755 () String "") <text:s text:c="2"/>(define-fun sym711 () String "") <text:s text:c="2"/>(define-fun sym383 () String "") <text:s text:c="2"/>(define-fun sym185 () String "") <text:s text:c="2"/>(define-fun sym665 () String "LENGTH") <text:s text:c="2"/>(define-fun sym621 () String "TYPE") <text:s text:c="2"/>(define-fun sym225 () String "") <text:s text:c="2"/>(define-fun sym269 () String "NAME") <text:s text:c="2"/>(define-fun sym587 () String "DESCRIPTION") <text:s text:c="2"/>(define-fun sym343 () String "NAME") <text:s text:c="2"/>(define-fun sym309 () String "") <text:s text:c="2"/>(define-fun sym429 () String "") <text:s text:c="2"/>(define-fun sym505 () String "") <text:s text:c="2"/>(define-fun sym549 () String "FIELD") <text:s text:c="2"/>(define-fun sym701 () String "") <text:s text:c="2"/>(define-fun sym745 () String "") <text:s text:c="2"/>(define-fun sym20 () String "HTML") <text:s text:c="2"/>(define-fun sym691 () String "") <text:s text:c="2"/>(define-fun sym294 () String "DESCRIPTION") <text:s text:c="2"/>(define-fun sym611 () String "") <text:s text:c="2"/>(define-fun sym215 () String "") <text:s text:c="2"/>(define-fun sym655 () String "") <text:s text:c="2"/>(define-fun sym577 () String "") <text:s text:c="2"/>(define-fun sym135 () String "NAME") <text:s text:c="2"/>(define-fun sym255 () String "TABLE") <text:s text:c="2"/>(define-fun sym495 () String "") <text:s text:c="2"/>(define-fun sym175 () String "") <text:s text:c="2"/>(define-fun sym419 () String "") <text:s text:c="2"/>(define-fun sym539 () String "") <text:s text:c="2"/>(define-fun sym735 () String "") <text:s text:c="2"/>(define-fun sym459 () String "OPTION") <text:s text:c="2"/>(define-fun sym284 () String "") <text:s text:c="2"/>(define-fun sym160 () String "DESCRIPTION") <text:s text:c="2"/>(define-fun sym721 () String "OPTION") <text:s text:c="2"/>(define-fun sym368 () String "DESCRIPTION") <text:s text:c="2"/>(define-fun sym245 () String "") <text:s text:c="2"/>(define-fun sym563 () String "NAME") <text:s text:c="2"/>(define-fun sym485 () String "") <text:s text:c="2"/>(define-fun sym681 () String "") <text:s text:c="2"/>(define-fun sym529 () String "") <text:s text:c="2"/>(define-fun sym329 () String "FIELD") <text:s text:c="2"/>(define-fun sym449 () String "") <text:s text:c="2"/>(define-fun sym645 () String "") <text:s text:c="2"/>(define-fun sym205 () String "") <text:s text:c="2"/>(define-fun sym403 () String "TYPE") <text:s text:c="2"/>(define-fun sym601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0.smt2</text:p>
          </table:table-cell>
          <table:table-cell office:value-type="float" office:value="1.863" calcext:value-type="float">
            <text:p>1.863</text:p>
          </table:table-cell>
          <table:table-cell office:value-type="float" office:value="1.82" calcext:value-type="float">
            <text:p>1.82</text:p>
          </table:table-cell>
          <table:table-cell table:style-name="ce30"/>
          <table:table-cell table:style-name="ce30" office:value-type="float" office:value="2.538" calcext:value-type="float">
            <text:p>2.538</text:p>
          </table:table-cell>
          <table:table-cell office:value-type="float" office:value="2.363" calcext:value-type="float">
            <text:p>2.363</text:p>
          </table:table-cell>
          <table:table-cell table:style-name="ce18"/>
          <table:table-cell table:style-name="ce30" office:value-type="float" office:value="1200.082" calcext:value-type="float">
            <text:p>1200.082</text:p>
          </table:table-cell>
          <table:table-cell table:style-name="ce18" table:number-columns-repeated="2"/>
          <table:table-cell table:style-name="ce37" table:formula="of:=SUM([.C41:.E41])/3" office:value-type="float" office:value="1.22766666666667" calcext:value-type="float">
            <text:p>1.23</text:p>
          </table:table-cell>
          <table:table-cell table:style-name="ce37" table:formula="of:=SUM([.F41:.H41])/3" office:value-type="float" office:value="1.63366666666667" calcext:value-type="float">
            <text:p>1.63</text:p>
          </table:table-cell>
          <table:table-cell table:style-name="ce37" table:formula="of:=SUM([.I41:.K41])/3" office:value-type="float" office:value="400.027333333333" calcext:value-type="float">
            <text:p>400.03</text:p>
          </table:table-cell>
          <table:table-cell/>
          <table:table-cell office:value-type="string" calcext:value-type="string">
            <text:p>INPUT ID: 384, VALUE: <text:s/>INPUT ID: 518, VALUE: NAME INPUT ID: 646, VALUE: <text:s/>INPUT ID: 135, VALUE: NAME INPUT ID: 264, VALUE: <text:s/>INPUT ID: 394, VALUE: <text:s/>INPUT ID: 656, VALUE: <text:s/>INPUT ID: 274, VALUE: <text:s/>INPUT ID: 404, VALUE: <text:s/>INPUT ID: 532, VALUE: <text:s/>INPUT ID: 20, VALUE: HTML INPUT ID: 150, VALUE: <text:s/>INPUT ID: 666, VALUE: <text:s/>INPUT ID: 284, VALUE: FIELD INPUT ID: 414, VALUE: OPTION INPUT ID: 542, VALUE: DESCRIPTION INPUT ID: 160, VALUE: DESCRIPTION INPUT ID: 676, VALUE: OPTION INPUT ID: 298, VALUE: NAME INPUT ID: 556, VALUE: <text:s/>INPUT ID: 430, VALUE: <text:s/>INPUT ID: 175, VALUE: <text:s/>INPUT ID: 690, VALUE: <text:s/>INPUT ID: 566, VALUE: <text:s/>INPUT ID: 440, VALUE: <text:s/>INPUT ID: 185, VALUE: <text:s/>INPUT ID: 313, VALUE: <text:s/>INPUT ID: 700, VALUE: <text:s/>INPUT ID: 576, VALUE: TYPE INPUT ID: 450, VALUE: <text:s/>INPUT ID: 195, VALUE: <text:s/>INPUT ID: 323, VALUE: DESCRIPTION INPUT ID: 710, VALUE: <text:s/>INPUT ID: 460, VALUE: <text:s/>INPUT ID: 205, VALUE: <text:s/>INPUT ID: 590, VALUE: <text:s/>INPUT ID: 338, VALUE: <text:s/>INPUT ID: 470, VALUE: OPTION INPUT ID: 215, VALUE: <text:s/>INPUT ID: 600, VALUE: <text:s/>INPUT ID: 348, VALUE: <text:s/>INPUT ID: 225, VALUE: TABLE INPUT ID: 610, VALUE: <text:s/>INPUT ID: 484, VALUE: <text:s/>INPUT ID: 358, VALUE: TYPE INPUT ID: 620, VALUE: LENGTH INPUT ID: 494, VALUE: <text:s/>INPUT ID: 239, VALUE: <text:s/>INPUT ID: 113, VALUE: DATABASE INPUT ID: 374, VALUE: <text:s/>INPUT ID: 504, VALUE: FIELD INPUT ID: 249, VALUE: DESCRIPTION INPUT ID: 636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description") <text:s text:c="2"/>(define-fun L40 () String "") <text:s text:c="2"/>(define-fun L2 () String "field") <text:s text:c="2"/>(define-fun L72 () String "") <text:s text:c="2"/>(define-fun L60 () String "") <text:s text:c="2"/>(define-fun L92 () String "") <text:s text:c="2"/>(define-fun L88 () String "") <text:s text:c="2"/>(define-fun L44 () String "") <text:s text:c="2"/>(define-fun L6 () String "") <text:s text:c="2"/>(define-fun L76 () String "") <text:s text:c="2"/>(define-fun L32 () String "") <text:s text:c="2"/>(define-fun L64 () String "") <text:s text:c="2"/>(define-fun L20 () String "field") <text:s text:c="2"/>(define-fun L96 () String "name") <text:s text:c="2"/>(define-fun L52 () String "") <text:s text:c="2"/>(define-fun L48 () String "") <text:s text:c="2"/>(define-fun L36 () String "description") <text:s text:c="2"/>(define-fun L68 () String "") <text:s text:c="2"/>(define-fun L24 () String "type") <text:s text:c="2"/>(define-fun L56 () String "") <text:s text:c="2"/>(define-fun L12 () String "") <text:s text:c="2"/>(define-fun L28 () String "") <text:s text:c="2"/>(define-fun L16 () String "") <text:s text:c="2"/>(define-fun L100 () String "") <text:s text:c="2"/>(define-fun L1 () String "description") <text:s text:c="2"/>(define-fun L5 () String "database") <text:s text:c="2"/>(define-fun L85 () String "") <text:s text:c="2"/>(define-fun L104 () String "") <text:s text:c="2"/>(define-fun L25 () String "type") <text:s text:c="2"/>(define-fun L9 () String "table") <text:s text:c="2"/>(define-fun L13 () String "name") <text:s text:c="2"/>(define-fun L90 () String "") <text:s text:c="2"/>(define-fun L0 () String "") <text:s text:c="2"/>(define-fun L62 () String "type") <text:s text:c="2"/>(define-fun L94 () String "") <text:s text:c="2"/>(define-fun L50 () String "") <text:s text:c="2"/>(define-fun L82 () String "html") <text:s text:c="2"/>(define-fun L4 () String "database") <text:s text:c="2"/>(define-fun L70 () String "") <text:s text:c="2"/>(define-fun L66 () String "option") <text:s text:c="2"/>(define-fun L22 () String "") <text:s text:c="2"/>(define-fun L98 () String "") <text:s text:c="2"/>(define-fun L54 () String "name") <text:s text:c="2"/>(define-fun L10 () String "length") <text:s text:c="2"/>(define-fun L42 () String "") <text:s text:c="2"/>(define-fun L8 () String "table") <text:s text:c="2"/>(define-fun L74 () String "description") <text:s text:c="2"/>(define-fun L30 () String "") <text:s text:c="2"/>(define-fun L26 () String "description") <text:s text:c="2"/>(define-fun L58 () String "") <text:s text:c="2"/>(define-fun L14 () String "") <text:s text:c="2"/>(define-fun L46 () String "option") <text:s text:c="2"/>(define-fun L78 () String "") <text:s text:c="2"/>(define-fun L34 () String "option") <text:s text:c="2"/>(define-fun L18 () String "") <text:s text:c="2"/>(define-fun L38 () String "name") <text:s text:c="2"/>(define-fun L102 () String "") <text:s text:c="2"/>(define-fun L83 () String "") <text:s text:c="2"/>(define-fun L3 () String "field") <text:s text:c="2"/>(define-fun L7 () String "length") <text:s text:c="2"/>(define-fun L35 () String "option") <text:s text:c="2"/>(define-fun sym394 () String "") <text:s text:c="2"/>(define-fun sym470 () String "OPTION") <text:s text:c="2"/>(define-fun sym195 () String "") <text:s text:c="2"/>(define-fun sym590 () String "") <text:s text:c="2"/>(define-fun sym150 () String "") <text:s text:c="2"/>(define-fun sym710 () String "") <text:s text:c="2"/>(define-fun sym556 () String "") <text:s text:c="2"/>(define-fun sym358 () String "TYPE") <text:s text:c="2"/>(define-fun sym676 () String "OPTION") <text:s text:c="2"/>(define-fun sym313 () String "") <text:s text:c="2"/>(define-fun sym113 () String "DATABASE") <text:s text:c="2"/>(define-fun sym430 () String "") <text:s text:c="2"/>(define-fun sym274 () String "") <text:s text:c="2"/>(define-fun sym518 () String "NAME") <text:s text:c="2"/>(define-fun sym636 () String "") <text:s text:c="2"/>(define-fun sym239 () String "") <text:s text:c="2"/>(define-fun sym185 () String "") <text:s text:c="2"/>(define-fun sym460 () String "") <text:s text:c="2"/>(define-fun sym666 () String "") <text:s text:c="2"/>(define-fun sym225 () String "TABLE") <text:s text:c="2"/>(define-fun sym620 () String "LENGTH") <text:s text:c="2"/>(define-fun sym542 () String "DESCRIPTION") <text:s text:c="2"/>(define-fun sym264 () String "") <text:s text:c="2"/>(define-fun sym384 () String "") <text:s text:c="2"/>(define-fun sym504 () String "FIELD") <text:s text:c="2"/>(define-fun sym20 () String "HTML") <text:s text:c="2"/>(define-fun sym348 () String "") <text:s text:c="2"/>(define-fun sym700 () String "") <text:s text:c="2"/>(define-fun sym690 () String "") <text:s text:c="2"/>(define-fun sym215 () String "") <text:s text:c="2"/>(define-fun sym610 () String "") <text:s text:c="2"/>(define-fun sym532 () String "") <text:s text:c="2"/>(define-fun sym576 () String "TYPE") <text:s text:c="2"/>(define-fun sym135 () String "NAME") <text:s text:c="2"/>(define-fun sym298 () String "NAME") <text:s text:c="2"/>(define-fun sym374 () String "") <text:s text:c="2"/>(define-fun sym450 () String "") <text:s text:c="2"/>(define-fun sym175 () String "") <text:s text:c="2"/>(define-fun sym494 () String "") <text:s text:c="2"/>(define-fun sym338 () String "") <text:s text:c="2"/>(define-fun sym656 () String "") <text:s text:c="2"/>(define-fun sym414 () String "OPTION") <text:s text:c="2"/>(define-fun sym284 () String "FIELD") <text:s text:c="2"/>(define-fun sym160 () String "DESCRIPTION") <text:s text:c="2"/>(define-fun sym600 () String "") <text:s text:c="2"/>(define-fun sym566 () String "") <text:s text:c="2"/>(define-fun sym323 () String "DESCRIPTION") <text:s text:c="2"/>(define-fun sym440 () String "") <text:s text:c="2"/>(define-fun sym484 () String "") <text:s text:c="2"/>(define-fun sym646 () String "") <text:s text:c="2"/>(define-fun sym404 () String "") <text:s text:c="2"/>(define-fun sym205 () String "") <text:s text:c="2"/>(define-fun sym249 () String "DESCRIPTION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1.smt2</text:p>
          </table:table-cell>
          <table:table-cell office:value-type="float" office:value="1.8" calcext:value-type="float">
            <text:p>1.8</text:p>
          </table:table-cell>
          <table:table-cell office:value-type="float" office:value="1.955" calcext:value-type="float">
            <text:p>1.955</text:p>
          </table:table-cell>
          <table:table-cell table:style-name="ce30"/>
          <table:table-cell table:style-name="ce30" office:value-type="float" office:value="2.56" calcext:value-type="float">
            <text:p>2.56</text:p>
          </table:table-cell>
          <table:table-cell office:value-type="float" office:value="2.598" calcext:value-type="float">
            <text:p>2.598</text:p>
          </table:table-cell>
          <table:table-cell table:style-name="ce18"/>
          <table:table-cell table:style-name="ce30" office:value-type="float" office:value="1200.092" calcext:value-type="float">
            <text:p>1200.092</text:p>
          </table:table-cell>
          <table:table-cell table:style-name="ce18" table:number-columns-repeated="2"/>
          <table:table-cell table:style-name="ce37" table:formula="of:=SUM([.C42:.E42])/3" office:value-type="float" office:value="1.25166666666667" calcext:value-type="float">
            <text:p>1.25</text:p>
          </table:table-cell>
          <table:table-cell table:style-name="ce37" table:formula="of:=SUM([.F42:.H42])/3" office:value-type="float" office:value="1.71933333333333" calcext:value-type="float">
            <text:p>1.72</text:p>
          </table:table-cell>
          <table:table-cell table:style-name="ce37" table:formula="of:=SUM([.I42:.K42])/3" office:value-type="float" office:value="400.030666666667" calcext:value-type="float">
            <text:p>400.03</text:p>
          </table:table-cell>
          <table:table-cell/>
          <table:table-cell office:value-type="string" calcext:value-type="string">
            <text:p>INPUT ID: 513, VALUE: <text:s/>INPUT ID: 387, VALUE: TYPE INPUT ID: 135, VALUE: NAME INPUT ID: 649, VALUE: LENGTH INPUT ID: 523, VALUE: <text:s/>INPUT ID: 268, VALUE: <text:s/>INPUT ID: 403, VALUE: <text:s/>INPUT ID: 20, VALUE: HTML INPUT ID: 533, VALUE: FIELD INPUT ID: 150, VALUE: <text:s/>INPUT ID: 278, VALUE: DESCRIPTION INPUT ID: 665, VALUE: <text:s/>INPUT ID: 413, VALUE: <text:s/>INPUT ID: 160, VALUE: DESCRIPTION INPUT ID: 547, VALUE: NAME INPUT ID: 675, VALUE: <text:s/>INPUT ID: 293, VALUE: <text:s/>INPUT ID: 423, VALUE: <text:s/>INPUT ID: 685, VALUE: <text:s/>INPUT ID: 175, VALUE: <text:s/>INPUT ID: 303, VALUE: <text:s/>INPUT ID: 433, VALUE: <text:s/>INPUT ID: 561, VALUE: <text:s/>INPUT ID: 695, VALUE: <text:s/>INPUT ID: 185, VALUE: <text:s/>INPUT ID: 313, VALUE: FIELD INPUT ID: 443, VALUE: OPTION INPUT ID: 571, VALUE: DESCRIPTION INPUT ID: 705, VALUE: OPTION INPUT ID: 195, VALUE: <text:s/>INPUT ID: 327, VALUE: NAME INPUT ID: 585, VALUE: <text:s/>INPUT ID: 459, VALUE: <text:s/>INPUT ID: 205, VALUE: <text:s/>INPUT ID: 719, VALUE: <text:s/>INPUT ID: 595, VALUE: <text:s/>INPUT ID: 469, VALUE: <text:s/>INPUT ID: 342, VALUE: <text:s/>INPUT ID: 215, VALUE: <text:s/>INPUT ID: 729, VALUE: <text:s/>INPUT ID: 605, VALUE: TYPE INPUT ID: 479, VALUE: <text:s/>INPUT ID: 352, VALUE: DESCRIPTION INPUT ID: 225, VALUE: TABLE INPUT ID: 739, VALUE: <text:s/>INPUT ID: 489, VALUE: <text:s/>INPUT ID: 619, VALUE: <text:s/>INPUT ID: 239, VALUE: NAME INPUT ID: 367, VALUE: <text:s/>INPUT ID: 113, VALUE: DATABASE INPUT ID: 499, VALUE: OPTION INPUT ID: 629, VALUE: <text:s/>INPUT ID: 377, VALUE: <text:s/>INPUT ID: 254, VALUE: NAME INPUT ID: 639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length") <text:s text:c="2"/>(define-fun L2 () String "name") <text:s text:c="2"/>(define-fun L72 () String "") <text:s text:c="2"/>(define-fun L60 () String "") <text:s text:c="2"/>(define-fun L92 () String "") <text:s text:c="2"/>(define-fun L88 () String "") <text:s text:c="2"/>(define-fun L44 () String "length") <text:s text:c="2"/>(define-fun L6 () String "") <text:s text:c="2"/>(define-fun L76 () String "") <text:s text:c="2"/>(define-fun L32 () String "option") <text:s text:c="2"/>(define-fun L64 () String "") <text:s text:c="2"/>(define-fun L96 () String "") <text:s text:c="2"/>(define-fun L36 () String "field") <text:s text:c="2"/>(define-fun L68 () String "table") <text:s text:c="2"/>(define-fun L100 () String "") <text:s text:c="2"/>(define-fun L1 () String "database") <text:s text:c="2"/>(define-fun L33 () String "type") <text:s text:c="2"/>(define-fun L108 () String "") <text:s text:c="2"/>(define-fun L21 () String "") <text:s text:c="2"/>(define-fun L53 () String "") <text:s text:c="2"/>(define-fun L41 () String "") <text:s text:c="2"/>(define-fun L37 () String "") <text:s text:c="2"/>(define-fun L104 () String "description") <text:s text:c="2"/>(define-fun L69 () String "table") <text:s text:c="2"/>(define-fun L25 () String "") <text:s text:c="2"/>(define-fun L57 () String "") <text:s text:c="2"/>(define-fun L13 () String "") <text:s text:c="2"/>(define-fun L45 () String "") <text:s text:c="2"/>(define-fun L29 () String "description") <text:s text:c="2"/>(define-fun L17 () String "") <text:s text:c="2"/>(define-fun L49 () String "") <text:s text:c="2"/>(define-fun L90 () String "option") <text:s text:c="2"/>(define-fun L0 () String "database") <text:s text:c="2"/>(define-fun L62 () String "") <text:s text:c="2"/>(define-fun L94 () String "option") <text:s text:c="2"/>(define-fun L82 () String "") <text:s text:c="2"/>(define-fun L4 () String "") <text:s text:c="2"/>(define-fun L70 () String "name") <text:s text:c="2"/>(define-fun L66 () String "") <text:s text:c="2"/>(define-fun L98 () String "") <text:s text:c="2"/>(define-fun L10 () String "html") <text:s text:c="2"/>(define-fun L86 () String "name") <text:s text:c="2"/>(define-fun L8 () String "name") <text:s text:c="2"/>(define-fun L74 () String "") <text:s text:c="2"/>(define-fun L78 () String "") <text:s text:c="2"/>(define-fun L18 () String "description") <text:s text:c="2"/>(define-fun L102 () String "name") <text:s text:c="2"/>(define-fun L51 () String "") <text:s text:c="2"/>(define-fun L3 () String "name") <text:s text:c="2"/>(define-fun L55 () String "field") <text:s text:c="2"/>(define-fun L11 () String "") <text:s text:c="2"/>(define-fun L43 () String "") <text:s text:c="2"/>(define-fun L31 () String "option") <text:s text:c="2"/>(define-fun L7 () String "type") <text:s text:c="2"/>(define-fun L15 () String "") <text:s text:c="2"/>(define-fun L47 () String "type") <text:s text:c="2"/>(define-fun L35 () String "field") <text:s text:c="2"/>(define-fun L106 () String "") <text:s text:c="2"/>(define-fun L23 () String "description") <text:s text:c="2"/>(define-fun L19 () String "description") <text:s text:c="2"/>(define-fun L39 () String "") <text:s text:c="2"/>(define-fun L27 () String "") <text:s text:c="2"/>(define-fun sym195 () String "") <text:s text:c="2"/>(define-fun sym150 () String "") <text:s text:c="2"/>(define-fun sym479 () String "") <text:s text:c="2"/>(define-fun sym313 () String "FIELD") <text:s text:c="2"/>(define-fun sym433 () String "") <text:s text:c="2"/>(define-fun sym675 () String "") <text:s text:c="2"/>(define-fun sym278 () String "DESCRIPTION") <text:s text:c="2"/>(define-fun sym113 () String "DATABASE") <text:s text:c="2"/>(define-fun sym595 () String "") <text:s text:c="2"/>(define-fun sym352 () String "DESCRIPTION") <text:s text:c="2"/>(define-fun sym639 () String "") <text:s text:c="2"/>(define-fun sym239 () String "NAME") <text:s text:c="2"/>(define-fun sym513 () String "") <text:s text:c="2"/>(define-fun sym719 () String "") <text:s text:c="2"/>(define-fun sym185 () String "") <text:s text:c="2"/>(define-fun sym303 () String "") <text:s text:c="2"/>(define-fun sym225 () String "TABLE") <text:s text:c="2"/>(define-fun sym665 () String "") <text:s text:c="2"/>(define-fun sym423 () String "") <text:s text:c="2"/>(define-fun sym268 () String "") <text:s text:c="2"/>(define-fun sym387 () String "TYPE") <text:s text:c="2"/>(define-fun sym585 () String "") <text:s text:c="2"/>(define-fun sym342 () String "") <text:s text:c="2"/>(define-fun sym629 () String "") <text:s text:c="2"/>(define-fun sym705 () String "OPTION") <text:s text:c="2"/>(define-fun sym547 () String "NAME") <text:s text:c="2"/>(define-fun sym469 () String "") <text:s text:c="2"/>(define-fun sym20 () String "HTML") <text:s text:c="2"/>(define-fun sym293 () String "") <text:s text:c="2"/>(define-fun sym413 () String "") <text:s text:c="2"/>(define-fun sym215 () String "") <text:s text:c="2"/>(define-fun sym533 () String "FIELD") <text:s text:c="2"/>(define-fun sym499 () String "OPTION") <text:s text:c="2"/>(define-fun sym135 () String "NAME") <text:s text:c="2"/>(define-fun sym377 () String "") <text:s text:c="2"/>(define-fun sym695 () String "") <text:s text:c="2"/>(define-fun sym254 () String "NAME") <text:s text:c="2"/>(define-fun sym175 () String "") <text:s text:c="2"/>(define-fun sym571 () String "DESCRIPTION") <text:s text:c="2"/>(define-fun sym619 () String "") <text:s text:c="2"/>(define-fun sym739 () String "") <text:s text:c="2"/>(define-fun sym459 () String "") <text:s text:c="2"/>(define-fun sym160 () String "DESCRIPTION") <text:s text:c="2"/>(define-fun sym523 () String "") <text:s text:c="2"/>(define-fun sym489 () String "") <text:s text:c="2"/>(define-fun sym367 () String "") <text:s text:c="2"/>(define-fun sym443 () String "OPTION") <text:s text:c="2"/>(define-fun sym685 () String "") <text:s text:c="2"/>(define-fun sym561 () String "") <text:s text:c="2"/>(define-fun sym729 () String "") <text:s text:c="2"/>(define-fun sym649 () String "LENGTH") <text:s text:c="2"/>(define-fun sym605 () String "TYPE") <text:s text:c="2"/>(define-fun sym327 () String "NAME") <text:s text:c="2"/>(define-fun sym403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2.smt2</text:p>
          </table:table-cell>
          <table:table-cell office:value-type="float" office:value="1.208" calcext:value-type="float">
            <text:p>1.208</text:p>
          </table:table-cell>
          <table:table-cell office:value-type="float" office:value="1.156" calcext:value-type="float">
            <text:p>1.156</text:p>
          </table:table-cell>
          <table:table-cell table:style-name="ce30"/>
          <table:table-cell table:style-name="ce30" office:value-type="float" office:value="2.324" calcext:value-type="float">
            <text:p>2.324</text:p>
          </table:table-cell>
          <table:table-cell office:value-type="float" office:value="2.322" calcext:value-type="float">
            <text:p>2.322</text:p>
          </table:table-cell>
          <table:table-cell table:style-name="ce18"/>
          <table:table-cell table:style-name="ce30" office:value-type="float" office:value="1200.063" calcext:value-type="float">
            <text:p>1200.063</text:p>
          </table:table-cell>
          <table:table-cell table:style-name="ce18" table:number-columns-repeated="2"/>
          <table:table-cell table:style-name="ce37" table:formula="of:=SUM([.C43:.E43])/3" office:value-type="float" office:value="0.788" calcext:value-type="float">
            <text:p>0.79</text:p>
          </table:table-cell>
          <table:table-cell table:style-name="ce37" table:formula="of:=SUM([.F43:.H43])/3" office:value-type="float" office:value="1.54866666666667" calcext:value-type="float">
            <text:p>1.55</text:p>
          </table:table-cell>
          <table:table-cell table:style-name="ce37" table:formula="of:=SUM([.I43:.K43])/3" office:value-type="float" office:value="400.021" calcext:value-type="float">
            <text:p>400.02</text:p>
          </table:table-cell>
          <table:table-cell/>
          <table:table-cell office:value-type="string" calcext:value-type="string">
            <text:p>INPUT ID: 387, VALUE: <text:s/>INPUT ID: 135, VALUE: NAME INPUT ID: 264, VALUE: DESCRIPTION INPUT ID: 649, VALUE: <text:s/>INPUT ID: 523, VALUE: <text:s/>INPUT ID: 397, VALUE: TYPE INPUT ID: 659, VALUE: LENGTH INPUT ID: 20, VALUE: HTML INPUT ID: 533, VALUE: <text:s/>INPUT ID: 150, VALUE: <text:s/>INPUT ID: 279, VALUE: <text:s/>INPUT ID: 413, VALUE: <text:s/>INPUT ID: 543, VALUE: FIELD INPUT ID: 160, VALUE: DESCRIPTION INPUT ID: 289, VALUE: DESCRIPTION INPUT ID: 675, VALUE: <text:s/>INPUT ID: 423, VALUE: <text:s/>INPUT ID: 557, VALUE: NAME INPUT ID: 685, VALUE: <text:s/>INPUT ID: 175, VALUE: <text:s/>INPUT ID: 303, VALUE: <text:s/>INPUT ID: 433, VALUE: <text:s/>INPUT ID: 695, VALUE: <text:s/>INPUT ID: 185, VALUE: <text:s/>INPUT ID: 313, VALUE: <text:s/>INPUT ID: 443, VALUE: <text:s/>INPUT ID: 571, VALUE: <text:s/>INPUT ID: 705, VALUE: <text:s/>INPUT ID: 195, VALUE: <text:s/>INPUT ID: 323, VALUE: FIELD INPUT ID: 453, VALUE: OPTION INPUT ID: 581, VALUE: DESCRIPTION INPUT ID: 715, VALUE: OPTION INPUT ID: 205, VALUE: <text:s/>INPUT ID: 337, VALUE: NAME INPUT ID: 595, VALUE: <text:s/>INPUT ID: 469, VALUE: <text:s/>INPUT ID: 215, VALUE: <text:s/>INPUT ID: 729, VALUE: <text:s/>INPUT ID: 605, VALUE: <text:s/>INPUT ID: 479, VALUE: <text:s/>INPUT ID: 352, VALUE: <text:s/>INPUT ID: 225, VALUE: TABLE INPUT ID: 739, VALUE: <text:s/>INPUT ID: 615, VALUE: TYPE INPUT ID: 489, VALUE: <text:s/>INPUT ID: 362, VALUE: DESCRIPTION INPUT ID: 749, VALUE: <text:s/>INPUT ID: 239, VALUE: NAME INPUT ID: 113, VALUE: DATABASE INPUT ID: 499, VALUE: <text:s/>INPUT ID: 629, VALUE: <text:s/>INPUT ID: 377, VALUE: <text:s/>INPUT ID: 509, VALUE: OPTION INPUT ID: 254, VALUE: <text:s/>INPUT ID: 639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40 () String "name") <text:s text:c="2"/>(define-fun L2 () String "") <text:s text:c="2"/>(define-fun L44 () String "") <text:s text:c="2"/>(define-fun L6 () String "field") <text:s text:c="2"/>(define-fun L32 () String "") <text:s text:c="2"/>(define-fun L20 () String "description") <text:s text:c="2"/>(define-fun L52 () String "html") <text:s text:c="2"/>(define-fun L48 () String "") <text:s text:c="2"/>(define-fun L36 () String "") <text:s text:c="2"/>(define-fun L24 () String "") <text:s text:c="2"/>(define-fun L12 () String "name") <text:s text:c="2"/>(define-fun L28 () String "name") <text:s text:c="2"/>(define-fun L16 () String "") <text:s text:c="2"/>(define-fun L73 () String "field") <text:s text:c="2"/>(define-fun L61 () String "option") <text:s text:c="2"/>(define-fun L1 () String "name") <text:s text:c="2"/>(define-fun L93 () String "") <text:s text:c="2"/>(define-fun L81 () String "") <text:s text:c="2"/>(define-fun L77 () String "description") <text:s text:c="2"/>(define-fun L33 () String "length") <text:s text:c="2"/>(define-fun L108 () String "") <text:s text:c="2"/>(define-fun L65 () String "") <text:s text:c="2"/>(define-fun L5 () String "database") <text:s text:c="2"/>(define-fun L97 () String "") <text:s text:c="2"/>(define-fun L53 () String "description") <text:s text:c="2"/>(define-fun L85 () String "") <text:s text:c="2"/>(define-fun L104 () String "type") <text:s text:c="2"/>(define-fun L69 () String "") <text:s text:c="2"/>(define-fun L9 () String "type") <text:s text:c="2"/>(define-fun L57 () String "") <text:s text:c="2"/>(define-fun L89 () String "") <text:s text:c="2"/>(define-fun L0 () String "name") <text:s text:c="2"/>(define-fun L50 () String "") <text:s text:c="2"/>(define-fun L4 () String "database") <text:s text:c="2"/>(define-fun L22 () String "option") <text:s text:c="2"/>(define-fun L10 () String "") <text:s text:c="2"/>(define-fun L42 () String "description") <text:s text:c="2"/>(define-fun L8 () String "") <text:s text:c="2"/>(define-fun L30 () String "") <text:s text:c="2"/>(define-fun L26 () String "") <text:s text:c="2"/>(define-fun L14 () String "") <text:s text:c="2"/>(define-fun L46 () String "") <text:s text:c="2"/>(define-fun L34 () String "table") <text:s text:c="2"/>(define-fun L18 () String "") <text:s text:c="2"/>(define-fun L38 () String "") <text:s text:c="2"/>(define-fun L91 () String "") <text:s text:c="2"/>(define-fun L102 () String "") <text:s text:c="2"/>(define-fun L95 () String "") <text:s text:c="2"/>(define-fun L83 () String "") <text:s text:c="2"/>(define-fun L110 () String "") <text:s text:c="2"/>(define-fun L71 () String "") <text:s text:c="2"/>(define-fun L99 () String "") <text:s text:c="2"/>(define-fun L55 () String "") <text:s text:c="2"/>(define-fun L11 () String "description") <text:s text:c="2"/>(define-fun L87 () String "") <text:s text:c="2"/>(define-fun L75 () String "description") <text:s text:c="2"/>(define-fun L63 () String "option") <text:s text:c="2"/>(define-fun L7 () String "field") <text:s text:c="2"/>(define-fun L59 () String "length") <text:s text:c="2"/>(define-fun L79 () String "") <text:s text:c="2"/>(define-fun L35 () String "table") <text:s text:c="2"/>(define-fun L106 () String "type") <text:s text:c="2"/>(define-fun L67 () String "") <text:s text:c="2"/>(define-fun L23 () String "option") <text:s text:c="2"/>(define-fun sym195 () String "") <text:s text:c="2"/>(define-fun sym150 () String "") <text:s text:c="2"/>(define-fun sym479 () String "") <text:s text:c="2"/>(define-fun sym313 () String "") <text:s text:c="2"/>(define-fun sym433 () String "") <text:s text:c="2"/>(define-fun sym675 () String "") <text:s text:c="2"/>(define-fun sym279 () String "") <text:s text:c="2"/>(define-fun sym113 () String "DATABASE") <text:s text:c="2"/>(define-fun sym397 () String "TYPE") <text:s text:c="2"/>(define-fun sym595 () String "") <text:s text:c="2"/>(define-fun sym352 () String "") <text:s text:c="2"/>(define-fun sym639 () String "") <text:s text:c="2"/>(define-fun sym715 () String "OPTION") <text:s text:c="2"/>(define-fun sym239 () String "NAME") <text:s text:c="2"/>(define-fun sym557 () String "NAME") <text:s text:c="2"/>(define-fun sym581 () String "DESCRIPTION") <text:s text:c="2"/>(define-fun sym185 () String "") <text:s text:c="2"/>(define-fun sym303 () String "") <text:s text:c="2"/>(define-fun sym423 () String "") <text:s text:c="2"/>(define-fun sym225 () String "TABLE") <text:s text:c="2"/>(define-fun sym543 () String "FIELD") <text:s text:c="2"/>(define-fun sym387 () String "") <text:s text:c="2"/>(define-fun sym264 () String "DESCRIPTION") <text:s text:c="2"/>(define-fun sym509 () String "OPTION") <text:s text:c="2"/>(define-fun sym629 () String "") <text:s text:c="2"/>(define-fun sym749 () String "") <text:s text:c="2"/>(define-fun sym705 () String "") <text:s text:c="2"/>(define-fun sym469 () String "") <text:s text:c="2"/>(define-fun sym20 () String "HTML") <text:s text:c="2"/>(define-fun sym215 () String "") <text:s text:c="2"/>(define-fun sym413 () String "") <text:s text:c="2"/>(define-fun sym533 () String "") <text:s text:c="2"/>(define-fun sym499 () String "") <text:s text:c="2"/>(define-fun sym377 () String "") <text:s text:c="2"/>(define-fun sym135 () String "NAME") <text:s text:c="2"/>(define-fun sym453 () String "OPTION") <text:s text:c="2"/>(define-fun sym695 () String "") <text:s text:c="2"/>(define-fun sym254 () String "") <text:s text:c="2"/>(define-fun sym175 () String "") <text:s text:c="2"/>(define-fun sym571 () String "") <text:s text:c="2"/>(define-fun sym739 () String "") <text:s text:c="2"/>(define-fun sym615 () String "TYPE") <text:s text:c="2"/>(define-fun sym659 () String "LENGTH") <text:s text:c="2"/>(define-fun sym337 () String "NAME") <text:s text:c="2"/>(define-fun sym160 () String "DESCRIPTION") <text:s text:c="2"/>(define-fun sym523 () String "") <text:s text:c="2"/>(define-fun sym489 () String "") <text:s text:c="2"/>(define-fun sym323 () String "FIELD") <text:s text:c="2"/>(define-fun sym289 () String "DESCRIPTION") <text:s text:c="2"/>(define-fun sym685 () String "") <text:s text:c="2"/>(define-fun sym443 () String "") <text:s text:c="2"/>(define-fun sym362 () String "DESCRIPTION") <text:s text:c="2"/>(define-fun sym729 () String "") <text:s text:c="2"/>(define-fun sym649 () String "") <text:s text:c="2"/>(define-fun sym605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3.smt2</text:p>
          </table:table-cell>
          <table:table-cell office:value-type="float" office:value="1.765" calcext:value-type="float">
            <text:p>1.765</text:p>
          </table:table-cell>
          <table:table-cell office:value-type="float" office:value="1.853" calcext:value-type="float">
            <text:p>1.853</text:p>
          </table:table-cell>
          <table:table-cell table:style-name="ce30"/>
          <table:table-cell table:style-name="ce30" office:value-type="float" office:value="2.509" calcext:value-type="float">
            <text:p>2.509</text:p>
          </table:table-cell>
          <table:table-cell office:value-type="float" office:value="2.54" calcext:value-type="float">
            <text:p>2.54</text:p>
          </table:table-cell>
          <table:table-cell table:style-name="ce18"/>
          <table:table-cell table:style-name="ce30" office:value-type="float" office:value="1200.102" calcext:value-type="float">
            <text:p>1200.102</text:p>
          </table:table-cell>
          <table:table-cell table:style-name="ce18" table:number-columns-repeated="2"/>
          <table:table-cell table:style-name="ce37" table:formula="of:=SUM([.C44:.E44])/3" office:value-type="float" office:value="1.206" calcext:value-type="float">
            <text:p>1.21</text:p>
          </table:table-cell>
          <table:table-cell table:style-name="ce37" table:formula="of:=SUM([.F44:.H44])/3" office:value-type="float" office:value="1.683" calcext:value-type="float">
            <text:p>1.68</text:p>
          </table:table-cell>
          <table:table-cell table:style-name="ce37" table:formula="of:=SUM([.I44:.K44])/3" office:value-type="float" office:value="400.034" calcext:value-type="float">
            <text:p>400.03</text:p>
          </table:table-cell>
          <table:table-cell/>
          <table:table-cell office:value-type="string" calcext:value-type="string">
            <text:p>INPUT ID: 160, VALUE: DESCRIPTION INPUT ID: 225, VALUE: TABLE INPUT ID: 289, VALUE: <text:s/>INPUT ID: 195, VALUE: <text:s/>INPUT ID: 135, VALUE: NAME INPUT ID: 264, VALUE: DESCRIPTION INPUT ID: 299, VALUE: <text:s/>INPUT ID: 205, VALUE: <text:s/>INPUT ID: 175, VALUE: <text:s/>INPUT ID: 239, VALUE: NAME INPUT ID: 113, VALUE: DATABASE INPUT ID: 20, VALUE: HTML INPUT ID: 150, VALUE: <text:s/>INPUT ID: 215, VALUE: <text:s/>INPUT ID: 279, VALUE: <text:s/>INPUT ID: 185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table") <text:s text:c="2"/>(define-fun L1 () String "name") <text:s text:c="2"/>(define-fun L4 () String "") <text:s text:c="2"/>(define-fun L3 () String "table") <text:s text:c="2"/>(define-fun L22 () String "") <text:s text:c="2"/>(define-fun L6 () String "html") <text:s text:c="2"/>(define-fun L32 () String "") <text:s text:c="2"/>(define-fun L10 () String "") <text:s text:c="2"/>(define-fun L5 () String "description") <text:s text:c="2"/>(define-fun L20 () String "") <text:s text:c="2"/>(define-fun L8 () String "field") <text:s text:c="2"/>(define-fun L30 () String "") <text:s text:c="2"/>(define-fun L7 () String "") <text:s text:c="2"/>(define-fun L26 () String "name") <text:s text:c="2"/>(define-fun L14 () String "") <text:s text:c="2"/>(define-fun L24 () String "name") <text:s text:c="2"/>(define-fun L12 () String "description") <text:s text:c="2"/>(define-fun L18 () String "") <text:s text:c="2"/>(define-fun L28 () String "description") <text:s text:c="2"/>(define-fun L17 () String "database") <text:s text:c="2"/>(define-fun L16 () String "database") <text:s text:c="2"/>(define-fun sym185 () String "") <text:s text:c="2"/>(define-fun sym195 () String "") <text:s text:c="2"/>(define-fun sym150 () String "") <text:s text:c="2"/>(define-fun sym160 () String "DESCRIPTION") <text:s text:c="2"/>(define-fun sym215 () String "") <text:s text:c="2"/>(define-fun sym225 () String "TABLE") <text:s text:c="2"/>(define-fun sym279 () String "") <text:s text:c="2"/>(define-fun sym135 () String "NAME") <text:s text:c="2"/>(define-fun sym113 () String "DATABASE") <text:s text:c="2"/>(define-fun sym289 () String "") <text:s text:c="2"/>(define-fun sym299 () String "") <text:s text:c="2"/>(define-fun sym254 () String "") <text:s text:c="2"/>(define-fun sym264 () String "DESCRIPTION") <text:s text:c="2"/>(define-fun sym175 () String "") <text:s text:c="2"/>(define-fun sym239 () String "NAME") <text:s text:c="2"/>(define-fun sym205 () String "") <text:s text:c="2"/>(define-fun sym20 () String "HTML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4.smt2</text:p>
          </table:table-cell>
          <table:table-cell office:value-type="float" office:value="1.936" calcext:value-type="float">
            <text:p>1.936</text:p>
          </table:table-cell>
          <table:table-cell office:value-type="float" office:value="1.837" calcext:value-type="float">
            <text:p>1.837</text:p>
          </table:table-cell>
          <table:table-cell table:style-name="ce30"/>
          <table:table-cell table:style-name="ce30" office:value-type="float" office:value="2.511" calcext:value-type="float">
            <text:p>2.511</text:p>
          </table:table-cell>
          <table:table-cell office:value-type="float" office:value="2.593" calcext:value-type="float">
            <text:p>2.593</text:p>
          </table:table-cell>
          <table:table-cell table:style-name="ce18"/>
          <table:table-cell table:style-name="ce30" office:value-type="float" office:value="1200.128" calcext:value-type="float">
            <text:p>1200.128</text:p>
          </table:table-cell>
          <table:table-cell table:style-name="ce18" table:number-columns-repeated="2"/>
          <table:table-cell table:style-name="ce37" table:formula="of:=SUM([.C45:.E45])/3" office:value-type="float" office:value="1.25766666666667" calcext:value-type="float">
            <text:p>1.26</text:p>
          </table:table-cell>
          <table:table-cell table:style-name="ce37" table:formula="of:=SUM([.F45:.H45])/3" office:value-type="float" office:value="1.70133333333333" calcext:value-type="float">
            <text:p>1.70</text:p>
          </table:table-cell>
          <table:table-cell table:style-name="ce37" table:formula="of:=SUM([.I45:.K45])/3" office:value-type="float" office:value="400.042666666667" calcext:value-type="float">
            <text:p>400.04</text:p>
          </table:table-cell>
          <table:table-cell/>
          <table:table-cell office:value-type="string" calcext:value-type="string">
            <text:p>INPUT ID: 384, VALUE: <text:s/>INPUT ID: 642, VALUE: <text:s/>INPUT ID: 518, VALUE: <text:s/>INPUT ID: 135, VALUE: NAME INPUT ID: 264, VALUE: DESCRIPTION INPUT ID: 394, VALUE: <text:s/>INPUT ID: 652, VALUE: <text:s/>INPUT ID: 528, VALUE: DESCRIPTION INPUT ID: 404, VALUE: <text:s/>INPUT ID: 20, VALUE: HTML INPUT ID: 150, VALUE: <text:s/>INPUT ID: 662, VALUE: OPTION INPUT ID: 279, VALUE: <text:s/>INPUT ID: 414, VALUE: OPTION INPUT ID: 542, VALUE: <text:s/>INPUT ID: 160, VALUE: DESCRIPTION INPUT ID: 289, VALUE: <text:s/>INPUT ID: 676, VALUE: <text:s/>INPUT ID: 552, VALUE: <text:s/>INPUT ID: 299, VALUE: FIELD INPUT ID: 430, VALUE: <text:s/>INPUT ID: 686, VALUE: <text:s/>INPUT ID: 175, VALUE: <text:s/>INPUT ID: 562, VALUE: TYPE INPUT ID: 440, VALUE: <text:s/>INPUT ID: 696, VALUE: <text:s/>INPUT ID: 185, VALUE: <text:s/>INPUT ID: 313, VALUE: <text:s/>INPUT ID: 576, VALUE: <text:s/>INPUT ID: 450, VALUE: <text:s/>INPUT ID: 195, VALUE: <text:s/>INPUT ID: 323, VALUE: DESCRIPTION INPUT ID: 586, VALUE: <text:s/>INPUT ID: 460, VALUE: <text:s/>INPUT ID: 205, VALUE: <text:s/>INPUT ID: 338, VALUE: <text:s/>INPUT ID: 596, VALUE: <text:s/>INPUT ID: 470, VALUE: OPTION INPUT ID: 215, VALUE: <text:s/>INPUT ID: 348, VALUE: <text:s/>INPUT ID: 606, VALUE: LENGTH INPUT ID: 225, VALUE: TABLE INPUT ID: 484, VALUE: <text:s/>INPUT ID: 358, VALUE: TYPE INPUT ID: 494, VALUE: <text:s/>INPUT ID: 622, VALUE: <text:s/>INPUT ID: 239, VALUE: NAME INPUT ID: 113, VALUE: DATABASE INPUT ID: 374, VALUE: <text:s/>INPUT ID: 504, VALUE: FIELD INPUT ID: 632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database") <text:s text:c="2"/>(define-fun L2 () String "") <text:s text:c="2"/>(define-fun L72 () String "option") <text:s text:c="2"/>(define-fun L92 () String "") <text:s text:c="2"/>(define-fun L88 () String "") <text:s text:c="2"/>(define-fun L6 () String "") <text:s text:c="2"/>(define-fun L76 () String "option") <text:s text:c="2"/>(define-fun L64 () String "name") <text:s text:c="2"/>(define-fun L20 () String "") <text:s text:c="2"/>(define-fun L96 () String "") <text:s text:c="2"/>(define-fun L68 () String "type") <text:s text:c="2"/>(define-fun L24 () String "") <text:s text:c="2"/>(define-fun L12 () String "") <text:s text:c="2"/>(define-fun L28 () String "html") <text:s text:c="2"/>(define-fun L16 () String "") <text:s text:c="2"/>(define-fun L100 () String "field") <text:s text:c="2"/>(define-fun L1 () String "name") <text:s text:c="2"/>(define-fun L33 () String "description") <text:s text:c="2"/>(define-fun L5 () String "description") <text:s text:c="2"/>(define-fun L53 () String "option") <text:s text:c="2"/>(define-fun L85 () String "database") <text:s text:c="2"/>(define-fun L41 () String "description") <text:s text:c="2"/>(define-fun L37 () String "") <text:s text:c="2"/>(define-fun L57 () String "") <text:s text:c="2"/>(define-fun L45 () String "") <text:s text:c="2"/>(define-fun L29 () String "") <text:s text:c="2"/>(define-fun L17 () String "field") <text:s text:c="2"/>(define-fun L49 () String "description") <text:s text:c="2"/>(define-fun L90 () String "field") <text:s text:c="2"/>(define-fun L0 () String "") <text:s text:c="2"/>(define-fun L62 () String "description") <text:s text:c="2"/>(define-fun L94 () String "") <text:s text:c="2"/>(define-fun L82 () String "") <text:s text:c="2"/>(define-fun L4 () String "") <text:s text:c="2"/>(define-fun L70 () String "") <text:s text:c="2"/>(define-fun L66 () String "length") <text:s text:c="2"/>(define-fun L22 () String "table") <text:s text:c="2"/>(define-fun L98 () String "name") <text:s text:c="2"/>(define-fun L54 () String "option") <text:s text:c="2"/>(define-fun L10 () String "") <text:s text:c="2"/>(define-fun L86 () String "") <text:s text:c="2"/>(define-fun L8 () String "") <text:s text:c="2"/>(define-fun L74 () String "type") <text:s text:c="2"/>(define-fun L26 () String "") <text:s text:c="2"/>(define-fun L14 () String "") <text:s text:c="2"/>(define-fun L78 () String "") <text:s text:c="2"/>(define-fun L18 () String "") <text:s text:c="2"/>(define-fun L102 () String "") <text:s text:c="2"/>(define-fun L51 () String "") <text:s text:c="2"/>(define-fun L3 () String "length") <text:s text:c="2"/>(define-fun L55 () String "") <text:s text:c="2"/>(define-fun L11 () String "type") <text:s text:c="2"/>(define-fun L43 () String "") <text:s text:c="2"/>(define-fun L31 () String "") <text:s text:c="2"/>(define-fun L59 () String "") <text:s text:c="2"/>(define-fun L47 () String "") <text:s text:c="2"/>(define-fun L35 () String "") <text:s text:c="2"/>(define-fun L23 () String "table") <text:s text:c="2"/>(define-fun L39 () String "") <text:s text:c="2"/>(define-fun sym394 () String "") <text:s text:c="2"/>(define-fun sym195 () String "") <text:s text:c="2"/>(define-fun sym470 () String "OPTION") <text:s text:c="2"/>(define-fun sym150 () String "") <text:s text:c="2"/>(define-fun sym358 () String "TYPE") <text:s text:c="2"/>(define-fun sym632 () String "") <text:s text:c="2"/>(define-fun sym313 () String "") <text:s text:c="2"/>(define-fun sym676 () String "") <text:s text:c="2"/>(define-fun sym279 () String "") <text:s text:c="2"/>(define-fun sym113 () String "DATABASE") <text:s text:c="2"/>(define-fun sym552 () String "") <text:s text:c="2"/>(define-fun sym596 () String "") <text:s text:c="2"/>(define-fun sym430 () String "") <text:s text:c="2"/>(define-fun sym518 () String "") <text:s text:c="2"/>(define-fun sym239 () String "NAME") <text:s text:c="2"/>(define-fun sym460 () String "") <text:s text:c="2"/>(define-fun sym185 () String "") <text:s text:c="2"/>(define-fun sym622 () String "") <text:s text:c="2"/>(define-fun sym225 () String "TABLE") <text:s text:c="2"/>(define-fun sym542 () String "") <text:s text:c="2"/>(define-fun sym586 () String "") <text:s text:c="2"/>(define-fun sym662 () String "OPTION") <text:s text:c="2"/>(define-fun sym264 () String "DESCRIPTION") <text:s text:c="2"/>(define-fun sym384 () String "") <text:s text:c="2"/>(define-fun sym504 () String "FIELD") <text:s text:c="2"/>(define-fun sym20 () String "HTML") <text:s text:c="2"/>(define-fun sym348 () String "") <text:s text:c="2"/>(define-fun sym215 () String "") <text:s text:c="2"/>(define-fun sym576 () String "") <text:s text:c="2"/>(define-fun sym135 () String "NAME") <text:s text:c="2"/>(define-fun sym652 () String "") <text:s text:c="2"/>(define-fun sym696 () String "") <text:s text:c="2"/>(define-fun sym299 () String "FIELD") <text:s text:c="2"/>(define-fun sym254 () String "") <text:s text:c="2"/>(define-fun sym374 () String "") <text:s text:c="2"/>(define-fun sym450 () String "") <text:s text:c="2"/>(define-fun sym494 () String "") <text:s text:c="2"/>(define-fun sym175 () String "") <text:s text:c="2"/>(define-fun sym338 () String "") <text:s text:c="2"/>(define-fun sym414 () String "OPTION") <text:s text:c="2"/>(define-fun sym160 () String "DESCRIPTION") <text:s text:c="2"/>(define-fun sym323 () String "DESCRIPTION") <text:s text:c="2"/>(define-fun sym642 () String "") <text:s text:c="2"/>(define-fun sym686 () String "") <text:s text:c="2"/>(define-fun sym289 () String "") <text:s text:c="2"/>(define-fun sym562 () String "TYPE") <text:s text:c="2"/>(define-fun sym484 () String "") <text:s text:c="2"/>(define-fun sym440 () String "") <text:s text:c="2"/>(define-fun sym606 () String "LENGTH") <text:s text:c="2"/>(define-fun sym528 () String "DESCRIPTION") <text:s text:c="2"/>(define-fun sym404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5.smt2</text:p>
          </table:table-cell>
          <table:table-cell office:value-type="float" office:value="1.764" calcext:value-type="float">
            <text:p>1.764</text:p>
          </table:table-cell>
          <table:table-cell office:value-type="float" office:value="1.659" calcext:value-type="float">
            <text:p>1.659</text:p>
          </table:table-cell>
          <table:table-cell table:style-name="ce30"/>
          <table:table-cell table:style-name="ce30" office:value-type="float" office:value="2.506" calcext:value-type="float">
            <text:p>2.506</text:p>
          </table:table-cell>
          <table:table-cell office:value-type="float" office:value="2.514" calcext:value-type="float">
            <text:p>2.514</text:p>
          </table:table-cell>
          <table:table-cell table:style-name="ce18"/>
          <table:table-cell table:style-name="ce30" office:value-type="float" office:value="1200.092" calcext:value-type="float">
            <text:p>1200.092</text:p>
          </table:table-cell>
          <table:table-cell table:style-name="ce18" table:number-columns-repeated="2"/>
          <table:table-cell table:style-name="ce37" table:formula="of:=SUM([.C46:.E46])/3" office:value-type="float" office:value="1.141" calcext:value-type="float">
            <text:p>1.14</text:p>
          </table:table-cell>
          <table:table-cell table:style-name="ce37" table:formula="of:=SUM([.F46:.H46])/3" office:value-type="float" office:value="1.67333333333333" calcext:value-type="float">
            <text:p>1.67</text:p>
          </table:table-cell>
          <table:table-cell table:style-name="ce37" table:formula="of:=SUM([.I46:.K46])/3" office:value-type="float" office:value="400.030666666667" calcext:value-type="float">
            <text:p>400.03</text:p>
          </table:table-cell>
          <table:table-cell/>
          <table:table-cell office:value-type="string" calcext:value-type="string">
            <text:p>INPUT ID: 513, VALUE: <text:s/>INPUT ID: 387, VALUE: TYPE INPUT ID: 643, VALUE: <text:s/>INPUT ID: 135, VALUE: NAME INPUT ID: 264, VALUE: DESCRIPTION INPUT ID: 523, VALUE: <text:s/>INPUT ID: 653, VALUE: <text:s/>INPUT ID: 403, VALUE: <text:s/>INPUT ID: 20, VALUE: HTML INPUT ID: 533, VALUE: FIELD INPUT ID: 150, VALUE: <text:s/>INPUT ID: 279, VALUE: <text:s/>INPUT ID: 663, VALUE: LENGTH INPUT ID: 413, VALUE: <text:s/>INPUT ID: 160, VALUE: DESCRIPTION INPUT ID: 289, VALUE: <text:s/>INPUT ID: 547, VALUE: NAME INPUT ID: 423, VALUE: <text:s/>INPUT ID: 679, VALUE: <text:s/>INPUT ID: 299, VALUE: FIELD INPUT ID: 175, VALUE: <text:s/>INPUT ID: 433, VALUE: <text:s/>INPUT ID: 561, VALUE: NAME INPUT ID: 689, VALUE: <text:s/>INPUT ID: 185, VALUE: <text:s/>INPUT ID: 313, VALUE: NAME INPUT ID: 443, VALUE: OPTION INPUT ID: 699, VALUE: <text:s/>INPUT ID: 575, VALUE: <text:s/>INPUT ID: 195, VALUE: <text:s/>INPUT ID: 709, VALUE: <text:s/>INPUT ID: 328, VALUE: NAME INPUT ID: 585, VALUE: DESCRIPTION INPUT ID: 459, VALUE: <text:s/>INPUT ID: 205, VALUE: <text:s/>INPUT ID: 719, VALUE: OPTION INPUT ID: 469, VALUE: <text:s/>INPUT ID: 342, VALUE: <text:s/>INPUT ID: 215, VALUE: <text:s/>INPUT ID: 599, VALUE: <text:s/>INPUT ID: 733, VALUE: <text:s/>INPUT ID: 479, VALUE: <text:s/>INPUT ID: 352, VALUE: DESCRIPTION INPUT ID: 225, VALUE: TABLE INPUT ID: 609, VALUE: <text:s/>INPUT ID: 743, VALUE: <text:s/>INPUT ID: 489, VALUE: <text:s/>INPUT ID: 619, VALUE: TYPE INPUT ID: 239, VALUE: NAME INPUT ID: 367, VALUE: <text:s/>INPUT ID: 113, VALUE: DATABASE INPUT ID: 753, VALUE: <text:s/>INPUT ID: 499, VALUE: OPTION INPUT ID: 377, VALUE: <text:s/>INPUT ID: 633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name") <text:s text:c="2"/>(define-fun L84 () String "field") <text:s text:c="2"/>(define-fun L2 () String "") <text:s text:c="2"/>(define-fun L72 () String "") <text:s text:c="2"/>(define-fun L60 () String "field") <text:s text:c="2"/>(define-fun L92 () String "") <text:s text:c="2"/>(define-fun L88 () String "") <text:s text:c="2"/>(define-fun L6 () String "database") <text:s text:c="2"/>(define-fun L76 () String "") <text:s text:c="2"/>(define-fun L64 () String "table") <text:s text:c="2"/>(define-fun L20 () String "") <text:s text:c="2"/>(define-fun L96 () String "name") <text:s text:c="2"/>(define-fun L52 () String "") <text:s text:c="2"/>(define-fun L68 () String "") <text:s text:c="2"/>(define-fun L24 () String "name") <text:s text:c="2"/>(define-fun L56 () String "") <text:s text:c="2"/>(define-fun L12 () String "") <text:s text:c="2"/>(define-fun L28 () String "") <text:s text:c="2"/>(define-fun L16 () String "") <text:s text:c="2"/>(define-fun L100 () String "option") <text:s text:c="2"/>(define-fun L61 () String "field") <text:s text:c="2"/>(define-fun L1 () String "name") <text:s text:c="2"/>(define-fun L33 () String "") <text:s text:c="2"/>(define-fun L108 () String "type") <text:s text:c="2"/>(define-fun L65 () String "table") <text:s text:c="2"/>(define-fun L5 () String "length") <text:s text:c="2"/>(define-fun L41 () String "") <text:s text:c="2"/>(define-fun L37 () String "description") <text:s text:c="2"/>(define-fun L104 () String "") <text:s text:c="2"/>(define-fun L9 () String "description") <text:s text:c="2"/>(define-fun L45 () String "") <text:s text:c="2"/>(define-fun L90 () String "description") <text:s text:c="2"/>(define-fun L0 () String "name") <text:s text:c="2"/>(define-fun L62 () String "length") <text:s text:c="2"/>(define-fun L94 () String "") <text:s text:c="2"/>(define-fun L50 () String "") <text:s text:c="2"/>(define-fun L82 () String "") <text:s text:c="2"/>(define-fun L4 () String "") <text:s text:c="2"/>(define-fun L70 () String "") <text:s text:c="2"/>(define-fun L66 () String "") <text:s text:c="2"/>(define-fun L22 () String "name") <text:s text:c="2"/>(define-fun L98 () String "") <text:s text:c="2"/>(define-fun L54 () String "type") <text:s text:c="2"/>(define-fun L10 () String "option") <text:s text:c="2"/>(define-fun L86 () String "") <text:s text:c="2"/>(define-fun L8 () String "") <text:s text:c="2"/>(define-fun L74 () String "") <text:s text:c="2"/>(define-fun L30 () String "html") <text:s text:c="2"/>(define-fun L26 () String "") <text:s text:c="2"/>(define-fun L58 () String "") <text:s text:c="2"/>(define-fun L14 () String "description") <text:s text:c="2"/>(define-fun L78 () String "") <text:s text:c="2"/>(define-fun L18 () String "") <text:s text:c="2"/>(define-fun L102 () String "") <text:s text:c="2"/>(define-fun L110 () String "") <text:s text:c="2"/>(define-fun L3 () String "type") <text:s text:c="2"/>(define-fun L11 () String "option") <text:s text:c="2"/>(define-fun L43 () String "option") <text:s text:c="2"/>(define-fun L31 () String "name") <text:s text:c="2"/>(define-fun L7 () String "database") <text:s text:c="2"/>(define-fun L47 () String "") <text:s text:c="2"/>(define-fun L35 () String "description") <text:s text:c="2"/>(define-fun L106 () String "") <text:s text:c="2"/>(define-fun L39 () String "") <text:s text:c="2"/>(define-fun sym195 () String "") <text:s text:c="2"/>(define-fun sym150 () String "") <text:s text:c="2"/>(define-fun sym633 () String "") <text:s text:c="2"/>(define-fun sym479 () String "") <text:s text:c="2"/>(define-fun sym313 () String "NAME") <text:s text:c="2"/>(define-fun sym753 () String "") <text:s text:c="2"/>(define-fun sym599 () String "") <text:s text:c="2"/>(define-fun sym279 () String "") <text:s text:c="2"/>(define-fun sym433 () String "") <text:s text:c="2"/>(define-fun sym113 () String "DATABASE") <text:s text:c="2"/>(define-fun sym352 () String "DESCRIPTION") <text:s text:c="2"/>(define-fun sym679 () String "") <text:s text:c="2"/>(define-fun sym239 () String "NAME") <text:s text:c="2"/>(define-fun sym513 () String "") <text:s text:c="2"/>(define-fun sym719 () String "OPTION") <text:s text:c="2"/>(define-fun sym185 () String "") <text:s text:c="2"/>(define-fun sym743 () String "") <text:s text:c="2"/>(define-fun sym423 () String "") <text:s text:c="2"/>(define-fun sym225 () String "TABLE") <text:s text:c="2"/>(define-fun sym663 () String "LENGTH") <text:s text:c="2"/>(define-fun sym387 () String "TYPE") <text:s text:c="2"/>(define-fun sym585 () String "DESCRIPTION") <text:s text:c="2"/>(define-fun sym342 () String "") <text:s text:c="2"/>(define-fun sym264 () String "DESCRIPTION") <text:s text:c="2"/>(define-fun sym547 () String "NAME") <text:s text:c="2"/>(define-fun sym469 () String "") <text:s text:c="2"/>(define-fun sym20 () String "HTML") <text:s text:c="2"/>(define-fun sym709 () String "") <text:s text:c="2"/>(define-fun sym699 () String "") <text:s text:c="2"/>(define-fun sym413 () String "") <text:s text:c="2"/>(define-fun sym215 () String "") <text:s text:c="2"/>(define-fun sym533 () String "FIELD") <text:s text:c="2"/>(define-fun sym499 () String "OPTION") <text:s text:c="2"/>(define-fun sym653 () String "") <text:s text:c="2"/>(define-fun sym575 () String "") <text:s text:c="2"/>(define-fun sym135 () String "NAME") <text:s text:c="2"/>(define-fun sym377 () String "") <text:s text:c="2"/>(define-fun sym299 () String "FIELD") <text:s text:c="2"/>(define-fun sym254 () String "") <text:s text:c="2"/>(define-fun sym175 () String "") <text:s text:c="2"/>(define-fun sym619 () String "TYPE") <text:s text:c="2"/>(define-fun sym459 () String "") <text:s text:c="2"/>(define-fun sym733 () String "") <text:s text:c="2"/>(define-fun sym160 () String "DESCRIPTION") <text:s text:c="2"/>(define-fun sym523 () String "") <text:s text:c="2"/>(define-fun sym643 () String "") <text:s text:c="2"/>(define-fun sym489 () String "") <text:s text:c="2"/>(define-fun sym367 () String "") <text:s text:c="2"/>(define-fun sym443 () String "OPTION") <text:s text:c="2"/>(define-fun sym289 () String "") <text:s text:c="2"/>(define-fun sym561 () String "NAME") <text:s text:c="2"/>(define-fun sym328 () String "NAME") <text:s text:c="2"/>(define-fun sym689 () String "") <text:s text:c="2"/>(define-fun sym205 () String "") <text:s text:c="2"/>(define-fun sym403 () String "") <text:s text:c="2"/>(define-fun sym609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6.smt2</text:p>
          </table:table-cell>
          <table:table-cell office:value-type="float" office:value="1.897" calcext:value-type="float">
            <text:p>1.897</text:p>
          </table:table-cell>
          <table:table-cell office:value-type="float" office:value="2.108" calcext:value-type="float">
            <text:p>2.108</text:p>
          </table:table-cell>
          <table:table-cell table:style-name="ce30"/>
          <table:table-cell table:style-name="ce30" office:value-type="float" office:value="2.537" calcext:value-type="float">
            <text:p>2.537</text:p>
          </table:table-cell>
          <table:table-cell office:value-type="float" office:value="2.591" calcext:value-type="float">
            <text:p>2.591</text:p>
          </table:table-cell>
          <table:table-cell table:style-name="ce18"/>
          <table:table-cell table:style-name="ce30" office:value-type="float" office:value="1200.098" calcext:value-type="float">
            <text:p>1200.098</text:p>
          </table:table-cell>
          <table:table-cell table:style-name="ce18" table:number-columns-repeated="2"/>
          <table:table-cell table:style-name="ce37" table:formula="of:=SUM([.C47:.E47])/3" office:value-type="float" office:value="1.335" calcext:value-type="float">
            <text:p>1.34</text:p>
          </table:table-cell>
          <table:table-cell table:style-name="ce37" table:formula="of:=SUM([.F47:.H47])/3" office:value-type="float" office:value="1.70933333333333" calcext:value-type="float">
            <text:p>1.71</text:p>
          </table:table-cell>
          <table:table-cell table:style-name="ce37" table:formula="of:=SUM([.I47:.K47])/3" office:value-type="float" office:value="400.032666666667" calcext:value-type="float">
            <text:p>400.03</text:p>
          </table:table-cell>
          <table:table-cell/>
          <table:table-cell office:value-type="string" calcext:value-type="string">
            <text:p>INPUT ID: 449, VALUE: OPTION INPUT ID: 195, VALUE: <text:s/>INPUT ID: 581, VALUE: <text:s/>INPUT ID: 645, VALUE: <text:s/>INPUT ID: 135, VALUE: NAME INPUT ID: 264, VALUE: DESCRIPTION INPUT ID: 328, VALUE: <text:s/>INPUT ID: 393, VALUE: OPTION INPUT ID: 521, VALUE: DESCRIPTION INPUT ID: 205, VALUE: <text:s/>INPUT ID: 463, VALUE: <text:s/>INPUT ID: 591, VALUE: <text:s/>INPUT ID: 655, VALUE: <text:s/>INPUT ID: 338, VALUE: DESCRIPTION INPUT ID: 20, VALUE: HTML INPUT ID: 150, VALUE: <text:s/>INPUT ID: 215, VALUE: <text:s/>INPUT ID: 279, VALUE: <text:s/>INPUT ID: 535, VALUE: <text:s/>INPUT ID: 409, VALUE: <text:s/>INPUT ID: 473, VALUE: <text:s/>INPUT ID: 601, VALUE: <text:s/>INPUT ID: 160, VALUE: DESCRIPTION INPUT ID: 225, VALUE: TABLE INPUT ID: 289, VALUE: <text:s/>INPUT ID: 353, VALUE: <text:s/>INPUT ID: 545, VALUE: <text:s/>INPUT ID: 419, VALUE: <text:s/>INPUT ID: 483, VALUE: FIELD INPUT ID: 611, VALUE: <text:s/>INPUT ID: 299, VALUE: FIELD INPUT ID: 363, VALUE: <text:s/>INPUT ID: 555, VALUE: <text:s/>INPUT ID: 429, VALUE: <text:s/>INPUT ID: 621, VALUE: OPTION INPUT ID: 175, VALUE: <text:s/>INPUT ID: 239, VALUE: NAME INPUT ID: 113, VALUE: DATABASE INPUT ID: 497, VALUE: NAME INPUT ID: 373, VALUE: <text:s/>INPUT ID: 565, VALUE: LENGTH INPUT ID: 439, VALUE: <text:s/>INPUT ID: 185, VALUE: <text:s/>INPUT ID: 313, VALUE: NAME INPUT ID: 635, VALUE: <text:s/>INPUT ID: 254, VALUE: <text:s/>INPUT ID: 383, VALUE: <text:s/>INPUT ID: 511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") <text:s text:c="2"/>(define-fun L40 () String "") <text:s text:c="2"/>(define-fun L2 () String "") <text:s text:c="2"/>(define-fun L72 () String "") <text:s text:c="2"/>(define-fun L60 () String "") <text:s text:c="2"/>(define-fun L92 () String "name") <text:s text:c="2"/>(define-fun L88 () String "") <text:s text:c="2"/>(define-fun L44 () String "name") <text:s text:c="2"/>(define-fun L6 () String "") <text:s text:c="2"/>(define-fun L76 () String "") <text:s text:c="2"/>(define-fun L64 () String "") <text:s text:c="2"/>(define-fun L20 () String "") <text:s text:c="2"/>(define-fun L52 () String "field") <text:s text:c="2"/>(define-fun L48 () String "") <text:s text:c="2"/>(define-fun L36 () String "database") <text:s text:c="2"/>(define-fun L68 () String "length") <text:s text:c="2"/>(define-fun L24 () String "option") <text:s text:c="2"/>(define-fun L56 () String "") <text:s text:c="2"/>(define-fun L12 () String "") <text:s text:c="2"/>(define-fun L16 () String "") <text:s text:c="2"/>(define-fun L1 () String "description") <text:s text:c="2"/>(define-fun L33 () String "description") <text:s text:c="2"/>(define-fun L21 () String "length") <text:s text:c="2"/>(define-fun L5 () String "name") <text:s text:c="2"/>(define-fun L53 () String "field") <text:s text:c="2"/>(define-fun L25 () String "option") <text:s text:c="2"/>(define-fun L29 () String "") <text:s text:c="2"/>(define-fun L49 () String "type") <text:s text:c="2"/>(define-fun L90 () String "") <text:s text:c="2"/>(define-fun L0 () String "description") <text:s text:c="2"/>(define-fun L62 () String "") <text:s text:c="2"/>(define-fun L94 () String "") <text:s text:c="2"/>(define-fun L50 () String "") <text:s text:c="2"/>(define-fun L82 () String "") <text:s text:c="2"/>(define-fun L4 () String "name") <text:s text:c="2"/>(define-fun L70 () String "") <text:s text:c="2"/>(define-fun L66 () String "field") <text:s text:c="2"/>(define-fun L22 () String "description") <text:s text:c="2"/>(define-fun L54 () String "") <text:s text:c="2"/>(define-fun L10 () String "name") <text:s text:c="2"/>(define-fun L86 () String "") <text:s text:c="2"/>(define-fun L42 () String "") <text:s text:c="2"/>(define-fun L8 () String "") <text:s text:c="2"/>(define-fun L74 () String "description") <text:s text:c="2"/>(define-fun L26 () String "html") <text:s text:c="2"/>(define-fun L58 () String "") <text:s text:c="2"/>(define-fun L14 () String "table") <text:s text:c="2"/>(define-fun L46 () String "") <text:s text:c="2"/>(define-fun L78 () String "") <text:s text:c="2"/>(define-fun L18 () String "") <text:s text:c="2"/>(define-fun L38 () String "option") <text:s text:c="2"/>(define-fun L31 () String "option") <text:s text:c="2"/>(define-fun L15 () String "table") <text:s text:c="2"/>(define-fun L35 () String "database") <text:s text:c="2"/>(define-fun L27 () String "") <text:s text:c="2"/>(define-fun sym393 () String "OPTION") <text:s text:c="2"/>(define-fun sym195 () String "") <text:s text:c="2"/>(define-fun sym591 () String "") <text:s text:c="2"/>(define-fun sym150 () String "") <text:s text:c="2"/>(define-fun sym655 () String "") <text:s text:c="2"/>(define-fun sym611 () String "") <text:s text:c="2"/>(define-fun sym215 () String "") <text:s text:c="2"/>(define-fun sym511 () String "") <text:s text:c="2"/>(define-fun sym555 () String "") <text:s text:c="2"/>(define-fun sym313 () String "NAME") <text:s text:c="2"/>(define-fun sym279 () String "") <text:s text:c="2"/>(define-fun sym135 () String "NAME") <text:s text:c="2"/>(define-fun sym113 () String "DATABASE") <text:s text:c="2"/>(define-fun sym299 () String "FIELD") <text:s text:c="2"/>(define-fun sym497 () String "NAME") <text:s text:c="2"/>(define-fun sym254 () String "") <text:s text:c="2"/>(define-fun sym353 () String "") <text:s text:c="2"/>(define-fun sym473 () String "") <text:s text:c="2"/>(define-fun sym373 () String "") <text:s text:c="2"/>(define-fun sym175 () String "") <text:s text:c="2"/>(define-fun sym419 () String "") <text:s text:c="2"/>(define-fun sym439 () String "") <text:s text:c="2"/>(define-fun sym635 () String "") <text:s text:c="2"/>(define-fun sym338 () String "DESCRIPTION") <text:s text:c="2"/>(define-fun sym239 () String "NAME") <text:s text:c="2"/>(define-fun sym535 () String "") <text:s text:c="2"/>(define-fun sym581 () String "") <text:s text:c="2"/>(define-fun sym185 () String "") <text:s text:c="2"/>(define-fun sym383 () String "") <text:s text:c="2"/>(define-fun sym160 () String "DESCRIPTION") <text:s text:c="2"/>(define-fun sym545 () String "") <text:s text:c="2"/>(define-fun sym621 () String "OPTION") <text:s text:c="2"/>(define-fun sym225 () String "TABLE") <text:s text:c="2"/>(define-fun sym565 () String "LENGTH") <text:s text:c="2"/>(define-fun sym521 () String "DESCRIPTION") <text:s text:c="2"/>(define-fun sym289 () String "") <text:s text:c="2"/>(define-fun sym463 () String "") <text:s text:c="2"/>(define-fun sym264 () String "DESCRIPTION") <text:s text:c="2"/>(define-fun sym363 () String "") <text:s text:c="2"/>(define-fun sym483 () String "FIELD") <text:s text:c="2"/>(define-fun sym409 () String "") <text:s text:c="2"/>(define-fun sym429 () String "") <text:s text:c="2"/>(define-fun sym328 () String "") <text:s text:c="2"/>(define-fun sym449 () String "OPTION") <text:s text:c="2"/>(define-fun sym601 () String "") <text:s text:c="2"/>(define-fun sym205 () String "") <text:s text:c="2"/>(define-fun sym20 () String "HTML") <text:s text:c="2"/>(define-fun sym64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7.smt2</text:p>
          </table:table-cell>
          <table:table-cell office:value-type="float" office:value="1.989" calcext:value-type="float">
            <text:p>1.989</text:p>
          </table:table-cell>
          <table:table-cell office:value-type="float" office:value="1.921" calcext:value-type="float">
            <text:p>1.921</text:p>
          </table:table-cell>
          <table:table-cell table:style-name="ce30"/>
          <table:table-cell table:style-name="ce30" office:value-type="float" office:value="2.601" calcext:value-type="float">
            <text:p>2.601</text:p>
          </table:table-cell>
          <table:table-cell office:value-type="float" office:value="2.375" calcext:value-type="float">
            <text:p>2.375</text:p>
          </table:table-cell>
          <table:table-cell table:style-name="ce18"/>
          <table:table-cell table:style-name="ce30" office:value-type="float" office:value="1200.12" calcext:value-type="float">
            <text:p>1200.12</text:p>
          </table:table-cell>
          <table:table-cell table:style-name="ce18" table:number-columns-repeated="2"/>
          <table:table-cell table:style-name="ce37" table:formula="of:=SUM([.C48:.E48])/3" office:value-type="float" office:value="1.30333333333333" calcext:value-type="float">
            <text:p>1.30</text:p>
          </table:table-cell>
          <table:table-cell table:style-name="ce37" table:formula="of:=SUM([.F48:.H48])/3" office:value-type="float" office:value="1.65866666666667" calcext:value-type="float">
            <text:p>1.66</text:p>
          </table:table-cell>
          <table:table-cell table:style-name="ce37" table:formula="of:=SUM([.I48:.K48])/3" office:value-type="float" office:value="400.04" calcext:value-type="float">
            <text:p>400.04</text:p>
          </table:table-cell>
          <table:table-cell/>
          <table:table-cell office:value-type="string" calcext:value-type="string">
            <text:p>INPUT ID: 389, VALUE: <text:s/>INPUT ID: 773, VALUE: <text:s/>INPUT ID: 135, VALUE: NAME INPUT ID: 519, VALUE: OPTION INPUT ID: 264, VALUE: DESCRIPTION INPUT ID: 649, VALUE: <text:s/>INPUT ID: 399, VALUE: <text:s/>INPUT ID: 783, VALUE: <text:s/>INPUT ID: 659, VALUE: TYPE INPUT ID: 20, VALUE: HTML INPUT ID: 533, VALUE: <text:s/>INPUT ID: 150, VALUE: <text:s/>INPUT ID: 279, VALUE: <text:s/>INPUT ID: 409, VALUE: TYPE INPUT ID: 793, VALUE: <text:s/>INPUT ID: 543, VALUE: <text:s/>INPUT ID: 160, VALUE: DESCRIPTION INPUT ID: 289, VALUE: <text:s/>INPUT ID: 673, VALUE: <text:s/>INPUT ID: 423, VALUE: <text:s/>INPUT ID: 553, VALUE: FIELD INPUT ID: 299, VALUE: FIELD INPUT ID: 683, VALUE: <text:s/>INPUT ID: 175, VALUE: <text:s/>INPUT ID: 433, VALUE: <text:s/>INPUT ID: 693, VALUE: <text:s/>INPUT ID: 567, VALUE: NAME INPUT ID: 185, VALUE: <text:s/>INPUT ID: 313, VALUE: NAME INPUT ID: 443, VALUE: <text:s/>INPUT ID: 703, VALUE: LENGTH INPUT ID: 195, VALUE: <text:s/>INPUT ID: 453, VALUE: <text:s/>INPUT ID: 581, VALUE: <text:s/>INPUT ID: 328, VALUE: <text:s/>INPUT ID: 205, VALUE: <text:s/>INPUT ID: 463, VALUE: OPTION INPUT ID: 591, VALUE: DESCRIPTION INPUT ID: 719, VALUE: <text:s/>INPUT ID: 338, VALUE: DESCRIPTION INPUT ID: 215, VALUE: <text:s/>INPUT ID: 729, VALUE: <text:s/>INPUT ID: 605, VALUE: <text:s/>INPUT ID: 479, VALUE: <text:s/>INPUT ID: 225, VALUE: TABLE INPUT ID: 353, VALUE: <text:s/>INPUT ID: 739, VALUE: <text:s/>INPUT ID: 615, VALUE: <text:s/>INPUT ID: 489, VALUE: <text:s/>INPUT ID: 363, VALUE: <text:s/>INPUT ID: 749, VALUE: <text:s/>INPUT ID: 239, VALUE: NAME INPUT ID: 113, VALUE: DATABASE INPUT ID: 625, VALUE: TYPE INPUT ID: 499, VALUE: <text:s/>INPUT ID: 373, VALUE: TYPE INPUT ID: 759, VALUE: OPTION INPUT ID: 509, VALUE: <text:s/>INPUT ID: 254, VALUE: <text:s/>INPUT ID: 639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") <text:s text:c="2"/>(define-fun L40 () String "") <text:s text:c="2"/>(define-fun L2 () String "option") <text:s text:c="2"/>(define-fun L72 () String "type") <text:s text:c="2"/>(define-fun L60 () String "") <text:s text:c="2"/>(define-fun L92 () String "") <text:s text:c="2"/>(define-fun L88 () String "") <text:s text:c="2"/>(define-fun L44 () String "") <text:s text:c="2"/>(define-fun L6 () String "type") <text:s text:c="2"/>(define-fun L76 () String "") <text:s text:c="2"/>(define-fun L32 () String "") <text:s text:c="2"/>(define-fun L64 () String "") <text:s text:c="2"/>(define-fun L20 () String "") <text:s text:c="2"/>(define-fun L96 () String "length") <text:s text:c="2"/>(define-fun L52 () String "") <text:s text:c="2"/>(define-fun L48 () String "") <text:s text:c="2"/>(define-fun L36 () String "name") <text:s text:c="2"/>(define-fun L68 () String "table") <text:s text:c="2"/>(define-fun L24 () String "type") <text:s text:c="2"/>(define-fun L56 () String "") <text:s text:c="2"/>(define-fun L12 () String "") <text:s text:c="2"/>(define-fun L28 () String "") <text:s text:c="2"/>(define-fun L16 () String "field") <text:s text:c="2"/>(define-fun L112 () String "type") <text:s text:c="2"/>(define-fun L100 () String "option") <text:s text:c="2"/>(define-fun L1 () String "length") <text:s text:c="2"/>(define-fun L108 () String "html") <text:s text:c="2"/>(define-fun L5 () String "database") <text:s text:c="2"/>(define-fun L116 () String "") <text:s text:c="2"/>(define-fun L104 () String "") <text:s text:c="2"/>(define-fun L9 () String "description") <text:s text:c="2"/>(define-fun L13 () String "name") <text:s text:c="2"/>(define-fun L29 () String "table") <text:s text:c="2"/>(define-fun L17 () String "field") <text:s text:c="2"/>(define-fun L90 () String "") <text:s text:c="2"/>(define-fun L0 () String "") <text:s text:c="2"/>(define-fun L62 () String "") <text:s text:c="2"/>(define-fun L94 () String "") <text:s text:c="2"/>(define-fun L50 () String "description") <text:s text:c="2"/>(define-fun L82 () String "") <text:s text:c="2"/>(define-fun L4 () String "database") <text:s text:c="2"/>(define-fun L70 () String "") <text:s text:c="2"/>(define-fun L66 () String "") <text:s text:c="2"/>(define-fun L22 () String "") <text:s text:c="2"/>(define-fun L98 () String "name") <text:s text:c="2"/>(define-fun L54 () String "field") <text:s text:c="2"/>(define-fun L10 () String "") <text:s text:c="2"/>(define-fun L86 () String "") <text:s text:c="2"/>(define-fun L42 () String "") <text:s text:c="2"/>(define-fun L8 () String "") <text:s text:c="2"/>(define-fun L74 () String "description") <text:s text:c="2"/>(define-fun L30 () String "option") <text:s text:c="2"/>(define-fun L26 () String "name") <text:s text:c="2"/>(define-fun L58 () String "") <text:s text:c="2"/>(define-fun L14 () String "") <text:s text:c="2"/>(define-fun L46 () String "") <text:s text:c="2"/>(define-fun L78 () String "") <text:s text:c="2"/>(define-fun L34 () String "") <text:s text:c="2"/>(define-fun L18 () String "") <text:s text:c="2"/>(define-fun L38 () String "name") <text:s text:c="2"/>(define-fun L114 () String "") <text:s text:c="2"/>(define-fun L102 () String "description") <text:s text:c="2"/>(define-fun L110 () String "") <text:s text:c="2"/>(define-fun L3 () String "option") <text:s text:c="2"/>(define-fun L7 () String "type") <text:s text:c="2"/>(define-fun L118 () String "description") <text:s text:c="2"/>(define-fun L106 () String "") <text:s text:c="2"/>(define-fun sym591 () String "DESCRIPTION") <text:s text:c="2"/>(define-fun sym195 () String "") <text:s text:c="2"/>(define-fun sym150 () String "") <text:s text:c="2"/>(define-fun sym479 () String "") <text:s text:c="2"/>(define-fun sym313 () String "NAME") <text:s text:c="2"/>(define-fun sym279 () String "") <text:s text:c="2"/>(define-fun sym433 () String "") <text:s text:c="2"/>(define-fun sym553 () String "FIELD") <text:s text:c="2"/>(define-fun sym399 () String "") <text:s text:c="2"/>(define-fun sym113 () String "DATABASE") <text:s text:c="2"/>(define-fun sym673 () String "") <text:s text:c="2"/>(define-fun sym353 () String "") <text:s text:c="2"/>(define-fun sym793 () String "") <text:s text:c="2"/>(define-fun sym519 () String "OPTION") <text:s text:c="2"/>(define-fun sym639 () String "") <text:s text:c="2"/>(define-fun sym759 () String "OPTION") <text:s text:c="2"/>(define-fun sym239 () String "NAME") <text:s text:c="2"/>(define-fun sym719 () String "") <text:s text:c="2"/>(define-fun sym581 () String "") <text:s text:c="2"/>(define-fun sym185 () String "") <text:s text:c="2"/>(define-fun sym225 () String "TABLE") <text:s text:c="2"/>(define-fun sym423 () String "") <text:s text:c="2"/>(define-fun sym543 () String "") <text:s text:c="2"/>(define-fun sym389 () String "") <text:s text:c="2"/>(define-fun sym783 () String "") <text:s text:c="2"/>(define-fun sym463 () String "OPTION") <text:s text:c="2"/>(define-fun sym264 () String "DESCRIPTION") <text:s text:c="2"/>(define-fun sym509 () String "") <text:s text:c="2"/>(define-fun sym749 () String "") <text:s text:c="2"/>(define-fun sym703 () String "LENGTH") <text:s text:c="2"/>(define-fun sym625 () String "TYPE") <text:s text:c="2"/>(define-fun sym20 () String "HTML") <text:s text:c="2"/>(define-fun sym215 () String "") <text:s text:c="2"/>(define-fun sym533 () String "") <text:s text:c="2"/>(define-fun sym499 () String "") <text:s text:c="2"/>(define-fun sym773 () String "") <text:s text:c="2"/>(define-fun sym135 () String "NAME") <text:s text:c="2"/>(define-fun sym299 () String "FIELD") <text:s text:c="2"/>(define-fun sym453 () String "") <text:s text:c="2"/>(define-fun sym254 () String "") <text:s text:c="2"/>(define-fun sym693 () String "") <text:s text:c="2"/>(define-fun sym175 () String "") <text:s text:c="2"/>(define-fun sym373 () String "TYPE") <text:s text:c="2"/>(define-fun sym739 () String "") <text:s text:c="2"/>(define-fun sym615 () String "") <text:s text:c="2"/>(define-fun sym659 () String "TYPE") <text:s text:c="2"/>(define-fun sym338 () String "DESCRIPTION") <text:s text:c="2"/>(define-fun sym160 () String "DESCRIPTION") <text:s text:c="2"/>(define-fun sym567 () String "NAME") <text:s text:c="2"/>(define-fun sym489 () String "") <text:s text:c="2"/>(define-fun sym443 () String "") <text:s text:c="2"/>(define-fun sym289 () String "") <text:s text:c="2"/>(define-fun sym683 () String "") <text:s text:c="2"/>(define-fun sym363 () String "") <text:s text:c="2"/>(define-fun sym729 () String "") <text:s text:c="2"/>(define-fun sym409 () String "TYPE") <text:s text:c="2"/>(define-fun sym649 () String "") <text:s text:c="2"/>(define-fun sym60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8.smt2</text:p>
          </table:table-cell>
          <table:table-cell office:value-type="float" office:value="1.898" calcext:value-type="float">
            <text:p>1.898</text:p>
          </table:table-cell>
          <table:table-cell office:value-type="float" office:value="1.652" calcext:value-type="float">
            <text:p>1.652</text:p>
          </table:table-cell>
          <table:table-cell table:style-name="ce30"/>
          <table:table-cell table:style-name="ce30" office:value-type="float" office:value="2.558" calcext:value-type="float">
            <text:p>2.558</text:p>
          </table:table-cell>
          <table:table-cell office:value-type="float" office:value="2.577" calcext:value-type="float">
            <text:p>2.577</text:p>
          </table:table-cell>
          <table:table-cell table:style-name="ce18"/>
          <table:table-cell table:style-name="ce30" office:value-type="float" office:value="1200.108" calcext:value-type="float">
            <text:p>1200.108</text:p>
          </table:table-cell>
          <table:table-cell table:style-name="ce18" table:number-columns-repeated="2"/>
          <table:table-cell table:style-name="ce37" table:formula="of:=SUM([.C49:.E49])/3" office:value-type="float" office:value="1.18333333333333" calcext:value-type="float">
            <text:p>1.18</text:p>
          </table:table-cell>
          <table:table-cell table:style-name="ce37" table:formula="of:=SUM([.F49:.H49])/3" office:value-type="float" office:value="1.71166666666667" calcext:value-type="float">
            <text:p>1.71</text:p>
          </table:table-cell>
          <table:table-cell table:style-name="ce37" table:formula="of:=SUM([.I49:.K49])/3" office:value-type="float" office:value="400.036" calcext:value-type="float">
            <text:p>400.04</text:p>
          </table:table-cell>
          <table:table-cell/>
          <table:table-cell office:value-type="string" calcext:value-type="string">
            <text:p>INPUT ID: 387, VALUE: <text:s/>INPUT ID: 773, VALUE: <text:s/>INPUT ID: 135, VALUE: NAME INPUT ID: 264, VALUE: DESCRIPTION INPUT ID: 523, VALUE: <text:s/>INPUT ID: 397, VALUE: TYPE INPUT ID: 653, VALUE: <text:s/>INPUT ID: 20, VALUE: HTML INPUT ID: 533, VALUE: <text:s/>INPUT ID: 150, VALUE: <text:s/>INPUT ID: 279, VALUE: <text:s/>INPUT ID: 663, VALUE: <text:s/>INPUT ID: 413, VALUE: <text:s/>INPUT ID: 543, VALUE: FIELD INPUT ID: 160, VALUE: DESCRIPTION INPUT ID: 289, VALUE: <text:s/>INPUT ID: 673, VALUE: <text:s/>INPUT ID: 423, VALUE: <text:s/>INPUT ID: 299, VALUE: FIELD INPUT ID: 683, VALUE: LENGTH INPUT ID: 557, VALUE: NAME INPUT ID: 175, VALUE: <text:s/>INPUT ID: 433, VALUE: <text:s/>INPUT ID: 185, VALUE: <text:s/>INPUT ID: 313, VALUE: NAME INPUT ID: 443, VALUE: <text:s/>INPUT ID: 571, VALUE: <text:s/>INPUT ID: 699, VALUE: <text:s/>INPUT ID: 195, VALUE: <text:s/>INPUT ID: 453, VALUE: OPTION INPUT ID: 581, VALUE: DESCRIPTION INPUT ID: 709, VALUE: <text:s/>INPUT ID: 328, VALUE: <text:s/>INPUT ID: 205, VALUE: <text:s/>INPUT ID: 719, VALUE: <text:s/>INPUT ID: 338, VALUE: DESCRIPTION INPUT ID: 595, VALUE: <text:s/>INPUT ID: 469, VALUE: <text:s/>INPUT ID: 215, VALUE: <text:s/>INPUT ID: 729, VALUE: <text:s/>INPUT ID: 605, VALUE: DESCRIPTION INPUT ID: 479, VALUE: <text:s/>INPUT ID: 225, VALUE: TABLE INPUT ID: 353, VALUE: <text:s/>INPUT ID: 739, VALUE: OPTION INPUT ID: 489, VALUE: <text:s/>INPUT ID: 363, VALUE: DESCRIPTION INPUT ID: 619, VALUE: <text:s/>INPUT ID: 239, VALUE: NAME INPUT ID: 113, VALUE: DATABASE INPUT ID: 753, VALUE: <text:s/>INPUT ID: 499, VALUE: <text:s/>INPUT ID: 629, VALUE: <text:s/>INPUT ID: 377, VALUE: <text:s/>INPUT ID: 763, VALUE: <text:s/>INPUT ID: 509, VALUE: OPTION INPUT ID: 254, VALUE: <text:s/>INPUT ID: 639, VALUE: TYPE 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01 () String "") <text:s text:c="2"/>(define-fun L80 () String "description") <text:s text:c="2"/>(define-fun L84 () String "description") <text:s text:c="2"/>(define-fun L40 () String "") <text:s text:c="2"/>(define-fun L2 () String "option") <text:s text:c="2"/>(define-fun L72 () String "") <text:s text:c="2"/>(define-fun L60 () String "") <text:s text:c="2"/>(define-fun L92 () String "") <text:s text:c="2"/>(define-fun L88 () String "description") <text:s text:c="2"/>(define-fun L44 () String "name") <text:s text:c="2"/>(define-fun L6 () String "") <text:s text:c="2"/>(define-fun L76 () String "") <text:s text:c="2"/>(define-fun L32 () String "") <text:s text:c="2"/>(define-fun L64 () String "") <text:s text:c="2"/>(define-fun L20 () String "") <text:s text:c="2"/>(define-fun L96 () String "") <text:s text:c="2"/>(define-fun L52 () String "") <text:s text:c="2"/>(define-fun L48 () String "") <text:s text:c="2"/>(define-fun L36 () String "") <text:s text:c="2"/>(define-fun L68 () String "name") <text:s text:c="2"/>(define-fun L24 () String "") <text:s text:c="2"/>(define-fun L56 () String "") <text:s text:c="2"/>(define-fun L12 () String "") <text:s text:c="2"/>(define-fun L28 () String "description") <text:s text:c="2"/>(define-fun L16 () String "") <text:s text:c="2"/>(define-fun L112 () String "option") <text:s text:c="2"/>(define-fun L100 () String "html") <text:s text:c="2"/>(define-fun L1 () String "length") <text:s text:c="2"/>(define-fun L108 () String "") <text:s text:c="2"/>(define-fun L5 () String "name") <text:s text:c="2"/>(define-fun L25 () String "type") <text:s text:c="2"/>(define-fun L90 () String "") <text:s text:c="2"/>(define-fun L103 () String "") <text:s text:c="2"/>(define-fun L0 () String "length") <text:s text:c="2"/>(define-fun L62 () String "") <text:s text:c="2"/>(define-fun L94 () String "option") <text:s text:c="2"/>(define-fun L50 () String "") <text:s text:c="2"/>(define-fun L82 () String "") <text:s text:c="2"/>(define-fun L4 () String "name") <text:s text:c="2"/>(define-fun L70 () String "table") <text:s text:c="2"/>(define-fun L66 () String "type") <text:s text:c="2"/>(define-fun L22 () String "") <text:s text:c="2"/>(define-fun L98 () String "") <text:s text:c="2"/>(define-fun L54 () String "database") <text:s text:c="2"/>(define-fun L10 () String "") <text:s text:c="2"/>(define-fun L86 () String "field") <text:s text:c="2"/>(define-fun L42 () String "field") <text:s text:c="2"/>(define-fun L8 () String "") <text:s text:c="2"/>(define-fun L74 () String "") <text:s text:c="2"/>(define-fun L30 () String "name") <text:s text:c="2"/>(define-fun L26 () String "") <text:s text:c="2"/>(define-fun L58 () String "") <text:s text:c="2"/>(define-fun L14 () String "") <text:s text:c="2"/>(define-fun L46 () String "") <text:s text:c="2"/>(define-fun L78 () String "") <text:s text:c="2"/>(define-fun L34 () String "type") <text:s text:c="2"/>(define-fun L18 () String "description") <text:s text:c="2"/>(define-fun L38 () String "description") <text:s text:c="2"/>(define-fun L114 () String "") <text:s text:c="2"/>(define-fun L110 () String "") <text:s text:c="2"/>(define-fun L71 () String "table") <text:s text:c="2"/>(define-fun L3 () String "option") <text:s text:c="2"/>(define-fun L55 () String "database") <text:s text:c="2"/>(define-fun L11 () String "description") <text:s text:c="2"/>(define-fun L43 () String "field") <text:s text:c="2"/>(define-fun L106 () String "") <text:s text:c="2"/>(define-fun sym195 () String "") <text:s text:c="2"/>(define-fun sym150 () String "") <text:s text:c="2"/>(define-fun sym479 () String "") <text:s text:c="2"/>(define-fun sym313 () String "NAME") <text:s text:c="2"/>(define-fun sym753 () String "") <text:s text:c="2"/>(define-fun sym433 () String "") <text:s text:c="2"/>(define-fun sym279 () String "") <text:s text:c="2"/>(define-fun sym113 () String "DATABASE") <text:s text:c="2"/>(define-fun sym673 () String "") <text:s text:c="2"/>(define-fun sym397 () String "TYPE") <text:s text:c="2"/>(define-fun sym353 () String "") <text:s text:c="2"/>(define-fun sym595 () String "") <text:s text:c="2"/>(define-fun sym639 () String "TYPE") <text:s text:c="2"/>(define-fun sym239 () String "NAME") <text:s text:c="2"/>(define-fun sym557 () String "NAME") <text:s text:c="2"/>(define-fun sym719 () String "") <text:s text:c="2"/>(define-fun sym185 () String "") <text:s text:c="2"/>(define-fun sym581 () String "DESCRIPTION") <text:s text:c="2"/>(define-fun sym423 () String "") <text:s text:c="2"/>(define-fun sym225 () String "TABLE") <text:s text:c="2"/>(define-fun sym543 () String "FIELD") <text:s text:c="2"/>(define-fun sym663 () String "") <text:s text:c="2"/>(define-fun sym387 () String "") <text:s text:c="2"/>(define-fun sym264 () String "DESCRIPTION") <text:s text:c="2"/>(define-fun sym509 () String "OPTION") <text:s text:c="2"/>(define-fun sym629 () String "") <text:s text:c="2"/>(define-fun sym20 () String "HTML") <text:s text:c="2"/>(define-fun sym469 () String "") <text:s text:c="2"/>(define-fun sym709 () String "") <text:s text:c="2"/>(define-fun sym413 () String "") <text:s text:c="2"/>(define-fun sym215 () String "") <text:s text:c="2"/>(define-fun sym699 () String "") <text:s text:c="2"/>(define-fun sym533 () String "") <text:s text:c="2"/>(define-fun sym499 () String "") <text:s text:c="2"/>(define-fun sym653 () String "") <text:s text:c="2"/>(define-fun sym773 () String "") <text:s text:c="2"/>(define-fun sym135 () String "NAME") <text:s text:c="2"/>(define-fun sym377 () String "") <text:s text:c="2"/>(define-fun sym453 () String "OPTION") <text:s text:c="2"/>(define-fun sym299 () String "FIELD") <text:s text:c="2"/>(define-fun sym254 () String "") <text:s text:c="2"/>(define-fun sym175 () String "") <text:s text:c="2"/>(define-fun sym571 () String "") <text:s text:c="2"/>(define-fun sym619 () String "") <text:s text:c="2"/>(define-fun sym739 () String "OPTION") <text:s text:c="2"/>(define-fun sym338 () String "DESCRIPTION") <text:s text:c="2"/>(define-fun sym160 () String "DESCRIPTION") <text:s text:c="2"/>(define-fun sym523 () String "") <text:s text:c="2"/>(define-fun sym489 () String "") <text:s text:c="2"/>(define-fun sym763 () String "") <text:s text:c="2"/>(define-fun sym289 () String "") <text:s text:c="2"/>(define-fun sym443 () String "") <text:s text:c="2"/>(define-fun sym683 () String "LENGTH") <text:s text:c="2"/>(define-fun sym363 () String "DESCRIPTION") <text:s text:c="2"/>(define-fun sym729 () String "") <text:s text:c="2"/>(define-fun sym605 () String "DESCRIPTION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9.smt2</text:p>
          </table:table-cell>
          <table:table-cell office:value-type="float" office:value="1.865" calcext:value-type="float">
            <text:p>1.865</text:p>
          </table:table-cell>
          <table:table-cell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.652" calcext:value-type="float">
            <text:p>2.652</text:p>
          </table:table-cell>
          <table:table-cell office:value-type="float" office:value="2.457" calcext:value-type="float">
            <text:p>2.457</text:p>
          </table:table-cell>
          <table:table-cell table:style-name="ce18"/>
          <table:table-cell table:style-name="ce30" office:value-type="float" office:value="1200.108" calcext:value-type="float">
            <text:p>1200.108</text:p>
          </table:table-cell>
          <table:table-cell table:style-name="ce18" table:number-columns-repeated="2"/>
          <table:table-cell table:style-name="ce37" table:formula="of:=SUM([.C50:.E50])/3" office:value-type="float" office:value="1.28833333333333" calcext:value-type="float">
            <text:p>1.29</text:p>
          </table:table-cell>
          <table:table-cell table:style-name="ce37" table:formula="of:=SUM([.F50:.H50])/3" office:value-type="float" office:value="1.703" calcext:value-type="float">
            <text:p>1.70</text:p>
          </table:table-cell>
          <table:table-cell table:style-name="ce37" table:formula="of:=SUM([.I50:.K50])/3" office:value-type="float" office:value="400.036" calcext:value-type="float">
            <text:p>400.04</text:p>
          </table:table-cell>
          <table:table-cell/>
          <table:table-cell office:value-type="string" calcext:value-type="string">
            <text:p>INPUT ID: 769, VALUE: <text:s/>INPUT ID: 389, VALUE: <text:s/>INPUT ID: 135, VALUE: NAME INPUT ID: 519, VALUE: FIELD INPUT ID: 264, VALUE: DESCRIPTION INPUT ID: 651, VALUE: <text:s/>INPUT ID: 399, VALUE: <text:s/>INPUT ID: 20, VALUE: HTML INPUT ID: 533, VALUE: NAME INPUT ID: 661, VALUE: <text:s/>INPUT ID: 150, VALUE: <text:s/>INPUT ID: 279, VALUE: <text:s/>INPUT ID: 409, VALUE: <text:s/>INPUT ID: 671, VALUE: <text:s/>INPUT ID: 160, VALUE: DESCRIPTION INPUT ID: 289, VALUE: <text:s/>INPUT ID: 419, VALUE: <text:s/>INPUT ID: 547, VALUE: <text:s/>INPUT ID: 681, VALUE: LENGTH INPUT ID: 299, VALUE: FIELD INPUT ID: 429, VALUE: OPTION INPUT ID: 557, VALUE: DESCRIPTION INPUT ID: 175, VALUE: <text:s/>INPUT ID: 695, VALUE: <text:s/>INPUT ID: 185, VALUE: <text:s/>INPUT ID: 313, VALUE: NAME INPUT ID: 571, VALUE: <text:s/>INPUT ID: 445, VALUE: <text:s/>INPUT ID: 705, VALUE: <text:s/>INPUT ID: 195, VALUE: <text:s/>INPUT ID: 581, VALUE: <text:s/>INPUT ID: 455, VALUE: <text:s/>INPUT ID: 328, VALUE: <text:s/>INPUT ID: 715, VALUE: <text:s/>INPUT ID: 205, VALUE: <text:s/>INPUT ID: 591, VALUE: TYPE INPUT ID: 465, VALUE: <text:s/>INPUT ID: 338, VALUE: DESCRIPTION INPUT ID: 725, VALUE: <text:s/>INPUT ID: 215, VALUE: <text:s/>INPUT ID: 475, VALUE: <text:s/>INPUT ID: 605, VALUE: <text:s/>INPUT ID: 735, VALUE: OPTION INPUT ID: 225, VALUE: TABLE INPUT ID: 353, VALUE: <text:s/>INPUT ID: 485, VALUE: OPTION INPUT ID: 615, VALUE: <text:s/>INPUT ID: 363, VALUE: <text:s/>INPUT ID: 749, VALUE: <text:s/>INPUT ID: 239, VALUE: NAME INPUT ID: 113, VALUE: DATABASE INPUT ID: 625, VALUE: <text:s/>INPUT ID: 499, VALUE: <text:s/>INPUT ID: 373, VALUE: TYPE INPUT ID: 759, VALUE: <text:s/>INPUT ID: 635, VALUE: LENGTH 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01 () String "") <text:s text:c="2"/>(define-fun L80 () String "name") <text:s text:c="2"/>(define-fun L84 () String "") <text:s text:c="2"/>(define-fun L40 () String "") <text:s text:c="2"/>(define-fun L2 () String "") <text:s text:c="2"/>(define-fun L72 () String "option") <text:s text:c="2"/>(define-fun L60 () String "database") <text:s text:c="2"/>(define-fun L92 () String "") <text:s text:c="2"/>(define-fun L88 () String "table") <text:s text:c="2"/>(define-fun L44 () String "type") <text:s text:c="2"/>(define-fun L6 () String "") <text:s text:c="2"/>(define-fun L76 () String "") <text:s text:c="2"/>(define-fun L32 () String "") <text:s text:c="2"/>(define-fun L64 () String "") <text:s text:c="2"/>(define-fun L20 () String "") <text:s text:c="2"/>(define-fun L96 () String "html") <text:s text:c="2"/>(define-fun L52 () String "") <text:s text:c="2"/>(define-fun L48 () String "") <text:s text:c="2"/>(define-fun L36 () String "") <text:s text:c="2"/>(define-fun L68 () String "") <text:s text:c="2"/>(define-fun L24 () String "name") <text:s text:c="2"/>(define-fun L56 () String "") <text:s text:c="2"/>(define-fun L12 () String "") <text:s text:c="2"/>(define-fun L28 () String "option") <text:s text:c="2"/>(define-fun L16 () String "") <text:s text:c="2"/>(define-fun L112 () String "") <text:s text:c="2"/>(define-fun L61 () String "database") <text:s text:c="2"/>(define-fun L1 () String "length") <text:s text:c="2"/>(define-fun L108 () String "") <text:s text:c="2"/>(define-fun L5 () String "type") <text:s text:c="2"/>(define-fun L97 () String "description") <text:s text:c="2"/>(define-fun L104 () String "") <text:s text:c="2"/>(define-fun L9 () String "name") <text:s text:c="2"/>(define-fun L13 () String "table") <text:s text:c="2"/>(define-fun L29 () String "option") <text:s text:c="2"/>(define-fun L90 () String "option") <text:s text:c="2"/>(define-fun L0 () String "length") <text:s text:c="2"/>(define-fun L62 () String "field") <text:s text:c="2"/>(define-fun L94 () String "") <text:s text:c="2"/>(define-fun L50 () String "") <text:s text:c="2"/>(define-fun L82 () String "field") <text:s text:c="2"/>(define-fun L4 () String "type") <text:s text:c="2"/>(define-fun L70 () String "") <text:s text:c="2"/>(define-fun L66 () String "") <text:s text:c="2"/>(define-fun L22 () String "") <text:s text:c="2"/>(define-fun L54 () String "") <text:s text:c="2"/>(define-fun L10 () String "") <text:s text:c="2"/>(define-fun L86 () String "") <text:s text:c="2"/>(define-fun L42 () String "description") <text:s text:c="2"/>(define-fun L8 () String "name") <text:s text:c="2"/>(define-fun L74 () String "length") <text:s text:c="2"/>(define-fun L30 () String "") <text:s text:c="2"/>(define-fun L26 () String "") <text:s text:c="2"/>(define-fun L58 () String "") <text:s text:c="2"/>(define-fun L14 () String "") <text:s text:c="2"/>(define-fun L46 () String "description") <text:s text:c="2"/>(define-fun L78 () String "description") <text:s text:c="2"/>(define-fun L34 () String "") <text:s text:c="2"/>(define-fun L18 () String "") <text:s text:c="2"/>(define-fun L38 () String "") <text:s text:c="2"/>(define-fun L114 () String "") <text:s text:c="2"/>(define-fun L110 () String "name") <text:s text:c="2"/>(define-fun L3 () String "description") <text:s text:c="2"/>(define-fun L99 () String "") <text:s text:c="2"/>(define-fun L63 () String "field") <text:s text:c="2"/>(define-fun L106 () String "") <text:s text:c="2"/>(define-fun sym591 () String "TYPE") <text:s text:c="2"/>(define-fun sym195 () String "") <text:s text:c="2"/>(define-fun sym150 () String "") <text:s text:c="2"/>(define-fun sym313 () String "NAME") <text:s text:c="2"/>(define-fun sym279 () String "") <text:s text:c="2"/>(define-fun sym113 () String "DATABASE") <text:s text:c="2"/>(define-fun sym399 () String "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759 () String "") <text:s text:c="2"/>(define-fun sym239 () String "NAME") <text:s text:c="2"/>(define-fun sym635 () String "LENGTH") <text:s text:c="2"/>(define-fun sym557 () String "DESCRIPTION") <text:s text:c="2"/>(define-fun sym185 () String "") <text:s text:c="2"/>(define-fun sym581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749 () String "") <text:s text:c="2"/>(define-fun sym429 () String "OPTION") <text:s text:c="2"/>(define-fun sym625 () String "") <text:s text:c="2"/>(define-fun sym547 () String "") <text:s text:c="2"/>(define-fun sym20 () String "HTML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299 () String "FIELD") <text:s text:c="2"/>(define-fun sym651 () String "") <text:s text:c="2"/>(define-fun sym695 () String "") <text:s text:c="2"/>(define-fun sym254 () String "") <text:s text:c="2"/>(define-fun sym175 () String "") <text:s text:c="2"/>(define-fun sym571 () String "") <text:s text:c="2"/>(define-fun sym373 () String "TYPE") <text:s text:c="2"/>(define-fun sym419 () String "") <text:s text:c="2"/>(define-fun sym615 () String "") <text:s text:c="2"/>(define-fun sym735 () String "OPTION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LENGTH") <text:s text:c="2"/>(define-fun sym409 () String "") <text:s text:c="2"/>(define-fun sym605 () String "") <text:s text:c="2"/>(define-fun sym769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30.smt2</text:p>
          </table:table-cell>
          <table:table-cell office:value-type="float" office:value="1.898" calcext:value-type="float">
            <text:p>1.898</text:p>
          </table:table-cell>
          <table:table-cell office:value-type="float" office:value="1.944" calcext:value-type="float">
            <text:p>1.944</text:p>
          </table:table-cell>
          <table:table-cell table:style-name="ce30"/>
          <table:table-cell table:style-name="ce30" office:value-type="float" office:value="2.544" calcext:value-type="float">
            <text:p>2.544</text:p>
          </table:table-cell>
          <table:table-cell office:value-type="float" office:value="2.615" calcext:value-type="float">
            <text:p>2.615</text:p>
          </table:table-cell>
          <table:table-cell table:style-name="ce18"/>
          <table:table-cell table:style-name="ce30" office:value-type="float" office:value="1200.064" calcext:value-type="float">
            <text:p>1200.064</text:p>
          </table:table-cell>
          <table:table-cell table:style-name="ce18" table:number-columns-repeated="2"/>
          <table:table-cell table:style-name="ce37" table:formula="of:=SUM([.C51:.E51])/3" office:value-type="float" office:value="1.28066666666667" calcext:value-type="float">
            <text:p>1.28</text:p>
          </table:table-cell>
          <table:table-cell table:style-name="ce37" table:formula="of:=SUM([.F51:.H51])/3" office:value-type="float" office:value="1.71966666666667" calcext:value-type="float">
            <text:p>1.72</text:p>
          </table:table-cell>
          <table:table-cell table:style-name="ce37" table:formula="of:=SUM([.I51:.K51])/3" office:value-type="float" office:value="400.021333333333" calcext:value-type="float">
            <text:p>400.02</text:p>
          </table:table-cell>
          <table:table-cell/>
          <table:table-cell office:value-type="string" calcext:value-type="string">
            <text:p>INPUT ID: 771, VALUE: <text:s/>INPUT ID: 389, VALUE: <text:s/>INPUT ID: 135, VALUE: NAME INPUT ID: 519, VALUE: <text:s/>INPUT ID: 647, VALUE: <text:s/>INPUT ID: 264, VALUE: DESCRIPTION INPUT ID: 781, VALUE: <text:s/>INPUT ID: 399, VALUE: <text:s/>INPUT ID: 529, VALUE: <text:s/>INPUT ID: 657, VALUE: DESCRIPTION INPUT ID: 20, VALUE: HTML INPUT ID: 150, VALUE: <text:s/>INPUT ID: 279, VALUE: <text:s/>INPUT ID: 791, VALUE: OPTION INPUT ID: 409, VALUE: <text:s/>INPUT ID: 539, VALUE: <text:s/>INPUT ID: 671, VALUE: <text:s/>INPUT ID: 160, VALUE: DESCRIPTION INPUT ID: 289, VALUE: <text:s/>INPUT ID: 419, VALUE: <text:s/>INPUT ID: 549, VALUE: <text:s/>INPUT ID: 805, VALUE: <text:s/>INPUT ID: 681, VALUE: <text:s/>INPUT ID: 299, VALUE: FIELD INPUT ID: 429, VALUE: OPTION INPUT ID: 175, VALUE: <text:s/>INPUT ID: 559, VALUE: <text:s/>INPUT ID: 815, VALUE: <text:s/>INPUT ID: 691, VALUE: TYPE INPUT ID: 185, VALUE: <text:s/>INPUT ID: 313, VALUE: NAME INPUT ID: 569, VALUE: <text:s/>INPUT ID: 825, VALUE: <text:s/>INPUT ID: 445, VALUE: <text:s/>INPUT ID: 705, VALUE: <text:s/>INPUT ID: 195, VALUE: <text:s/>INPUT ID: 579, VALUE: <text:s/>INPUT ID: 455, VALUE: <text:s/>INPUT ID: 328, VALUE: <text:s/>INPUT ID: 715, VALUE: <text:s/>INPUT ID: 205, VALUE: <text:s/>INPUT ID: 589, VALUE: <text:s/>INPUT ID: 465, VALUE: <text:s/>INPUT ID: 338, VALUE: DESCRIPTION INPUT ID: 725, VALUE: <text:s/>INPUT ID: 215, VALUE: <text:s/>INPUT ID: 599, VALUE: <text:s/>INPUT ID: 475, VALUE: <text:s/>INPUT ID: 735, VALUE: LENGTH INPUT ID: 225, VALUE: TABLE INPUT ID: 353, VALUE: <text:s/>INPUT ID: 609, VALUE: <text:s/>INPUT ID: 485, VALUE: OPTION INPUT ID: 363, VALUE: <text:s/>INPUT ID: 619, VALUE: FIELD INPUT ID: 239, VALUE: NAME INPUT ID: 751, VALUE: <text:s/>INPUT ID: 113, VALUE: DATABASE INPUT ID: 499, VALUE: <text:s/>INPUT ID: 373, VALUE: TYPE INPUT ID: 633, VALUE: NAME INPUT ID: 761, VALUE: <text:s/>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01 () String "table") <text:s text:c="2"/>(define-fun L113 () String "") <text:s text:c="2"/>(define-fun L2 () String "") <text:s text:c="2"/>(define-fun L109 () String "") <text:s text:c="2"/>(define-fun L6 () String "html") <text:s text:c="2"/>(define-fun L105 () String "") <text:s text:c="2"/>(define-fun L24 () String "type") <text:s text:c="2"/>(define-fun L117 () String "") <text:s text:c="2"/>(define-fun L56 () String "option") <text:s text:c="2"/>(define-fun L124 () String "") <text:s text:c="2"/>(define-fun L120 () String "field") <text:s text:c="2"/>(define-fun L73 () String "") <text:s text:c="2"/>(define-fun L61 () String "") <text:s text:c="2"/>(define-fun L1 () String "database") <text:s text:c="2"/>(define-fun L93 () String "") <text:s text:c="2"/>(define-fun L81 () String "name") <text:s text:c="2"/>(define-fun L77 () String "option") <text:s text:c="2"/>(define-fun L33 () String "name") <text:s text:c="2"/>(define-fun L65 () String "option") <text:s text:c="2"/>(define-fun L21 () String "") <text:s text:c="2"/>(define-fun L5 () String "description") <text:s text:c="2"/>(define-fun L97 () String "") <text:s text:c="2"/>(define-fun L53 () String "") <text:s text:c="2"/>(define-fun L85 () String "") <text:s text:c="2"/>(define-fun L41 () String "") <text:s text:c="2"/>(define-fun L37 () String "") <text:s text:c="2"/>(define-fun L69 () String "") <text:s text:c="2"/>(define-fun L25 () String "") <text:s text:c="2"/>(define-fun L9 () String "description") <text:s text:c="2"/>(define-fun L57 () String "") <text:s text:c="2"/>(define-fun L13 () String "") <text:s text:c="2"/>(define-fun L89 () String "") <text:s text:c="2"/>(define-fun L45 () String "") <text:s text:c="2"/>(define-fun L29 () String "type") <text:s text:c="2"/>(define-fun L17 () String "") <text:s text:c="2"/>(define-fun L49 () String "") <text:s text:c="2"/>(define-fun L111 () String "length") <text:s text:c="2"/>(define-fun L103 () String "") <text:s text:c="2"/>(define-fun L0 () String "database") <text:s text:c="2"/>(define-fun L4 () String "") <text:s text:c="2"/>(define-fun L22 () String "length") <text:s text:c="2"/>(define-fun L115 () String "") <text:s text:c="2"/>(define-fun L107 () String "field") <text:s text:c="2"/>(define-fun L18 () String "table") <text:s text:c="2"/>(define-fun L38 () String "field") <text:s text:c="2"/>(define-fun L91 () String "option") <text:s text:c="2"/>(define-fun L122 () String "") <text:s text:c="2"/>(define-fun L95 () String "") <text:s text:c="2"/>(define-fun L51 () String "") <text:s text:c="2"/>(define-fun L83 () String "") <text:s text:c="2"/>(define-fun L71 () String "name") <text:s text:c="2"/>(define-fun L3 () String "name") <text:s text:c="2"/>(define-fun L99 () String "") <text:s text:c="2"/>(define-fun L55 () String "") <text:s text:c="2"/>(define-fun L11 () String "") <text:s text:c="2"/>(define-fun L87 () String "") <text:s text:c="2"/>(define-fun L43 () String "") <text:s text:c="2"/>(define-fun L75 () String "") <text:s text:c="2"/>(define-fun L31 () String "name") <text:s text:c="2"/>(define-fun L63 () String "description") <text:s text:c="2"/>(define-fun L7 () String "") <text:s text:c="2"/>(define-fun L59 () String "description") <text:s text:c="2"/>(define-fun L15 () String "") <text:s text:c="2"/>(define-fun L47 () String "") <text:s text:c="2"/>(define-fun L126 () String "") <text:s text:c="2"/>(define-fun L79 () String "") <text:s text:c="2"/>(define-fun L35 () String "") <text:s text:c="2"/>(define-fun L67 () String "") <text:s text:c="2"/>(define-fun L23 () String "type") <text:s text:c="2"/>(define-fun L19 () String "") <text:s text:c="2"/>(define-fun L39 () String "") <text:s text:c="2"/>(define-fun L27 () String "description") <text:s text:c="2"/>(define-fun sym195 () String "") <text:s text:c="2"/>(define-fun sym150 () String "") <text:s text:c="2"/>(define-fun sym633 () String "NAME") <text:s text:c="2"/>(define-fun sym599 () String "") <text:s text:c="2"/>(define-fun sym313 () String "NAME") <text:s text:c="2"/>(define-fun sym279 () String "") <text:s text:c="2"/>(define-fun sym399 () String "") <text:s text:c="2"/>(define-fun sym751 () String "") <text:s text:c="2"/>(define-fun sym113 () String "DATABASE") <text:s text:c="2"/>(define-fun sym475 () String "") <text:s text:c="2"/>(define-fun sym353 () String "") <text:s text:c="2"/>(define-fun sym671 () String "") <text:s text:c="2"/>(define-fun sym791 () String "OPTION") <text:s text:c="2"/>(define-fun sym519 () String "") <text:s text:c="2"/>(define-fun sym715 () String "") <text:s text:c="2"/>(define-fun sym559 () String "") <text:s text:c="2"/>(define-fun sym239 () String "NAME") <text:s text:c="2"/>(define-fun sym185 () String "") <text:s text:c="2"/>(define-fun sym589 () String "") <text:s text:c="2"/>(define-fun sym225 () String "TABLE") <text:s text:c="2"/>(define-fun sym389 () String "") <text:s text:c="2"/>(define-fun sym465 () String "") <text:s text:c="2"/>(define-fun sym78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825 () String "") <text:s text:c="2"/>(define-fun sym549 () String "") <text:s text:c="2"/>(define-fun sym20 () String "HTML") <text:s text:c="2"/>(define-fun sym691 () String "TYPE") <text:s text:c="2"/>(define-fun sym215 () String "") <text:s text:c="2"/>(define-fun sym499 () String "") <text:s text:c="2"/>(define-fun sym455 () String "") <text:s text:c="2"/>(define-fun sym135 () String "NAME") <text:s text:c="2"/>(define-fun sym299 () String "FIELD") <text:s text:c="2"/>(define-fun sym771 () String "") <text:s text:c="2"/>(define-fun sym254 () String "") <text:s text:c="2"/>(define-fun sym175 () String "") <text:s text:c="2"/>(define-fun sym373 () String "TYPE") <text:s text:c="2"/>(define-fun sym619 () String "FIELD") <text:s text:c="2"/>(define-fun sym815 () String "") <text:s text:c="2"/>(define-fun sym419 () String "") <text:s text:c="2"/>(define-fun sym539 () String "") <text:s text:c="2"/>(define-fun sym735 () String "LENGTH") <text:s text:c="2"/>(define-fun sym657 () String "DESCRIPTION") <text:s text:c="2"/>(define-fun sym338 () String "DESCRIPTION") <text:s text:c="2"/>(define-fun sym579 () String "") <text:s text:c="2"/>(define-fun sym160 () String "DESCRIPTION") <text:s text:c="2"/>(define-fun sym445 () String "") <text:s text:c="2"/>(define-fun sym289 () String "") <text:s text:c="2"/>(define-fun sym761 () String "") <text:s text:c="2"/>(define-fun sym485 () String "OPTION") <text:s text:c="2"/>(define-fun sym363 () String "") <text:s text:c="2"/>(define-fun sym681 () String "") <text:s text:c="2"/>(define-fun sym409 () String "") <text:s text:c="2"/>(define-fun sym805 () String "") <text:s text:c="2"/>(define-fun sym529 () String "") <text:s text:c="2"/>(define-fun sym725 () String "") <text:s text:c="2"/>(define-fun sym328 () String "") <text:s text:c="2"/>(define-fun sym647 () String "") <text:s text:c="2"/>(define-fun sym569 () String "") <text:s text:c="2"/>(define-fun sym205 () String "") <text:s text:c="2"/>(define-fun sym609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31.smt2</text:p>
          </table:table-cell>
          <table:table-cell office:value-type="float" office:value="1.788" calcext:value-type="float">
            <text:p>1.788</text:p>
          </table:table-cell>
          <table:table-cell office:value-type="float" office:value="1.898" calcext:value-type="float">
            <text:p>1.898</text:p>
          </table:table-cell>
          <table:table-cell table:style-name="ce30"/>
          <table:table-cell table:style-name="ce30" office:value-type="float" office:value="2.557" calcext:value-type="float">
            <text:p>2.557</text:p>
          </table:table-cell>
          <table:table-cell office:value-type="float" office:value="2.625" calcext:value-type="float">
            <text:p>2.625</text:p>
          </table:table-cell>
          <table:table-cell table:style-name="ce18"/>
          <table:table-cell table:style-name="ce30" office:value-type="float" office:value="1200.103" calcext:value-type="float">
            <text:p>1200.103</text:p>
          </table:table-cell>
          <table:table-cell table:style-name="ce18" table:number-columns-repeated="2"/>
          <table:table-cell table:style-name="ce37" table:formula="of:=SUM([.C52:.E52])/3" office:value-type="float" office:value="1.22866666666667" calcext:value-type="float">
            <text:p>1.23</text:p>
          </table:table-cell>
          <table:table-cell table:style-name="ce37" table:formula="of:=SUM([.F52:.H52])/3" office:value-type="float" office:value="1.72733333333333" calcext:value-type="float">
            <text:p>1.73</text:p>
          </table:table-cell>
          <table:table-cell table:style-name="ce37" table:formula="of:=SUM([.I52:.K52])/3" office:value-type="float" office:value="400.034333333333" calcext:value-type="float">
            <text:p>400.03</text:p>
          </table:table-cell>
          <table:table-cell/>
          <table:table-cell office:value-type="string" calcext:value-type="string">
            <text:p>INPUT ID: 389, VALUE: <text:s/>INPUT ID: 135, VALUE: NAME INPUT ID: 519, VALUE: FIELD INPUT ID: 264, VALUE: DESCRIPTION INPUT ID: 651, VALUE: <text:s/>INPUT ID: 399, VALUE: <text:s/>INPUT ID: 20, VALUE: HTML INPUT ID: 533, VALUE: NAME INPUT ID: 661, VALUE: <text:s/>INPUT ID: 150, VALUE: <text:s/>INPUT ID: 279, VALUE: <text:s/>INPUT ID: 409, VALUE: <text:s/>INPUT ID: 671, VALUE: <text:s/>INPUT ID: 160, VALUE: DESCRIPTION INPUT ID: 289, VALUE: <text:s/>INPUT ID: 419, VALUE: <text:s/>INPUT ID: 547, VALUE: <text:s/>INPUT ID: 681, VALUE: <text:s/>INPUT ID: 299, VALUE: FIELD INPUT ID: 429, VALUE: OPTION INPUT ID: 557, VALUE: DESCRIPTION INPUT ID: 175, VALUE: <text:s/>INPUT ID: 691, VALUE: OPTION INPUT ID: 185, VALUE: <text:s/>INPUT ID: 313, VALUE: NAME INPUT ID: 571, VALUE: <text:s/>INPUT ID: 445, VALUE: <text:s/>INPUT ID: 705, VALUE: <text:s/>INPUT ID: 195, VALUE: <text:s/>INPUT ID: 581, VALUE: <text:s/>INPUT ID: 455, VALUE: <text:s/>INPUT ID: 328, VALUE: <text:s/>INPUT ID: 715, VALUE: <text:s/>INPUT ID: 205, VALUE: <text:s/>INPUT ID: 591, VALUE: TYPE INPUT ID: 465, VALUE: <text:s/>INPUT ID: 338, VALUE: DESCRIPTION INPUT ID: 725, VALUE: <text:s/>INPUT ID: 215, VALUE: <text:s/>INPUT ID: 475, VALUE: <text:s/>INPUT ID: 605, VALUE: <text:s/>INPUT ID: 225, VALUE: TABLE INPUT ID: 353, VALUE: <text:s/>INPUT ID: 485, VALUE: OPTION INPUT ID: 615, VALUE: <text:s/>INPUT ID: 363, VALUE: <text:s/>INPUT ID: 239, VALUE: NAME INPUT ID: 113, VALUE: DATABASE INPUT ID: 625, VALUE: <text:s/>INPUT ID: 499, VALUE: <text:s/>INPUT ID: 373, VALUE: TYPE INPUT ID: 635, VALUE: LENGTH 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32.smt2</text:p>
          </table:table-cell>
          <table:table-cell office:value-type="float" office:value="1.779" calcext:value-type="float">
            <text:p>1.779</text:p>
          </table:table-cell>
          <table:table-cell office:value-type="float" office:value="1.864" calcext:value-type="float">
            <text:p>1.864</text:p>
          </table:table-cell>
          <table:table-cell table:style-name="ce30"/>
          <table:table-cell table:style-name="ce30" office:value-type="float" office:value="2.522" calcext:value-type="float">
            <text:p>2.522</text:p>
          </table:table-cell>
          <table:table-cell office:value-type="float" office:value="2.54" calcext:value-type="float">
            <text:p>2.54</text:p>
          </table:table-cell>
          <table:table-cell table:style-name="ce18"/>
          <table:table-cell table:style-name="ce30" office:value-type="float" office:value="1200.105" calcext:value-type="float">
            <text:p>1200.105</text:p>
          </table:table-cell>
          <table:table-cell table:style-name="ce18" table:number-columns-repeated="2"/>
          <table:table-cell table:style-name="ce37" table:formula="of:=SUM([.C53:.E53])/3" office:value-type="float" office:value="1.21433333333333" calcext:value-type="float">
            <text:p>1.21</text:p>
          </table:table-cell>
          <table:table-cell table:style-name="ce37" table:formula="of:=SUM([.F53:.H53])/3" office:value-type="float" office:value="1.68733333333333" calcext:value-type="float">
            <text:p>1.69</text:p>
          </table:table-cell>
          <table:table-cell table:style-name="ce37" table:formula="of:=SUM([.I53:.K53])/3" office:value-type="float" office:value="400.035" calcext:value-type="float">
            <text:p>400.04</text:p>
          </table:table-cell>
          <table:table-cell/>
          <table:table-cell office:value-type="string" calcext:value-type="string">
            <text:p>INPUT ID: 389, VALUE: <text:s/>INPUT ID: 135, VALUE: NAME INPUT ID: 519, VALUE: FIELD INPUT ID: 264, VALUE: DESCRIPTION INPUT ID: 651, VALUE: <text:s/>INPUT ID: 399, VALUE: <text:s/>INPUT ID: 20, VALUE: HTML INPUT ID: 533, VALUE: NAME INPUT ID: 661, VALUE: <text:s/>INPUT ID: 150, VALUE: <text:s/>INPUT ID: 279, VALUE: <text:s/>INPUT ID: 409, VALUE: <text:s/>INPUT ID: 671, VALUE: <text:s/>INPUT ID: 160, VALUE: DESCRIPTION INPUT ID: 289, VALUE: <text:s/>INPUT ID: 419, VALUE: <text:s/>INPUT ID: 547, VALUE: <text:s/>INPUT ID: 681, VALUE: <text:s/>INPUT ID: 299, VALUE: FIELD INPUT ID: 429, VALUE: OPTION INPUT ID: 557, VALUE: DESCRIPTION INPUT ID: 175, VALUE: <text:s/>INPUT ID: 691, VALUE: OPTION INPUT ID: 185, VALUE: <text:s/>INPUT ID: 313, VALUE: NAME INPUT ID: 571, VALUE: <text:s/>INPUT ID: 445, VALUE: <text:s/>INPUT ID: 705, VALUE: <text:s/>INPUT ID: 195, VALUE: <text:s/>INPUT ID: 581, VALUE: <text:s/>INPUT ID: 455, VALUE: <text:s/>INPUT ID: 328, VALUE: <text:s/>INPUT ID: 715, VALUE: <text:s/>INPUT ID: 205, VALUE: <text:s/>INPUT ID: 591, VALUE: TYPE INPUT ID: 465, VALUE: <text:s/>INPUT ID: 338, VALUE: DESCRIPTION INPUT ID: 725, VALUE: <text:s/>INPUT ID: 215, VALUE: <text:s/>INPUT ID: 475, VALUE: <text:s/>INPUT ID: 605, VALUE: <text:s/>INPUT ID: 225, VALUE: TABLE INPUT ID: 353, VALUE: <text:s/>INPUT ID: 485, VALUE: OPTION INPUT ID: 615, VALUE: <text:s/>INPUT ID: 363, VALUE: <text:s/>INPUT ID: 239, VALUE: NAME INPUT ID: 113, VALUE: DATABASE INPUT ID: 625, VALUE: <text:s/>INPUT ID: 499, VALUE: <text:s/>INPUT ID: 373, VALUE: TYPE INPUT ID: 635, VALUE: LENGTH 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33.smt2</text:p>
          </table:table-cell>
          <table:table-cell office:value-type="float" office:value="1.892" calcext:value-type="float">
            <text:p>1.892</text:p>
          </table:table-cell>
          <table:table-cell office:value-type="float" office:value="1.885" calcext:value-type="float">
            <text:p>1.885</text:p>
          </table:table-cell>
          <table:table-cell table:style-name="ce30"/>
          <table:table-cell table:style-name="ce30" office:value-type="float" office:value="2.565" calcext:value-type="float">
            <text:p>2.565</text:p>
          </table:table-cell>
          <table:table-cell office:value-type="float" office:value="2.508" calcext:value-type="float">
            <text:p>2.508</text:p>
          </table:table-cell>
          <table:table-cell table:style-name="ce18"/>
          <table:table-cell table:style-name="ce30" office:value-type="float" office:value="1200.108" calcext:value-type="float">
            <text:p>1200.108</text:p>
          </table:table-cell>
          <table:table-cell table:style-name="ce18" table:number-columns-repeated="2"/>
          <table:table-cell table:style-name="ce37" table:formula="of:=SUM([.C54:.E54])/3" office:value-type="float" office:value="1.259" calcext:value-type="float">
            <text:p>1.26</text:p>
          </table:table-cell>
          <table:table-cell table:style-name="ce37" table:formula="of:=SUM([.F54:.H54])/3" office:value-type="float" office:value="1.691" calcext:value-type="float">
            <text:p>1.69</text:p>
          </table:table-cell>
          <table:table-cell table:style-name="ce37" table:formula="of:=SUM([.I54:.K54])/3" office:value-type="float" office:value="400.036" calcext:value-type="float">
            <text:p>400.04</text:p>
          </table:table-cell>
          <table:table-cell/>
          <table:table-cell office:value-type="string" calcext:value-type="string">
            <text:p>INPUT ID: 389, VALUE: <text:s/>INPUT ID: 135, VALUE: NAME INPUT ID: 519, VALUE: FIELD INPUT ID: 264, VALUE: DESCRIPTION INPUT ID: 651, VALUE: <text:s/>INPUT ID: 399, VALUE: <text:s/>INPUT ID: 20, VALUE: HTML INPUT ID: 533, VALUE: NAME INPUT ID: 661, VALUE: <text:s/>INPUT ID: 150, VALUE: <text:s/>INPUT ID: 279, VALUE: <text:s/>INPUT ID: 409, VALUE: <text:s/>INPUT ID: 671, VALUE: <text:s/>INPUT ID: 160, VALUE: DESCRIPTION INPUT ID: 289, VALUE: <text:s/>INPUT ID: 419, VALUE: <text:s/>INPUT ID: 547, VALUE: <text:s/>INPUT ID: 681, VALUE: <text:s/>INPUT ID: 299, VALUE: FIELD INPUT ID: 429, VALUE: OPTION INPUT ID: 557, VALUE: DESCRIPTION INPUT ID: 175, VALUE: <text:s/>INPUT ID: 691, VALUE: OPTION INPUT ID: 185, VALUE: <text:s/>INPUT ID: 313, VALUE: NAME INPUT ID: 571, VALUE: <text:s/>INPUT ID: 445, VALUE: <text:s/>INPUT ID: 705, VALUE: <text:s/>INPUT ID: 195, VALUE: <text:s/>INPUT ID: 581, VALUE: <text:s/>INPUT ID: 455, VALUE: <text:s/>INPUT ID: 328, VALUE: <text:s/>INPUT ID: 715, VALUE: <text:s/>INPUT ID: 205, VALUE: <text:s/>INPUT ID: 591, VALUE: TYPE INPUT ID: 465, VALUE: <text:s/>INPUT ID: 338, VALUE: DESCRIPTION INPUT ID: 725, VALUE: <text:s/>INPUT ID: 215, VALUE: <text:s/>INPUT ID: 475, VALUE: <text:s/>INPUT ID: 605, VALUE: <text:s/>INPUT ID: 225, VALUE: TABLE INPUT ID: 353, VALUE: <text:s/>INPUT ID: 485, VALUE: OPTION INPUT ID: 615, VALUE: <text:s/>INPUT ID: 363, VALUE: <text:s/>INPUT ID: 239, VALUE: NAME INPUT ID: 113, VALUE: DATABASE INPUT ID: 625, VALUE: <text:s/>INPUT ID: 499, VALUE: <text:s/>INPUT ID: 373, VALUE: TYPE INPUT ID: 635, VALUE: LENGTH 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34.smt2</text:p>
          </table:table-cell>
          <table:table-cell office:value-type="float" office:value="1.73" calcext:value-type="float">
            <text:p>1.73</text:p>
          </table:table-cell>
          <table:table-cell office:value-type="float" office:value="1.732" calcext:value-type="float">
            <text:p>1.732</text:p>
          </table:table-cell>
          <table:table-cell table:style-name="ce30"/>
          <table:table-cell table:style-name="ce30" office:value-type="float" office:value="2.544" calcext:value-type="float">
            <text:p>2.544</text:p>
          </table:table-cell>
          <table:table-cell office:value-type="float" office:value="2.566" calcext:value-type="float">
            <text:p>2.566</text:p>
          </table:table-cell>
          <table:table-cell table:style-name="ce18"/>
          <table:table-cell table:style-name="ce30" office:value-type="float" office:value="1200.106" calcext:value-type="float">
            <text:p>1200.106</text:p>
          </table:table-cell>
          <table:table-cell table:style-name="ce18" table:number-columns-repeated="2"/>
          <table:table-cell table:style-name="ce37" table:formula="of:=SUM([.C55:.E55])/3" office:value-type="float" office:value="1.154" calcext:value-type="float">
            <text:p>1.15</text:p>
          </table:table-cell>
          <table:table-cell table:style-name="ce37" table:formula="of:=SUM([.F55:.H55])/3" office:value-type="float" office:value="1.70333333333333" calcext:value-type="float">
            <text:p>1.70</text:p>
          </table:table-cell>
          <table:table-cell table:style-name="ce37" table:formula="of:=SUM([.I55:.K55])/3" office:value-type="float" office:value="400.035333333333" calcext:value-type="float">
            <text:p>400.04</text:p>
          </table:table-cell>
          <table:table-cell/>
          <table:table-cell office:value-type="string" calcext:value-type="string">
            <text:p>INPUT ID: 389, VALUE: <text:s/>INPUT ID: 135, VALUE: NAME INPUT ID: 519, VALUE: FIELD INPUT ID: 264, VALUE: DESCRIPTION INPUT ID: 651, VALUE: <text:s/>INPUT ID: 399, VALUE: <text:s/>INPUT ID: 20, VALUE: HTML INPUT ID: 533, VALUE: NAME INPUT ID: 661, VALUE: <text:s/>INPUT ID: 150, VALUE: <text:s/>INPUT ID: 279, VALUE: <text:s/>INPUT ID: 409, VALUE: <text:s/>INPUT ID: 671, VALUE: <text:s/>INPUT ID: 160, VALUE: DESCRIPTION INPUT ID: 289, VALUE: <text:s/>INPUT ID: 419, VALUE: <text:s/>INPUT ID: 547, VALUE: <text:s/>INPUT ID: 681, VALUE: <text:s/>INPUT ID: 299, VALUE: FIELD INPUT ID: 429, VALUE: OPTION INPUT ID: 557, VALUE: DESCRIPTION INPUT ID: 175, VALUE: <text:s/>INPUT ID: 691, VALUE: OPTION INPUT ID: 185, VALUE: <text:s/>INPUT ID: 313, VALUE: NAME INPUT ID: 571, VALUE: <text:s/>INPUT ID: 445, VALUE: <text:s/>INPUT ID: 705, VALUE: <text:s/>INPUT ID: 195, VALUE: <text:s/>INPUT ID: 581, VALUE: <text:s/>INPUT ID: 455, VALUE: <text:s/>INPUT ID: 328, VALUE: <text:s/>INPUT ID: 715, VALUE: <text:s/>INPUT ID: 205, VALUE: <text:s/>INPUT ID: 591, VALUE: TYPE INPUT ID: 465, VALUE: <text:s/>INPUT ID: 338, VALUE: DESCRIPTION INPUT ID: 725, VALUE: <text:s/>INPUT ID: 215, VALUE: <text:s/>INPUT ID: 475, VALUE: <text:s/>INPUT ID: 605, VALUE: <text:s/>INPUT ID: 225, VALUE: TABLE INPUT ID: 353, VALUE: <text:s/>INPUT ID: 485, VALUE: OPTION INPUT ID: 615, VALUE: <text:s/>INPUT ID: 363, VALUE: <text:s/>INPUT ID: 239, VALUE: NAME INPUT ID: 113, VALUE: DATABASE INPUT ID: 625, VALUE: <text:s/>INPUT ID: 499, VALUE: <text:s/>INPUT ID: 373, VALUE: TYPE INPUT ID: 635, VALUE: LENGTH 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01.smt2</text:p>
          </table:table-cell>
          <table:table-cell office:value-type="float" office:value="1.639" calcext:value-type="float">
            <text:p>1.639</text:p>
          </table:table-cell>
          <table:table-cell office:value-type="float" office:value="1.697" calcext:value-type="float">
            <text:p>1.697</text:p>
          </table:table-cell>
          <table:table-cell table:style-name="ce30"/>
          <table:table-cell table:style-name="ce30" office:value-type="float" office:value="2.829" calcext:value-type="float">
            <text:p>2.829</text:p>
          </table:table-cell>
          <table:table-cell office:value-type="float" office:value="2.54" calcext:value-type="float">
            <text:p>2.54</text:p>
          </table:table-cell>
          <table:table-cell table:style-name="ce18"/>
          <table:table-cell table:style-name="ce30" office:value-type="float" office:value="626.844" calcext:value-type="float">
            <text:p>626.844</text:p>
          </table:table-cell>
          <table:table-cell table:style-name="ce18" table:number-columns-repeated="2"/>
          <table:table-cell table:style-name="ce37" table:formula="of:=SUM([.C56:.E56])/3" office:value-type="float" office:value="1.112" calcext:value-type="float">
            <text:p>1.11</text:p>
          </table:table-cell>
          <table:table-cell table:style-name="ce37" table:formula="of:=SUM([.F56:.H56])/3" office:value-type="float" office:value="1.78966666666667" calcext:value-type="float">
            <text:p>1.79</text:p>
          </table:table-cell>
          <table:table-cell table:style-name="ce37" table:formula="of:=SUM([.I56:.K56])/3" office:value-type="float" office:value="208.948" calcext:value-type="float">
            <text:p>208.95</text:p>
          </table:table-cell>
          <table:table-cell/>
          <table:table-cell office:value-type="string" calcext:value-type="string">
            <text:p>INPUT ID: 389, VALUE: <text:s/>INPUT ID: 135, VALUE: NAME INPUT ID: 519, VALUE: FIELD INPUT ID: 264, VALUE: DESCRIPTION INPUT ID: 651, VALUE: <text:s/>INPUT ID: 399, VALUE: <text:s/>INPUT ID: 20, VALUE: HTML INPUT ID: 533, VALUE: NAME INPUT ID: 661, VALUE: <text:s/>INPUT ID: 150, VALUE: <text:s/>INPUT ID: 279, VALUE: <text:s/>INPUT ID: 409, VALUE: <text:s/>INPUT ID: 671, VALUE: <text:s/>INPUT ID: 160, VALUE: DESCRIPTION INPUT ID: 289, VALUE: <text:s/>INPUT ID: 419, VALUE: <text:s/>INPUT ID: 547, VALUE: <text:s/>INPUT ID: 681, VALUE: <text:s/>INPUT ID: 299, VALUE: FIELD INPUT ID: 429, VALUE: OPTION INPUT ID: 557, VALUE: DESCRIPTION INPUT ID: 175, VALUE: <text:s/>INPUT ID: 691, VALUE: OPTION INPUT ID: 185, VALUE: <text:s/>INPUT ID: 313, VALUE: NAME INPUT ID: 571, VALUE: <text:s/>INPUT ID: 445, VALUE: <text:s/>INPUT ID: 705, VALUE: <text:s/>INPUT ID: 195, VALUE: <text:s/>INPUT ID: 581, VALUE: <text:s/>INPUT ID: 455, VALUE: <text:s/>INPUT ID: 328, VALUE: <text:s/>INPUT ID: 715, VALUE: <text:s/>INPUT ID: 205, VALUE: <text:s/>INPUT ID: 591, VALUE: TYPE INPUT ID: 465, VALUE: <text:s/>INPUT ID: 338, VALUE: DESCRIPTION INPUT ID: 725, VALUE: <text:s/>INPUT ID: 215, VALUE: <text:s/>INPUT ID: 475, VALUE: <text:s/>INPUT ID: 605, VALUE: <text:s/>INPUT ID: 225, VALUE: TABLE INPUT ID: 353, VALUE: <text:s/>INPUT ID: 485, VALUE: OPTION INPUT ID: 615, VALUE: <text:s/>INPUT ID: 363, VALUE: <text:s/>INPUT ID: 239, VALUE: NAME INPUT ID: 113, VALUE: DATABASE INPUT ID: 625, VALUE: <text:s/>INPUT ID: 499, VALUE: <text:s/>INPUT ID: 373, VALUE: TYPE INPUT ID: 635, VALUE: LENGTH 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02.smt2</text:p>
          </table:table-cell>
          <table:table-cell office:value-type="float" office:value="2.179" calcext:value-type="float">
            <text:p>2.179</text:p>
          </table:table-cell>
          <table:table-cell office:value-type="float" office:value="1.879" calcext:value-type="float">
            <text:p>1.879</text:p>
          </table:table-cell>
          <table:table-cell table:style-name="ce30"/>
          <table:table-cell table:style-name="ce30" office:value-type="float" office:value="2.426" calcext:value-type="float">
            <text:p>2.426</text:p>
          </table:table-cell>
          <table:table-cell office:value-type="float" office:value="2.496" calcext:value-type="float">
            <text:p>2.496</text:p>
          </table:table-cell>
          <table:table-cell table:style-name="ce18"/>
          <table:table-cell table:style-name="ce30" office:value-type="float" office:value="798.208" calcext:value-type="float">
            <text:p>798.208</text:p>
          </table:table-cell>
          <table:table-cell table:style-name="ce18" table:number-columns-repeated="2"/>
          <table:table-cell table:style-name="ce37" table:formula="of:=SUM([.C57:.E57])/3" office:value-type="float" office:value="1.35266666666667" calcext:value-type="float">
            <text:p>1.35</text:p>
          </table:table-cell>
          <table:table-cell table:style-name="ce37" table:formula="of:=SUM([.F57:.H57])/3" office:value-type="float" office:value="1.64066666666667" calcext:value-type="float">
            <text:p>1.64</text:p>
          </table:table-cell>
          <table:table-cell table:style-name="ce37" table:formula="of:=SUM([.I57:.K57])/3" office:value-type="float" office:value="266.069333333333" calcext:value-type="float">
            <text:p>266.07</text:p>
          </table:table-cell>
          <table:table-cell/>
          <table:table-cell office:value-type="string" calcext:value-type="string">
            <text:p>INPUT ID: 2368, VALUE: <text:s/>INPUT ID: 737, VALUE: <text:s/>INPUT ID: 1570, VALUE: <text:s/>INPUT ID: 2596, VALUE: <text:s/>INPUT ID: 965, VALUE: <text:s/>INPUT ID: 1798, VALUE: <text:s/>INPUT ID: 1193, VALUE: <text:s/>INPUT ID: 2026, VALUE: <text:s/>INPUT ID: 395, VALUE: <text:s/>INPUT ID: 2254, VALUE: <text:s/>INPUT ID: 623, VALUE: <text:s/>INPUT ID: 1457, VALUE: HIGH SCHOOL INPUT ID: 242, VALUE: <text:s/>INPUT ID: 2482, VALUE: <text:s/>INPUT ID: 851, VALUE: <text:s/>INPUT ID: 1684, VALUE: <text:s/>INPUT ID: 1079, VALUE: <text:s/>INPUT ID: 1912, VALUE: <text:s/>INPUT ID: 1433, VALUE: Y INPUT ID: 122, VALUE: ELEMENTARY INPUT ID: 2714, VALUE: N INPUT ID: 1307, VALUE: <text:s/>INPUT ID: 2140, VALUE: <text:s/>INPUT ID: 509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596 () String <text:s text:c="4"/>"") <text:s text:c="2"/>(define-fun sym242 () String <text:s text:c="4"/>"w") <text:s text:c="2"/>(define-fun sym1457 () String <text:s text:c="4"/>"high SChoOL") <text:s text:c="2"/>(define-fun sym2026 () String <text:s text:c="4"/>"") <text:s text:c="2"/>(define-fun sym1079 () String <text:s text:c="4"/>"W") <text:s text:c="2"/>(define-fun Alphabet () RegLan <text:s text:c="4"/>(let ((a!1 (re.union (re.union (re.union (str.to_re " ") (str.to_re "0")) <text:s text:c="31"/>(str.to_re "2")) <text:s text:c="21"/>(str.to_re "3")))) (let ((a!2 (re.union (re.union (re.union a!1 (str.to_re "4")) (str.to_re "5")) <text:s text:c="21"/>(str.to_re "6")))) (let ((a!3 (re.union (re.union (re.union a!2 (str.to_re "7")) (str.to_re "8")) <text:s text:c="21"/>(str.to_re "A")))) (let ((a!4 (re.union (re.union (re.union a!3 (str.to_re "B")) (str.to_re "C")) <text:s text:c="21"/>(str.to_re "D")))) (let ((a!5 (re.union (re.union (re.union a!4 (str.to_re "E")) (str.to_re "F")) <text:s text:c="21"/>(str.to_re "G")))) (let ((a!6 (re.union (re.union (re.union a!5 (str.to_re "H")) (str.to_re "I")) <text:s text:c="21"/>(str.to_re "J")))) (let ((a!7 (re.union (re.union (re.union a!6 (str.to_re "K")) (str.to_re "L")) <text:s text:c="21"/>(str.to_re "M")))) (let ((a!8 (re.union (re.union (re.union a!7 (str.to_re "N")) (str.to_re "O")) <text:s text:c="21"/>(str.to_re "P")))) (let ((a!9 (re.union (re.union (re.union a!8 (str.to_re "Q")) (str.to_re "R")) <text:s text:c="21"/>(str.to_re "S")))) (let ((a!10 (re.union (re.union (re.union a!9 (str.to_re "T")) (str.to_re "U")) <text:s text:c="22"/>(str.to_re "V")))) (let ((a!11 (re.union (re.union (re.union a!10 (str.to_re "W")) (str.to_re "X")) <text:s text:c="22"/>(str.to_re "Y")))) (let ((a!12 (re.union (re.union (re.union a!11 (str.to_re "Z")) (str.to_re "a")) <text:s text:c="22"/>(str.to_re "b")))) (let ((a!13 (re.union (re.union (re.union a!12 (str.to_re "c")) (str.to_re "d")) <text:s text:c="22"/>(str.to_re "e")))) (let ((a!14 (re.union (re.union (re.union a!13 (str.to_re "f")) (str.to_re "g")) <text:s text:c="22"/>(str.to_re "h")))) (let ((a!15 (re.union (re.union (re.union a!14 (str.to_re "i")) (str.to_re "j")) <text:s text:c="22"/>(str.to_re "k")))) (let ((a!16 (re.union (re.union (re.union a!15 (str.to_re "l")) (str.to_re "m")) <text:s text:c="22"/>(str.to_re "n")))) (let ((a!17 (re.union (re.union (re.union a!16 (str.to_re "o")) (str.to_re "p")) <text:s text:c="22"/>(str.to_re "q")))) (let ((a!18 (re.union (re.union (re.union a!17 (str.to_re "r")) (str.to_re "s")) <text:s text:c="22"/>(str.to_re "t")))) (let ((a!19 (re.union (re.union (re.union a!18 (str.to_re "u")) (str.to_re "v")) <text:s text:c="22"/>(str.to_re "w")))) (let ((a!20 (re.union (re.union (re.union a!19 (str.to_re "x")) (str.to_re "y")) <text:s text:c="22"/>(str.to_re "z")))) <text:s text:c="2"/>(re.* a!20)))))))))))))))))))))) <text:s text:c="2"/>(define-fun sym1307 () String <text:s text:c="4"/>"Z") <text:s text:c="2"/>(define-fun sym1433 () String <text:s text:c="4"/>"Y") <text:s text:c="2"/>(define-fun sym1684 () String <text:s text:c="4"/>"A") <text:s text:c="2"/>(define-fun sym965 () String <text:s text:c="4"/>"8") <text:s text:c="2"/>(define-fun sym509 () String <text:s text:c="4"/>"b") <text:s text:c="2"/>(define-fun sym122 () String <text:s text:c="4"/>"ElEmEntaRy") <text:s text:c="2"/>(define-fun sym1570 () String <text:s text:c="4"/>"") <text:s text:c="2"/>(define-fun sym2482 () String <text:s text:c="4"/>"M") <text:s text:c="2"/>(define-fun sym1798 () String <text:s text:c="4"/>"z") <text:s text:c="2"/>(define-fun sym2140 () String <text:s text:c="4"/>"2") <text:s text:c="2"/>(define-fun sym623 () String <text:s text:c="4"/>"O") <text:s text:c="2"/>(define-fun sym2254 () String <text:s text:c="4"/>"J") <text:s text:c="2"/>(define-fun sym737 () String <text:s text:c="4"/>"") <text:s text:c="2"/>(define-fun sym1912 () String <text:s text:c="4"/>"A") <text:s text:c="2"/>(define-fun sym851 () String <text:s text:c="4"/>"x") <text:s text:c="2"/>(define-fun sym2368 () String <text:s text:c="4"/>"3") <text:s text:c="2"/>(define-fun sym1193 () String <text:s text:c="4"/>"F") <text:s text:c="2"/>(define-fun sym2714 () String <text:s text:c="4"/>"N") <text:s text:c="2"/>(define-fun sym395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153 () String "y") <text:s text:c="2"/>(define-fun L2 () String "") <text:s text:c="2"/>(define-fun L1 () String "") <text:s text:c="2"/>(define-fun L4 () String "") <text:s text:c="2"/>(define-fun L3 () String "") <text:s text:c="2"/>(define-fun L11 () String "") <text:s text:c="2"/>(define-fun L6 () String "") <text:s text:c="2"/>(define-fun L43 () String "") <text:s text:c="2"/>(define-fun L10 () String "") <text:s text:c="2"/>(define-fun L5 () String "") <text:s text:c="2"/>(define-fun L42 () String "") <text:s text:c="2"/>(define-fun L20 () String "") <text:s text:c="2"/>(define-fun L8 () String "") <text:s text:c="2"/>(define-fun L41 () String "") <text:s text:c="2"/>(define-fun L7 () String "") <text:s text:c="2"/>(define-fun L14 () String "") <text:s text:c="2"/>(define-fun L79 () String "") <text:s text:c="2"/>(define-fun L12 () String "high school") <text:s text:c="2"/>(define-fun L19 () String "") <text:s text:c="2"/>(define-fun L29 () String "elementary") <text:s text:c="2"/>(define-fun L39 () String "n") <text:s text:c="2"/>(define-fun L28 () String "") <text:s text:c="2"/>(define-fun L17 () String "") <text:s text:c="2"/>(define-fun sym1193 () String "") <text:s text:c="2"/>(define-fun sym2482 () String "") <text:s text:c="2"/>(define-fun sym2140 () String "") <text:s text:c="2"/>(define-fun sym1570 () String "") <text:s text:c="2"/>(define-fun sym2596 () String "") <text:s text:c="2"/>(define-fun sym2254 () String "") <text:s text:c="2"/>(define-fun sym2026 () String "") <text:s text:c="2"/>(define-fun sym1684 () String "") <text:s text:c="2"/>(define-fun sym1079 () String "") <text:s text:c="2"/>(define-fun sym851 () String "") <text:s text:c="2"/>(define-fun sym1433 () String "Y") <text:s text:c="2"/>(define-fun sym2368 () String "") <text:s text:c="2"/>(define-fun sym1798 () String "") <text:s text:c="2"/>(define-fun sym122 () String "ELEMENTARY") <text:s text:c="2"/>(define-fun sym1457 () String "HIGH SCHOOL") <text:s text:c="2"/>(define-fun sym2714 () String "N") <text:s text:c="2"/>(define-fun sym242 () String "") <text:s text:c="2"/>(define-fun sym395 () String "") <text:s text:c="2"/>(define-fun sym509 () String "") <text:s text:c="2"/>(define-fun sym1912 () String "") <text:s text:c="2"/>(define-fun sym1307 () String "") <text:s text:c="2"/>(define-fun sym737 () String "") <text:s text:c="2"/>(define-fun sym965 () String "") <text:s text:c="2"/>(define-fun sym623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03.smt2</text:p>
          </table:table-cell>
          <table:table-cell office:value-type="float" office:value="0.896" calcext:value-type="float">
            <text:p>0.896</text:p>
          </table:table-cell>
          <table:table-cell office:value-type="float" office:value="0.876" calcext:value-type="float">
            <text:p>0.876</text:p>
          </table:table-cell>
          <table:table-cell table:style-name="ce30"/>
          <table:table-cell table:style-name="ce30" office:value-type="float" office:value="2.242" calcext:value-type="float">
            <text:p>2.242</text:p>
          </table:table-cell>
          <table:table-cell office:value-type="float" office:value="2.248" calcext:value-type="float">
            <text:p>2.248</text:p>
          </table:table-cell>
          <table:table-cell table:style-name="ce18"/>
          <table:table-cell table:style-name="ce30" office:value-type="float" office:value="22.305" calcext:value-type="float">
            <text:p>22.305</text:p>
          </table:table-cell>
          <table:table-cell table:style-name="ce18" table:number-columns-repeated="2"/>
          <table:table-cell table:style-name="ce37" table:formula="of:=SUM([.C58:.E58])/3" office:value-type="float" office:value="0.590666666666667" calcext:value-type="float">
            <text:p>0.59</text:p>
          </table:table-cell>
          <table:table-cell table:style-name="ce37" table:formula="of:=SUM([.F58:.H58])/3" office:value-type="float" office:value="1.49666666666667" calcext:value-type="float">
            <text:p>1.50</text:p>
          </table:table-cell>
          <table:table-cell table:style-name="ce37" table:formula="of:=SUM([.I58:.K58])/3" office:value-type="float" office:value="7.435" calcext:value-type="float">
            <text:p>7.44</text:p>
          </table:table-cell>
          <table:table-cell/>
          <table:table-cell office:value-type="string" calcext:value-type="string">
            <text:p>INPUT ID: 374, VALUE: <text:s/>INPUT ID: 122, VALUE: HIGH SCHOOL INPUT ID: 283, VALUE: HIGH SCHOOL INPUT ID: 523, VALUE: <text:s/>INPUT ID: 252, VALUE: /RESTART INPUT ID: 637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523 () String <text:s text:c="4"/>"") <text:s text:c="2"/>(define-fun sym637 () String <text:s text:c="4"/>"4u") <text:s text:c="2"/>(define-fun Alphabet () RegLan <text:s text:c="4"/>(let ((a!1 (re.union (re.union (re.union (str.to_re " ") (str.to_re "/")) <text:s text:c="31"/>(str.to_re "2")) <text:s text:c="21"/>(str.to_re "3")))) (let ((a!2 (re.union (re.union (re.union a!1 (str.to_re "4")) (str.to_re "A")) <text:s text:c="21"/>(str.to_re "B")))) (let ((a!3 (re.union (re.union (re.union a!2 (str.to_re "C")) (str.to_re "D")) <text:s text:c="21"/>(str.to_re "E")))) (let ((a!4 (re.union (re.union (re.union a!3 (str.to_re "F")) (str.to_re "G")) <text:s text:c="21"/>(str.to_re "H")))) (let ((a!5 (re.union (re.union (re.union a!4 (str.to_re "I")) (str.to_re "J")) <text:s text:c="21"/>(str.to_re "K")))) (let ((a!6 (re.union (re.union (re.union a!5 (str.to_re "L")) (str.to_re "M")) <text:s text:c="21"/>(str.to_re "N")))) (let ((a!7 (re.union (re.union (re.union a!6 (str.to_re "O")) (str.to_re "P")) <text:s text:c="21"/>(str.to_re "Q")))) (let ((a!8 (re.union (re.union (re.union a!7 (str.to_re "R")) (str.to_re "S")) <text:s text:c="21"/>(str.to_re "T")))) (let ((a!9 (re.union (re.union (re.union a!8 (str.to_re "U")) (str.to_re "V")) <text:s text:c="21"/>(str.to_re "W")))) (let ((a!10 (re.union (re.union (re.union a!9 (str.to_re "X")) (str.to_re "Y")) <text:s text:c="22"/>(str.to_re "Z")))) (let ((a!11 (re.union (re.union (re.union a!10 (str.to_re "a")) (str.to_re "b")) <text:s text:c="22"/>(str.to_re "c")))) (let ((a!12 (re.union (re.union (re.union a!11 (str.to_re "d")) (str.to_re "e")) <text:s text:c="22"/>(str.to_re "f")))) (let ((a!13 (re.union (re.union (re.union a!12 (str.to_re "g")) (str.to_re "h")) <text:s text:c="22"/>(str.to_re "i")))) (let ((a!14 (re.union (re.union (re.union a!13 (str.to_re "j")) (str.to_re "k")) <text:s text:c="22"/>(str.to_re "l")))) (let ((a!15 (re.union (re.union (re.union a!14 (str.to_re "m")) (str.to_re "n")) <text:s text:c="22"/>(str.to_re "o")))) (let ((a!16 (re.union (re.union (re.union a!15 (str.to_re "p")) (str.to_re "q")) <text:s text:c="22"/>(str.to_re "r")))) (let ((a!17 (re.union (re.union (re.union a!16 (str.to_re "s")) (str.to_re "t")) <text:s text:c="22"/>(str.to_re "u")))) (let ((a!18 (re.union (re.union (re.union a!17 (str.to_re "v")) (str.to_re "w")) <text:s text:c="22"/>(str.to_re "x")))) <text:s text:c="2"/>(re.* (re.union (re.union a!18 (str.to_re "y")) (str.to_re "z")))))))))))))))))))))) <text:s text:c="2"/>(define-fun sym374 () String <text:s text:c="4"/>"pYD") <text:s text:c="2"/>(define-fun sym283 () String <text:s text:c="4"/>"High scHoOl") <text:s text:c="2"/>(define-fun sym252 () String <text:s text:c="4"/>"/resTarT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/restart") <text:s text:c="2"/>(define-fun L2 () String "") <text:s text:c="2"/>(define-fun L1 () String "") <text:s text:c="2"/>(define-fun L4 () String "high school") <text:s text:c="2"/>(define-fun L3 () String "") <text:s text:c="2"/>(define-fun L15 () String "high school") <text:s text:c="2"/>(define-fun sym283 () String "HIGH SCHOOL") <text:s text:c="2"/>(define-fun sym637 () String "") <text:s text:c="2"/>(define-fun sym523 () String "") <text:s text:c="2"/>(define-fun sym122 () String "HIGH SCHOOL") <text:s text:c="2"/>(define-fun sym374 () String "") <text:s text:c="2"/>(define-fun sym252 () String "/RESTART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04.smt2</text:p>
          </table:table-cell>
          <table:table-cell office:value-type="float" office:value="1.368" calcext:value-type="float">
            <text:p>1.368</text:p>
          </table:table-cell>
          <table:table-cell office:value-type="float" office:value="1.487" calcext:value-type="float">
            <text:p>1.487</text:p>
          </table:table-cell>
          <table:table-cell table:style-name="ce30"/>
          <table:table-cell table:style-name="ce30" office:value-type="float" office:value="2.343" calcext:value-type="float">
            <text:p>2.343</text:p>
          </table:table-cell>
          <table:table-cell office:value-type="float" office:value="2.322" calcext:value-type="float">
            <text:p>2.322</text:p>
          </table:table-cell>
          <table:table-cell table:style-name="ce18"/>
          <table:table-cell table:style-name="ce30" office:value-type="float" office:value="101.193" calcext:value-type="float">
            <text:p>101.193</text:p>
          </table:table-cell>
          <table:table-cell table:style-name="ce18" table:number-columns-repeated="2"/>
          <table:table-cell table:style-name="ce37" table:formula="of:=SUM([.C59:.E59])/3" office:value-type="float" office:value="0.951666666666667" calcext:value-type="float">
            <text:p>0.95</text:p>
          </table:table-cell>
          <table:table-cell table:style-name="ce37" table:formula="of:=SUM([.F59:.H59])/3" office:value-type="float" office:value="1.555" calcext:value-type="float">
            <text:p>1.56</text:p>
          </table:table-cell>
          <table:table-cell table:style-name="ce37" table:formula="of:=SUM([.I59:.K59])/3" office:value-type="float" office:value="33.731" calcext:value-type="float">
            <text:p>33.73</text:p>
          </table:table-cell>
          <table:table-cell/>
          <table:table-cell office:value-type="string" calcext:value-type="string">
            <text:p>INPUT ID: 122, VALUE: HIGH SCHOOL INPUT ID: 252, VALUE: /QUIT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252 () String <text:s text:c="4"/>"/Quit") <text:s text:c="2"/>(define-fun Alphabet () RegLan <text:s text:c="4"/>(let ((a!1 (re.union (re.union (re.union (str.to_re " ") (str.to_re "/")) <text:s text:c="31"/>(str.to_re "A")) <text:s text:c="21"/>(str.to_re "B")))) (let ((a!2 (re.union (re.union (re.union a!1 (str.to_re "C")) (str.to_re "D")) <text:s text:c="21"/>(str.to_re "E")))) (let ((a!3 (re.union (re.union (re.union a!2 (str.to_re "F")) (str.to_re "G")) <text:s text:c="21"/>(str.to_re "H")))) (let ((a!4 (re.union (re.union (re.union a!3 (str.to_re "I")) (str.to_re "J")) <text:s text:c="21"/>(str.to_re "K")))) (let ((a!5 (re.union (re.union (re.union a!4 (str.to_re "L")) (str.to_re "M")) <text:s text:c="21"/>(str.to_re "N")))) (let ((a!6 (re.union (re.union (re.union a!5 (str.to_re "O")) (str.to_re "P")) <text:s text:c="21"/>(str.to_re "Q")))) (let ((a!7 (re.union (re.union (re.union a!6 (str.to_re "R")) (str.to_re "S")) <text:s text:c="21"/>(str.to_re "T")))) (let ((a!8 (re.union (re.union (re.union a!7 (str.to_re "U")) (str.to_re "V")) <text:s text:c="21"/>(str.to_re "W")))) (let ((a!9 (re.union (re.union (re.union a!8 (str.to_re "X")) (str.to_re "Y")) <text:s text:c="21"/>(str.to_re "Z")))) (let ((a!10 (re.union (re.union (re.union a!9 (str.to_re "a")) (str.to_re "b")) <text:s text:c="22"/>(str.to_re "c")))) (let ((a!11 (re.union (re.union (re.union a!10 (str.to_re "d")) (str.to_re "e")) <text:s text:c="22"/>(str.to_re "f")))) (let ((a!12 (re.union (re.union (re.union a!11 (str.to_re "g")) (str.to_re "h")) <text:s text:c="22"/>(str.to_re "i")))) (let ((a!13 (re.union (re.union (re.union a!12 (str.to_re "j")) (str.to_re "k")) <text:s text:c="22"/>(str.to_re "l")))) (let ((a!14 (re.union (re.union (re.union a!13 (str.to_re "m")) (str.to_re "n")) <text:s text:c="22"/>(str.to_re "o")))) (let ((a!15 (re.union (re.union (re.union a!14 (str.to_re "p")) (str.to_re "q")) <text:s text:c="22"/>(str.to_re "r")))) (let ((a!16 (re.union (re.union (re.union a!15 (str.to_re "s")) (str.to_re "t")) <text:s text:c="22"/>(str.to_re "u")))) (let ((a!17 (re.union (re.union (re.union a!16 (str.to_re "v")) (str.to_re "w")) <text:s text:c="22"/>(str.to_re "x")))) <text:s text:c="2"/>(re.* (re.union (re.union a!17 (str.to_re "y")) (str.to_re "z"))))))))))))))))))))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/quit") <text:s text:c="2"/>(define-fun L1 () String "high school") <text:s text:c="2"/>(define-fun sym122 () String "HIGH SCHOOL") <text:s text:c="2"/>(define-fun sym252 () String "/QUIT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09.smt2</text:p>
          </table:table-cell>
          <table:table-cell office:value-type="float" office:value="1.262" calcext:value-type="float">
            <text:p>1.262</text:p>
          </table:table-cell>
          <table:table-cell office:value-type="float" office:value="1.196" calcext:value-type="float">
            <text:p>1.196</text:p>
          </table:table-cell>
          <table:table-cell table:style-name="ce30"/>
          <table:table-cell table:style-name="ce30" office:value-type="float" office:value="2.271" calcext:value-type="float">
            <text:p>2.271</text:p>
          </table:table-cell>
          <table:table-cell office:value-type="float" office:value="2.214" calcext:value-type="float">
            <text:p>2.214</text:p>
          </table:table-cell>
          <table:table-cell table:style-name="ce18"/>
          <table:table-cell table:style-name="ce30" office:value-type="float" office:value="27.579" calcext:value-type="float">
            <text:p>27.579</text:p>
          </table:table-cell>
          <table:table-cell table:style-name="ce18" table:number-columns-repeated="2"/>
          <table:table-cell table:style-name="ce37" table:formula="of:=SUM([.C60:.E60])/3" office:value-type="float" office:value="0.819333333333333" calcext:value-type="float">
            <text:p>0.82</text:p>
          </table:table-cell>
          <table:table-cell table:style-name="ce37" table:formula="of:=SUM([.F60:.H60])/3" office:value-type="float" office:value="1.495" calcext:value-type="float">
            <text:p>1.50</text:p>
          </table:table-cell>
          <table:table-cell table:style-name="ce37" table:formula="of:=SUM([.I60:.K60])/3" office:value-type="float" office:value="9.193" calcext:value-type="float">
            <text:p>9.19</text:p>
          </table:table-cell>
          <table:table-cell/>
          <table:table-cell office:value-type="string" calcext:value-type="string">
            <text:p>INPUT ID: 122, VALUE: HIGH SCHOOL INPUT ID: 252, VALUE: /CLEAR INPUT ID: 302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02 () String <text:s text:c="4"/>"hh") <text:s text:c="2"/>(define-fun sym122 () String <text:s text:c="4"/>"High scHoOl") <text:s text:c="2"/>(define-fun sym252 () String <text:s text:c="4"/>"/ClEAR") <text:s text:c="2"/>(define-fun Alphabet () RegLan <text:s text:c="4"/>(let ((a!1 (re.union (re.union (re.union (str.to_re " ") (str.to_re "/")) <text:s text:c="31"/>(str.to_re "1")) <text:s text:c="21"/>(str.to_re "8")))) (let ((a!2 (re.union (re.union (re.union a!1 (str.to_re "A")) (str.to_re "B")) <text:s text:c="21"/>(str.to_re "C")))) (let ((a!3 (re.union (re.union (re.union a!2 (str.to_re "D")) (str.to_re "E")) <text:s text:c="21"/>(str.to_re "F")))) (let ((a!4 (re.union (re.union (re.union a!3 (str.to_re "G")) (str.to_re "H")) <text:s text:c="21"/>(str.to_re "I")))) (let ((a!5 (re.union (re.union (re.union a!4 (str.to_re "J")) (str.to_re "K")) <text:s text:c="21"/>(str.to_re "L")))) (let ((a!6 (re.union (re.union (re.union a!5 (str.to_re "M")) (str.to_re "N")) <text:s text:c="21"/>(str.to_re "O")))) (let ((a!7 (re.union (re.union (re.union a!6 (str.to_re "P")) (str.to_re "Q")) <text:s text:c="21"/>(str.to_re "R")))) (let ((a!8 (re.union (re.union (re.union a!7 (str.to_re "S")) (str.to_re "T")) <text:s text:c="21"/>(str.to_re "U")))) (let ((a!9 (re.union (re.union (re.union a!8 (str.to_re "V")) (str.to_re "W")) <text:s text:c="21"/>(str.to_re "X")))) (let ((a!10 (re.union (re.union (re.union a!9 (str.to_re "Y")) (str.to_re "Z")) <text:s text:c="22"/>(str.to_re "a")))) (let ((a!11 (re.union (re.union (re.union a!10 (str.to_re "b")) (str.to_re "c")) <text:s text:c="22"/>(str.to_re "d")))) (let ((a!12 (re.union (re.union (re.union a!11 (str.to_re "e")) (str.to_re "f")) <text:s text:c="22"/>(str.to_re "g")))) (let ((a!13 (re.union (re.union (re.union a!12 (str.to_re "h")) (str.to_re "i")) <text:s text:c="22"/>(str.to_re "j")))) (let ((a!14 (re.union (re.union (re.union a!13 (str.to_re "k")) (str.to_re "l")) <text:s text:c="22"/>(str.to_re "m")))) (let ((a!15 (re.union (re.union (re.union a!14 (str.to_re "n")) (str.to_re "o")) <text:s text:c="22"/>(str.to_re "p")))) (let ((a!16 (re.union (re.union (re.union a!15 (str.to_re "q")) (str.to_re "r")) <text:s text:c="22"/>(str.to_re "s")))) (let ((a!17 (re.union (re.union (re.union a!16 (str.to_re "t")) (str.to_re "u")) <text:s text:c="22"/>(str.to_re "v")))) (let ((a!18 (re.union (re.union (re.union a!17 (str.to_re "w")) (str.to_re "x")) <text:s text:c="22"/>(str.to_re "y")))) <text:s text:c="2"/>(re.* (re.union a!18 (str.to_re "z")))))))))))))))))))))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1 () String "/clear") <text:s text:c="2"/>(define-fun L8 () String "high school") <text:s text:c="2"/>(define-fun sym302 () String "") <text:s text:c="2"/>(define-fun sym122 () String "HIGH SCHOOL") <text:s text:c="2"/>(define-fun sym252 () String "/CLEAR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10.smt2</text:p>
          </table:table-cell>
          <table:table-cell office:value-type="float" office:value="0.959" calcext:value-type="float">
            <text:p>0.959</text:p>
          </table:table-cell>
          <table:table-cell office:value-type="float" office:value="0.927" calcext:value-type="float">
            <text:p>0.927</text:p>
          </table:table-cell>
          <table:table-cell table:style-name="ce30"/>
          <table:table-cell table:style-name="ce30" office:value-type="float" office:value="2.313" calcext:value-type="float">
            <text:p>2.313</text:p>
          </table:table-cell>
          <table:table-cell office:value-type="float" office:value="2.358" calcext:value-type="float">
            <text:p>2.358</text:p>
          </table:table-cell>
          <table:table-cell table:style-name="ce18"/>
          <table:table-cell table:style-name="ce30" office:value-type="float" office:value="486.057" calcext:value-type="float">
            <text:p>486.057</text:p>
          </table:table-cell>
          <table:table-cell table:style-name="ce18" table:number-columns-repeated="2"/>
          <table:table-cell table:style-name="ce37" table:formula="of:=SUM([.C61:.E61])/3" office:value-type="float" office:value="0.628666666666667" calcext:value-type="float">
            <text:p>0.63</text:p>
          </table:table-cell>
          <table:table-cell table:style-name="ce37" table:formula="of:=SUM([.F61:.H61])/3" office:value-type="float" office:value="1.557" calcext:value-type="float">
            <text:p>1.56</text:p>
          </table:table-cell>
          <table:table-cell table:style-name="ce37" table:formula="of:=SUM([.I61:.K61])/3" office:value-type="float" office:value="162.019" calcext:value-type="float">
            <text:p>162.02</text:p>
          </table:table-cell>
          <table:table-cell/>
          <table:table-cell office:value-type="string" calcext:value-type="string">
            <text:p>INPUT ID: 247, VALUE: /HELP INPUT ID: 122, VALUE: MIDDLE SCHOOL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midDlE sChOol") <text:s text:c="2"/>(define-fun sym247 () String <text:s text:c="4"/>"/HELp") <text:s text:c="2"/>(define-fun Alphabet () RegLan <text:s text:c="4"/>(let ((a!1 (re.union (re.union (re.union (str.to_re " ") (str.to_re "/")) <text:s text:c="31"/>(str.to_re "A")) <text:s text:c="21"/>(str.to_re "B")))) (let ((a!2 (re.union (re.union (re.union a!1 (str.to_re "C")) (str.to_re "D")) <text:s text:c="21"/>(str.to_re "E")))) (let ((a!3 (re.union (re.union (re.union a!2 (str.to_re "F")) (str.to_re "G")) <text:s text:c="21"/>(str.to_re "H")))) (let ((a!4 (re.union (re.union (re.union a!3 (str.to_re "I")) (str.to_re "J")) <text:s text:c="21"/>(str.to_re "K")))) (let ((a!5 (re.union (re.union (re.union a!4 (str.to_re "L")) (str.to_re "M")) <text:s text:c="21"/>(str.to_re "N")))) (let ((a!6 (re.union (re.union (re.union a!5 (str.to_re "O")) (str.to_re "P")) <text:s text:c="21"/>(str.to_re "Q")))) (let ((a!7 (re.union (re.union (re.union a!6 (str.to_re "R")) (str.to_re "S")) <text:s text:c="21"/>(str.to_re "T")))) (let ((a!8 (re.union (re.union (re.union a!7 (str.to_re "U")) (str.to_re "V")) <text:s text:c="21"/>(str.to_re "W")))) (let ((a!9 (re.union (re.union (re.union a!8 (str.to_re "X")) (str.to_re "Y")) <text:s text:c="21"/>(str.to_re "Z")))) (let ((a!10 (re.union (re.union (re.union a!9 (str.to_re "a")) (str.to_re "b")) <text:s text:c="22"/>(str.to_re "c")))) (let ((a!11 (re.union (re.union (re.union a!10 (str.to_re "d")) (str.to_re "e")) <text:s text:c="22"/>(str.to_re "f")))) (let ((a!12 (re.union (re.union (re.union a!11 (str.to_re "g")) (str.to_re "h")) <text:s text:c="22"/>(str.to_re "i")))) (let ((a!13 (re.union (re.union (re.union a!12 (str.to_re "j")) (str.to_re "k")) <text:s text:c="22"/>(str.to_re "l")))) (let ((a!14 (re.union (re.union (re.union a!13 (str.to_re "m")) (str.to_re "n")) <text:s text:c="22"/>(str.to_re "o")))) (let ((a!15 (re.union (re.union (re.union a!14 (str.to_re "p")) (str.to_re "q")) <text:s text:c="22"/>(str.to_re "r")))) (let ((a!16 (re.union (re.union (re.union a!15 (str.to_re "s")) (str.to_re "t")) <text:s text:c="22"/>(str.to_re "u")))) (let ((a!17 (re.union (re.union (re.union a!16 (str.to_re "v")) (str.to_re "w")) <text:s text:c="22"/>(str.to_re "x")))) <text:s text:c="2"/>(re.* (re.union (re.union a!17 (str.to_re "y")) (str.to_re "z"))))))))))))))))))))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/help") <text:s text:c="2"/>(define-fun L1 () String "middle school") <text:s text:c="2"/>(define-fun sym247 () String "/HELP") <text:s text:c="2"/>(define-fun sym122 () String "MIDDLE SCHOOL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12.smt2</text:p>
          </table:table-cell>
          <table:table-cell office:value-type="float" office:value="1.372" calcext:value-type="float">
            <text:p>1.372</text:p>
          </table:table-cell>
          <table:table-cell office:value-type="float" office:value="1.346" calcext:value-type="float">
            <text:p>1.346</text:p>
          </table:table-cell>
          <table:table-cell table:style-name="ce30"/>
          <table:table-cell table:style-name="ce30" office:value-type="float" office:value="2.571" calcext:value-type="float">
            <text:p>2.571</text:p>
          </table:table-cell>
          <table:table-cell office:value-type="float" office:value="2.641" calcext:value-type="float">
            <text:p>2.641</text:p>
          </table:table-cell>
          <table:table-cell table:style-name="ce18"/>
          <table:table-cell table:style-name="ce30" office:value-type="float" office:value="1200.088" calcext:value-type="float">
            <text:p>1200.088</text:p>
          </table:table-cell>
          <table:table-cell table:style-name="ce18" table:number-columns-repeated="2"/>
          <table:table-cell table:style-name="ce37" table:formula="of:=SUM([.C62:.E62])/3" office:value-type="float" office:value="0.906" calcext:value-type="float">
            <text:p>0.91</text:p>
          </table:table-cell>
          <table:table-cell table:style-name="ce37" table:formula="of:=SUM([.F62:.H62])/3" office:value-type="float" office:value="1.73733333333333" calcext:value-type="float">
            <text:p>1.74</text:p>
          </table:table-cell>
          <table:table-cell table:style-name="ce37" table:formula="of:=SUM([.I62:.K62])/3" office:value-type="float" office:value="400.029333333333" calcext:value-type="float">
            <text:p>400.03</text:p>
          </table:table-cell>
          <table:table-cell/>
          <table:table-cell office:value-type="string" calcext:value-type="string">
            <text:p>INPUT ID: 339, VALUE: <text:s/>INPUT ID: 247, VALUE: <text:s/>INPUT ID: 122, VALUE: MIDDLE SCHOOL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miDDLe ScHoOL") <text:s text:c="2"/>(define-fun sym339 () String <text:s text:c="4"/>"") <text:s text:c="2"/>(define-fun sym247 () String <text:s text:c="4"/>"WZYh") <text:s text:c="2"/>(define-fun Alphabet () RegLan <text:s text:c="4"/>(let ((a!1 (re.union (re.union (re.union (str.to_re " ") (str.to_re "A")) <text:s text:c="31"/>(str.to_re "B")) <text:s text:c="21"/>(str.to_re "C")))) (let ((a!2 (re.union (re.union (re.union a!1 (str.to_re "D")) (str.to_re "E")) <text:s text:c="21"/>(str.to_re "F")))) (let ((a!3 (re.union (re.union (re.union a!2 (str.to_re "G")) (str.to_re "H")) <text:s text:c="21"/>(str.to_re "I")))) (let ((a!4 (re.union (re.union (re.union a!3 (str.to_re "J")) (str.to_re "K")) <text:s text:c="21"/>(str.to_re "L")))) (let ((a!5 (re.union (re.union (re.union a!4 (str.to_re "M")) (str.to_re "N")) <text:s text:c="21"/>(str.to_re "O")))) (let ((a!6 (re.union (re.union (re.union a!5 (str.to_re "P")) (str.to_re "Q")) <text:s text:c="21"/>(str.to_re "R")))) (let ((a!7 (re.union (re.union (re.union a!6 (str.to_re "S")) (str.to_re "T")) <text:s text:c="21"/>(str.to_re "U")))) (let ((a!8 (re.union (re.union (re.union a!7 (str.to_re "V")) (str.to_re "W")) <text:s text:c="21"/>(str.to_re "X")))) (let ((a!9 (re.union (re.union (re.union a!8 (str.to_re "Y")) (str.to_re "Z")) <text:s text:c="21"/>(str.to_re "a")))) (let ((a!10 (re.union (re.union (re.union a!9 (str.to_re "b")) (str.to_re "c")) <text:s text:c="22"/>(str.to_re "d")))) (let ((a!11 (re.union (re.union (re.union a!10 (str.to_re "e")) (str.to_re "f")) <text:s text:c="22"/>(str.to_re "g")))) (let ((a!12 (re.union (re.union (re.union a!11 (str.to_re "h")) (str.to_re "i")) <text:s text:c="22"/>(str.to_re "j")))) (let ((a!13 (re.union (re.union (re.union a!12 (str.to_re "k")) (str.to_re "l")) <text:s text:c="22"/>(str.to_re "m")))) (let ((a!14 (re.union (re.union (re.union a!13 (str.to_re "n")) (str.to_re "o")) <text:s text:c="22"/>(str.to_re "p")))) (let ((a!15 (re.union (re.union (re.union a!14 (str.to_re "q")) (str.to_re "r")) <text:s text:c="22"/>(str.to_re "s")))) (let ((a!16 (re.union (re.union (re.union a!15 (str.to_re "t")) (str.to_re "u")) <text:s text:c="22"/>(str.to_re "v")))) (let ((a!17 (re.union (re.union (re.union a!16 (str.to_re "w")) (str.to_re "x")) <text:s text:c="22"/>(str.to_re "y")))) <text:s text:c="2"/>(re.* (re.union a!17 (str.to_re "z"))))))))))))))))))))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16 () String "middle school") <text:s text:c="2"/>(define-fun L1 () String "") <text:s text:c="2"/>(define-fun sym339 () String "") <text:s text:c="2"/>(define-fun sym247 () String "") <text:s text:c="2"/>(define-fun sym122 () String "MIDDLE SCHOOL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13.smt2</text:p>
          </table:table-cell>
          <table:table-cell office:value-type="float" office:value="3.283" calcext:value-type="float">
            <text:p>3.283</text:p>
          </table:table-cell>
          <table:table-cell office:value-type="float" office:value="3.069" calcext:value-type="float">
            <text:p>3.069</text:p>
          </table:table-cell>
          <table:table-cell table:style-name="ce30"/>
          <table:table-cell table:style-name="ce30" office:value-type="float" office:value="2.563" calcext:value-type="float">
            <text:p>2.563</text:p>
          </table:table-cell>
          <table:table-cell office:value-type="float" office:value="2.576" calcext:value-type="float">
            <text:p>2.576</text:p>
          </table:table-cell>
          <table:table-cell table:style-name="ce18"/>
          <table:table-cell table:style-name="ce30" office:value-type="float" office:value="837.463" calcext:value-type="float">
            <text:p>837.463</text:p>
          </table:table-cell>
          <table:table-cell table:style-name="ce18" table:number-columns-repeated="2"/>
          <table:table-cell table:style-name="ce37" table:formula="of:=SUM([.C63:.E63])/3" office:value-type="float" office:value="2.11733333333333" calcext:value-type="float">
            <text:p>2.12</text:p>
          </table:table-cell>
          <table:table-cell table:style-name="ce37" table:formula="of:=SUM([.F63:.H63])/3" office:value-type="float" office:value="1.713" calcext:value-type="float">
            <text:p>1.71</text:p>
          </table:table-cell>
          <table:table-cell table:style-name="ce37" table:formula="of:=SUM([.I63:.K63])/3" office:value-type="float" office:value="279.154333333333" calcext:value-type="float">
            <text:p>279.15</text:p>
          </table:table-cell>
          <table:table-cell/>
          <table:table-cell office:value-type="string" calcext:value-type="string">
            <text:p>INPUT ID: 737, VALUE: <text:s/>INPUT ID: 242, VALUE: <text:s/>INPUT ID: 851, VALUE: <text:s/>INPUT ID: 965, VALUE: <text:s/>INPUT ID: 1079, VALUE: <text:s/>INPUT ID: 1193, VALUE: <text:s/>INPUT ID: 1433, VALUE: N INPUT ID: 122, VALUE: ELEMENTARY INPUT ID: 395, VALUE: <text:s/>INPUT ID: 1307, VALUE: <text:s/>INPUT ID: 509, VALUE: <text:s/>INPUT ID: 623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14.smt2</text:p>
          </table:table-cell>
          <table:table-cell office:value-type="float" office:value="1.301" calcext:value-type="float">
            <text:p>1.301</text:p>
          </table:table-cell>
          <table:table-cell office:value-type="float" office:value="1.353" calcext:value-type="float">
            <text:p>1.353</text:p>
          </table:table-cell>
          <table:table-cell table:style-name="ce30"/>
          <table:table-cell table:style-name="ce30" office:value-type="float" office:value="2.552" calcext:value-type="float">
            <text:p>2.552</text:p>
          </table:table-cell>
          <table:table-cell office:value-type="float" office:value="2.353" calcext:value-type="float">
            <text:p>2.353</text:p>
          </table:table-cell>
          <table:table-cell table:style-name="ce18"/>
          <table:table-cell table:style-name="ce30" office:value-type="float" office:value="100.31" calcext:value-type="float">
            <text:p>100.31</text:p>
          </table:table-cell>
          <table:table-cell table:style-name="ce18" table:number-columns-repeated="2"/>
          <table:table-cell table:style-name="ce37" table:formula="of:=SUM([.C64:.E64])/3" office:value-type="float" office:value="0.884666666666667" calcext:value-type="float">
            <text:p>0.88</text:p>
          </table:table-cell>
          <table:table-cell table:style-name="ce37" table:formula="of:=SUM([.F64:.H64])/3" office:value-type="float" office:value="1.635" calcext:value-type="float">
            <text:p>1.64</text:p>
          </table:table-cell>
          <table:table-cell table:style-name="ce37" table:formula="of:=SUM([.I64:.K64])/3" office:value-type="float" office:value="33.4366666666667" calcext:value-type="float">
            <text:p>33.44</text:p>
          </table:table-cell>
          <table:table-cell/>
          <table:table-cell office:value-type="string" calcext:value-type="string">
            <text:p>INPUT ID: 737, VALUE: <text:s/>INPUT ID: 242, VALUE: <text:s/>INPUT ID: 851, VALUE: <text:s/>INPUT ID: 965, VALUE: /QUIT INPUT ID: 122, VALUE: ELEMENTARY INPUT ID: 395, VALUE: <text:s/>INPUT ID: 509, VALUE: <text:s/>INPUT ID: 623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09 () String <text:s text:c="4"/>"l") <text:s text:c="2"/>(define-fun sym242 () String <text:s text:c="4"/>"Hk") <text:s text:c="2"/>(define-fun sym395 () String <text:s text:c="4"/>"") <text:s text:c="2"/>(define-fun Alphabet () RegLan <text:s text:c="4"/>(let ((a!1 (re.union (re.union (re.union (str.to_re "/") (str.to_re "1")) <text:s text:c="31"/>(str.to_re "2")) <text:s text:c="21"/>(str.to_re "5")))) (let ((a!2 (re.union (re.union (re.union a!1 (str.to_re "6")) (str.to_re "9")) <text:s text:c="21"/>(str.to_re "A")))) (let ((a!3 (re.union (re.union (re.union a!2 (str.to_re "B")) (str.to_re "C")) <text:s text:c="21"/>(str.to_re "D")))) (let ((a!4 (re.union (re.union (re.union a!3 (str.to_re "E")) (str.to_re "F")) <text:s text:c="21"/>(str.to_re "G")))) (let ((a!5 (re.union (re.union (re.union a!4 (str.to_re "H")) (str.to_re "I")) <text:s text:c="21"/>(str.to_re "J")))) (let ((a!6 (re.union (re.union (re.union a!5 (str.to_re "K")) (str.to_re "L")) <text:s text:c="21"/>(str.to_re "M")))) (let ((a!7 (re.union (re.union (re.union a!6 (str.to_re "N")) (str.to_re "O")) <text:s text:c="21"/>(str.to_re "P")))) (let ((a!8 (re.union (re.union (re.union a!7 (str.to_re "Q")) (str.to_re "R")) <text:s text:c="21"/>(str.to_re "S")))) (let ((a!9 (re.union (re.union (re.union a!8 (str.to_re "T")) (str.to_re "U")) <text:s text:c="21"/>(str.to_re "V")))) (let ((a!10 (re.union (re.union (re.union a!9 (str.to_re "W")) (str.to_re "X")) <text:s text:c="22"/>(str.to_re "Y")))) (let ((a!11 (re.union (re.union (re.union a!10 (str.to_re "Z")) (str.to_re "a")) <text:s text:c="22"/>(str.to_re "b")))) (let ((a!12 (re.union (re.union (re.union a!11 (str.to_re "c")) (str.to_re "d")) <text:s text:c="22"/>(str.to_re "e")))) (let ((a!13 (re.union (re.union (re.union a!12 (str.to_re "f")) (str.to_re "g")) <text:s text:c="22"/>(str.to_re "h")))) (let ((a!14 (re.union (re.union (re.union a!13 (str.to_re "i")) (str.to_re "j")) <text:s text:c="22"/>(str.to_re "k")))) (let ((a!15 (re.union (re.union (re.union a!14 (str.to_re "l")) (str.to_re "m")) <text:s text:c="22"/>(str.to_re "n")))) (let ((a!16 (re.union (re.union (re.union a!15 (str.to_re "o")) (str.to_re "p")) <text:s text:c="22"/>(str.to_re "q")))) (let ((a!17 (re.union (re.union (re.union a!16 (str.to_re "r")) (str.to_re "s")) <text:s text:c="22"/>(str.to_re "t")))) (let ((a!18 (re.union (re.union (re.union a!17 (str.to_re "u")) (str.to_re "v")) <text:s text:c="22"/>(str.to_re "w")))) (let ((a!19 (re.union (re.union (re.union a!18 (str.to_re "x")) (str.to_re "y")) <text:s text:c="22"/>(str.to_re "z")))) <text:s text:c="2"/>(re.* a!19))))))))))))))))))))) <text:s text:c="2"/>(define-fun sym737 () String <text:s text:c="4"/>"l") <text:s text:c="2"/>(define-fun sym851 () String <text:s text:c="4"/>"B6") <text:s text:c="2"/>(define-fun sym965 () String <text:s text:c="4"/>"/qUiT") <text:s text:c="2"/>(define-fun sym623 () String <text:s text:c="4"/>"h/") <text:s text:c="2"/>(define-fun sym122 () String <text:s text:c="4"/>"ELEMENtArY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") <text:s text:c="2"/>(define-fun L1 () String "") <text:s text:c="2"/>(define-fun L3 () String "/quit") <text:s text:c="2"/>(define-fun L5 () String "") <text:s text:c="2"/>(define-fun L64 () String "elementary") <text:s text:c="2"/>(define-fun L8 () String "") <text:s text:c="2"/>(define-fun L7 () String "") <text:s text:c="2"/>(define-fun sym509 () String "") <text:s text:c="2"/>(define-fun sym737 () String "") <text:s text:c="2"/>(define-fun sym965 () String "/QUIT") <text:s text:c="2"/>(define-fun sym623 () String "") <text:s text:c="2"/>(define-fun sym851 () String "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15.smt2</text:p>
          </table:table-cell>
          <table:table-cell office:value-type="float" office:value="3.203" calcext:value-type="float">
            <text:p>3.203</text:p>
          </table:table-cell>
          <table:table-cell office:value-type="float" office:value="3.302" calcext:value-type="float">
            <text:p>3.302</text:p>
          </table:table-cell>
          <table:table-cell table:style-name="ce30"/>
          <table:table-cell table:style-name="ce30" office:value-type="float" office:value="2.514" calcext:value-type="float">
            <text:p>2.514</text:p>
          </table:table-cell>
          <table:table-cell office:value-type="float" office:value="2.557" calcext:value-type="float">
            <text:p>2.557</text:p>
          </table:table-cell>
          <table:table-cell table:style-name="ce18"/>
          <table:table-cell table:style-name="ce30" office:value-type="float" office:value="979.624" calcext:value-type="float">
            <text:p>979.624</text:p>
          </table:table-cell>
          <table:table-cell table:style-name="ce18" table:number-columns-repeated="2"/>
          <table:table-cell table:style-name="ce37" table:formula="of:=SUM([.C65:.E65])/3" office:value-type="float" office:value="2.16833333333333" calcext:value-type="float">
            <text:p>2.17</text:p>
          </table:table-cell>
          <table:table-cell table:style-name="ce37" table:formula="of:=SUM([.F65:.H65])/3" office:value-type="float" office:value="1.69033333333333" calcext:value-type="float">
            <text:p>1.69</text:p>
          </table:table-cell>
          <table:table-cell table:style-name="ce37" table:formula="of:=SUM([.I65:.K65])/3" office:value-type="float" office:value="326.541333333333" calcext:value-type="float">
            <text:p>326.54</text:p>
          </table:table-cell>
          <table:table-cell/>
          <table:table-cell office:value-type="string" calcext:value-type="string">
            <text:p>INPUT ID: 737, VALUE: <text:s/>INPUT ID: 242, VALUE: <text:s/>INPUT ID: 851, VALUE: <text:s/>INPUT ID: 965, VALUE: <text:s/>INPUT ID: 1079, VALUE: <text:s/>INPUT ID: 1193, VALUE: <text:s/>INPUT ID: 1433, VALUE: N INPUT ID: 122, VALUE: ELEMENTARY INPUT ID: 395, VALUE: <text:s/>INPUT ID: 1307, VALUE: <text:s/>INPUT ID: 509, VALUE: <text:s/>INPUT ID: 623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193 () String <text:s text:c="4"/>"O") <text:s text:c="2"/>(define-fun sym1079 () String <text:s text:c="4"/>"p") <text:s text:c="2"/>(define-fun sym242 () String <text:s text:c="4"/>"") <text:s text:c="2"/>(define-fun sym395 () String <text:s text:c="4"/>"0") <text:s text:c="2"/>(define-fun Alphabet () RegLan <text:s text:c="4"/>(let ((a!1 (re.union (re.union (re.union (str.to_re "0") (str.to_re "1")) <text:s text:c="31"/>(str.to_re "3")) <text:s text:c="21"/>(str.to_re "4")))) (let ((a!2 (re.union (re.union (re.union a!1 (str.to_re "5")) (str.to_re "6")) <text:s text:c="21"/>(str.to_re "7")))) (let ((a!3 (re.union (re.union (re.union a!2 (str.to_re "A")) (str.to_re "B")) <text:s text:c="21"/>(str.to_re "C")))) (let ((a!4 (re.union (re.union (re.union a!3 (str.to_re "D")) (str.to_re "E")) <text:s text:c="21"/>(str.to_re "F")))) (let ((a!5 (re.union (re.union (re.union a!4 (str.to_re "G")) (str.to_re "H")) <text:s text:c="21"/>(str.to_re "I")))) (let ((a!6 (re.union (re.union (re.union a!5 (str.to_re "J")) (str.to_re "K")) <text:s text:c="21"/>(str.to_re "L")))) (let ((a!7 (re.union (re.union (re.union a!6 (str.to_re "M")) (str.to_re "N")) <text:s text:c="21"/>(str.to_re "O")))) (let ((a!8 (re.union (re.union (re.union a!7 (str.to_re "P")) (str.to_re "Q")) <text:s text:c="21"/>(str.to_re "R")))) (let ((a!9 (re.union (re.union (re.union a!8 (str.to_re "S")) (str.to_re "T")) <text:s text:c="21"/>(str.to_re "U")))) (let ((a!10 (re.union (re.union (re.union a!9 (str.to_re "V")) (str.to_re "W")) <text:s text:c="22"/>(str.to_re "X")))) (let ((a!11 (re.union (re.union (re.union a!10 (str.to_re "Y")) (str.to_re "Z")) <text:s text:c="22"/>(str.to_re "a")))) (let ((a!12 (re.union (re.union (re.union a!11 (str.to_re "b")) (str.to_re "c")) <text:s text:c="22"/>(str.to_re "d")))) (let ((a!13 (re.union (re.union (re.union a!12 (str.to_re "e")) (str.to_re "f")) <text:s text:c="22"/>(str.to_re "g")))) (let ((a!14 (re.union (re.union (re.union a!13 (str.to_re "h")) (str.to_re "i")) <text:s text:c="22"/>(str.to_re "j")))) (let ((a!15 (re.union (re.union (re.union a!14 (str.to_re "k")) (str.to_re "l")) <text:s text:c="22"/>(str.to_re "m")))) (let ((a!16 (re.union (re.union (re.union a!15 (str.to_re "n")) (str.to_re "o")) <text:s text:c="22"/>(str.to_re "p")))) (let ((a!17 (re.union (re.union (re.union a!16 (str.to_re "q")) (str.to_re "r")) <text:s text:c="22"/>(str.to_re "s")))) (let ((a!18 (re.union (re.union (re.union a!17 (str.to_re "t")) (str.to_re "u")) <text:s text:c="22"/>(str.to_re "v")))) (let ((a!19 (re.union (re.union (re.union a!18 (str.to_re "w")) (str.to_re "x")) <text:s text:c="22"/>(str.to_re "y")))) <text:s text:c="2"/>(re.* (re.union a!19 (str.to_re "z"))))))))))))))))))))))) <text:s text:c="2"/>(define-fun sym737 () String <text:s text:c="4"/>"") <text:s text:c="2"/>(define-fun sym1307 () String <text:s text:c="4"/>"") <text:s text:c="2"/>(define-fun sym851 () String <text:s text:c="4"/>"Z") <text:s text:c="2"/>(define-fun sym1433 () String <text:s text:c="4"/>"n") <text:s text:c="2"/>(define-fun sym965 () String <text:s text:c="4"/>"J") <text:s text:c="2"/>(define-fun sym623 () String <text:s text:c="4"/>"7") <text:s text:c="2"/>(define-fun sym122 () String <text:s text:c="4"/>"elEMENTARy") <text:s text:c="2"/>(define-fun sym509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16.smt2</text:p>
          </table:table-cell>
          <table:table-cell office:value-type="float" office:value="1.339" calcext:value-type="float">
            <text:p>1.339</text:p>
          </table:table-cell>
          <table:table-cell office:value-type="float" office:value="1.172" calcext:value-type="float">
            <text:p>1.172</text:p>
          </table:table-cell>
          <table:table-cell table:style-name="ce30"/>
          <table:table-cell table:style-name="ce30" office:value-type="float" office:value="2.588" calcext:value-type="float">
            <text:p>2.588</text:p>
          </table:table-cell>
          <table:table-cell office:value-type="float" office:value="2.542" calcext:value-type="float">
            <text:p>2.542</text:p>
          </table:table-cell>
          <table:table-cell table:style-name="ce18"/>
          <table:table-cell table:style-name="ce30" office:value-type="float" office:value="1200.092" calcext:value-type="float">
            <text:p>1200.092</text:p>
          </table:table-cell>
          <table:table-cell table:style-name="ce18" table:number-columns-repeated="2"/>
          <table:table-cell table:style-name="ce37" table:formula="of:=SUM([.C66:.E66])/3" office:value-type="float" office:value="0.837" calcext:value-type="float">
            <text:p>0.84</text:p>
          </table:table-cell>
          <table:table-cell table:style-name="ce37" table:formula="of:=SUM([.F66:.H66])/3" office:value-type="float" office:value="1.71" calcext:value-type="float">
            <text:p>1.71</text:p>
          </table:table-cell>
          <table:table-cell table:style-name="ce37" table:formula="of:=SUM([.I66:.K66])/3" office:value-type="float" office:value="400.030666666667" calcext:value-type="float">
            <text:p>400.03</text:p>
          </table:table-cell>
          <table:table-cell/>
          <table:table-cell office:value-type="string" calcext:value-type="string">
            <text:p>INPUT ID: 737, VALUE: <text:s/>INPUT ID: 242, VALUE: <text:s/>INPUT ID: 851, VALUE: <text:s/>INPUT ID: 965, VALUE: /QUIT INPUT ID: 122, VALUE: ELEMENTARY INPUT ID: 395, VALUE: <text:s/>INPUT ID: 509, VALUE: <text:s/>INPUT ID: 623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42 () String <text:s text:c="4"/>"8KA/") <text:s text:c="2"/>(define-fun sym395 () String <text:s text:c="4"/>"") <text:s text:c="2"/>(define-fun Alphabet () RegLan <text:s text:c="4"/>(let ((a!1 (re.union (re.union (re.union (str.to_re "/") (str.to_re "1")) <text:s text:c="31"/>(str.to_re "2")) <text:s text:c="21"/>(str.to_re "5")))) (let ((a!2 (re.union (re.union (re.union a!1 (str.to_re "7")) (str.to_re "8")) <text:s text:c="21"/>(str.to_re "A")))) (let ((a!3 (re.union (re.union (re.union a!2 (str.to_re "B")) (str.to_re "C")) <text:s text:c="21"/>(str.to_re "D")))) (let ((a!4 (re.union (re.union (re.union a!3 (str.to_re "E")) (str.to_re "F")) <text:s text:c="21"/>(str.to_re "G")))) (let ((a!5 (re.union (re.union (re.union a!4 (str.to_re "H")) (str.to_re "I")) <text:s text:c="21"/>(str.to_re "J")))) (let ((a!6 (re.union (re.union (re.union a!5 (str.to_re "K")) (str.to_re "L")) <text:s text:c="21"/>(str.to_re "M")))) (let ((a!7 (re.union (re.union (re.union a!6 (str.to_re "N")) (str.to_re "O")) <text:s text:c="21"/>(str.to_re "P")))) (let ((a!8 (re.union (re.union (re.union a!7 (str.to_re "Q")) (str.to_re "R")) <text:s text:c="21"/>(str.to_re "S")))) (let ((a!9 (re.union (re.union (re.union a!8 (str.to_re "T")) (str.to_re "U")) <text:s text:c="21"/>(str.to_re "V")))) (let ((a!10 (re.union (re.union (re.union a!9 (str.to_re "W")) (str.to_re "X")) <text:s text:c="22"/>(str.to_re "Y")))) (let ((a!11 (re.union (re.union (re.union a!10 (str.to_re "Z")) (str.to_re "a")) <text:s text:c="22"/>(str.to_re "b")))) (let ((a!12 (re.union (re.union (re.union a!11 (str.to_re "c")) (str.to_re "d")) <text:s text:c="22"/>(str.to_re "e")))) (let ((a!13 (re.union (re.union (re.union a!12 (str.to_re "f")) (str.to_re "g")) <text:s text:c="22"/>(str.to_re "h")))) (let ((a!14 (re.union (re.union (re.union a!13 (str.to_re "i")) (str.to_re "j")) <text:s text:c="22"/>(str.to_re "k")))) (let ((a!15 (re.union (re.union (re.union a!14 (str.to_re "l")) (str.to_re "m")) <text:s text:c="22"/>(str.to_re "n")))) (let ((a!16 (re.union (re.union (re.union a!15 (str.to_re "o")) (str.to_re "p")) <text:s text:c="22"/>(str.to_re "q")))) (let ((a!17 (re.union (re.union (re.union a!16 (str.to_re "r")) (str.to_re "s")) <text:s text:c="22"/>(str.to_re "t")))) (let ((a!18 (re.union (re.union (re.union a!17 (str.to_re "u")) (str.to_re "v")) <text:s text:c="22"/>(str.to_re "w")))) (let ((a!19 (re.union (re.union (re.union a!18 (str.to_re "x")) (str.to_re "y")) <text:s text:c="22"/>(str.to_re "z")))) <text:s text:c="2"/>(re.* a!19))))))))))))))))))))) <text:s text:c="2"/>(define-fun sym509 () String <text:s text:c="4"/>"8") <text:s text:c="2"/>(define-fun sym851 () String <text:s text:c="4"/>"Cd") <text:s text:c="2"/>(define-fun sym737 () String <text:s text:c="4"/>"") <text:s text:c="2"/>(define-fun sym623 () String <text:s text:c="4"/>"CNO") <text:s text:c="2"/>(define-fun sym122 () String <text:s text:c="4"/>"elEmENTArY") <text:s text:c="2"/>(define-fun sym965 () String <text:s text:c="4"/>"/quIt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") <text:s text:c="2"/>(define-fun L1 () String "") <text:s text:c="2"/>(define-fun L3 () String "/quit") <text:s text:c="2"/>(define-fun L5 () String "") <text:s text:c="2"/>(define-fun L64 () String "elementary") <text:s text:c="2"/>(define-fun L8 () String "") <text:s text:c="2"/>(define-fun L7 () String "") <text:s text:c="2"/>(define-fun sym509 () String "") <text:s text:c="2"/>(define-fun sym737 () String "") <text:s text:c="2"/>(define-fun sym965 () String "/QUIT") <text:s text:c="2"/>(define-fun sym623 () String "") <text:s text:c="2"/>(define-fun sym851 () String "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17.smt2</text:p>
          </table:table-cell>
          <table:table-cell office:value-type="float" office:value="2.569" calcext:value-type="float">
            <text:p>2.569</text:p>
          </table:table-cell>
          <table:table-cell office:value-type="float" office:value="2.641" calcext:value-type="float">
            <text:p>2.641</text:p>
          </table:table-cell>
          <table:table-cell table:style-name="ce30"/>
          <table:table-cell table:style-name="ce30" office:value-type="float" office:value="2.491" calcext:value-type="float">
            <text:p>2.491</text:p>
          </table:table-cell>
          <table:table-cell office:value-type="float" office:value="2.439" calcext:value-type="float">
            <text:p>2.439</text:p>
          </table:table-cell>
          <table:table-cell table:style-name="ce18"/>
          <table:table-cell table:style-name="ce30" office:value-type="float" office:value="268.13" calcext:value-type="float">
            <text:p>268.13</text:p>
          </table:table-cell>
          <table:table-cell table:style-name="ce18" table:number-columns-repeated="2"/>
          <table:table-cell table:style-name="ce37" table:formula="of:=SUM([.C67:.E67])/3" office:value-type="float" office:value="1.73666666666667" calcext:value-type="float">
            <text:p>1.74</text:p>
          </table:table-cell>
          <table:table-cell table:style-name="ce37" table:formula="of:=SUM([.F67:.H67])/3" office:value-type="float" office:value="1.64333333333333" calcext:value-type="float">
            <text:p>1.64</text:p>
          </table:table-cell>
          <table:table-cell table:style-name="ce37" table:formula="of:=SUM([.I67:.K67])/3" office:value-type="float" office:value="89.3766666666667" calcext:value-type="float">
            <text:p>89.38</text:p>
          </table:table-cell>
          <table:table-cell/>
          <table:table-cell office:value-type="string" calcext:value-type="string">
            <text:p>INPUT ID: 737, VALUE: <text:s/>INPUT ID: 242, VALUE: <text:s/>INPUT ID: 851, VALUE: <text:s/>INPUT ID: 965, VALUE: <text:s/>INPUT ID: 1079, VALUE: <text:s/>INPUT ID: 1193, VALUE: <text:s/>INPUT ID: 1433, VALUE: N INPUT ID: 122, VALUE: ELEMENTARY INPUT ID: 395, VALUE: <text:s/>INPUT ID: 1307, VALUE: <text:s/>INPUT ID: 509, VALUE: <text:s/>INPUT ID: 623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19.smt2</text:p>
          </table:table-cell>
          <table:table-cell office:value-type="float" office:value="1.429" calcext:value-type="float">
            <text:p>1.429</text:p>
          </table:table-cell>
          <table:table-cell office:value-type="float" office:value="1.346" calcext:value-type="float">
            <text:p>1.346</text:p>
          </table:table-cell>
          <table:table-cell table:style-name="ce30"/>
          <table:table-cell table:style-name="ce30" office:value-type="float" office:value="2.571" calcext:value-type="float">
            <text:p>2.571</text:p>
          </table:table-cell>
          <table:table-cell office:value-type="float" office:value="2.553" calcext:value-type="float">
            <text:p>2.553</text:p>
          </table:table-cell>
          <table:table-cell table:style-name="ce18"/>
          <table:table-cell table:style-name="ce30" office:value-type="float" office:value="1200.082" calcext:value-type="float">
            <text:p>1200.082</text:p>
          </table:table-cell>
          <table:table-cell table:style-name="ce18" table:number-columns-repeated="2"/>
          <table:table-cell table:style-name="ce37" table:formula="of:=SUM([.C68:.E68])/3" office:value-type="float" office:value="0.925" calcext:value-type="float">
            <text:p>0.93</text:p>
          </table:table-cell>
          <table:table-cell table:style-name="ce37" table:formula="of:=SUM([.F68:.H68])/3" office:value-type="float" office:value="1.708" calcext:value-type="float">
            <text:p>1.71</text:p>
          </table:table-cell>
          <table:table-cell table:style-name="ce37" table:formula="of:=SUM([.I68:.K68])/3" office:value-type="float" office:value="400.027333333333" calcext:value-type="float">
            <text:p>400.03</text:p>
          </table:table-cell>
          <table:table-cell/>
          <table:table-cell office:value-type="string" calcext:value-type="string">
            <text:p>INPUT ID: 737, VALUE: <text:s/>INPUT ID: 242, VALUE: <text:s/>INPUT ID: 851, VALUE: /QUIT INPUT ID: 122, VALUE: ELEMENTARY INPUT ID: 395, VALUE: <text:s/>INPUT ID: 509, VALUE: <text:s/>INPUT ID: 623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737 () String <text:s text:c="4"/>"") <text:s text:c="2"/>(define-fun sym242 () String <text:s text:c="4"/>"D/l") <text:s text:c="2"/>(define-fun sym395 () String <text:s text:c="4"/>"CON") <text:s text:c="2"/>(define-fun Alphabet () RegLan <text:s text:c="4"/>(let ((a!1 (re.union (re.union (re.union (str.to_re "/") (str.to_re "3")) <text:s text:c="31"/>(str.to_re "4")) <text:s text:c="21"/>(str.to_re "5")))) (let ((a!2 (re.union (re.union (re.union a!1 (str.to_re "6")) (str.to_re "7")) <text:s text:c="21"/>(str.to_re "A")))) (let ((a!3 (re.union (re.union (re.union a!2 (str.to_re "B")) (str.to_re "C")) <text:s text:c="21"/>(str.to_re "D")))) (let ((a!4 (re.union (re.union (re.union a!3 (str.to_re "E")) (str.to_re "F")) <text:s text:c="21"/>(str.to_re "G")))) (let ((a!5 (re.union (re.union (re.union a!4 (str.to_re "H")) (str.to_re "I")) <text:s text:c="21"/>(str.to_re "J")))) (let ((a!6 (re.union (re.union (re.union a!5 (str.to_re "K")) (str.to_re "L")) <text:s text:c="21"/>(str.to_re "M")))) (let ((a!7 (re.union (re.union (re.union a!6 (str.to_re "N")) (str.to_re "O")) <text:s text:c="21"/>(str.to_re "P")))) (let ((a!8 (re.union (re.union (re.union a!7 (str.to_re "Q")) (str.to_re "R")) <text:s text:c="21"/>(str.to_re "S")))) (let ((a!9 (re.union (re.union (re.union a!8 (str.to_re "T")) (str.to_re "U")) <text:s text:c="21"/>(str.to_re "V")))) (let ((a!10 (re.union (re.union (re.union a!9 (str.to_re "W")) (str.to_re "X")) <text:s text:c="22"/>(str.to_re "Y")))) (let ((a!11 (re.union (re.union (re.union a!10 (str.to_re "Z")) (str.to_re "a")) <text:s text:c="22"/>(str.to_re "b")))) (let ((a!12 (re.union (re.union (re.union a!11 (str.to_re "c")) (str.to_re "d")) <text:s text:c="22"/>(str.to_re "e")))) (let ((a!13 (re.union (re.union (re.union a!12 (str.to_re "f")) (str.to_re "g")) <text:s text:c="22"/>(str.to_re "h")))) (let ((a!14 (re.union (re.union (re.union a!13 (str.to_re "i")) (str.to_re "j")) <text:s text:c="22"/>(str.to_re "k")))) (let ((a!15 (re.union (re.union (re.union a!14 (str.to_re "l")) (str.to_re "m")) <text:s text:c="22"/>(str.to_re "n")))) (let ((a!16 (re.union (re.union (re.union a!15 (str.to_re "o")) (str.to_re "p")) <text:s text:c="22"/>(str.to_re "q")))) (let ((a!17 (re.union (re.union (re.union a!16 (str.to_re "r")) (str.to_re "s")) <text:s text:c="22"/>(str.to_re "t")))) (let ((a!18 (re.union (re.union (re.union a!17 (str.to_re "u")) (str.to_re "v")) <text:s text:c="22"/>(str.to_re "w")))) (let ((a!19 (re.union (re.union (re.union a!18 (str.to_re "x")) (str.to_re "y")) <text:s text:c="22"/>(str.to_re "z")))) <text:s text:c="2"/>(re.* a!19))))))))))))))))))))) <text:s text:c="2"/>(define-fun sym509 () String <text:s text:c="4"/>"xu") <text:s text:c="2"/>(define-fun sym122 () String <text:s text:c="4"/>"elemenTaRy") <text:s text:c="2"/>(define-fun sym851 () String <text:s text:c="4"/>"/quIt") <text:s text:c="2"/>(define-fun sym623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") <text:s text:c="2"/>(define-fun L1 () String "/quit") <text:s text:c="2"/>(define-fun L4 () String "") <text:s text:c="2"/>(define-fun L3 () String "") <text:s text:c="2"/>(define-fun L10 () String "") <text:s text:c="2"/>(define-fun L42 () String "elementary") <text:s text:c="2"/>(define-fun sym509 () String "") <text:s text:c="2"/>(define-fun sym737 () String "") <text:s text:c="2"/>(define-fun sym623 () String "") <text:s text:c="2"/>(define-fun sym851 () String "/QUIT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0.smt2</text:p>
          </table:table-cell>
          <table:table-cell office:value-type="float" office:value="4.084" calcext:value-type="float">
            <text:p>4.084</text:p>
          </table:table-cell>
          <table:table-cell office:value-type="float" office:value="4.232" calcext:value-type="float">
            <text:p>4.232</text:p>
          </table:table-cell>
          <table:table-cell table:style-name="ce30"/>
          <table:table-cell table:style-name="ce30" office:value-type="float" office:value="2.698" calcext:value-type="float">
            <text:p>2.698</text:p>
          </table:table-cell>
          <table:table-cell office:value-type="float" office:value="2.631" calcext:value-type="float">
            <text:p>2.631</text:p>
          </table:table-cell>
          <table:table-cell table:style-name="ce18"/>
          <table:table-cell table:style-name="ce30" office:value-type="float" office:value="1200.07" calcext:value-type="float">
            <text:p>1200.07</text:p>
          </table:table-cell>
          <table:table-cell table:style-name="ce18" table:number-columns-repeated="2"/>
          <table:table-cell table:style-name="ce37" table:formula="of:=SUM([.C69:.E69])/3" office:value-type="float" office:value="2.772" calcext:value-type="float">
            <text:p>2.77</text:p>
          </table:table-cell>
          <table:table-cell table:style-name="ce37" table:formula="of:=SUM([.F69:.H69])/3" office:value-type="float" office:value="1.77633333333333" calcext:value-type="float">
            <text:p>1.78</text:p>
          </table:table-cell>
          <table:table-cell table:style-name="ce37" table:formula="of:=SUM([.I69:.K69])/3" office:value-type="float" office:value="400.023333333333" calcext:value-type="float">
            <text:p>400.02</text:p>
          </table:table-cell>
          <table:table-cell/>
          <table:table-cell office:value-type="string" calcext:value-type="string">
            <text:p>INPUT ID: 400, VALUE: <text:s/>INPUT ID: 1312, VALUE: <text:s/>INPUT ID: 514, VALUE: <text:s/>INPUT ID: 628, VALUE: <text:s/>INPUT ID: 742, VALUE: <text:s/>INPUT ID: 247, VALUE: <text:s/>INPUT ID: 856, VALUE: <text:s/>INPUT ID: 122, VALUE: MIDDLE SCHOOL INPUT ID: 970, VALUE: <text:s/>INPUT ID: 1084, VALUE: <text:s/>INPUT ID: 1198, VALUE: <text:s/>INPUT ID: 1438, VALUE: N 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1.smt2</text:p>
          </table:table-cell>
          <table:table-cell office:value-type="float" office:value="1.366" calcext:value-type="float">
            <text:p>1.366</text:p>
          </table:table-cell>
          <table:table-cell office:value-type="float" office:value="1.339" calcext:value-type="float">
            <text:p>1.339</text:p>
          </table:table-cell>
          <table:table-cell table:style-name="ce30"/>
          <table:table-cell table:style-name="ce30" office:value-type="float" office:value="2.547" calcext:value-type="float">
            <text:p>2.547</text:p>
          </table:table-cell>
          <table:table-cell office:value-type="float" office:value="2.618" calcext:value-type="float">
            <text:p>2.618</text:p>
          </table:table-cell>
          <table:table-cell table:style-name="ce18"/>
          <table:table-cell table:style-name="ce30" office:value-type="float" office:value="1200.063" calcext:value-type="float">
            <text:p>1200.063</text:p>
          </table:table-cell>
          <table:table-cell table:style-name="ce18" table:number-columns-repeated="2"/>
          <table:table-cell table:style-name="ce37" table:formula="of:=SUM([.C70:.E70])/3" office:value-type="float" office:value="0.901666666666667" calcext:value-type="float">
            <text:p>0.90</text:p>
          </table:table-cell>
          <table:table-cell table:style-name="ce37" table:formula="of:=SUM([.F70:.H70])/3" office:value-type="float" office:value="1.72166666666667" calcext:value-type="float">
            <text:p>1.72</text:p>
          </table:table-cell>
          <table:table-cell table:style-name="ce37" table:formula="of:=SUM([.I70:.K70])/3" office:value-type="float" office:value="400.021" calcext:value-type="float">
            <text:p>400.02</text:p>
          </table:table-cell>
          <table:table-cell/>
          <table:table-cell office:value-type="string" calcext:value-type="string">
            <text:p>INPUT ID: 400, VALUE: <text:s/>INPUT ID: 1312, VALUE: /QUIT INPUT ID: 514, VALUE: <text:s/>INPUT ID: 628, VALUE: <text:s/>INPUT ID: 742, VALUE: <text:s/>INPUT ID: 247, VALUE: <text:s/>INPUT ID: 856, VALUE: <text:s/>INPUT ID: 122, VALUE: MIDDLE SCHOOL INPUT ID: 970, VALUE: <text:s/>INPUT ID: 1084, VALUE: <text:s/>INPUT ID: 1198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29 () String "") <text:s text:c="2"/>(define-fun L0 () String "") <text:s text:c="2"/>(define-fun L2 () String "") <text:s text:c="2"/>(define-fun L1 () String "middle school") <text:s text:c="2"/>(define-fun L4 () String "/quit") <text:s text:c="2"/>(define-fun L6 () String "") <text:s text:c="2"/>(define-fun L21 () String "") <text:s text:c="2"/>(define-fun L10 () String "") <text:s text:c="2"/>(define-fun L5 () String "") <text:s text:c="2"/>(define-fun L8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742 () String "") <text:s text:c="2"/>(define-fun sym247 () String "") <text:s text:c="2"/>(define-fun sym400 () String "") <text:s text:c="2"/>(define-fun sym1312 () String "/QUIT") <text:s text:c="2"/>(define-fun sym970 () String "") <text:s text:c="2"/>(define-fun sym122 () String "MIDDLE SCHOOL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2.smt2</text:p>
          </table:table-cell>
          <table:table-cell office:value-type="float" office:value="2.882" calcext:value-type="float">
            <text:p>2.882</text:p>
          </table:table-cell>
          <table:table-cell office:value-type="float" office:value="2.821" calcext:value-type="float">
            <text:p>2.821</text:p>
          </table:table-cell>
          <table:table-cell table:style-name="ce30"/>
          <table:table-cell table:style-name="ce30" office:value-type="float" office:value="2.495" calcext:value-type="float">
            <text:p>2.495</text:p>
          </table:table-cell>
          <table:table-cell office:value-type="float" office:value="2.539" calcext:value-type="float">
            <text:p>2.539</text:p>
          </table:table-cell>
          <table:table-cell table:style-name="ce18"/>
          <table:table-cell table:style-name="ce30" office:value-type="float" office:value="1200.093" calcext:value-type="float">
            <text:p>1200.093</text:p>
          </table:table-cell>
          <table:table-cell table:style-name="ce18" table:number-columns-repeated="2"/>
          <table:table-cell table:style-name="ce37" table:formula="of:=SUM([.C71:.E71])/3" office:value-type="float" office:value="1.901" calcext:value-type="float">
            <text:p>1.90</text:p>
          </table:table-cell>
          <table:table-cell table:style-name="ce37" table:formula="of:=SUM([.F71:.H71])/3" office:value-type="float" office:value="1.678" calcext:value-type="float">
            <text:p>1.68</text:p>
          </table:table-cell>
          <table:table-cell table:style-name="ce37" table:formula="of:=SUM([.I71:.K71])/3" office:value-type="float" office:value="400.031" calcext:value-type="float">
            <text:p>400.03</text:p>
          </table:table-cell>
          <table:table-cell/>
          <table:table-cell office:value-type="string" calcext:value-type="string">
            <text:p>INPUT ID: 400, VALUE: <text:s/>INPUT ID: 1312, VALUE: <text:s/>INPUT ID: 514, VALUE: <text:s/>INPUT ID: 628, VALUE: <text:s/>INPUT ID: 742, VALUE: <text:s/>INPUT ID: 247, VALUE: <text:s/>INPUT ID: 856, VALUE: <text:s/>INPUT ID: 122, VALUE: MIDDLE SCHOOL INPUT ID: 970, VALUE: <text:s/>INPUT ID: 1084, VALUE: <text:s/>INPUT ID: 1198, VALUE: <text:s/>INPUT ID: 1438, VALUE: N 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3.smt2</text:p>
          </table:table-cell>
          <table:table-cell office:value-type="float" office:value="1.347" calcext:value-type="float">
            <text:p>1.347</text:p>
          </table:table-cell>
          <table:table-cell office:value-type="float" office:value="1.301" calcext:value-type="float">
            <text:p>1.301</text:p>
          </table:table-cell>
          <table:table-cell table:style-name="ce30"/>
          <table:table-cell table:style-name="ce30" office:value-type="float" office:value="2.59" calcext:value-type="float">
            <text:p>2.59</text:p>
          </table:table-cell>
          <table:table-cell office:value-type="float" office:value="2.385" calcext:value-type="float">
            <text:p>2.385</text:p>
          </table:table-cell>
          <table:table-cell table:style-name="ce18"/>
          <table:table-cell table:style-name="ce30" office:value-type="float" office:value="1200.102" calcext:value-type="float">
            <text:p>1200.102</text:p>
          </table:table-cell>
          <table:table-cell table:style-name="ce18" table:number-columns-repeated="2"/>
          <table:table-cell table:style-name="ce37" table:formula="of:=SUM([.C72:.E72])/3" office:value-type="float" office:value="0.882666666666667" calcext:value-type="float">
            <text:p>0.88</text:p>
          </table:table-cell>
          <table:table-cell table:style-name="ce37" table:formula="of:=SUM([.F72:.H72])/3" office:value-type="float" office:value="1.65833333333333" calcext:value-type="float">
            <text:p>1.66</text:p>
          </table:table-cell>
          <table:table-cell table:style-name="ce37" table:formula="of:=SUM([.I72:.K72])/3" office:value-type="float" office:value="400.034" calcext:value-type="float">
            <text:p>400.03</text:p>
          </table:table-cell>
          <table:table-cell/>
          <table:table-cell office:value-type="string" calcext:value-type="string">
            <text:p>INPUT ID: 400, VALUE: <text:s/>INPUT ID: 514, VALUE: <text:s/>INPUT ID: 628, VALUE: <text:s/>INPUT ID: 742, VALUE: <text:s/>INPUT ID: 247, VALUE: <text:s/>INPUT ID: 856, VALUE: /QUIT INPUT ID: 122, VALUE: MIDDLE SCHOOL 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middle school") <text:s text:c="2"/>(define-fun L0 () String "") <text:s text:c="2"/>(define-fun L2 () String "") <text:s text:c="2"/>(define-fun L1 () String "/quit") <text:s text:c="2"/>(define-fun L4 () String "") <text:s text:c="2"/>(define-fun L10 () String "") <text:s text:c="2"/>(define-fun L5 () String "") <text:s text:c="2"/>(define-fun sym628 () String "") <text:s text:c="2"/>(define-fun sym856 () String "/QUIT") <text:s text:c="2"/>(define-fun sym514 () String "") <text:s text:c="2"/>(define-fun sym247 () String "") <text:s text:c="2"/>(define-fun sym742 () String "") <text:s text:c="2"/>(define-fun sym400 () String "") <text:s text:c="2"/>(define-fun sym122 () String "MIDDLE SCHOOL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4.smt2</text:p>
          </table:table-cell>
          <table:table-cell office:value-type="float" office:value="2.715" calcext:value-type="float">
            <text:p>2.715</text:p>
          </table:table-cell>
          <table:table-cell office:value-type="float" office:value="2.753" calcext:value-type="float">
            <text:p>2.753</text:p>
          </table:table-cell>
          <table:table-cell table:style-name="ce30"/>
          <table:table-cell table:style-name="ce30" office:value-type="float" office:value="2.538" calcext:value-type="float">
            <text:p>2.538</text:p>
          </table:table-cell>
          <table:table-cell office:value-type="float" office:value="2.488" calcext:value-type="float">
            <text:p>2.488</text:p>
          </table:table-cell>
          <table:table-cell table:style-name="ce18"/>
          <table:table-cell table:style-name="ce30" office:value-type="float" office:value="1200.102" calcext:value-type="float">
            <text:p>1200.102</text:p>
          </table:table-cell>
          <table:table-cell table:style-name="ce18" table:number-columns-repeated="2"/>
          <table:table-cell table:style-name="ce37" table:formula="of:=SUM([.C73:.E73])/3" office:value-type="float" office:value="1.82266666666667" calcext:value-type="float">
            <text:p>1.82</text:p>
          </table:table-cell>
          <table:table-cell table:style-name="ce37" table:formula="of:=SUM([.F73:.H73])/3" office:value-type="float" office:value="1.67533333333333" calcext:value-type="float">
            <text:p>1.68</text:p>
          </table:table-cell>
          <table:table-cell table:style-name="ce37" table:formula="of:=SUM([.I73:.K73])/3" office:value-type="float" office:value="400.034" calcext:value-type="float">
            <text:p>400.03</text:p>
          </table:table-cell>
          <table:table-cell/>
          <table:table-cell office:value-type="string" calcext:value-type="string">
            <text:p>INPUT ID: 400, VALUE: <text:s/>INPUT ID: 1312, VALUE: <text:s/>INPUT ID: 514, VALUE: <text:s/>INPUT ID: 628, VALUE: <text:s/>INPUT ID: 742, VALUE: <text:s/>INPUT ID: 247, VALUE: <text:s/>INPUT ID: 856, VALUE: <text:s/>INPUT ID: 122, VALUE: MIDDLE SCHOOL INPUT ID: 970, VALUE: <text:s/>INPUT ID: 1084, VALUE: <text:s/>INPUT ID: 1198, VALUE: <text:s/>INPUT ID: 1438, VALUE: N 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6.smt2</text:p>
          </table:table-cell>
          <table:table-cell office:value-type="float" office:value="1.471" calcext:value-type="float">
            <text:p>1.471</text:p>
          </table:table-cell>
          <table:table-cell office:value-type="float" office:value="1.429" calcext:value-type="float">
            <text:p>1.429</text:p>
          </table:table-cell>
          <table:table-cell table:style-name="ce30"/>
          <table:table-cell table:style-name="ce30" office:value-type="float" office:value="2.579" calcext:value-type="float">
            <text:p>2.579</text:p>
          </table:table-cell>
          <table:table-cell office:value-type="float" office:value="2.555" calcext:value-type="float">
            <text:p>2.555</text:p>
          </table:table-cell>
          <table:table-cell table:style-name="ce18"/>
          <table:table-cell table:style-name="ce30" office:value-type="float" office:value="1200.095" calcext:value-type="float">
            <text:p>1200.095</text:p>
          </table:table-cell>
          <table:table-cell table:style-name="ce18" table:number-columns-repeated="2"/>
          <table:table-cell table:style-name="ce37" table:formula="of:=SUM([.C74:.E74])/3" office:value-type="float" office:value="0.966666666666667" calcext:value-type="float">
            <text:p>0.97</text:p>
          </table:table-cell>
          <table:table-cell table:style-name="ce37" table:formula="of:=SUM([.F74:.H74])/3" office:value-type="float" office:value="1.71133333333333" calcext:value-type="float">
            <text:p>1.71</text:p>
          </table:table-cell>
          <table:table-cell table:style-name="ce37" table:formula="of:=SUM([.I74:.K74])/3" office:value-type="float" office:value="400.031666666667" calcext:value-type="float">
            <text:p>400.03</text:p>
          </table:table-cell>
          <table:table-cell/>
          <table:table-cell office:value-type="string" calcext:value-type="string">
            <text:p>INPUT ID: 400, VALUE: <text:s/>INPUT ID: 514, VALUE: <text:s/>INPUT ID: 628, VALUE: <text:s/>INPUT ID: 742, VALUE: <text:s/>INPUT ID: 247, VALUE: <text:s/>INPUT ID: 856, VALUE: /QUIT INPUT ID: 122, VALUE: MIDDLE SCHOOL 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middle school") <text:s text:c="2"/>(define-fun L0 () String "") <text:s text:c="2"/>(define-fun L2 () String "") <text:s text:c="2"/>(define-fun L1 () String "/quit") <text:s text:c="2"/>(define-fun L4 () String "") <text:s text:c="2"/>(define-fun L10 () String "") <text:s text:c="2"/>(define-fun L5 () String "") <text:s text:c="2"/>(define-fun sym628 () String "") <text:s text:c="2"/>(define-fun sym856 () String "/QUIT") <text:s text:c="2"/>(define-fun sym514 () String "") <text:s text:c="2"/>(define-fun sym247 () String "") <text:s text:c="2"/>(define-fun sym742 () String "") <text:s text:c="2"/>(define-fun sym400 () String "") <text:s text:c="2"/>(define-fun sym122 () String "MIDDLE SCHOOL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7.smt2</text:p>
          </table:table-cell>
          <table:table-cell office:value-type="float" office:value="4.214" calcext:value-type="float">
            <text:p>4.214</text:p>
          </table:table-cell>
          <table:table-cell office:value-type="float" office:value="4.203" calcext:value-type="float">
            <text:p>4.203</text:p>
          </table:table-cell>
          <table:table-cell table:style-name="ce30"/>
          <table:table-cell table:style-name="ce30" office:value-type="float" office:value="2.619" calcext:value-type="float">
            <text:p>2.619</text:p>
          </table:table-cell>
          <table:table-cell office:value-type="float" office:value="2.697" calcext:value-type="float">
            <text:p>2.697</text:p>
          </table:table-cell>
          <table:table-cell table:style-name="ce18"/>
          <table:table-cell table:style-name="ce30" office:value-type="float" office:value="1200.084" calcext:value-type="float">
            <text:p>1200.084</text:p>
          </table:table-cell>
          <table:table-cell table:style-name="ce18" table:number-columns-repeated="2"/>
          <table:table-cell table:style-name="ce37" table:formula="of:=SUM([.C75:.E75])/3" office:value-type="float" office:value="2.80566666666667" calcext:value-type="float">
            <text:p>2.81</text:p>
          </table:table-cell>
          <table:table-cell table:style-name="ce37" table:formula="of:=SUM([.F75:.H75])/3" office:value-type="float" office:value="1.772" calcext:value-type="float">
            <text:p>1.77</text:p>
          </table:table-cell>
          <table:table-cell table:style-name="ce37" table:formula="of:=SUM([.I75:.K75])/3" office:value-type="float" office:value="400.028" calcext:value-type="float">
            <text:p>400.03</text:p>
          </table:table-cell>
          <table:table-cell/>
          <table:table-cell office:value-type="string" calcext:value-type="string">
            <text:p>INPUT ID: 1089, VALUE: <text:s/>INPUT ID: 1203, VALUE: <text:s/>INPUT ID: 1443, VALUE: N INPUT ID: 405, VALUE: <text:s/>INPUT ID: 1317, VALUE: <text:s/>INPUT ID: 519, VALUE: <text:s/>INPUT ID: 633, VALUE: <text:s/>INPUT ID: 122, VALUE: HIGH SCHOOL INPUT ID: 747, VALUE: <text:s/>INPUT ID: 252, VALUE: <text:s/>INPUT ID: 861, VALUE: <text:s/>INPUT ID: 975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8.smt2</text:p>
          </table:table-cell>
          <table:table-cell office:value-type="float" office:value="1.384" calcext:value-type="float">
            <text:p>1.384</text:p>
          </table:table-cell>
          <table:table-cell office:value-type="float" office:value="1.32" calcext:value-type="float">
            <text:p>1.32</text:p>
          </table:table-cell>
          <table:table-cell table:style-name="ce30"/>
          <table:table-cell table:style-name="ce30" office:value-type="float" office:value="2.624" calcext:value-type="float">
            <text:p>2.624</text:p>
          </table:table-cell>
          <table:table-cell office:value-type="float" office:value="2.594" calcext:value-type="float">
            <text:p>2.594</text:p>
          </table:table-cell>
          <table:table-cell table:style-name="ce18"/>
          <table:table-cell table:style-name="ce30" office:value-type="float" office:value="1200.095" calcext:value-type="float">
            <text:p>1200.095</text:p>
          </table:table-cell>
          <table:table-cell table:style-name="ce18" table:number-columns-repeated="2"/>
          <table:table-cell table:style-name="ce37" table:formula="of:=SUM([.C76:.E76])/3" office:value-type="float" office:value="0.901333333333333" calcext:value-type="float">
            <text:p>0.90</text:p>
          </table:table-cell>
          <table:table-cell table:style-name="ce37" table:formula="of:=SUM([.F76:.H76])/3" office:value-type="float" office:value="1.73933333333333" calcext:value-type="float">
            <text:p>1.74</text:p>
          </table:table-cell>
          <table:table-cell table:style-name="ce37" table:formula="of:=SUM([.I76:.K76])/3" office:value-type="float" office:value="400.031666666667" calcext:value-type="float">
            <text:p>400.03</text:p>
          </table:table-cell>
          <table:table-cell/>
          <table:table-cell office:value-type="string" calcext:value-type="string">
            <text:p>INPUT ID: 1089, VALUE: <text:s/>INPUT ID: 1203, VALUE: <text:s/>INPUT ID: 405, VALUE: <text:s/>INPUT ID: 1317, VALUE: /QUIT INPUT ID: 519, VALUE: <text:s/>INPUT ID: 633, VALUE: <text:s/>INPUT ID: 122, VALUE: HIGH SCHOOL INPUT ID: 747, VALUE: <text:s/>INPUT ID: 252, VALUE: <text:s/>INPUT ID: 861, VALUE: <text:s/>INPUT ID: 975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1089 () String <text:s text:c="4"/>"DA/sa\u{2ffed}") <text:s text:c="2"/>(define-fun sym1317 () String <text:s text:c="4"/>"/quIT") <text:s text:c="2"/>(define-fun sym252 () String <text:s text:c="4"/>"\u{2ff71}\u{2431f}") <text:s text:c="2"/>(define-fun sym405 () String <text:s text:c="4"/>"") <text:s text:c="2"/>(define-fun sym633 () String <text:s text:c="4"/>"AD\u{2ffe7}") <text:s text:c="2"/>(define-fun sym747 () String <text:s text:c="4"/>"\u{8000}\u{2ffe1}W") <text:s text:c="2"/>(define-fun sym519 () String <text:s text:c="4"/>"OHPHY\u{17fff}@Q") <text:s text:c="2"/>(define-fun sym861 () String <text:s text:c="4"/>"A\u{2ffec}") <text:s text:c="2"/>(define-fun sym1203 () String <text:s text:c="4"/>"S\u{2bea1}") <text:s text:c="2"/>(define-fun sym975 () String <text:s text:c="4"/>"N\u{3e0}\u{2ffef}\u{2ffe0}\u{24020}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29 () String "") <text:s text:c="2"/>(define-fun L0 () String "") <text:s text:c="2"/>(define-fun L2 () String "") <text:s text:c="2"/>(define-fun L1 () String "/quit") <text:s text:c="2"/>(define-fun L4 () String "") <text:s text:c="2"/>(define-fun L3 () String "high school") <text:s text:c="2"/>(define-fun L6 () String "") <text:s text:c="2"/>(define-fun L21 () String "") <text:s text:c="2"/>(define-fun L10 () String "") <text:s text:c="2"/>(define-fun L8 () String "") <text:s text:c="2"/>(define-fun L23 () String "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633 () String "") <text:s text:c="2"/>(define-fun sym1203 () String "") <text:s text:c="2"/>(define-fun sym861 () String "") <text:s text:c="2"/>(define-fun sym122 () String "HIGH SCHOOL") <text:s text:c="2"/>(define-fun sym1317 () String "/QUIT") <text:s text:c="2"/>(define-fun sym252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9.smt2</text:p>
          </table:table-cell>
          <table:table-cell office:value-type="float" office:value="2.878" calcext:value-type="float">
            <text:p>2.878</text:p>
          </table:table-cell>
          <table:table-cell office:value-type="float" office:value="2.81" calcext:value-type="float">
            <text:p>2.81</text:p>
          </table:table-cell>
          <table:table-cell table:style-name="ce30"/>
          <table:table-cell table:style-name="ce30" office:value-type="float" office:value="2.494" calcext:value-type="float">
            <text:p>2.494</text:p>
          </table:table-cell>
          <table:table-cell office:value-type="float" office:value="2.482" calcext:value-type="float">
            <text:p>2.482</text:p>
          </table:table-cell>
          <table:table-cell table:style-name="ce18"/>
          <table:table-cell table:style-name="ce30" office:value-type="float" office:value="207.026" calcext:value-type="float">
            <text:p>207.026</text:p>
          </table:table-cell>
          <table:table-cell table:style-name="ce18" table:number-columns-repeated="2"/>
          <table:table-cell table:style-name="ce37" table:formula="of:=SUM([.C77:.E77])/3" office:value-type="float" office:value="1.896" calcext:value-type="float">
            <text:p>1.90</text:p>
          </table:table-cell>
          <table:table-cell table:style-name="ce37" table:formula="of:=SUM([.F77:.H77])/3" office:value-type="float" office:value="1.65866666666667" calcext:value-type="float">
            <text:p>1.66</text:p>
          </table:table-cell>
          <table:table-cell table:style-name="ce37" table:formula="of:=SUM([.I77:.K77])/3" office:value-type="float" office:value="69.0086666666667" calcext:value-type="float">
            <text:p>69.01</text:p>
          </table:table-cell>
          <table:table-cell/>
          <table:table-cell office:value-type="string" calcext:value-type="string">
            <text:p>INPUT ID: 1089, VALUE: <text:s/>INPUT ID: 1203, VALUE: <text:s/>INPUT ID: 1443, VALUE: N INPUT ID: 405, VALUE: <text:s/>INPUT ID: 1317, VALUE: <text:s/>INPUT ID: 519, VALUE: <text:s/>INPUT ID: 633, VALUE: <text:s/>INPUT ID: 122, VALUE: HIGH SCHOOL INPUT ID: 747, VALUE: <text:s/>INPUT ID: 252, VALUE: <text:s/>INPUT ID: 861, VALUE: <text:s/>INPUT ID: 975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30.smt2</text:p>
          </table:table-cell>
          <table:table-cell office:value-type="float" office:value="1.388" calcext:value-type="float">
            <text:p>1.388</text:p>
          </table:table-cell>
          <table:table-cell office:value-type="float" office:value="1.3" calcext:value-type="float">
            <text:p>1.3</text:p>
          </table:table-cell>
          <table:table-cell table:style-name="ce30"/>
          <table:table-cell table:style-name="ce30" office:value-type="float" office:value="2.583" calcext:value-type="float">
            <text:p>2.583</text:p>
          </table:table-cell>
          <table:table-cell office:value-type="float" office:value="2.645" calcext:value-type="float">
            <text:p>2.645</text:p>
          </table:table-cell>
          <table:table-cell table:style-name="ce18"/>
          <table:table-cell table:style-name="ce30" office:value-type="float" office:value="1200.077" calcext:value-type="float">
            <text:p>1200.077</text:p>
          </table:table-cell>
          <table:table-cell table:style-name="ce18" table:number-columns-repeated="2"/>
          <table:table-cell table:style-name="ce37" table:formula="of:=SUM([.C78:.E78])/3" office:value-type="float" office:value="0.896" calcext:value-type="float">
            <text:p>0.90</text:p>
          </table:table-cell>
          <table:table-cell table:style-name="ce37" table:formula="of:=SUM([.F78:.H78])/3" office:value-type="float" office:value="1.74266666666667" calcext:value-type="float">
            <text:p>1.74</text:p>
          </table:table-cell>
          <table:table-cell table:style-name="ce37" table:formula="of:=SUM([.I78:.K78])/3" office:value-type="float" office:value="400.025666666667" calcext:value-type="float">
            <text:p>400.03</text:p>
          </table:table-cell>
          <table:table-cell/>
          <table:table-cell office:value-type="string" calcext:value-type="string">
            <text:p>INPUT ID: 405, VALUE: <text:s/>INPUT ID: 519, VALUE: <text:s/>INPUT ID: 633, VALUE: <text:s/>INPUT ID: 122, VALUE: HIGH SCHOOL INPUT ID: 747, VALUE: <text:s/>INPUT ID: 252, VALUE: <text:s/>INPUT ID: 861, VALUE: /QUIT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405 () String <text:s text:c="4"/>"") <text:s text:c="2"/>(define-fun Alphabet () RegLan <text:s text:c="4"/>(let ((a!1 (re.union (re.union (re.union (str.to_re " ") (str.to_re "-")) <text:s text:c="31"/>(str.to_re "/")) <text:s text:c="21"/>(str.to_re "0")))) (let ((a!2 (re.union (re.union (re.union a!1 (str.to_re "1")) (str.to_re "2")) <text:s text:c="21"/>(str.to_re "9")))) (let ((a!3 (re.union (re.union (re.union a!2 (str.to_re "A")) (str.to_re "B")) <text:s text:c="21"/>(str.to_re "C")))) (let ((a!4 (re.union (re.union (re.union a!3 (str.to_re "D")) (str.to_re "E")) <text:s text:c="21"/>(str.to_re "F")))) (let ((a!5 (re.union (re.union (re.union a!4 (str.to_re "G")) (str.to_re "H")) <text:s text:c="21"/>(str.to_re "I")))) (let ((a!6 (re.union (re.union (re.union a!5 (str.to_re "J")) (str.to_re "K")) <text:s text:c="21"/>(str.to_re "L")))) (let ((a!7 (re.union (re.union (re.union a!6 (str.to_re "M")) (str.to_re "N")) <text:s text:c="21"/>(str.to_re "O")))) (let ((a!8 (re.union (re.union (re.union a!7 (str.to_re "P")) (str.to_re "Q")) <text:s text:c="21"/>(str.to_re "R")))) (let ((a!9 (re.union (re.union (re.union a!8 (str.to_re "S")) (str.to_re "T")) <text:s text:c="21"/>(str.to_re "U")))) (let ((a!10 (re.union (re.union (re.union a!9 (str.to_re "V")) (str.to_re "W")) <text:s text:c="22"/>(str.to_re "X")))) (let ((a!11 (re.union (re.union (re.union a!10 (str.to_re "Y")) (str.to_re "Z")) <text:s text:c="22"/>(str.to_re "a")))) (let ((a!12 (re.union (re.union (re.union a!11 (str.to_re "b")) (str.to_re "c")) <text:s text:c="22"/>(str.to_re "d")))) (let ((a!13 (re.union (re.union (re.union a!12 (str.to_re "e")) (str.to_re "f")) <text:s text:c="22"/>(str.to_re "g")))) (let ((a!14 (re.union (re.union (re.union a!13 (str.to_re "h")) (str.to_re "i")) <text:s text:c="22"/>(str.to_re "j")))) (let ((a!15 (re.union (re.union (re.union a!14 (str.to_re "k")) (str.to_re "l")) <text:s text:c="22"/>(str.to_re "m")))) (let ((a!16 (re.union (re.union (re.union a!15 (str.to_re "n")) (str.to_re "o")) <text:s text:c="22"/>(str.to_re "p")))) (let ((a!17 (re.union (re.union (re.union a!16 (str.to_re "q")) (str.to_re "r")) <text:s text:c="22"/>(str.to_re "s")))) (let ((a!18 (re.union (re.union (re.union a!17 (str.to_re "t")) (str.to_re "u")) <text:s text:c="22"/>(str.to_re "v")))) (let ((a!19 (re.union (re.union (re.union a!18 (str.to_re "w")) (str.to_re "x")) <text:s text:c="22"/>(str.to_re "y")))) <text:s text:c="2"/>(re.* (re.union a!19 (str.to_re "z"))))))))))))))))))))))) <text:s text:c="2"/>(define-fun sym519 () String <text:s text:c="4"/>" ") <text:s text:c="2"/>(define-fun sym747 () String <text:s text:c="4"/>"Pd") <text:s text:c="2"/>(define-fun sym861 () String <text:s text:c="4"/>"/qUIt") <text:s text:c="2"/>(define-fun sym633 () String <text:s text:c="4"/>"") <text:s text:c="2"/>(define-fun sym252 () String <text:s text:c="4"/>"b2P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2 () String "") <text:s text:c="2"/>(define-fun L1 () String "/quit") <text:s text:c="2"/>(define-fun L4 () String "") <text:s text:c="2"/>(define-fun L11 () String "high school") <text:s text:c="2"/>(define-fun L12 () String "") <text:s text:c="2"/>(define-fun sym519 () String "") <text:s text:c="2"/>(define-fun sym747 () String "") <text:s text:c="2"/>(define-fun sym405 () String "") <text:s text:c="2"/>(define-fun sym633 () String "") <text:s text:c="2"/>(define-fun sym861 () String "/QUIT") <text:s text:c="2"/>(define-fun sym122 () String "HIGH SCHOOL") <text:s text:c="2"/>(define-fun sym252 () String "") <text:s text:c="2"/>(define-fun RegLan!2 () RegLan (Alphabet 0)) ) 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 calcext:value-type="string">
            <text:p><text:s/>mathQuizGame31.smt2</text:p>
          </table:table-cell>
          <table:table-cell office:value-type="float" office:value="2.891" calcext:value-type="float">
            <text:p>2.891</text:p>
          </table:table-cell>
          <table:table-cell office:value-type="float" office:value="3.113" calcext:value-type="float">
            <text:p>3.113</text:p>
          </table:table-cell>
          <table:table-cell table:style-name="ce18"/>
          <table:table-cell table:style-name="ce18" office:value-type="float" office:value="2.533" calcext:value-type="float">
            <text:p>2.533</text:p>
          </table:table-cell>
          <table:table-cell office:value-type="float" office:value="2.355" calcext:value-type="float">
            <text:p>2.355</text:p>
          </table:table-cell>
          <table:table-cell table:style-name="ce18"/>
          <table:table-cell table:style-name="ce18" office:value-type="float" office:value="728.061" calcext:value-type="float">
            <text:p>728.061</text:p>
          </table:table-cell>
          <table:table-cell table:style-name="ce18" table:number-columns-repeated="2"/>
          <table:table-cell table:style-name="ce37" table:formula="of:=SUM([.C79:.E79])/3" office:value-type="float" office:value="2.00133333333333" calcext:value-type="float">
            <text:p>2.00</text:p>
          </table:table-cell>
          <table:table-cell table:style-name="ce37" table:formula="of:=SUM([.F79:.H79])/3" office:value-type="float" office:value="1.62933333333333" calcext:value-type="float">
            <text:p>1.63</text:p>
          </table:table-cell>
          <table:table-cell table:style-name="ce37" table:formula="of:=SUM([.I79:.K79])/3" office:value-type="float" office:value="242.687" calcext:value-type="float">
            <text:p>242.69</text:p>
          </table:table-cell>
          <table:table-cell/>
          <table:table-cell office:value-type="string" calcext:value-type="string">
            <text:p>INPUT ID: 1089, VALUE: <text:s/>INPUT ID: 1203, VALUE: <text:s/>INPUT ID: 1443, VALUE: N INPUT ID: 405, VALUE: <text:s/>INPUT ID: 1317, VALUE: <text:s/>INPUT ID: 519, VALUE: <text:s/>INPUT ID: 633, VALUE: <text:s/>INPUT ID: 122, VALUE: HIGH SCHOOL INPUT ID: 747, VALUE: <text:s/>INPUT ID: 252, VALUE: <text:s/>INPUT ID: 861, VALUE: <text:s/>INPUT ID: 975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<text:s text:c="2"/>(define-fun RegLan!2 () RegLan (Alphabet 0)) ) </text:p>
          </table:table-cell>
          <table:table-cell table:number-columns-repeated="1004"/>
        </table:table-row>
        <table:table-row table:style-name="ro1">
          <table:table-cell table:number-columns-repeated="15"/>
          <table:table-cell office:value-type="string" calcext:value-type="string">
            <text:p>INPUT ID: 405, VALUE: <text:s/>INPUT ID: 519, VALUE: <text:s/>INPUT ID: 633, VALUE: <text:s/>INPUT ID: 122, VALUE: HIGH SCHOOL INPUT ID: 747, VALUE: <text:s/>INPUT ID: 252, VALUE: <text:s/>INPUT ID: 861, VALUE: <text:s/>INPUT ID: 975, VALUE: /QUIT </text:p>
          </table:table-cell>
          <table:table-cell table:style-name="ce9" office:value-type="string" calcext:value-type="string">
            <text:p>sat </text:p>
          </table:table-cell>
          <table:table-cell table:style-name="ce13" office:value-type="string" calcext:value-type="string">
            <text:p>( <text:s text:c="2"/>(define-fun sym252 () String <text:s text:c="4"/>"e25") <text:s text:c="2"/>(define-fun sym519 () String <text:s text:c="4"/>"") <text:s text:c="2"/>(define-fun Alphabet () RegLan <text:s text:c="4"/>(let ((a!1 (re.union (re.union (re.union (str.to_re " ") (str.to_re "/")) <text:s text:c="31"/>(str.to_re "1")) <text:s text:c="21"/>(str.to_re "2")))) (let ((a!2 (re.union (re.union (re.union a!1 (str.to_re "3")) (str.to_re "4")) <text:s text:c="21"/>(str.to_re "5")))) (let ((a!3 (re.union (re.union (re.union a!2 (str.to_re "6")) (str.to_re "A")) <text:s text:c="21"/>(str.to_re "B")))) (let ((a!4 (re.union (re.union (re.union a!3 (str.to_re "C")) (str.to_re "D")) <text:s text:c="21"/>(str.to_re "E")))) (let ((a!5 (re.union (re.union (re.union a!4 (str.to_re "F")) (str.to_re "G")) <text:s text:c="21"/>(str.to_re "H")))) (let ((a!6 (re.union (re.union (re.union a!5 (str.to_re "I")) (str.to_re "J")) <text:s text:c="21"/>(str.to_re "K")))) (let ((a!7 (re.union (re.union (re.union a!6 (str.to_re "L")) (str.to_re "M")) <text:s text:c="21"/>(str.to_re "N")))) (let ((a!8 (re.union (re.union (re.union a!7 (str.to_re "O")) (str.to_re "P")) <text:s text:c="21"/>(str.to_re "Q")))) (let ((a!9 (re.union (re.union (re.union a!8 (str.to_re "R")) (str.to_re "S")) <text:s text:c="21"/>(str.to_re "T")))) (let ((a!10 (re.union (re.union (re.union a!9 (str.to_re "U")) (str.to_re "V")) <text:s text:c="22"/>(str.to_re "W")))) (let ((a!11 (re.union (re.union (re.union a!10 (str.to_re "X")) (str.to_re "Y")) <text:s text:c="22"/>(str.to_re "Z")))) (let ((a!12 (re.union (re.union (re.union a!11 (str.to_re "a")) (str.to_re "b")) <text:s text:c="22"/>(str.to_re "c")))) (let ((a!13 (re.union (re.union (re.union a!12 (str.to_re "d")) (str.to_re "e")) <text:s text:c="22"/>(str.to_re "f")))) (let ((a!14 (re.union (re.union (re.union a!13 (str.to_re "g")) (str.to_re "h")) <text:s text:c="22"/>(str.to_re "i")))) (let ((a!15 (re.union (re.union (re.union a!14 (str.to_re "j")) (str.to_re "k")) <text:s text:c="22"/>(str.to_re "l")))) (let ((a!16 (re.union (re.union (re.union a!15 (str.to_re "m")) (str.to_re "n")) <text:s text:c="22"/>(str.to_re "o")))) (let ((a!17 (re.union (re.union (re.union a!16 (str.to_re "p")) (str.to_re "q")) <text:s text:c="22"/>(str.to_re "r")))) (let ((a!18 (re.union (re.union (re.union a!17 (str.to_re "s")) (str.to_re "t")) <text:s text:c="22"/>(str.to_re "u")))) (let ((a!19 (re.union (re.union (re.union a!18 (str.to_re "v")) (str.to_re "w")) <text:s text:c="22"/>(str.to_re "x")))) <text:s text:c="2"/>(re.* (re.union (re.union a!19 (str.to_re "y")) (str.to_re "z"))))))))))))))))))))))) <text:s text:c="2"/>(define-fun sym747 () String <text:s text:c="4"/>" <text:s/>") <text:s text:c="2"/>(define-fun sym975 () String <text:s text:c="4"/>"/quit") <text:s text:c="2"/>(define-fun sym122 () String <text:s text:c="4"/>"hiGh SchOol") <text:s text:c="2"/>(define-fun sym861 () String <text:s text:c="4"/>"") <text:s text:c="2"/>(define-fun sym405 () String <text:s text:c="4"/>"") <text:s text:c="2"/>(define-fun sym633 () String <text:s text:c="4"/>"4c 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/quit") <text:s text:c="2"/>(define-fun L0 () String "") <text:s text:c="2"/>(define-fun L2 () String "") <text:s text:c="2"/>(define-fun L1 () String "") <text:s text:c="2"/>(define-fun L6 () String "") <text:s text:c="2"/>(define-fun L10 () String "") <text:s text:c="2"/>(define-fun L41 () String "high school") <text:s text:c="2"/>(define-fun L7 () String "") <text:s text:c="2"/>(define-fun sym519 () String "") <text:s text:c="2"/>(define-fun sym747 () String "") <text:s text:c="2"/>(define-fun sym405 () String "") <text:s text:c="2"/>(define-fun sym975 () String "/QUIT") <text:s text:c="2"/>(define-fun sym633 () String "") <text:s text:c="2"/>(define-fun sym861 () String "") <text:s text:c="2"/>(define-fun sym122 () String "HIGH SCHOOL") <text:s text:c="2"/>(define-fun sym252 () String "") <text:s text:c="2"/>(define-fun RegLan!2 () RegLan (Alphabet 0)) ) </text:p>
          </table:table-cell>
          <table:table-cell table:number-columns-repeated="1004"/>
        </table:table-row>
        <table:table-row table:style-name="ro1" table:number-rows-repeated="2">
          <table:table-cell table:number-columns-repeated="13"/>
          <table:table-cell table:style-name="ce1"/>
          <table:table-cell table:number-columns-repeated="1010"/>
        </table:table-row>
        <table:table-row table:style-name="ro1">
          <table:table-cell/>
          <table:table-cell table:style-name="ce17" office:value-type="string" calcext:value-type="string" table:number-columns-spanned="10" table:number-rows-spanned="1">
            <text:p>CPU TIMES</text:p>
          </table:table-cell>
          <table:covered-table-cell table:number-columns-repeated="2" table:style-name="ce3"/>
          <table:covered-table-cell table:number-columns-repeated="7"/>
          <table:table-cell table:number-columns-repeated="2"/>
          <table:table-cell table:style-name="ce1" office:value-type="string" calcext:value-type="string">
            <text:p>mas</text:p>
          </table:table-cell>
          <table:table-cell office:value-type="string" calcext:value-type="string">
            <text:p><text:s/>beasties01.json</text:p>
          </table:table-cell>
          <table:table-cell office:value-type="float" office:value="1.182" calcext:value-type="float">
            <text:p>1.182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01.json</text:p>
          </table:table-cell>
          <table:table-cell office:value-type="float" office:value="1.157" calcext:value-type="float">
            <text:p>1.157</text:p>
          </table:table-cell>
          <table:table-cell table:number-columns-repeated="1005"/>
        </table:table-row>
        <table:table-row table:style-name="ro3">
          <table:table-cell/>
          <table:table-cell table:style-name="ce18"/>
          <table:table-cell table:style-name="ce18" office:value-type="string" calcext:value-type="string" table:number-columns-spanned="2" table:number-rows-spanned="1">
            <text:p>ma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ostrich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z3</text:p>
          </table:table-cell>
          <table:covered-table-cell table:style-name="ce24"/>
          <table:table-cell table:style-name="ce18" office:value-type="string" calcext:value-type="string" table:number-columns-spanned="3" table:number-rows-spanned="1">
            <text:p>SUMS</text:p>
          </table:table-cell>
          <table:covered-table-cell table:number-columns-repeated="2" table:style-name="ce18"/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beasties02.json</text:p>
          </table:table-cell>
          <table:table-cell office:value-type="float" office:value="1.185" calcext:value-type="float">
            <text:p>1.185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02.json</text:p>
          </table:table-cell>
          <table:table-cell office:value-type="float" office:value="1.168" calcext:value-type="float">
            <text:p>1.168</text:p>
          </table:table-cell>
          <table:table-cell table:number-columns-repeated="1005"/>
        </table:table-row>
        <table:table-row table:style-name="ro1">
          <table:table-cell/>
          <table:table-cell table:style-name="ce18"/>
          <table:table-cell table:style-name="ce18" office:value-type="string" calcext:value-type="string">
            <text:p>usr</text:p>
          </table:table-cell>
          <table:table-cell table:style-name="ce18" office:value-type="string" calcext:value-type="string">
            <text:p>sys</text:p>
          </table:table-cell>
          <table:table-cell table:style-name="ce18" office:value-type="string" calcext:value-type="string">
            <text:p>usr</text:p>
          </table:table-cell>
          <table:table-cell table:style-name="ce18" office:value-type="string" calcext:value-type="string">
            <text:p>sys</text:p>
          </table:table-cell>
          <table:table-cell table:style-name="ce18" office:value-type="string" calcext:value-type="string">
            <text:p>usr</text:p>
          </table:table-cell>
          <table:table-cell table:style-name="ce18" office:value-type="string" calcext:value-type="string">
            <text:p>sys</text:p>
          </table:table-cell>
          <table:table-cell table:style-name="ce18" office:value-type="string" calcext:value-type="string">
            <text:p>mas</text:p>
          </table:table-cell>
          <table:table-cell table:style-name="ce18" office:value-type="string" calcext:value-type="string">
            <text:p>ostrich</text:p>
          </table:table-cell>
          <table:table-cell table:style-name="ce18" office:value-type="string" calcext:value-type="string">
            <text:p>z3</text:p>
          </table:table-cell>
          <table:table-cell table:number-columns-repeated="2"/>
          <table:table-cell table:style-name="ce1" office:value-type="string" calcext:value-type="string">
            <text:p>mas</text:p>
          </table:table-cell>
          <table:table-cell office:value-type="string" calcext:value-type="string">
            <text:p><text:s/>beasties03.json</text:p>
          </table:table-cell>
          <table:table-cell office:value-type="float" office:value="1.657" calcext:value-type="float">
            <text:p>1.657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03.json</text:p>
          </table:table-cell>
          <table:table-cell office:value-type="float" office:value="1.548" calcext:value-type="float">
            <text:p>1.548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beasties01.json</text:p>
          </table:table-cell>
          <table:table-cell office:value-type="float" office:value="3.117" calcext:value-type="float">
            <text:p>3.117</text:p>
          </table:table-cell>
          <table:table-cell office:value-type="float" office:value="0.859" calcext:value-type="float">
            <text:p>0.859</text:p>
          </table:table-cell>
          <table:table-cell office:value-type="float" office:value="9.14" calcext:value-type="float">
            <text:p>9.14</text:p>
          </table:table-cell>
          <table:table-cell office:value-type="float" office:value="1.282" calcext:value-type="float">
            <text:p>1.282</text:p>
          </table:table-cell>
          <table:table-cell office:value-type="float" office:value="2.632" calcext:value-type="float">
            <text:p>2.632</text:p>
          </table:table-cell>
          <table:table-cell office:value-type="float" office:value="0.206" calcext:value-type="float">
            <text:p>0.206</text:p>
          </table:table-cell>
          <table:table-cell table:style-name="ce27" table:formula="of:=IF(SUM([.C86:.D86])&lt;&gt;0;SUM([.C86:.D86]);&quot;&quot;)" office:value-type="float" office:value="3.976" calcext:value-type="float">
            <text:p>3.976</text:p>
          </table:table-cell>
          <table:table-cell table:style-name="ce27" table:formula="of:=IF(SUM([.E86:.F86])&lt;&gt;0;SUM([.E86:.F86]);&quot;&quot;)" office:value-type="float" office:value="10.422" calcext:value-type="float">
            <text:p>10.422</text:p>
          </table:table-cell>
          <table:table-cell table:style-name="ce27" table:formula="of:=IF(SUM([.G86:.H86])&lt;&gt;0;SUM([.G86:.H86]);&quot;&quot;)" office:value-type="float" office:value="2.838" calcext:value-type="float">
            <text:p>2.838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beasties04.json</text:p>
          </table:table-cell>
          <table:table-cell office:value-type="float" office:value="1.645" calcext:value-type="float">
            <text:p>1.645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04.json</text:p>
          </table:table-cell>
          <table:table-cell office:value-type="float" office:value="1.734" calcext:value-type="float">
            <text:p>1.734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beasties02.json</text:p>
          </table:table-cell>
          <table:table-cell office:value-type="float" office:value="3.174" calcext:value-type="float">
            <text:p>3.174</text:p>
          </table:table-cell>
          <table:table-cell office:value-type="float" office:value="0.786" calcext:value-type="float">
            <text:p>0.786</text:p>
          </table:table-cell>
          <table:table-cell office:value-type="float" office:value="8.915" calcext:value-type="float">
            <text:p>8.915</text:p>
          </table:table-cell>
          <table:table-cell office:value-type="float" office:value="1.362" calcext:value-type="float">
            <text:p>1.362</text:p>
          </table:table-cell>
          <table:table-cell office:value-type="float" office:value="0.72" calcext:value-type="float">
            <text:p>0.72</text:p>
          </table:table-cell>
          <table:table-cell office:value-type="float" office:value="0.191" calcext:value-type="float">
            <text:p>0.191</text:p>
          </table:table-cell>
          <table:table-cell table:style-name="ce27" table:formula="of:=IF(SUM([.C87:.D87])&lt;&gt;0;SUM([.C87:.D87]);&quot;&quot;)" office:value-type="float" office:value="3.96" calcext:value-type="float">
            <text:p>3.96</text:p>
          </table:table-cell>
          <table:table-cell table:style-name="ce27" table:formula="of:=IF(SUM([.E87:.F87])&lt;&gt;0;SUM([.E87:.F87]);&quot;&quot;)" office:value-type="float" office:value="10.277" calcext:value-type="float">
            <text:p>10.277</text:p>
          </table:table-cell>
          <table:table-cell table:style-name="ce27" table:formula="of:=IF(SUM([.G87:.H87])&lt;&gt;0;SUM([.G87:.H87]);&quot;&quot;)" office:value-type="float" office:value="0.911" calcext:value-type="float">
            <text:p>0.911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beasties05.json</text:p>
          </table:table-cell>
          <table:table-cell office:value-type="float" office:value="1.439" calcext:value-type="float">
            <text:p>1.439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05.json</text:p>
          </table:table-cell>
          <table:table-cell office:value-type="float" office:value="1.435" calcext:value-type="float">
            <text:p>1.435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beasties03.json</text:p>
          </table:table-cell>
          <table:table-cell office:value-type="float" office:value="6.843" calcext:value-type="float">
            <text:p>6.843</text:p>
          </table:table-cell>
          <table:table-cell office:value-type="float" office:value="1.176" calcext:value-type="float">
            <text:p>1.176</text:p>
          </table:table-cell>
          <table:table-cell office:value-type="float" office:value="12.603" calcext:value-type="float">
            <text:p>12.603</text:p>
          </table:table-cell>
          <table:table-cell office:value-type="float" office:value="1.771" calcext:value-type="float">
            <text:p>1.771</text:p>
          </table:table-cell>
          <table:table-cell office:value-type="float" office:value="4.263" calcext:value-type="float">
            <text:p>4.263</text:p>
          </table:table-cell>
          <table:table-cell office:value-type="float" office:value="0.242" calcext:value-type="float">
            <text:p>0.242</text:p>
          </table:table-cell>
          <table:table-cell table:style-name="ce27" table:formula="of:=IF(SUM([.C88:.D88])&lt;&gt;0;SUM([.C88:.D88]);&quot;&quot;)" office:value-type="float" office:value="8.019" calcext:value-type="float">
            <text:p>8.019</text:p>
          </table:table-cell>
          <table:table-cell table:style-name="ce27" table:formula="of:=IF(SUM([.E88:.F88])&lt;&gt;0;SUM([.E88:.F88]);&quot;&quot;)" office:value-type="float" office:value="14.374" calcext:value-type="float">
            <text:p>14.374</text:p>
          </table:table-cell>
          <table:table-cell table:style-name="ce27" table:formula="of:=IF(SUM([.G88:.H88])&lt;&gt;0;SUM([.G88:.H88]);&quot;&quot;)" office:value-type="float" office:value="4.505" calcext:value-type="float">
            <text:p>4.505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beasties06.json</text:p>
          </table:table-cell>
          <table:table-cell office:value-type="float" office:value="1.178" calcext:value-type="float">
            <text:p>1.178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06.json</text:p>
          </table:table-cell>
          <table:table-cell office:value-type="float" office:value="1.15" calcext:value-type="float">
            <text:p>1.15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beasties04.json</text:p>
          </table:table-cell>
          <table:table-cell office:value-type="float" office:value="8.463" calcext:value-type="float">
            <text:p>8.463</text:p>
          </table:table-cell>
          <table:table-cell office:value-type="float" office:value="1.287" calcext:value-type="float">
            <text:p>1.287</text:p>
          </table:table-cell>
          <table:table-cell office:value-type="float" office:value="16.672" calcext:value-type="float">
            <text:p>16.672</text:p>
          </table:table-cell>
          <table:table-cell office:value-type="float" office:value="2.112" calcext:value-type="float">
            <text:p>2.112</text:p>
          </table:table-cell>
          <table:table-cell office:value-type="float" office:value="5.686" calcext:value-type="float">
            <text:p>5.686</text:p>
          </table:table-cell>
          <table:table-cell office:value-type="float" office:value="0.277" calcext:value-type="float">
            <text:p>0.277</text:p>
          </table:table-cell>
          <table:table-cell table:style-name="ce27" table:formula="of:=IF(SUM([.C89:.D89])&lt;&gt;0;SUM([.C89:.D89]);&quot;&quot;)" office:value-type="float" office:value="9.75" calcext:value-type="float">
            <text:p>9.75</text:p>
          </table:table-cell>
          <table:table-cell table:style-name="ce27" table:formula="of:=IF(SUM([.E89:.F89])&lt;&gt;0;SUM([.E89:.F89]);&quot;&quot;)" office:value-type="float" office:value="18.784" calcext:value-type="float">
            <text:p>18.784</text:p>
          </table:table-cell>
          <table:table-cell table:style-name="ce27" table:formula="of:=IF(SUM([.G89:.H89])&lt;&gt;0;SUM([.G89:.H89]);&quot;&quot;)" office:value-type="float" office:value="5.963" calcext:value-type="float">
            <text:p>5.963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beasties07.json</text:p>
          </table:table-cell>
          <table:table-cell office:value-type="float" office:value="1.217" calcext:value-type="float">
            <text:p>1.217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07.json</text:p>
          </table:table-cell>
          <table:table-cell office:value-type="float" office:value="1.202" calcext:value-type="float">
            <text:p>1.202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beasties05.json</text:p>
          </table:table-cell>
          <table:table-cell office:value-type="float" office:value="6.1" calcext:value-type="float">
            <text:p>6.1</text:p>
          </table:table-cell>
          <table:table-cell office:value-type="float" office:value="1.17" calcext:value-type="float">
            <text:p>1.17</text:p>
          </table:table-cell>
          <table:table-cell office:value-type="float" office:value="11.273" calcext:value-type="float">
            <text:p>11.273</text:p>
          </table:table-cell>
          <table:table-cell office:value-type="float" office:value="1.563" calcext:value-type="float">
            <text:p>1.563</text:p>
          </table:table-cell>
          <table:table-cell office:value-type="float" office:value="3.28" calcext:value-type="float">
            <text:p>3.28</text:p>
          </table:table-cell>
          <table:table-cell office:value-type="float" office:value="0.217" calcext:value-type="float">
            <text:p>0.217</text:p>
          </table:table-cell>
          <table:table-cell table:style-name="ce27" table:formula="of:=IF(SUM([.C90:.D90])&lt;&gt;0;SUM([.C90:.D90]);&quot;&quot;)" office:value-type="float" office:value="7.27" calcext:value-type="float">
            <text:p>7.27</text:p>
          </table:table-cell>
          <table:table-cell table:style-name="ce27" table:formula="of:=IF(SUM([.E90:.F90])&lt;&gt;0;SUM([.E90:.F90]);&quot;&quot;)" office:value-type="float" office:value="12.836" calcext:value-type="float">
            <text:p>12.836</text:p>
          </table:table-cell>
          <table:table-cell table:style-name="ce27" table:formula="of:=IF(SUM([.G90:.H90])&lt;&gt;0;SUM([.G90:.H90]);&quot;&quot;)" office:value-type="float" office:value="3.497" calcext:value-type="float">
            <text:p>3.497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beasties08.json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08.json</text:p>
          </table:table-cell>
          <table:table-cell office:value-type="float" office:value="0.976" calcext:value-type="float">
            <text:p>0.976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beasties06.json</text:p>
          </table:table-cell>
          <table:table-cell office:value-type="float" office:value="2.978" calcext:value-type="float">
            <text:p>2.978</text:p>
          </table:table-cell>
          <table:table-cell office:value-type="float" office:value="0.81" calcext:value-type="float">
            <text:p>0.81</text:p>
          </table:table-cell>
          <table:table-cell office:value-type="float" office:value="9.057" calcext:value-type="float">
            <text:p>9.057</text:p>
          </table:table-cell>
          <table:table-cell office:value-type="float" office:value="1.344" calcext:value-type="float">
            <text:p>1.344</text:p>
          </table:table-cell>
          <table:table-cell office:value-type="float" office:value="0.88" calcext:value-type="float">
            <text:p>0.88</text:p>
          </table:table-cell>
          <table:table-cell office:value-type="float" office:value="0.187" calcext:value-type="float">
            <text:p>0.187</text:p>
          </table:table-cell>
          <table:table-cell table:style-name="ce27" table:formula="of:=IF(SUM([.C91:.D91])&lt;&gt;0;SUM([.C91:.D91]);&quot;&quot;)" office:value-type="float" office:value="3.788" calcext:value-type="float">
            <text:p>3.788</text:p>
          </table:table-cell>
          <table:table-cell table:style-name="ce27" table:formula="of:=IF(SUM([.E91:.F91])&lt;&gt;0;SUM([.E91:.F91]);&quot;&quot;)" office:value-type="float" office:value="10.401" calcext:value-type="float">
            <text:p>10.401</text:p>
          </table:table-cell>
          <table:table-cell table:style-name="ce27" table:formula="of:=IF(SUM([.G91:.H91])&lt;&gt;0;SUM([.G91:.H91]);&quot;&quot;)" office:value-type="float" office:value="1.067" calcext:value-type="float">
            <text:p>1.067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beasties09.json</text:p>
          </table:table-cell>
          <table:table-cell office:value-type="float" office:value="1.622" calcext:value-type="float">
            <text:p>1.622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09.json</text:p>
          </table:table-cell>
          <table:table-cell office:value-type="float" office:value="1.631" calcext:value-type="float">
            <text:p>1.631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beasties07.json</text:p>
          </table:table-cell>
          <table:table-cell office:value-type="float" office:value="3.279" calcext:value-type="float">
            <text:p>3.279</text:p>
          </table:table-cell>
          <table:table-cell office:value-type="float" office:value="0.902" calcext:value-type="float">
            <text:p>0.902</text:p>
          </table:table-cell>
          <table:table-cell office:value-type="float" office:value="9.114" calcext:value-type="float">
            <text:p>9.114</text:p>
          </table:table-cell>
          <table:table-cell office:value-type="float" office:value="1.37" calcext:value-type="float">
            <text:p>1.37</text:p>
          </table:table-cell>
          <table:table-cell office:value-type="float" office:value="1.065" calcext:value-type="float">
            <text:p>1.065</text:p>
          </table:table-cell>
          <table:table-cell office:value-type="float" office:value="0.228" calcext:value-type="float">
            <text:p>0.228</text:p>
          </table:table-cell>
          <table:table-cell table:style-name="ce27" table:formula="of:=IF(SUM([.C92:.D92])&lt;&gt;0;SUM([.C92:.D92]);&quot;&quot;)" office:value-type="float" office:value="4.181" calcext:value-type="float">
            <text:p>4.181</text:p>
          </table:table-cell>
          <table:table-cell table:style-name="ce27" table:formula="of:=IF(SUM([.E92:.F92])&lt;&gt;0;SUM([.E92:.F92]);&quot;&quot;)" office:value-type="float" office:value="10.484" calcext:value-type="float">
            <text:p>10.484</text:p>
          </table:table-cell>
          <table:table-cell table:style-name="ce27" table:formula="of:=IF(SUM([.G92:.H92])&lt;&gt;0;SUM([.G92:.H92]);&quot;&quot;)" office:value-type="float" office:value="1.293" calcext:value-type="float">
            <text:p>1.293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beasties10.json</text:p>
          </table:table-cell>
          <table:table-cell office:value-type="float" office:value="0.942" calcext:value-type="float">
            <text:p>0.942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10.json</text:p>
          </table:table-cell>
          <table:table-cell office:value-type="float" office:value="0.959" calcext:value-type="float">
            <text:p>0.959</text:p>
          </table:table-cell>
          <table:table-cell table:number-columns-repeated="1005"/>
        </table:table-row>
        <table:table-row table:style-name="ro1">
          <table:table-cell/>
          <table:table-cell table:style-name="ce18" office:value-type="string" calcext:value-type="string">
            <text:p>beasties08.json</text:p>
          </table:table-cell>
          <table:table-cell office:value-type="float" office:value="1.688" calcext:value-type="float">
            <text:p>1.688</text:p>
          </table:table-cell>
          <table:table-cell office:value-type="float" office:value="0.556" calcext:value-type="float">
            <text:p>0.556</text:p>
          </table:table-cell>
          <table:table-cell office:value-type="float" office:value="7.117" calcext:value-type="float">
            <text:p>7.117</text:p>
          </table:table-cell>
          <table:table-cell office:value-type="float" office:value="1.289" calcext:value-type="float">
            <text:p>1.289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9" calcext:value-type="float">
            <text:p>0.189</text:p>
          </table:table-cell>
          <table:table-cell table:style-name="ce27" table:formula="of:=IF(SUM([.C93:.D93])&lt;&gt;0;SUM([.C93:.D93]);&quot;&quot;)" office:value-type="float" office:value="2.244" calcext:value-type="float">
            <text:p>2.244</text:p>
          </table:table-cell>
          <table:table-cell table:style-name="ce27" table:formula="of:=IF(SUM([.E93:.F93])&lt;&gt;0;SUM([.E93:.F93]);&quot;&quot;)" office:value-type="float" office:value="8.406" calcext:value-type="float">
            <text:p>8.406</text:p>
          </table:table-cell>
          <table:table-cell table:style-name="ce27" table:formula="of:=IF(SUM([.G93:.H93])&lt;&gt;0;SUM([.G93:.H93]);&quot;&quot;)" office:value-type="float" office:value="0.39" calcext:value-type="float">
            <text:p>0.39</text:p>
          </table:table-cell>
          <table:table-cell table:number-columns-repeated="2"/>
          <table:table-cell table:style-name="ce1" office:value-type="string" calcext:value-type="string">
            <text:p>mas</text:p>
          </table:table-cell>
          <table:table-cell office:value-type="string" calcext:value-type="string">
            <text:p><text:s/>beasties11.json</text:p>
          </table:table-cell>
          <table:table-cell office:value-type="float" office:value="0.923" calcext:value-type="float">
            <text:p>0.923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11.json</text:p>
          </table:table-cell>
          <table:table-cell office:value-type="float" office:value="0.993" calcext:value-type="float">
            <text:p>0.993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beasties09.json</text:p>
          </table:table-cell>
          <table:table-cell office:value-type="float" office:value="6.187" calcext:value-type="float">
            <text:p>6.187</text:p>
          </table:table-cell>
          <table:table-cell office:value-type="float" office:value="1.13" calcext:value-type="float">
            <text:p>1.13</text:p>
          </table:table-cell>
          <table:table-cell office:value-type="float" office:value="13.053" calcext:value-type="float">
            <text:p>13.053</text:p>
          </table:table-cell>
          <table:table-cell office:value-type="float" office:value="1.634" calcext:value-type="float">
            <text:p>1.634</text:p>
          </table:table-cell>
          <table:table-cell office:value-type="float" office:value="4.411" calcext:value-type="float">
            <text:p>4.411</text:p>
          </table:table-cell>
          <table:table-cell office:value-type="float" office:value="0.245" calcext:value-type="float">
            <text:p>0.245</text:p>
          </table:table-cell>
          <table:table-cell table:style-name="ce27" table:formula="of:=IF(SUM([.C94:.D94])&lt;&gt;0;SUM([.C94:.D94]);&quot;&quot;)" office:value-type="float" office:value="7.317" calcext:value-type="float">
            <text:p>7.317</text:p>
          </table:table-cell>
          <table:table-cell table:style-name="ce27" table:formula="of:=IF(SUM([.E94:.F94])&lt;&gt;0;SUM([.E94:.F94]);&quot;&quot;)" office:value-type="float" office:value="14.687" calcext:value-type="float">
            <text:p>14.687</text:p>
          </table:table-cell>
          <table:table-cell table:style-name="ce27" table:formula="of:=IF(SUM([.G94:.H94])&lt;&gt;0;SUM([.G94:.H94]);&quot;&quot;)" office:value-type="float" office:value="4.656" calcext:value-type="float">
            <text:p>4.656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beasties12.json</text:p>
          </table:table-cell>
          <table:table-cell office:value-type="float" office:value="0.972" calcext:value-type="float">
            <text:p>0.972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12.json</text:p>
          </table:table-cell>
          <table:table-cell office:value-type="float" office:value="0.959" calcext:value-type="float">
            <text:p>0.959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beasties10.json</text:p>
          </table:table-cell>
          <table:table-cell office:value-type="float" office:value="1.67" calcext:value-type="float">
            <text:p>1.67</text:p>
          </table:table-cell>
          <table:table-cell office:value-type="float" office:value="0.585" calcext:value-type="float">
            <text:p>0.585</text:p>
          </table:table-cell>
          <table:table-cell office:value-type="float" office:value="6.923" calcext:value-type="float">
            <text:p>6.923</text:p>
          </table:table-cell>
          <table:table-cell office:value-type="float" office:value="1.255" calcext:value-type="float">
            <text:p>1.255</text:p>
          </table:table-cell>
          <table:table-cell office:value-type="float" office:value="0.265" calcext:value-type="float">
            <text:p>0.265</text:p>
          </table:table-cell>
          <table:table-cell office:value-type="float" office:value="0.197" calcext:value-type="float">
            <text:p>0.197</text:p>
          </table:table-cell>
          <table:table-cell table:style-name="ce27" table:formula="of:=IF(SUM([.C95:.D95])&lt;&gt;0;SUM([.C95:.D95]);&quot;&quot;)" office:value-type="float" office:value="2.255" calcext:value-type="float">
            <text:p>2.255</text:p>
          </table:table-cell>
          <table:table-cell table:style-name="ce27" table:formula="of:=IF(SUM([.E95:.F95])&lt;&gt;0;SUM([.E95:.F95]);&quot;&quot;)" office:value-type="float" office:value="8.178" calcext:value-type="float">
            <text:p>8.178</text:p>
          </table:table-cell>
          <table:table-cell table:style-name="ce27" table:formula="of:=IF(SUM([.G95:.H95])&lt;&gt;0;SUM([.G95:.H95]);&quot;&quot;)" office:value-type="float" office:value="0.462" calcext:value-type="float">
            <text:p>0.462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beasties13.json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13.json</text:p>
          </table:table-cell>
          <table:table-cell office:value-type="float" office:value="0.927" calcext:value-type="float">
            <text:p>0.927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beasties11.json</text:p>
          </table:table-cell>
          <table:table-cell office:value-type="float" office:value="1.64" calcext:value-type="float">
            <text:p>1.64</text:p>
          </table:table-cell>
          <table:table-cell office:value-type="float" office:value="0.551" calcext:value-type="float">
            <text:p>0.551</text:p>
          </table:table-cell>
          <table:table-cell office:value-type="float" office:value="7.041" calcext:value-type="float">
            <text:p>7.041</text:p>
          </table:table-cell>
          <table:table-cell office:value-type="float" office:value="1.09" calcext:value-type="float">
            <text:p>1.09</text:p>
          </table:table-cell>
          <table:table-cell office:value-type="float" office:value="0.478" calcext:value-type="float">
            <text:p>0.478</text:p>
          </table:table-cell>
          <table:table-cell office:value-type="float" office:value="0.183" calcext:value-type="float">
            <text:p>0.183</text:p>
          </table:table-cell>
          <table:table-cell table:style-name="ce27" table:formula="of:=IF(SUM([.C96:.D96])&lt;&gt;0;SUM([.C96:.D96]);&quot;&quot;)" office:value-type="float" office:value="2.191" calcext:value-type="float">
            <text:p>2.191</text:p>
          </table:table-cell>
          <table:table-cell table:style-name="ce27" table:formula="of:=IF(SUM([.E96:.F96])&lt;&gt;0;SUM([.E96:.F96]);&quot;&quot;)" office:value-type="float" office:value="8.131" calcext:value-type="float">
            <text:p>8.131</text:p>
          </table:table-cell>
          <table:table-cell table:style-name="ce27" table:formula="of:=IF(SUM([.G96:.H96])&lt;&gt;0;SUM([.G96:.H96]);&quot;&quot;)" office:value-type="float" office:value="0.661" calcext:value-type="float">
            <text:p>0.661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beasties14.json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14.json</text:p>
          </table:table-cell>
          <table:table-cell office:value-type="float" office:value="0.939" calcext:value-type="float">
            <text:p>0.939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beasties12.json</text:p>
          </table:table-cell>
          <table:table-cell office:value-type="float" office:value="1.635" calcext:value-type="float">
            <text:p>1.635</text:p>
          </table:table-cell>
          <table:table-cell office:value-type="float" office:value="0.576" calcext:value-type="float">
            <text:p>0.576</text:p>
          </table:table-cell>
          <table:table-cell office:value-type="float" office:value="7.337" calcext:value-type="float">
            <text:p>7.337</text:p>
          </table:table-cell>
          <table:table-cell office:value-type="float" office:value="1.178" calcext:value-type="float">
            <text:p>1.178</text:p>
          </table:table-cell>
          <table:table-cell office:value-type="float" office:value="0.659" calcext:value-type="float">
            <text:p>0.659</text:p>
          </table:table-cell>
          <table:table-cell office:value-type="float" office:value="0.206" calcext:value-type="float">
            <text:p>0.206</text:p>
          </table:table-cell>
          <table:table-cell table:style-name="ce27" table:formula="of:=IF(SUM([.C97:.D97])&lt;&gt;0;SUM([.C97:.D97]);&quot;&quot;)" office:value-type="float" office:value="2.211" calcext:value-type="float">
            <text:p>2.211</text:p>
          </table:table-cell>
          <table:table-cell table:style-name="ce27" table:formula="of:=IF(SUM([.E97:.F97])&lt;&gt;0;SUM([.E97:.F97]);&quot;&quot;)" office:value-type="float" office:value="8.515" calcext:value-type="float">
            <text:p>8.515</text:p>
          </table:table-cell>
          <table:table-cell table:style-name="ce27" table:formula="of:=IF(SUM([.G97:.H97])&lt;&gt;0;SUM([.G97:.H97]);&quot;&quot;)" office:value-type="float" office:value="0.865" calcext:value-type="float">
            <text:p>0.865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beasties15.json</text:p>
          </table:table-cell>
          <table:table-cell office:value-type="float" office:value="2.196" calcext:value-type="float">
            <text:p>2.196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15.json</text:p>
          </table:table-cell>
          <table:table-cell office:value-type="float" office:value="1.831" calcext:value-type="float">
            <text:p>1.831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beasties13.json</text:p>
          </table:table-cell>
          <table:table-cell office:value-type="float" office:value="1.353" calcext:value-type="float">
            <text:p>1.353</text:p>
          </table:table-cell>
          <table:table-cell office:value-type="float" office:value="0.5" calcext:value-type="float">
            <text:p>0.5</text:p>
          </table:table-cell>
          <table:table-cell office:value-type="float" office:value="6.708" calcext:value-type="float">
            <text:p>6.708</text:p>
          </table:table-cell>
          <table:table-cell office:value-type="float" office:value="1.114" calcext:value-type="float">
            <text:p>1.11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92" calcext:value-type="float">
            <text:p>0.192</text:p>
          </table:table-cell>
          <table:table-cell table:style-name="ce27" table:formula="of:=IF(SUM([.C98:.D98])&lt;&gt;0;SUM([.C98:.D98]);&quot;&quot;)" office:value-type="float" office:value="1.853" calcext:value-type="float">
            <text:p>1.853</text:p>
          </table:table-cell>
          <table:table-cell table:style-name="ce27" table:formula="of:=IF(SUM([.E98:.F98])&lt;&gt;0;SUM([.E98:.F98]);&quot;&quot;)" office:value-type="float" office:value="7.822" calcext:value-type="float">
            <text:p>7.822</text:p>
          </table:table-cell>
          <table:table-cell table:style-name="ce27" table:formula="of:=IF(SUM([.G98:.H98])&lt;&gt;0;SUM([.G98:.H98]);&quot;&quot;)" office:value-type="float" office:value="0.296" calcext:value-type="float">
            <text:p>0.296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beasties16.json</text:p>
          </table:table-cell>
          <table:table-cell office:value-type="float" office:value="1.266" calcext:value-type="float">
            <text:p>1.266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16.json</text:p>
          </table:table-cell>
          <table:table-cell office:value-type="float" office:value="1.248" calcext:value-type="float">
            <text:p>1.248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beasties14.json</text:p>
          </table:table-cell>
          <table:table-cell office:value-type="float" office:value="1.652" calcext:value-type="float">
            <text:p>1.652</text:p>
          </table:table-cell>
          <table:table-cell office:value-type="float" office:value="0.552" calcext:value-type="float">
            <text:p>0.552</text:p>
          </table:table-cell>
          <table:table-cell office:value-type="float" office:value="9.215" calcext:value-type="float">
            <text:p>9.215</text:p>
          </table:table-cell>
          <table:table-cell office:value-type="float" office:value="1.381" calcext:value-type="float">
            <text:p>1.381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7" calcext:value-type="float">
            <text:p>0.187</text:p>
          </table:table-cell>
          <table:table-cell table:style-name="ce27" table:formula="of:=IF(SUM([.C99:.D99])&lt;&gt;0;SUM([.C99:.D99]);&quot;&quot;)" office:value-type="float" office:value="2.204" calcext:value-type="float">
            <text:p>2.204</text:p>
          </table:table-cell>
          <table:table-cell table:style-name="ce27" table:formula="of:=IF(SUM([.E99:.F99])&lt;&gt;0;SUM([.E99:.F99]);&quot;&quot;)" office:value-type="float" office:value="10.596" calcext:value-type="float">
            <text:p>10.596</text:p>
          </table:table-cell>
          <table:table-cell table:style-name="ce27" table:formula="of:=IF(SUM([.G99:.H99])&lt;&gt;0;SUM([.G99:.H99]);&quot;&quot;)"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beasties17.json</text:p>
          </table:table-cell>
          <table:table-cell office:value-type="float" office:value="1.285" calcext:value-type="float">
            <text:p>1.285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17.json</text:p>
          </table:table-cell>
          <table:table-cell office:value-type="float" office:value="1.308" calcext:value-type="float">
            <text:p>1.308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beasties15.json</text:p>
          </table:table-cell>
          <table:table-cell office:value-type="float" office:value="8.626" calcext:value-type="float">
            <text:p>8.626</text:p>
          </table:table-cell>
          <table:table-cell office:value-type="float" office:value="1.581" calcext:value-type="float">
            <text:p>1.581</text:p>
          </table:table-cell>
          <table:table-cell office:value-type="float" office:value="16.361" calcext:value-type="float">
            <text:p>16.361</text:p>
          </table:table-cell>
          <table:table-cell office:value-type="float" office:value="2.135" calcext:value-type="float">
            <text:p>2.135</text:p>
          </table:table-cell>
          <table:table-cell office:value-type="float" office:value="10.15" calcext:value-type="float">
            <text:p>10.15</text:p>
          </table:table-cell>
          <table:table-cell office:value-type="float" office:value="0.295" calcext:value-type="float">
            <text:p>0.295</text:p>
          </table:table-cell>
          <table:table-cell table:style-name="ce27" table:formula="of:=IF(SUM([.C100:.D100])&lt;&gt;0;SUM([.C100:.D100]);&quot;&quot;)" office:value-type="float" office:value="10.207" calcext:value-type="float">
            <text:p>10.207</text:p>
          </table:table-cell>
          <table:table-cell table:style-name="ce27" table:formula="of:=IF(SUM([.E100:.F100])&lt;&gt;0;SUM([.E100:.F100]);&quot;&quot;)" office:value-type="float" office:value="18.496" calcext:value-type="float">
            <text:p>18.496</text:p>
          </table:table-cell>
          <table:table-cell table:style-name="ce27" table:formula="of:=IF(SUM([.G100:.H100])&lt;&gt;0;SUM([.G100:.H100]);&quot;&quot;)" office:value-type="float" office:value="10.445" calcext:value-type="float">
            <text:p>10.445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beasties18.json</text:p>
          </table:table-cell>
          <table:table-cell office:value-type="float" office:value="1.449" calcext:value-type="float">
            <text:p>1.449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18.json</text:p>
          </table:table-cell>
          <table:table-cell office:value-type="float" office:value="1.644" calcext:value-type="float">
            <text:p>1.644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beasties16.json</text:p>
          </table:table-cell>
          <table:table-cell office:value-type="float" office:value="3.832" calcext:value-type="float">
            <text:p>3.832</text:p>
          </table:table-cell>
          <table:table-cell office:value-type="float" office:value="0.926" calcext:value-type="float">
            <text:p>0.926</text:p>
          </table:table-cell>
          <table:table-cell office:value-type="float" office:value="10.793" calcext:value-type="float">
            <text:p>10.793</text:p>
          </table:table-cell>
          <table:table-cell office:value-type="float" office:value="1.474" calcext:value-type="float">
            <text:p>1.474</text:p>
          </table:table-cell>
          <table:table-cell office:value-type="float" office:value="2.605" calcext:value-type="float">
            <text:p>2.605</text:p>
          </table:table-cell>
          <table:table-cell office:value-type="float" office:value="0.253" calcext:value-type="float">
            <text:p>0.253</text:p>
          </table:table-cell>
          <table:table-cell table:style-name="ce27" table:formula="of:=IF(SUM([.C101:.D101])&lt;&gt;0;SUM([.C101:.D101]);&quot;&quot;)" office:value-type="float" office:value="4.758" calcext:value-type="float">
            <text:p>4.758</text:p>
          </table:table-cell>
          <table:table-cell table:style-name="ce27" table:formula="of:=IF(SUM([.E101:.F101])&lt;&gt;0;SUM([.E101:.F101]);&quot;&quot;)" office:value-type="float" office:value="12.267" calcext:value-type="float">
            <text:p>12.267</text:p>
          </table:table-cell>
          <table:table-cell table:style-name="ce27" table:formula="of:=IF(SUM([.G101:.H101])&lt;&gt;0;SUM([.G101:.H101]);&quot;&quot;)" office:value-type="float" office:value="2.858" calcext:value-type="float">
            <text:p>2.858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beasties19.json</text:p>
          </table:table-cell>
          <table:table-cell office:value-type="float" office:value="1.329" calcext:value-type="float">
            <text:p>1.329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19.json</text:p>
          </table:table-cell>
          <table:table-cell office:value-type="float" office:value="1.362" calcext:value-type="float">
            <text:p>1.362</text:p>
          </table:table-cell>
          <table:table-cell table:number-columns-repeated="1005"/>
        </table:table-row>
        <table:table-row table:style-name="ro1">
          <table:table-cell/>
          <table:table-cell table:style-name="ce18" office:value-type="string" calcext:value-type="string">
            <text:p>beasties17.json</text:p>
          </table:table-cell>
          <table:table-cell office:value-type="float" office:value="4.217" calcext:value-type="float">
            <text:p>4.217</text:p>
          </table:table-cell>
          <table:table-cell office:value-type="float" office:value="0.925" calcext:value-type="float">
            <text:p>0.925</text:p>
          </table:table-cell>
          <table:table-cell office:value-type="float" office:value="10.948" calcext:value-type="float">
            <text:p>10.948</text:p>
          </table:table-cell>
          <table:table-cell office:value-type="float" office:value="1.559" calcext:value-type="float">
            <text:p>1.559</text:p>
          </table:table-cell>
          <table:table-cell office:value-type="float" office:value="2.209" calcext:value-type="float">
            <text:p>2.209</text:p>
          </table:table-cell>
          <table:table-cell office:value-type="float" office:value="0.228" calcext:value-type="float">
            <text:p>0.228</text:p>
          </table:table-cell>
          <table:table-cell table:style-name="ce27" table:formula="of:=IF(SUM([.C102:.D102])&lt;&gt;0;SUM([.C102:.D102]);&quot;&quot;)" office:value-type="float" office:value="5.142" calcext:value-type="float">
            <text:p>5.142</text:p>
          </table:table-cell>
          <table:table-cell table:style-name="ce27" table:formula="of:=IF(SUM([.E102:.F102])&lt;&gt;0;SUM([.E102:.F102]);&quot;&quot;)" office:value-type="float" office:value="12.507" calcext:value-type="float">
            <text:p>12.507</text:p>
          </table:table-cell>
          <table:table-cell table:style-name="ce27" table:formula="of:=IF(SUM([.G102:.H102])&lt;&gt;0;SUM([.G102:.H102]);&quot;&quot;)" office:value-type="float" office:value="2.437" calcext:value-type="float">
            <text:p>2.437</text:p>
          </table:table-cell>
          <table:table-cell table:number-columns-repeated="2"/>
          <table:table-cell table:style-name="ce1" office:value-type="string" calcext:value-type="string">
            <text:p>mas</text:p>
          </table:table-cell>
          <table:table-cell office:value-type="string" calcext:value-type="string">
            <text:p><text:s/>beasties20.json</text:p>
          </table:table-cell>
          <table:table-cell office:value-type="float" office:value="1.421" calcext:value-type="float">
            <text:p>1.421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20.json</text:p>
          </table:table-cell>
          <table:table-cell office:value-type="float" office:value="1.454" calcext:value-type="float">
            <text:p>1.454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beasties18.json</text:p>
          </table:table-cell>
          <table:table-cell office:value-type="float" office:value="6.582" calcext:value-type="float">
            <text:p>6.582</text:p>
          </table:table-cell>
          <table:table-cell office:value-type="float" office:value="1.207" calcext:value-type="float">
            <text:p>1.207</text:p>
          </table:table-cell>
          <table:table-cell office:value-type="float" office:value="12.16" calcext:value-type="float">
            <text:p>12.16</text:p>
          </table:table-cell>
          <table:table-cell office:value-type="float" office:value="1.681" calcext:value-type="float">
            <text:p>1.681</text:p>
          </table:table-cell>
          <table:table-cell office:value-type="float" office:value="3.641" calcext:value-type="float">
            <text:p>3.641</text:p>
          </table:table-cell>
          <table:table-cell office:value-type="float" office:value="0.26" calcext:value-type="float">
            <text:p>0.26</text:p>
          </table:table-cell>
          <table:table-cell table:style-name="ce27" table:formula="of:=IF(SUM([.C103:.D103])&lt;&gt;0;SUM([.C103:.D103]);&quot;&quot;)" office:value-type="float" office:value="7.789" calcext:value-type="float">
            <text:p>7.789</text:p>
          </table:table-cell>
          <table:table-cell table:style-name="ce27" table:formula="of:=IF(SUM([.E103:.F103])&lt;&gt;0;SUM([.E103:.F103]);&quot;&quot;)" office:value-type="float" office:value="13.841" calcext:value-type="float">
            <text:p>13.841</text:p>
          </table:table-cell>
          <table:table-cell table:style-name="ce27" table:formula="of:=IF(SUM([.G103:.H103])&lt;&gt;0;SUM([.G103:.H103]);&quot;&quot;)" office:value-type="float" office:value="3.901" calcext:value-type="float">
            <text:p>3.901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beasties21.json</text:p>
          </table:table-cell>
          <table:table-cell office:value-type="float" office:value="1.236" calcext:value-type="float">
            <text:p>1.236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21.json</text:p>
          </table:table-cell>
          <table:table-cell office:value-type="float" office:value="1.217" calcext:value-type="float">
            <text:p>1.217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beasties19.json</text:p>
          </table:table-cell>
          <table:table-cell office:value-type="float" office:value="4.482" calcext:value-type="float">
            <text:p>4.482</text:p>
          </table:table-cell>
          <table:table-cell office:value-type="float" office:value="0.975" calcext:value-type="float">
            <text:p>0.975</text:p>
          </table:table-cell>
          <table:table-cell office:value-type="float" office:value="10.73" calcext:value-type="float">
            <text:p>10.73</text:p>
          </table:table-cell>
          <table:table-cell office:value-type="float" office:value="1.456" calcext:value-type="float">
            <text:p>1.456</text:p>
          </table:table-cell>
          <table:table-cell office:value-type="float" office:value="2.563" calcext:value-type="float">
            <text:p>2.563</text:p>
          </table:table-cell>
          <table:table-cell office:value-type="float" office:value="0.213" calcext:value-type="float">
            <text:p>0.213</text:p>
          </table:table-cell>
          <table:table-cell table:style-name="ce27" table:formula="of:=IF(SUM([.C104:.D104])&lt;&gt;0;SUM([.C104:.D104]);&quot;&quot;)" office:value-type="float" office:value="5.457" calcext:value-type="float">
            <text:p>5.457</text:p>
          </table:table-cell>
          <table:table-cell table:style-name="ce27" table:formula="of:=IF(SUM([.E104:.F104])&lt;&gt;0;SUM([.E104:.F104]);&quot;&quot;)" office:value-type="float" office:value="12.186" calcext:value-type="float">
            <text:p>12.186</text:p>
          </table:table-cell>
          <table:table-cell table:style-name="ce27" table:formula="of:=IF(SUM([.G104:.H104])&lt;&gt;0;SUM([.G104:.H104]);&quot;&quot;)" office:value-type="float" office:value="2.776" calcext:value-type="float">
            <text:p>2.776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beasties22.json</text:p>
          </table:table-cell>
          <table:table-cell office:value-type="float" office:value="1.407" calcext:value-type="float">
            <text:p>1.407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22.json</text:p>
          </table:table-cell>
          <table:table-cell office:value-type="float" office:value="1.369" calcext:value-type="float">
            <text:p>1.369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beasties20.json</text:p>
          </table:table-cell>
          <table:table-cell office:value-type="float" office:value="5.736" calcext:value-type="float">
            <text:p>5.736</text:p>
          </table:table-cell>
          <table:table-cell office:value-type="float" office:value="1.19" calcext:value-type="float">
            <text:p>1.19</text:p>
          </table:table-cell>
          <table:table-cell office:value-type="float" office:value="11.553" calcext:value-type="float">
            <text:p>11.553</text:p>
          </table:table-cell>
          <table:table-cell office:value-type="float" office:value="1.573" calcext:value-type="float">
            <text:p>1.573</text:p>
          </table:table-cell>
          <table:table-cell office:value-type="float" office:value="4.192" calcext:value-type="float">
            <text:p>4.192</text:p>
          </table:table-cell>
          <table:table-cell office:value-type="float" office:value="0.24" calcext:value-type="float">
            <text:p>0.24</text:p>
          </table:table-cell>
          <table:table-cell table:style-name="ce27" table:formula="of:=IF(SUM([.C105:.D105])&lt;&gt;0;SUM([.C105:.D105]);&quot;&quot;)" office:value-type="float" office:value="6.926" calcext:value-type="float">
            <text:p>6.926</text:p>
          </table:table-cell>
          <table:table-cell table:style-name="ce27" table:formula="of:=IF(SUM([.E105:.F105])&lt;&gt;0;SUM([.E105:.F105]);&quot;&quot;)" office:value-type="float" office:value="13.126" calcext:value-type="float">
            <text:p>13.126</text:p>
          </table:table-cell>
          <table:table-cell table:style-name="ce27" table:formula="of:=IF(SUM([.G105:.H105])&lt;&gt;0;SUM([.G105:.H105]);&quot;&quot;)" office:value-type="float" office:value="4.432" calcext:value-type="float">
            <text:p>4.432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beasties23.json</text:p>
          </table:table-cell>
          <table:table-cell office:value-type="float" office:value="1.212" calcext:value-type="float">
            <text:p>1.212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23.json</text:p>
          </table:table-cell>
          <table:table-cell office:value-type="float" office:value="1.151" calcext:value-type="float">
            <text:p>1.151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beasties21.json</text:p>
          </table:table-cell>
          <table:table-cell office:value-type="float" office:value="3.055" calcext:value-type="float">
            <text:p>3.055</text:p>
          </table:table-cell>
          <table:table-cell office:value-type="float" office:value="0.832" calcext:value-type="float">
            <text:p>0.832</text:p>
          </table:table-cell>
          <table:table-cell office:value-type="float" office:value="9.915" calcext:value-type="float">
            <text:p>9.915</text:p>
          </table:table-cell>
          <table:table-cell office:value-type="float" office:value="1.383" calcext:value-type="float">
            <text:p>1.383</text:p>
          </table:table-cell>
          <table:table-cell office:value-type="float" office:value="1.884" calcext:value-type="float">
            <text:p>1.884</text:p>
          </table:table-cell>
          <table:table-cell office:value-type="float" office:value="0.218" calcext:value-type="float">
            <text:p>0.218</text:p>
          </table:table-cell>
          <table:table-cell table:style-name="ce27" table:formula="of:=IF(SUM([.C106:.D106])&lt;&gt;0;SUM([.C106:.D106]);&quot;&quot;)" office:value-type="float" office:value="3.887" calcext:value-type="float">
            <text:p>3.887</text:p>
          </table:table-cell>
          <table:table-cell table:style-name="ce27" table:formula="of:=IF(SUM([.E106:.F106])&lt;&gt;0;SUM([.E106:.F106]);&quot;&quot;)" office:value-type="float" office:value="11.298" calcext:value-type="float">
            <text:p>11.298</text:p>
          </table:table-cell>
          <table:table-cell table:style-name="ce27" table:formula="of:=IF(SUM([.G106:.H106])&lt;&gt;0;SUM([.G106:.H106]);&quot;&quot;)" office:value-type="float" office:value="2.102" calcext:value-type="float">
            <text:p>2.102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beasties24.json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24.json</text:p>
          </table:table-cell>
          <table:table-cell office:value-type="float" office:value="2.002" calcext:value-type="float">
            <text:p>2.002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beasties22.json</text:p>
          </table:table-cell>
          <table:table-cell office:value-type="float" office:value="4.847" calcext:value-type="float">
            <text:p>4.847</text:p>
          </table:table-cell>
          <table:table-cell office:value-type="float" office:value="1.042" calcext:value-type="float">
            <text:p>1.042</text:p>
          </table:table-cell>
          <table:table-cell office:value-type="float" office:value="10.982" calcext:value-type="float">
            <text:p>10.982</text:p>
          </table:table-cell>
          <table:table-cell office:value-type="float" office:value="1.659" calcext:value-type="float">
            <text:p>1.659</text:p>
          </table:table-cell>
          <table:table-cell office:value-type="float" office:value="3.602" calcext:value-type="float">
            <text:p>3.602</text:p>
          </table:table-cell>
          <table:table-cell office:value-type="float" office:value="0.228" calcext:value-type="float">
            <text:p>0.228</text:p>
          </table:table-cell>
          <table:table-cell table:style-name="ce27" table:formula="of:=IF(SUM([.C107:.D107])&lt;&gt;0;SUM([.C107:.D107]);&quot;&quot;)" office:value-type="float" office:value="5.889" calcext:value-type="float">
            <text:p>5.889</text:p>
          </table:table-cell>
          <table:table-cell table:style-name="ce27" table:formula="of:=IF(SUM([.E107:.F107])&lt;&gt;0;SUM([.E107:.F107]);&quot;&quot;)" office:value-type="float" office:value="12.641" calcext:value-type="float">
            <text:p>12.641</text:p>
          </table:table-cell>
          <table:table-cell table:style-name="ce27" table:formula="of:=IF(SUM([.G107:.H107])&lt;&gt;0;SUM([.G107:.H107]);&quot;&quot;)" office:value-type="float" office:value="3.83" calcext:value-type="float">
            <text:p>3.83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beasties25.json</text:p>
          </table:table-cell>
          <table:table-cell office:value-type="float" office:value="1.598" calcext:value-type="float">
            <text:p>1.598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25.json</text:p>
          </table:table-cell>
          <table:table-cell office:value-type="float" office:value="1.633" calcext:value-type="float">
            <text:p>1.633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beasties23.json</text:p>
          </table:table-cell>
          <table:table-cell office:value-type="float" office:value="3.311" calcext:value-type="float">
            <text:p>3.311</text:p>
          </table:table-cell>
          <table:table-cell office:value-type="float" office:value="0.838" calcext:value-type="float">
            <text:p>0.838</text:p>
          </table:table-cell>
          <table:table-cell office:value-type="float" office:value="9.763" calcext:value-type="float">
            <text:p>9.763</text:p>
          </table:table-cell>
          <table:table-cell office:value-type="float" office:value="1.329" calcext:value-type="float">
            <text:p>1.329</text:p>
          </table:table-cell>
          <table:table-cell office:value-type="float" office:value="2.113" calcext:value-type="float">
            <text:p>2.113</text:p>
          </table:table-cell>
          <table:table-cell office:value-type="float" office:value="0.224" calcext:value-type="float">
            <text:p>0.224</text:p>
          </table:table-cell>
          <table:table-cell table:style-name="ce27" table:formula="of:=IF(SUM([.C108:.D108])&lt;&gt;0;SUM([.C108:.D108]);&quot;&quot;)" office:value-type="float" office:value="4.149" calcext:value-type="float">
            <text:p>4.149</text:p>
          </table:table-cell>
          <table:table-cell table:style-name="ce27" table:formula="of:=IF(SUM([.E108:.F108])&lt;&gt;0;SUM([.E108:.F108]);&quot;&quot;)" office:value-type="float" office:value="11.092" calcext:value-type="float">
            <text:p>11.092</text:p>
          </table:table-cell>
          <table:table-cell table:style-name="ce27" table:formula="of:=IF(SUM([.G108:.H108])&lt;&gt;0;SUM([.G108:.H108]);&quot;&quot;)" office:value-type="float" office:value="2.337" calcext:value-type="float">
            <text:p>2.337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beasties26.json</text:p>
          </table:table-cell>
          <table:table-cell office:value-type="float" office:value="1.162" calcext:value-type="float">
            <text:p>1.162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26.json</text:p>
          </table:table-cell>
          <table:table-cell office:value-type="float" office:value="1.15" calcext:value-type="float">
            <text:p>1.15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beasties24.json</text:p>
          </table:table-cell>
          <table:table-cell office:value-type="float" office:value="8.479" calcext:value-type="float">
            <text:p>8.479</text:p>
          </table:table-cell>
          <table:table-cell office:value-type="float" office:value="1.342" calcext:value-type="float">
            <text:p>1.342</text:p>
          </table:table-cell>
          <table:table-cell office:value-type="float" office:value="15.352" calcext:value-type="float">
            <text:p>15.352</text:p>
          </table:table-cell>
          <table:table-cell office:value-type="float" office:value="1.937" calcext:value-type="float">
            <text:p>1.937</text:p>
          </table:table-cell>
          <table:table-cell office:value-type="float" office:value="10.029" calcext:value-type="float">
            <text:p>10.029</text:p>
          </table:table-cell>
          <table:table-cell office:value-type="float" office:value="0.32" calcext:value-type="float">
            <text:p>0.32</text:p>
          </table:table-cell>
          <table:table-cell table:style-name="ce27" table:formula="of:=IF(SUM([.C109:.D109])&lt;&gt;0;SUM([.C109:.D109]);&quot;&quot;)" office:value-type="float" office:value="9.821" calcext:value-type="float">
            <text:p>9.821</text:p>
          </table:table-cell>
          <table:table-cell table:style-name="ce27" table:formula="of:=IF(SUM([.E109:.F109])&lt;&gt;0;SUM([.E109:.F109]);&quot;&quot;)" office:value-type="float" office:value="17.289" calcext:value-type="float">
            <text:p>17.289</text:p>
          </table:table-cell>
          <table:table-cell table:style-name="ce27" table:formula="of:=IF(SUM([.G109:.H109])&lt;&gt;0;SUM([.G109:.H109]);&quot;&quot;)" office:value-type="float" office:value="10.349" calcext:value-type="float">
            <text:p>10.349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beasties27.json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27.json</text:p>
          </table:table-cell>
          <table:table-cell office:value-type="float" office:value="1.564" calcext:value-type="float">
            <text:p>1.564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beasties25.json</text:p>
          </table:table-cell>
          <table:table-cell office:value-type="float" office:value="6.115" calcext:value-type="float">
            <text:p>6.115</text:p>
          </table:table-cell>
          <table:table-cell office:value-type="float" office:value="1.098" calcext:value-type="float">
            <text:p>1.098</text:p>
          </table:table-cell>
          <table:table-cell office:value-type="float" office:value="12.769" calcext:value-type="float">
            <text:p>12.769</text:p>
          </table:table-cell>
          <table:table-cell office:value-type="float" office:value="1.803" calcext:value-type="float">
            <text:p>1.803</text:p>
          </table:table-cell>
          <table:table-cell office:value-type="float" office:value="6.354" calcext:value-type="float">
            <text:p>6.354</text:p>
          </table:table-cell>
          <table:table-cell office:value-type="float" office:value="0.27" calcext:value-type="float">
            <text:p>0.27</text:p>
          </table:table-cell>
          <table:table-cell table:style-name="ce27" table:formula="of:=IF(SUM([.C110:.D110])&lt;&gt;0;SUM([.C110:.D110]);&quot;&quot;)" office:value-type="float" office:value="7.213" calcext:value-type="float">
            <text:p>7.213</text:p>
          </table:table-cell>
          <table:table-cell table:style-name="ce27" table:formula="of:=IF(SUM([.E110:.F110])&lt;&gt;0;SUM([.E110:.F110]);&quot;&quot;)" office:value-type="float" office:value="14.572" calcext:value-type="float">
            <text:p>14.572</text:p>
          </table:table-cell>
          <table:table-cell table:style-name="ce27" table:formula="of:=IF(SUM([.G110:.H110])&lt;&gt;0;SUM([.G110:.H110]);&quot;&quot;)" office:value-type="float" office:value="6.624" calcext:value-type="float">
            <text:p>6.624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beasties28.json</text:p>
          </table:table-cell>
          <table:table-cell office:value-type="float" office:value="1.216" calcext:value-type="float">
            <text:p>1.216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28.json</text:p>
          </table:table-cell>
          <table:table-cell office:value-type="float" office:value="1.272" calcext:value-type="float">
            <text:p>1.272</text:p>
          </table:table-cell>
          <table:table-cell table:number-columns-repeated="1005"/>
        </table:table-row>
        <table:table-row table:style-name="ro1">
          <table:table-cell/>
          <table:table-cell table:style-name="ce18" office:value-type="string" calcext:value-type="string">
            <text:p>beasties26.json</text:p>
          </table:table-cell>
          <table:table-cell office:value-type="float" office:value="3.212" calcext:value-type="float">
            <text:p>3.212</text:p>
          </table:table-cell>
          <table:table-cell office:value-type="float" office:value="0.877" calcext:value-type="float">
            <text:p>0.877</text:p>
          </table:table-cell>
          <table:table-cell office:value-type="float" office:value="10.021" calcext:value-type="float">
            <text:p>10.021</text:p>
          </table:table-cell>
          <table:table-cell office:value-type="float" office:value="1.539" calcext:value-type="float">
            <text:p>1.539</text:p>
          </table:table-cell>
          <table:table-cell office:value-type="float" office:value="0.987" calcext:value-type="float">
            <text:p>0.987</text:p>
          </table:table-cell>
          <table:table-cell office:value-type="float" office:value="0.203" calcext:value-type="float">
            <text:p>0.203</text:p>
          </table:table-cell>
          <table:table-cell table:style-name="ce27" table:formula="of:=IF(SUM([.C111:.D111])&lt;&gt;0;SUM([.C111:.D111]);&quot;&quot;)" office:value-type="float" office:value="4.089" calcext:value-type="float">
            <text:p>4.089</text:p>
          </table:table-cell>
          <table:table-cell table:style-name="ce27" table:formula="of:=IF(SUM([.E111:.F111])&lt;&gt;0;SUM([.E111:.F111]);&quot;&quot;)" office:value-type="float" office:value="11.56" calcext:value-type="float">
            <text:p>11.56</text:p>
          </table:table-cell>
          <table:table-cell table:style-name="ce27" table:formula="of:=IF(SUM([.G111:.H111])&lt;&gt;0;SUM([.G111:.H111]);&quot;&quot;)" office:value-type="float" office:value="1.19" calcext:value-type="float">
            <text:p>1.19</text:p>
          </table:table-cell>
          <table:table-cell table:number-columns-repeated="2"/>
          <table:table-cell table:style-name="ce1" office:value-type="string" calcext:value-type="string">
            <text:p>mas</text:p>
          </table:table-cell>
          <table:table-cell office:value-type="string" calcext:value-type="string">
            <text:p><text:s/>beasties29.json</text:p>
          </table:table-cell>
          <table:table-cell office:value-type="float" office:value="1.463" calcext:value-type="float">
            <text:p>1.463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29.json</text:p>
          </table:table-cell>
          <table:table-cell office:value-type="float" office:value="1.626" calcext:value-type="float">
            <text:p>1.626</text:p>
          </table:table-cell>
          <table:table-cell table:number-columns-repeated="1005"/>
        </table:table-row>
        <table:table-row table:style-name="ro1">
          <table:table-cell/>
          <table:table-cell table:style-name="ce18" office:value-type="string" calcext:value-type="string">
            <text:p>beasties27.json</text:p>
          </table:table-cell>
          <table:table-cell office:value-type="float" office:value="5.596" calcext:value-type="float">
            <text:p>5.596</text:p>
          </table:table-cell>
          <table:table-cell office:value-type="float" office:value="1.015" calcext:value-type="float">
            <text:p>1.015</text:p>
          </table:table-cell>
          <table:table-cell office:value-type="float" office:value="12.693" calcext:value-type="float">
            <text:p>12.693</text:p>
          </table:table-cell>
          <table:table-cell office:value-type="float" office:value="1.72" calcext:value-type="float">
            <text:p>1.72</text:p>
          </table:table-cell>
          <table:table-cell office:value-type="float" office:value="4.172" calcext:value-type="float">
            <text:p>4.172</text:p>
          </table:table-cell>
          <table:table-cell office:value-type="float" office:value="0.249" calcext:value-type="float">
            <text:p>0.249</text:p>
          </table:table-cell>
          <table:table-cell table:style-name="ce27" table:formula="of:=IF(SUM([.C112:.D112])&lt;&gt;0;SUM([.C112:.D112]);&quot;&quot;)" office:value-type="float" office:value="6.611" calcext:value-type="float">
            <text:p>6.611</text:p>
          </table:table-cell>
          <table:table-cell table:style-name="ce27" table:formula="of:=IF(SUM([.E112:.F112])&lt;&gt;0;SUM([.E112:.F112]);&quot;&quot;)" office:value-type="float" office:value="14.413" calcext:value-type="float">
            <text:p>14.413</text:p>
          </table:table-cell>
          <table:table-cell table:style-name="ce27" table:formula="of:=IF(SUM([.G112:.H112])&lt;&gt;0;SUM([.G112:.H112]);&quot;&quot;)" office:value-type="float" office:value="4.421" calcext:value-type="float">
            <text:p>4.421</text:p>
          </table:table-cell>
          <table:table-cell table:number-columns-repeated="2"/>
          <table:table-cell table:style-name="ce1" office:value-type="string" calcext:value-type="string">
            <text:p>mas</text:p>
          </table:table-cell>
          <table:table-cell office:value-type="string" calcext:value-type="string">
            <text:p><text:s/>beasties30.json</text:p>
          </table:table-cell>
          <table:table-cell office:value-type="float" office:value="1.296" calcext:value-type="float">
            <text:p>1.296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beasties30.json</text:p>
          </table:table-cell>
          <table:table-cell office:value-type="float" office:value="1.306" calcext:value-type="float">
            <text:p>1.306</text:p>
          </table:table-cell>
          <table:table-cell table:number-columns-repeated="1005"/>
        </table:table-row>
        <table:table-row table:style-name="ro1">
          <table:table-cell/>
          <table:table-cell table:style-name="ce18" office:value-type="string" calcext:value-type="string">
            <text:p>beasties28.json</text:p>
          </table:table-cell>
          <table:table-cell office:value-type="float" office:value="3.502" calcext:value-type="float">
            <text:p>3.502</text:p>
          </table:table-cell>
          <table:table-cell office:value-type="float" office:value="0.892" calcext:value-type="float">
            <text:p>0.892</text:p>
          </table:table-cell>
          <table:table-cell office:value-type="float" office:value="9.914" calcext:value-type="float">
            <text:p>9.914</text:p>
          </table:table-cell>
          <table:table-cell office:value-type="float" office:value="1.379" calcext:value-type="float">
            <text:p>1.379</text:p>
          </table:table-cell>
          <table:table-cell office:value-type="float" office:value="1.691" calcext:value-type="float">
            <text:p>1.691</text:p>
          </table:table-cell>
          <table:table-cell office:value-type="float" office:value="0.223" calcext:value-type="float">
            <text:p>0.223</text:p>
          </table:table-cell>
          <table:table-cell table:style-name="ce27" table:formula="of:=IF(SUM([.C113:.D113])&lt;&gt;0;SUM([.C113:.D113]);&quot;&quot;)" office:value-type="float" office:value="4.394" calcext:value-type="float">
            <text:p>4.394</text:p>
          </table:table-cell>
          <table:table-cell table:style-name="ce27" table:formula="of:=IF(SUM([.E113:.F113])&lt;&gt;0;SUM([.E113:.F113]);&quot;&quot;)" office:value-type="float" office:value="11.293" calcext:value-type="float">
            <text:p>11.293</text:p>
          </table:table-cell>
          <table:table-cell table:style-name="ce27" table:formula="of:=IF(SUM([.G113:.H113])&lt;&gt;0;SUM([.G113:.H113]);&quot;&quot;)" office:value-type="float" office:value="1.914" calcext:value-type="float">
            <text:p>1.914</text:p>
          </table:table-cell>
          <table:table-cell table:number-columns-repeated="2"/>
          <table:table-cell table:style-name="ce1" office:value-type="string" calcext:value-type="string">
            <text:p>mas</text:p>
          </table:table-cell>
          <table:table-cell office:value-type="string" calcext:value-type="string">
            <text:p><text:s/>jxml2sql04.json</text:p>
          </table:table-cell>
          <table:table-cell office:value-type="float" office:value="1.866" calcext:value-type="float">
            <text:p>1.866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jxml2sql04.json</text:p>
          </table:table-cell>
          <table:table-cell office:value-type="float" office:value="1.638" calcext:value-type="float">
            <text:p>1.638</text:p>
          </table:table-cell>
          <table:table-cell table:number-columns-repeated="1005"/>
        </table:table-row>
        <table:table-row table:style-name="ro1">
          <table:table-cell/>
          <table:table-cell table:style-name="ce18" office:value-type="string" calcext:value-type="string">
            <text:p>beasties29.json</text:p>
          </table:table-cell>
          <table:table-cell office:value-type="float" office:value="6.121" calcext:value-type="float">
            <text:p>6.121</text:p>
          </table:table-cell>
          <table:table-cell office:value-type="float" office:value="1.121" calcext:value-type="float">
            <text:p>1.121</text:p>
          </table:table-cell>
          <table:table-cell office:value-type="float" office:value="11.934" calcext:value-type="float">
            <text:p>11.934</text:p>
          </table:table-cell>
          <table:table-cell office:value-type="float" office:value="1.6" calcext:value-type="float">
            <text:p>1.6</text:p>
          </table:table-cell>
          <table:table-cell office:value-type="float" office:value="4.689" calcext:value-type="float">
            <text:p>4.689</text:p>
          </table:table-cell>
          <table:table-cell office:value-type="float" office:value="0.272" calcext:value-type="float">
            <text:p>0.272</text:p>
          </table:table-cell>
          <table:table-cell table:style-name="ce27" table:formula="of:=IF(SUM([.C114:.D114])&lt;&gt;0;SUM([.C114:.D114]);&quot;&quot;)" office:value-type="float" office:value="7.242" calcext:value-type="float">
            <text:p>7.242</text:p>
          </table:table-cell>
          <table:table-cell table:style-name="ce27" table:formula="of:=IF(SUM([.E114:.F114])&lt;&gt;0;SUM([.E114:.F114]);&quot;&quot;)" office:value-type="float" office:value="13.534" calcext:value-type="float">
            <text:p>13.534</text:p>
          </table:table-cell>
          <table:table-cell table:style-name="ce27" table:formula="of:=IF(SUM([.G114:.H114])&lt;&gt;0;SUM([.G114:.H114]);&quot;&quot;)" office:value-type="float" office:value="4.961" calcext:value-type="float">
            <text:p>4.961</text:p>
          </table:table-cell>
          <table:table-cell table:number-columns-repeated="2"/>
          <table:table-cell table:style-name="ce1" office:value-type="string" calcext:value-type="string">
            <text:p>mas</text:p>
          </table:table-cell>
          <table:table-cell office:value-type="string" calcext:value-type="string">
            <text:p><text:s/>jxml2sql07.json</text:p>
          </table:table-cell>
          <table:table-cell office:value-type="float" office:value="1.679" calcext:value-type="float">
            <text:p>1.679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jxml2sql07.json</text:p>
          </table:table-cell>
          <table:table-cell office:value-type="float" office:value="1.829" calcext:value-type="float">
            <text:p>1.829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beasties30.json</text:p>
          </table:table-cell>
          <table:table-cell office:value-type="float" office:value="4.43" calcext:value-type="float">
            <text:p>4.43</text:p>
          </table:table-cell>
          <table:table-cell office:value-type="float" office:value="0.949" calcext:value-type="float">
            <text:p>0.949</text:p>
          </table:table-cell>
          <table:table-cell office:value-type="float" office:value="11.332" calcext:value-type="float">
            <text:p>11.332</text:p>
          </table:table-cell>
          <table:table-cell office:value-type="float" office:value="1.692" calcext:value-type="float">
            <text:p>1.692</text:p>
          </table:table-cell>
          <table:table-cell office:value-type="float" office:value="3.42" calcext:value-type="float">
            <text:p>3.42</text:p>
          </table:table-cell>
          <table:table-cell office:value-type="float" office:value="0.24" calcext:value-type="float">
            <text:p>0.24</text:p>
          </table:table-cell>
          <table:table-cell table:style-name="ce27" table:formula="of:=IF(SUM([.C115:.D115])&lt;&gt;0;SUM([.C115:.D115]);&quot;&quot;)" office:value-type="float" office:value="5.379" calcext:value-type="float">
            <text:p>5.379</text:p>
          </table:table-cell>
          <table:table-cell table:style-name="ce27" table:formula="of:=IF(SUM([.E115:.F115])&lt;&gt;0;SUM([.E115:.F115]);&quot;&quot;)" office:value-type="float" office:value="13.024" calcext:value-type="float">
            <text:p>13.024</text:p>
          </table:table-cell>
          <table:table-cell table:style-name="ce27" table:formula="of:=IF(SUM([.G115:.H115])&lt;&gt;0;SUM([.G115:.H115]);&quot;&quot;)" office:value-type="float" office:value="3.66" calcext:value-type="float">
            <text:p>3.66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jxml2sql09.json</text:p>
          </table:table-cell>
          <table:table-cell office:value-type="float" office:value="1.622" calcext:value-type="float">
            <text:p>1.622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jxml2sql09.json</text:p>
          </table:table-cell>
          <table:table-cell office:value-type="float" office:value="1.895" calcext:value-type="float">
            <text:p>1.895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jxml2sql04.json</text:p>
          </table:table-cell>
          <table:table-cell office:value-type="float" office:value="8.105" calcext:value-type="float">
            <text:p>8.105</text:p>
          </table:table-cell>
          <table:table-cell office:value-type="float" office:value="1.355" calcext:value-type="float">
            <text:p>1.355</text:p>
          </table:table-cell>
          <table:table-cell office:value-type="float" office:value="8.212" calcext:value-type="float">
            <text:p>8.212</text:p>
          </table:table-cell>
          <table:table-cell office:value-type="float" office:value="1.313" calcext:value-type="float">
            <text:p>1.3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16:.D116])&lt;&gt;0;SUM([.C116:.D116]);&quot;&quot;)" office:value-type="float" office:value="9.46" calcext:value-type="float">
            <text:p>9.46</text:p>
          </table:table-cell>
          <table:table-cell table:style-name="ce27" table:formula="of:=IF(SUM([.E116:.F116])&lt;&gt;0;SUM([.E116:.F116]);&quot;&quot;)" office:value-type="float" office:value="9.525" calcext:value-type="float">
            <text:p>9.525</text:p>
          </table:table-cell>
          <table:table-cell table:style-name="ce27" table:formula="of:=IF(SUM([.G116:.H116])&lt;&gt;0;SUM([.G116:.H116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jxml2sql14.json</text:p>
          </table:table-cell>
          <table:table-cell office:value-type="float" office:value="0.957" calcext:value-type="float">
            <text:p>0.957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jxml2sql14.json</text:p>
          </table:table-cell>
          <table:table-cell office:value-type="float" office:value="0.972" calcext:value-type="float">
            <text:p>0.972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jxml2sql07.json</text:p>
          </table:table-cell>
          <table:table-cell office:value-type="float" office:value="9.262" calcext:value-type="float">
            <text:p>9.262</text:p>
          </table:table-cell>
          <table:table-cell office:value-type="float" office:value="1.358" calcext:value-type="float">
            <text:p>1.358</text:p>
          </table:table-cell>
          <table:table-cell office:value-type="float" office:value="7.955" calcext:value-type="float">
            <text:p>7.955</text:p>
          </table:table-cell>
          <table:table-cell office:value-type="float" office:value="1.282" calcext:value-type="float">
            <text:p>1.2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17:.D117])&lt;&gt;0;SUM([.C117:.D117]);&quot;&quot;)" office:value-type="float" office:value="10.62" calcext:value-type="float">
            <text:p>10.62</text:p>
          </table:table-cell>
          <table:table-cell table:style-name="ce27" table:formula="of:=IF(SUM([.E117:.F117])&lt;&gt;0;SUM([.E117:.F117]);&quot;&quot;)" office:value-type="float" office:value="9.237" calcext:value-type="float">
            <text:p>9.237</text:p>
          </table:table-cell>
          <table:table-cell table:style-name="ce27" table:formula="of:=IF(SUM([.G117:.H117])&lt;&gt;0;SUM([.G117:.H117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jxml2sql15.json</text:p>
          </table:table-cell>
          <table:table-cell office:value-type="float" office:value="1.728" calcext:value-type="float">
            <text:p>1.728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jxml2sql15.json</text:p>
          </table:table-cell>
          <table:table-cell office:value-type="float" office:value="1.882" calcext:value-type="float">
            <text:p>1.882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jxml2sql09.json</text:p>
          </table:table-cell>
          <table:table-cell office:value-type="float" office:value="8.618" calcext:value-type="float">
            <text:p>8.618</text:p>
          </table:table-cell>
          <table:table-cell office:value-type="float" office:value="1.217" calcext:value-type="float">
            <text:p>1.217</text:p>
          </table:table-cell>
          <table:table-cell office:value-type="float" office:value="8.059" calcext:value-type="float">
            <text:p>8.059</text:p>
          </table:table-cell>
          <table:table-cell office:value-type="float" office:value="1.23" calcext:value-type="float">
            <text:p>1.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18:.D118])&lt;&gt;0;SUM([.C118:.D118]);&quot;&quot;)" office:value-type="float" office:value="9.835" calcext:value-type="float">
            <text:p>9.835</text:p>
          </table:table-cell>
          <table:table-cell table:style-name="ce27" table:formula="of:=IF(SUM([.E118:.F118])&lt;&gt;0;SUM([.E118:.F118]);&quot;&quot;)" office:value-type="float" office:value="9.289" calcext:value-type="float">
            <text:p>9.289</text:p>
          </table:table-cell>
          <table:table-cell table:style-name="ce27" table:formula="of:=IF(SUM([.G118:.H118])&lt;&gt;0;SUM([.G118:.H118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jxml2sql16.json</text:p>
          </table:table-cell>
          <table:table-cell office:value-type="float" office:value="1.754" calcext:value-type="float">
            <text:p>1.754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jxml2sql16.json</text:p>
          </table:table-cell>
          <table:table-cell office:value-type="float" office:value="1.861" calcext:value-type="float">
            <text:p>1.861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jxml2sql14.json</text:p>
          </table:table-cell>
          <table:table-cell office:value-type="float" office:value="1.801" calcext:value-type="float">
            <text:p>1.801</text:p>
          </table:table-cell>
          <table:table-cell office:value-type="float" office:value="0.604" calcext:value-type="float">
            <text:p>0.604</text:p>
          </table:table-cell>
          <table:table-cell office:value-type="float" office:value="6.34" calcext:value-type="float">
            <text:p>6.34</text:p>
          </table:table-cell>
          <table:table-cell office:value-type="float" office:value="1.118" calcext:value-type="float">
            <text:p>1.118</text:p>
          </table:table-cell>
          <table:table-cell office:value-type="float" office:value="198.97" calcext:value-type="float">
            <text:p>198.97</text:p>
          </table:table-cell>
          <table:table-cell office:value-type="float" office:value="0.959" calcext:value-type="float">
            <text:p>0.959</text:p>
          </table:table-cell>
          <table:table-cell table:style-name="ce27" table:formula="of:=IF(SUM([.C119:.D119])&lt;&gt;0;SUM([.C119:.D119]);&quot;&quot;)" office:value-type="float" office:value="2.405" calcext:value-type="float">
            <text:p>2.405</text:p>
          </table:table-cell>
          <table:table-cell table:style-name="ce27" table:formula="of:=IF(SUM([.E119:.F119])&lt;&gt;0;SUM([.E119:.F119]);&quot;&quot;)" office:value-type="float" office:value="7.458" calcext:value-type="float">
            <text:p>7.458</text:p>
          </table:table-cell>
          <table:table-cell table:style-name="ce27" table:formula="of:=IF(SUM([.G119:.H119])&lt;&gt;0;SUM([.G119:.H119]);&quot;&quot;)" office:value-type="float" office:value="199.929" calcext:value-type="float">
            <text:p>199.929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jxml2sql18.json</text:p>
          </table:table-cell>
          <table:table-cell office:value-type="float" office:value="1.888" calcext:value-type="float">
            <text:p>1.888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jxml2sql18.json</text:p>
          </table:table-cell>
          <table:table-cell office:value-type="float" office:value="1.772" calcext:value-type="float">
            <text:p>1.772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jxml2sql15.json</text:p>
          </table:table-cell>
          <table:table-cell office:value-type="float" office:value="8.1" calcext:value-type="float">
            <text:p>8.1</text:p>
          </table:table-cell>
          <table:table-cell office:value-type="float" office:value="1.387" calcext:value-type="float">
            <text:p>1.387</text:p>
          </table:table-cell>
          <table:table-cell office:value-type="float" office:value="8.424" calcext:value-type="float">
            <text:p>8.424</text:p>
          </table:table-cell>
          <table:table-cell office:value-type="float" office:value="1.246" calcext:value-type="float">
            <text:p>1.2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0:.D120])&lt;&gt;0;SUM([.C120:.D120]);&quot;&quot;)" office:value-type="float" office:value="9.487" calcext:value-type="float">
            <text:p>9.487</text:p>
          </table:table-cell>
          <table:table-cell table:style-name="ce27" table:formula="of:=IF(SUM([.E120:.F120])&lt;&gt;0;SUM([.E120:.F120]);&quot;&quot;)" office:value-type="float" office:value="9.67" calcext:value-type="float">
            <text:p>9.67</text:p>
          </table:table-cell>
          <table:table-cell table:style-name="ce27" table:formula="of:=IF(SUM([.G120:.H120])&lt;&gt;0;SUM([.G120:.H120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jxml2sql19.json</text:p>
          </table:table-cell>
          <table:table-cell office:value-type="float" office:value="1.737" calcext:value-type="float">
            <text:p>1.737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jxml2sql19.json</text:p>
          </table:table-cell>
          <table:table-cell office:value-type="float" office:value="1.889" calcext:value-type="float">
            <text:p>1.889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jxml2sql16.json</text:p>
          </table:table-cell>
          <table:table-cell office:value-type="float" office:value="9.131" calcext:value-type="float">
            <text:p>9.131</text:p>
          </table:table-cell>
          <table:table-cell office:value-type="float" office:value="1.403" calcext:value-type="float">
            <text:p>1.403</text:p>
          </table:table-cell>
          <table:table-cell office:value-type="float" office:value="7.573" calcext:value-type="float">
            <text:p>7.573</text:p>
          </table:table-cell>
          <table:table-cell office:value-type="float" office:value="1.305" calcext:value-type="float">
            <text:p>1.3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1:.D121])&lt;&gt;0;SUM([.C121:.D121]);&quot;&quot;)" office:value-type="float" office:value="10.534" calcext:value-type="float">
            <text:p>10.534</text:p>
          </table:table-cell>
          <table:table-cell table:style-name="ce27" table:formula="of:=IF(SUM([.E121:.F121])&lt;&gt;0;SUM([.E121:.F121]);&quot;&quot;)" office:value-type="float" office:value="8.878" calcext:value-type="float">
            <text:p>8.878</text:p>
          </table:table-cell>
          <table:table-cell table:style-name="ce27" table:formula="of:=IF(SUM([.G121:.H121])&lt;&gt;0;SUM([.G121:.H121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jxml2sql20.json</text:p>
          </table:table-cell>
          <table:table-cell office:value-type="float" office:value="1.706" calcext:value-type="float">
            <text:p>1.706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jxml2sql20.json</text:p>
          </table:table-cell>
          <table:table-cell office:value-type="float" office:value="1.82" calcext:value-type="float">
            <text:p>1.82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jxml2sql18.json</text:p>
          </table:table-cell>
          <table:table-cell office:value-type="float" office:value="9.944" calcext:value-type="float">
            <text:p>9.944</text:p>
          </table:table-cell>
          <table:table-cell office:value-type="float" office:value="1.391" calcext:value-type="float">
            <text:p>1.391</text:p>
          </table:table-cell>
          <table:table-cell office:value-type="float" office:value="8.079" calcext:value-type="float">
            <text:p>8.079</text:p>
          </table:table-cell>
          <table:table-cell office:value-type="float" office:value="1.278" calcext:value-type="float">
            <text:p>1.2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2:.D122])&lt;&gt;0;SUM([.C122:.D122]);&quot;&quot;)" office:value-type="float" office:value="11.335" calcext:value-type="float">
            <text:p>11.335</text:p>
          </table:table-cell>
          <table:table-cell table:style-name="ce27" table:formula="of:=IF(SUM([.E122:.F122])&lt;&gt;0;SUM([.E122:.F122]);&quot;&quot;)" office:value-type="float" office:value="9.357" calcext:value-type="float">
            <text:p>9.357</text:p>
          </table:table-cell>
          <table:table-cell table:style-name="ce27" table:formula="of:=IF(SUM([.G122:.H122])&lt;&gt;0;SUM([.G122:.H122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jxml2sql21.json</text:p>
          </table:table-cell>
          <table:table-cell office:value-type="float" office:value="1.821" calcext:value-type="float">
            <text:p>1.821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jxml2sql21.json</text:p>
          </table:table-cell>
          <table:table-cell office:value-type="float" office:value="1.955" calcext:value-type="float">
            <text:p>1.955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jxml2sql19.json</text:p>
          </table:table-cell>
          <table:table-cell office:value-type="float" office:value="9.392" calcext:value-type="float">
            <text:p>9.392</text:p>
          </table:table-cell>
          <table:table-cell office:value-type="float" office:value="1.59" calcext:value-type="float">
            <text:p>1.59</text:p>
          </table:table-cell>
          <table:table-cell office:value-type="float" office:value="8.676" calcext:value-type="float">
            <text:p>8.676</text:p>
          </table:table-cell>
          <table:table-cell office:value-type="float" office:value="1.183" calcext:value-type="float">
            <text:p>1.1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3:.D123])&lt;&gt;0;SUM([.C123:.D123]);&quot;&quot;)" office:value-type="float" office:value="10.982" calcext:value-type="float">
            <text:p>10.982</text:p>
          </table:table-cell>
          <table:table-cell table:style-name="ce27" table:formula="of:=IF(SUM([.E123:.F123])&lt;&gt;0;SUM([.E123:.F123]);&quot;&quot;)" office:value-type="float" office:value="9.859" calcext:value-type="float">
            <text:p>9.859</text:p>
          </table:table-cell>
          <table:table-cell table:style-name="ce27" table:formula="of:=IF(SUM([.G123:.H123])&lt;&gt;0;SUM([.G123:.H123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jxml2sql22.json</text:p>
          </table:table-cell>
          <table:table-cell office:value-type="float" office:value="1.159" calcext:value-type="float">
            <text:p>1.159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jxml2sql22.json</text:p>
          </table:table-cell>
          <table:table-cell office:value-type="float" office:value="1.156" calcext:value-type="float">
            <text:p>1.156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jxml2sql20.json</text:p>
          </table:table-cell>
          <table:table-cell office:value-type="float" office:value="8.503" calcext:value-type="float">
            <text:p>8.503</text:p>
          </table:table-cell>
          <table:table-cell office:value-type="float" office:value="1.322" calcext:value-type="float">
            <text:p>1.322</text:p>
          </table:table-cell>
          <table:table-cell office:value-type="float" office:value="8.126" calcext:value-type="float">
            <text:p>8.126</text:p>
          </table:table-cell>
          <table:table-cell office:value-type="float" office:value="1.257" calcext:value-type="float">
            <text:p>1.25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4:.D124])&lt;&gt;0;SUM([.C124:.D124]);&quot;&quot;)" office:value-type="float" office:value="9.825" calcext:value-type="float">
            <text:p>9.825</text:p>
          </table:table-cell>
          <table:table-cell table:style-name="ce27" table:formula="of:=IF(SUM([.E124:.F124])&lt;&gt;0;SUM([.E124:.F124]);&quot;&quot;)" office:value-type="float" office:value="9.383" calcext:value-type="float">
            <text:p>9.383</text:p>
          </table:table-cell>
          <table:table-cell table:style-name="ce27" table:formula="of:=IF(SUM([.G124:.H124])&lt;&gt;0;SUM([.G124:.H124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jxml2sql23.json</text:p>
          </table:table-cell>
          <table:table-cell office:value-type="float" office:value="1.691" calcext:value-type="float">
            <text:p>1.691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jxml2sql23.json</text:p>
          </table:table-cell>
          <table:table-cell office:value-type="float" office:value="1.853" calcext:value-type="float">
            <text:p>1.853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jxml2sql21.json</text:p>
          </table:table-cell>
          <table:table-cell office:value-type="float" office:value="8.788" calcext:value-type="float">
            <text:p>8.788</text:p>
          </table:table-cell>
          <table:table-cell office:value-type="float" office:value="1.276" calcext:value-type="float">
            <text:p>1.276</text:p>
          </table:table-cell>
          <table:table-cell office:value-type="float" office:value="8.089" calcext:value-type="float">
            <text:p>8.089</text:p>
          </table:table-cell>
          <table:table-cell office:value-type="float" office:value="1.209" calcext:value-type="float">
            <text:p>1.2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5:.D125])&lt;&gt;0;SUM([.C125:.D125]);&quot;&quot;)" office:value-type="float" office:value="10.064" calcext:value-type="float">
            <text:p>10.064</text:p>
          </table:table-cell>
          <table:table-cell table:style-name="ce27" table:formula="of:=IF(SUM([.E125:.F125])&lt;&gt;0;SUM([.E125:.F125]);&quot;&quot;)" office:value-type="float" office:value="9.298" calcext:value-type="float">
            <text:p>9.298</text:p>
          </table:table-cell>
          <table:table-cell table:style-name="ce27" table:formula="of:=IF(SUM([.G125:.H125])&lt;&gt;0;SUM([.G125:.H125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jxml2sql24.json</text:p>
          </table:table-cell>
          <table:table-cell office:value-type="float" office:value="1.899" calcext:value-type="float">
            <text:p>1.899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jxml2sql24.json</text:p>
          </table:table-cell>
          <table:table-cell office:value-type="float" office:value="1.837" calcext:value-type="float">
            <text:p>1.837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jxml2sql22.json</text:p>
          </table:table-cell>
          <table:table-cell office:value-type="float" office:value="3.093" calcext:value-type="float">
            <text:p>3.093</text:p>
          </table:table-cell>
          <table:table-cell office:value-type="float" office:value="0.83" calcext:value-type="float">
            <text:p>0.83</text:p>
          </table:table-cell>
          <table:table-cell office:value-type="float" office:value="6.778" calcext:value-type="float">
            <text:p>6.778</text:p>
          </table:table-cell>
          <table:table-cell office:value-type="float" office:value="1.199" calcext:value-type="float">
            <text:p>1.19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6:.D126])&lt;&gt;0;SUM([.C126:.D126]);&quot;&quot;)" office:value-type="float" office:value="3.923" calcext:value-type="float">
            <text:p>3.923</text:p>
          </table:table-cell>
          <table:table-cell table:style-name="ce27" table:formula="of:=IF(SUM([.E126:.F126])&lt;&gt;0;SUM([.E126:.F126]);&quot;&quot;)" office:value-type="float" office:value="7.977" calcext:value-type="float">
            <text:p>7.977</text:p>
          </table:table-cell>
          <table:table-cell table:style-name="ce27" table:formula="of:=IF(SUM([.G126:.H126])&lt;&gt;0;SUM([.G126:.H126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jxml2sql25.json</text:p>
          </table:table-cell>
          <table:table-cell office:value-type="float" office:value="1.627" calcext:value-type="float">
            <text:p>1.627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jxml2sql25.json</text:p>
          </table:table-cell>
          <table:table-cell office:value-type="float" office:value="1.659" calcext:value-type="float">
            <text:p>1.659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jxml2sql23.json</text:p>
          </table:table-cell>
          <table:table-cell office:value-type="float" office:value="8.764" calcext:value-type="float">
            <text:p>8.764</text:p>
          </table:table-cell>
          <table:table-cell office:value-type="float" office:value="1.328" calcext:value-type="float">
            <text:p>1.328</text:p>
          </table:table-cell>
          <table:table-cell office:value-type="float" office:value="7.746" calcext:value-type="float">
            <text:p>7.746</text:p>
          </table:table-cell>
          <table:table-cell office:value-type="float" office:value="1.145" calcext:value-type="float">
            <text:p>1.14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7:.D127])&lt;&gt;0;SUM([.C127:.D127]);&quot;&quot;)" office:value-type="float" office:value="10.092" calcext:value-type="float">
            <text:p>10.092</text:p>
          </table:table-cell>
          <table:table-cell table:style-name="ce27" table:formula="of:=IF(SUM([.E127:.F127])&lt;&gt;0;SUM([.E127:.F127]);&quot;&quot;)" office:value-type="float" office:value="8.891" calcext:value-type="float">
            <text:p>8.891</text:p>
          </table:table-cell>
          <table:table-cell table:style-name="ce27" table:formula="of:=IF(SUM([.G127:.H127])&lt;&gt;0;SUM([.G127:.H127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jxml2sql26.json</text:p>
          </table:table-cell>
          <table:table-cell office:value-type="float" office:value="1.913" calcext:value-type="float">
            <text:p>1.913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jxml2sql26.json</text:p>
          </table:table-cell>
          <table:table-cell office:value-type="float" office:value="2.108" calcext:value-type="float">
            <text:p>2.108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jxml2sql24.json</text:p>
          </table:table-cell>
          <table:table-cell office:value-type="float" office:value="9.804" calcext:value-type="float">
            <text:p>9.804</text:p>
          </table:table-cell>
          <table:table-cell office:value-type="float" office:value="1.535" calcext:value-type="float">
            <text:p>1.535</text:p>
          </table:table-cell>
          <table:table-cell office:value-type="float" office:value="8.095" calcext:value-type="float">
            <text:p>8.095</text:p>
          </table:table-cell>
          <table:table-cell office:value-type="float" office:value="1.217" calcext:value-type="float">
            <text:p>1.2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8:.D128])&lt;&gt;0;SUM([.C128:.D128]);&quot;&quot;)" office:value-type="float" office:value="11.339" calcext:value-type="float">
            <text:p>11.339</text:p>
          </table:table-cell>
          <table:table-cell table:style-name="ce27" table:formula="of:=IF(SUM([.E128:.F128])&lt;&gt;0;SUM([.E128:.F128]);&quot;&quot;)" office:value-type="float" office:value="9.312" calcext:value-type="float">
            <text:p>9.312</text:p>
          </table:table-cell>
          <table:table-cell table:style-name="ce27" table:formula="of:=IF(SUM([.G128:.H128])&lt;&gt;0;SUM([.G128:.H128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jxml2sql27.json</text:p>
          </table:table-cell>
          <table:table-cell office:value-type="float" office:value="1.955" calcext:value-type="float">
            <text:p>1.955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jxml2sql27.json</text:p>
          </table:table-cell>
          <table:table-cell office:value-type="float" office:value="1.921" calcext:value-type="float">
            <text:p>1.921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jxml2sql25.json</text:p>
          </table:table-cell>
          <table:table-cell office:value-type="float" office:value="7.987" calcext:value-type="float">
            <text:p>7.987</text:p>
          </table:table-cell>
          <table:table-cell office:value-type="float" office:value="1.165" calcext:value-type="float">
            <text:p>1.165</text:p>
          </table:table-cell>
          <table:table-cell office:value-type="float" office:value="7.825" calcext:value-type="float">
            <text:p>7.825</text:p>
          </table:table-cell>
          <table:table-cell office:value-type="float" office:value="1.261" calcext:value-type="float">
            <text:p>1.2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9:.D129])&lt;&gt;0;SUM([.C129:.D129]);&quot;&quot;)" office:value-type="float" office:value="9.152" calcext:value-type="float">
            <text:p>9.152</text:p>
          </table:table-cell>
          <table:table-cell table:style-name="ce27" table:formula="of:=IF(SUM([.E129:.F129])&lt;&gt;0;SUM([.E129:.F129]);&quot;&quot;)" office:value-type="float" office:value="9.086" calcext:value-type="float">
            <text:p>9.086</text:p>
          </table:table-cell>
          <table:table-cell table:style-name="ce27" table:formula="of:=IF(SUM([.G129:.H129])&lt;&gt;0;SUM([.G129:.H129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jxml2sql28.json</text:p>
          </table:table-cell>
          <table:table-cell office:value-type="float" office:value="1.661" calcext:value-type="float">
            <text:p>1.661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jxml2sql28.json</text:p>
          </table:table-cell>
          <table:table-cell office:value-type="float" office:value="1.652" calcext:value-type="float">
            <text:p>1.652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jxml2sql26.json</text:p>
          </table:table-cell>
          <table:table-cell office:value-type="float" office:value="9.135" calcext:value-type="float">
            <text:p>9.135</text:p>
          </table:table-cell>
          <table:table-cell office:value-type="float" office:value="1.286" calcext:value-type="float">
            <text:p>1.286</text:p>
          </table:table-cell>
          <table:table-cell office:value-type="float" office:value="8.12" calcext:value-type="float">
            <text:p>8.12</text:p>
          </table:table-cell>
          <table:table-cell office:value-type="float" office:value="1.275" calcext:value-type="float">
            <text:p>1.2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0:.D130])&lt;&gt;0;SUM([.C130:.D130]);&quot;&quot;)" office:value-type="float" office:value="10.421" calcext:value-type="float">
            <text:p>10.421</text:p>
          </table:table-cell>
          <table:table-cell table:style-name="ce27" table:formula="of:=IF(SUM([.E130:.F130])&lt;&gt;0;SUM([.E130:.F130]);&quot;&quot;)" office:value-type="float" office:value="9.395" calcext:value-type="float">
            <text:p>9.395</text:p>
          </table:table-cell>
          <table:table-cell table:style-name="ce27" table:formula="of:=IF(SUM([.G130:.H130])&lt;&gt;0;SUM([.G130:.H130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jxml2sql29.json</text:p>
          </table:table-cell>
          <table:table-cell office:value-type="float" office:value="2.052" calcext:value-type="float">
            <text:p>2.052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jxml2sql29.json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jxml2sql27.json</text:p>
          </table:table-cell>
          <table:table-cell office:value-type="float" office:value="10.33" calcext:value-type="float">
            <text:p>10.33</text:p>
          </table:table-cell>
          <table:table-cell office:value-type="float" office:value="1.48" calcext:value-type="float">
            <text:p>1.48</text:p>
          </table:table-cell>
          <table:table-cell office:value-type="float" office:value="8.151" calcext:value-type="float">
            <text:p>8.151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1:.D131])&lt;&gt;0;SUM([.C131:.D131]);&quot;&quot;)" office:value-type="float" office:value="11.81" calcext:value-type="float">
            <text:p>11.81</text:p>
          </table:table-cell>
          <table:table-cell table:style-name="ce27" table:formula="of:=IF(SUM([.E131:.F131])&lt;&gt;0;SUM([.E131:.F131]);&quot;&quot;)" office:value-type="float" office:value="9.361" calcext:value-type="float">
            <text:p>9.361</text:p>
          </table:table-cell>
          <table:table-cell table:style-name="ce27" table:formula="of:=IF(SUM([.G131:.H131])&lt;&gt;0;SUM([.G131:.H131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jxml2sql30.json</text:p>
          </table:table-cell>
          <table:table-cell office:value-type="float" office:value="1.691" calcext:value-type="float">
            <text:p>1.691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jxml2sql30.json</text:p>
          </table:table-cell>
          <table:table-cell office:value-type="float" office:value="1.944" calcext:value-type="float">
            <text:p>1.944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jxml2sql28.json</text:p>
          </table:table-cell>
          <table:table-cell office:value-type="float" office:value="9.555" calcext:value-type="float">
            <text:p>9.555</text:p>
          </table:table-cell>
          <table:table-cell office:value-type="float" office:value="1.432" calcext:value-type="float">
            <text:p>1.432</text:p>
          </table:table-cell>
          <table:table-cell office:value-type="float" office:value="7.737" calcext:value-type="float">
            <text:p>7.737</text:p>
          </table:table-cell>
          <table:table-cell office:value-type="float" office:value="1.376" calcext:value-type="float">
            <text:p>1.3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2:.D132])&lt;&gt;0;SUM([.C132:.D132]);&quot;&quot;)" office:value-type="float" office:value="10.987" calcext:value-type="float">
            <text:p>10.987</text:p>
          </table:table-cell>
          <table:table-cell table:style-name="ce27" table:formula="of:=IF(SUM([.E132:.F132])&lt;&gt;0;SUM([.E132:.F132]);&quot;&quot;)" office:value-type="float" office:value="9.113" calcext:value-type="float">
            <text:p>9.113</text:p>
          </table:table-cell>
          <table:table-cell table:style-name="ce27" table:formula="of:=IF(SUM([.G132:.H132])&lt;&gt;0;SUM([.G132:.H132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jxml2sql31.json</text:p>
          </table:table-cell>
          <table:table-cell office:value-type="float" office:value="1.709" calcext:value-type="float">
            <text:p>1.709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jxml2sql31.json</text:p>
          </table:table-cell>
          <table:table-cell office:value-type="float" office:value="1.898" calcext:value-type="float">
            <text:p>1.898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jxml2sql29.json</text:p>
          </table:table-cell>
          <table:table-cell office:value-type="float" office:value="9.056" calcext:value-type="float">
            <text:p>9.056</text:p>
          </table:table-cell>
          <table:table-cell office:value-type="float" office:value="1.435" calcext:value-type="float">
            <text:p>1.435</text:p>
          </table:table-cell>
          <table:table-cell office:value-type="float" office:value="8.139" calcext:value-type="float">
            <text:p>8.139</text:p>
          </table:table-cell>
          <table:table-cell office:value-type="float" office:value="1.303" calcext:value-type="float">
            <text:p>1.3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3:.D133])&lt;&gt;0;SUM([.C133:.D133]);&quot;&quot;)" office:value-type="float" office:value="10.491" calcext:value-type="float">
            <text:p>10.491</text:p>
          </table:table-cell>
          <table:table-cell table:style-name="ce27" table:formula="of:=IF(SUM([.E133:.F133])&lt;&gt;0;SUM([.E133:.F133]);&quot;&quot;)" office:value-type="float" office:value="9.442" calcext:value-type="float">
            <text:p>9.442</text:p>
          </table:table-cell>
          <table:table-cell table:style-name="ce27" table:formula="of:=IF(SUM([.G133:.H133])&lt;&gt;0;SUM([.G133:.H133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jxml2sql32.json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jxml2sql32.json</text:p>
          </table:table-cell>
          <table:table-cell office:value-type="float" office:value="1.864" calcext:value-type="float">
            <text:p>1.864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jxml2sql30.json</text:p>
          </table:table-cell>
          <table:table-cell office:value-type="float" office:value="9.754" calcext:value-type="float">
            <text:p>9.754</text:p>
          </table:table-cell>
          <table:table-cell office:value-type="float" office:value="1.446" calcext:value-type="float">
            <text:p>1.446</text:p>
          </table:table-cell>
          <table:table-cell office:value-type="float" office:value="8.439" calcext:value-type="float">
            <text:p>8.439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4:.D134])&lt;&gt;0;SUM([.C134:.D134]);&quot;&quot;)" office:value-type="float" office:value="11.2" calcext:value-type="float">
            <text:p>11.2</text:p>
          </table:table-cell>
          <table:table-cell table:style-name="ce27" table:formula="of:=IF(SUM([.E134:.F134])&lt;&gt;0;SUM([.E134:.F134]);&quot;&quot;)" office:value-type="float" office:value="9.699" calcext:value-type="float">
            <text:p>9.699</text:p>
          </table:table-cell>
          <table:table-cell table:style-name="ce27" table:formula="of:=IF(SUM([.G134:.H134])&lt;&gt;0;SUM([.G134:.H134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jxml2sql33.json</text:p>
          </table:table-cell>
          <table:table-cell office:value-type="float" office:value="1.649" calcext:value-type="float">
            <text:p>1.649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jxml2sql33.json</text:p>
          </table:table-cell>
          <table:table-cell office:value-type="float" office:value="1.885" calcext:value-type="float">
            <text:p>1.885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jxml2sql31.json</text:p>
          </table:table-cell>
          <table:table-cell office:value-type="float" office:value="8.869" calcext:value-type="float">
            <text:p>8.869</text:p>
          </table:table-cell>
          <table:table-cell office:value-type="float" office:value="1.376" calcext:value-type="float">
            <text:p>1.376</text:p>
          </table:table-cell>
          <table:table-cell office:value-type="float" office:value="8.488" calcext:value-type="float">
            <text:p>8.488</text:p>
          </table:table-cell>
          <table:table-cell office:value-type="float" office:value="1.351" calcext:value-type="float">
            <text:p>1.35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5:.D135])&lt;&gt;0;SUM([.C135:.D135]);&quot;&quot;)" office:value-type="float" office:value="10.245" calcext:value-type="float">
            <text:p>10.245</text:p>
          </table:table-cell>
          <table:table-cell table:style-name="ce27" table:formula="of:=IF(SUM([.E135:.F135])&lt;&gt;0;SUM([.E135:.F135]);&quot;&quot;)" office:value-type="float" office:value="9.839" calcext:value-type="float">
            <text:p>9.839</text:p>
          </table:table-cell>
          <table:table-cell table:style-name="ce27" table:formula="of:=IF(SUM([.G135:.H135])&lt;&gt;0;SUM([.G135:.H135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jxml2sql34.json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jxml2sql34.json</text:p>
          </table:table-cell>
          <table:table-cell office:value-type="float" office:value="1.732" calcext:value-type="float">
            <text:p>1.732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jxml2sql32.json</text:p>
          </table:table-cell>
          <table:table-cell office:value-type="float" office:value="8.502" calcext:value-type="float">
            <text:p>8.502</text:p>
          </table:table-cell>
          <table:table-cell office:value-type="float" office:value="1.276" calcext:value-type="float">
            <text:p>1.276</text:p>
          </table:table-cell>
          <table:table-cell office:value-type="float" office:value="7.814" calcext:value-type="float">
            <text:p>7.814</text:p>
          </table:table-cell>
          <table:table-cell office:value-type="float" office:value="1.232" calcext:value-type="float">
            <text:p>1.2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6:.D136])&lt;&gt;0;SUM([.C136:.D136]);&quot;&quot;)" office:value-type="float" office:value="9.778" calcext:value-type="float">
            <text:p>9.778</text:p>
          </table:table-cell>
          <table:table-cell table:style-name="ce27" table:formula="of:=IF(SUM([.E136:.F136])&lt;&gt;0;SUM([.E136:.F136]);&quot;&quot;)" office:value-type="float" office:value="9.046" calcext:value-type="float">
            <text:p>9.046</text:p>
          </table:table-cell>
          <table:table-cell table:style-name="ce27" table:formula="of:=IF(SUM([.G136:.H136])&lt;&gt;0;SUM([.G136:.H136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mathQuizGame01.json</text:p>
          </table:table-cell>
          <table:table-cell office:value-type="float" office:value="1.693" calcext:value-type="float">
            <text:p>1.693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mathQuizGame01.json</text:p>
          </table:table-cell>
          <table:table-cell office:value-type="float" office:value="1.697" calcext:value-type="float">
            <text:p>1.697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jxml2sql33.json</text:p>
          </table:table-cell>
          <table:table-cell office:value-type="float" office:value="9.762" calcext:value-type="float">
            <text:p>9.762</text:p>
          </table:table-cell>
          <table:table-cell office:value-type="float" office:value="1.437" calcext:value-type="float">
            <text:p>1.437</text:p>
          </table:table-cell>
          <table:table-cell office:value-type="float" office:value="8.447" calcext:value-type="float">
            <text:p>8.447</text:p>
          </table:table-cell>
          <table:table-cell office:value-type="float" office:value="1.327" calcext:value-type="float">
            <text:p>1.3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7:.D137])&lt;&gt;0;SUM([.C137:.D137]);&quot;&quot;)" office:value-type="float" office:value="11.199" calcext:value-type="float">
            <text:p>11.199</text:p>
          </table:table-cell>
          <table:table-cell table:style-name="ce27" table:formula="of:=IF(SUM([.E137:.F137])&lt;&gt;0;SUM([.E137:.F137]);&quot;&quot;)" office:value-type="float" office:value="9.774" calcext:value-type="float">
            <text:p>9.774</text:p>
          </table:table-cell>
          <table:table-cell table:style-name="ce27" table:formula="of:=IF(SUM([.G137:.H137])&lt;&gt;0;SUM([.G137:.H137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mathQuizGame02.json</text:p>
          </table:table-cell>
          <table:table-cell office:value-type="float" office:value="2.113" calcext:value-type="float">
            <text:p>2.113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mathQuizGame02.json</text:p>
          </table:table-cell>
          <table:table-cell office:value-type="float" office:value="1.879" calcext:value-type="float">
            <text:p>1.879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jxml2sql34.json</text:p>
          </table:table-cell>
          <table:table-cell office:value-type="float" office:value="8.245" calcext:value-type="float">
            <text:p>8.245</text:p>
          </table:table-cell>
          <table:table-cell office:value-type="float" office:value="1.279" calcext:value-type="float">
            <text:p>1.279</text:p>
          </table:table-cell>
          <table:table-cell office:value-type="float" office:value="7.834" calcext:value-type="float">
            <text:p>7.834</text:p>
          </table:table-cell>
          <table:table-cell office:value-type="float" office:value="1.181" calcext:value-type="float">
            <text:p>1.1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8:.D138])&lt;&gt;0;SUM([.C138:.D138]);&quot;&quot;)" office:value-type="float" office:value="9.524" calcext:value-type="float">
            <text:p>9.524</text:p>
          </table:table-cell>
          <table:table-cell table:style-name="ce27" table:formula="of:=IF(SUM([.E138:.F138])&lt;&gt;0;SUM([.E138:.F138]);&quot;&quot;)" office:value-type="float" office:value="9.015" calcext:value-type="float">
            <text:p>9.015</text:p>
          </table:table-cell>
          <table:table-cell table:style-name="ce27" table:formula="of:=IF(SUM([.G138:.H138])&lt;&gt;0;SUM([.G138:.H138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mathQuizGame03.json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mathQuizGame03.json</text:p>
          </table:table-cell>
          <table:table-cell office:value-type="float" office:value="0.876" calcext:value-type="float">
            <text:p>0.876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mathQuizGame01.json</text:p>
          </table:table-cell>
          <table:table-cell office:value-type="float" office:value="7.538" calcext:value-type="float">
            <text:p>7.538</text:p>
          </table:table-cell>
          <table:table-cell office:value-type="float" office:value="1.282" calcext:value-type="float">
            <text:p>1.282</text:p>
          </table:table-cell>
          <table:table-cell office:value-type="float" office:value="9.793" calcext:value-type="float">
            <text:p>9.793</text:p>
          </table:table-cell>
          <table:table-cell office:value-type="float" office:value="1.465" calcext:value-type="float">
            <text:p>1.465</text:p>
          </table:table-cell>
          <table:table-cell office:value-type="float" office:value="619.632" calcext:value-type="float">
            <text:p>619.632</text:p>
          </table:table-cell>
          <table:table-cell office:value-type="float" office:value="5.671" calcext:value-type="float">
            <text:p>5.671</text:p>
          </table:table-cell>
          <table:table-cell table:style-name="ce27" table:formula="of:=IF(SUM([.C139:.D139])&lt;&gt;0;SUM([.C139:.D139]);&quot;&quot;)" office:value-type="float" office:value="8.82" calcext:value-type="float">
            <text:p>8.82</text:p>
          </table:table-cell>
          <table:table-cell table:style-name="ce27" table:formula="of:=IF(SUM([.E139:.F139])&lt;&gt;0;SUM([.E139:.F139]);&quot;&quot;)" office:value-type="float" office:value="11.258" calcext:value-type="float">
            <text:p>11.258</text:p>
          </table:table-cell>
          <table:table-cell table:style-name="ce27" table:formula="of:=IF(SUM([.G139:.H139])&lt;&gt;0;SUM([.G139:.H139]);&quot;&quot;)" office:value-type="float" office:value="625.303" calcext:value-type="float">
            <text:p>625.303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mathQuizGame04.json</text:p>
          </table:table-cell>
          <table:table-cell office:value-type="float" office:value="1.322" calcext:value-type="float">
            <text:p>1.322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mathQuizGame04.json</text:p>
          </table:table-cell>
          <table:table-cell office:value-type="float" office:value="1.487" calcext:value-type="float">
            <text:p>1.487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mathQuizGame02.json</text:p>
          </table:table-cell>
          <table:table-cell office:value-type="float" office:value="6.66" calcext:value-type="float">
            <text:p>6.66</text:p>
          </table:table-cell>
          <table:table-cell office:value-type="float" office:value="1.161" calcext:value-type="float">
            <text:p>1.161</text:p>
          </table:table-cell>
          <table:table-cell office:value-type="float" office:value="7.209" calcext:value-type="float">
            <text:p>7.209</text:p>
          </table:table-cell>
          <table:table-cell office:value-type="float" office:value="1.131" calcext:value-type="float">
            <text:p>1.131</text:p>
          </table:table-cell>
          <table:table-cell office:value-type="float" office:value="794.375" calcext:value-type="float">
            <text:p>794.375</text:p>
          </table:table-cell>
          <table:table-cell office:value-type="float" office:value="1.913" calcext:value-type="float">
            <text:p>1.913</text:p>
          </table:table-cell>
          <table:table-cell table:style-name="ce27" table:formula="of:=IF(SUM([.C140:.D140])&lt;&gt;0;SUM([.C140:.D140]);&quot;&quot;)" office:value-type="float" office:value="7.821" calcext:value-type="float">
            <text:p>7.821</text:p>
          </table:table-cell>
          <table:table-cell table:style-name="ce27" table:formula="of:=IF(SUM([.E140:.F140])&lt;&gt;0;SUM([.E140:.F140]);&quot;&quot;)" office:value-type="float" office:value="8.34" calcext:value-type="float">
            <text:p>8.34</text:p>
          </table:table-cell>
          <table:table-cell table:style-name="ce27" table:formula="of:=IF(SUM([.G140:.H140])&lt;&gt;0;SUM([.G140:.H140]);&quot;&quot;)" office:value-type="float" office:value="796.288" calcext:value-type="float">
            <text:p>796.288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mathQuizGame09.json</text:p>
          </table:table-cell>
          <table:table-cell office:value-type="float" office:value="1.244" calcext:value-type="float">
            <text:p>1.244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mathQuizGame09.json</text:p>
          </table:table-cell>
          <table:table-cell office:value-type="float" office:value="1.196" calcext:value-type="float">
            <text:p>1.196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mathQuizGame03.json</text:p>
          </table:table-cell>
          <table:table-cell office:value-type="float" office:value="1.193" calcext:value-type="float">
            <text:p>1.193</text:p>
          </table:table-cell>
          <table:table-cell office:value-type="float" office:value="0.479" calcext:value-type="float">
            <text:p>0.479</text:p>
          </table:table-cell>
          <table:table-cell office:value-type="float" office:value="6.006" calcext:value-type="float">
            <text:p>6.006</text:p>
          </table:table-cell>
          <table:table-cell office:value-type="float" office:value="1.009" calcext:value-type="float">
            <text:p>1.009</text:p>
          </table:table-cell>
          <table:table-cell office:value-type="float" office:value="21.926" calcext:value-type="float">
            <text:p>21.926</text:p>
          </table:table-cell>
          <table:table-cell office:value-type="float" office:value="0.277" calcext:value-type="float">
            <text:p>0.277</text:p>
          </table:table-cell>
          <table:table-cell table:style-name="ce27" table:formula="of:=IF(SUM([.C141:.D141])&lt;&gt;0;SUM([.C141:.D141]);&quot;&quot;)" office:value-type="float" office:value="1.672" calcext:value-type="float">
            <text:p>1.672</text:p>
          </table:table-cell>
          <table:table-cell table:style-name="ce27" table:formula="of:=IF(SUM([.E141:.F141])&lt;&gt;0;SUM([.E141:.F141]);&quot;&quot;)" office:value-type="float" office:value="7.015" calcext:value-type="float">
            <text:p>7.015</text:p>
          </table:table-cell>
          <table:table-cell table:style-name="ce27" table:formula="of:=IF(SUM([.G141:.H141])&lt;&gt;0;SUM([.G141:.H141]);&quot;&quot;)" office:value-type="float" office:value="22.203" calcext:value-type="float">
            <text:p>22.203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mathQuizGame10.json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mathQuizGame10.json</text:p>
          </table:table-cell>
          <table:table-cell office:value-type="float" office:value="0.927" calcext:value-type="float">
            <text:p>0.927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mathQuizGame04.json</text:p>
          </table:table-cell>
          <table:table-cell office:value-type="float" office:value="4.433" calcext:value-type="float">
            <text:p>4.433</text:p>
          </table:table-cell>
          <table:table-cell office:value-type="float" office:value="0.8" calcext:value-type="float">
            <text:p>0.8</text:p>
          </table:table-cell>
          <table:table-cell office:value-type="float" office:value="6.646" calcext:value-type="float">
            <text:p>6.646</text:p>
          </table:table-cell>
          <table:table-cell office:value-type="float" office:value="1.091" calcext:value-type="float">
            <text:p>1.091</text:p>
          </table:table-cell>
          <table:table-cell office:value-type="float" office:value="100.327" calcext:value-type="float">
            <text:p>100.327</text:p>
          </table:table-cell>
          <table:table-cell office:value-type="float" office:value="0.599" calcext:value-type="float">
            <text:p>0.599</text:p>
          </table:table-cell>
          <table:table-cell table:style-name="ce27" table:formula="of:=IF(SUM([.C142:.D142])&lt;&gt;0;SUM([.C142:.D142]);&quot;&quot;)" office:value-type="float" office:value="5.233" calcext:value-type="float">
            <text:p>5.233</text:p>
          </table:table-cell>
          <table:table-cell table:style-name="ce27" table:formula="of:=IF(SUM([.E142:.F142])&lt;&gt;0;SUM([.E142:.F142]);&quot;&quot;)" office:value-type="float" office:value="7.737" calcext:value-type="float">
            <text:p>7.737</text:p>
          </table:table-cell>
          <table:table-cell table:style-name="ce27" table:formula="of:=IF(SUM([.G142:.H142])&lt;&gt;0;SUM([.G142:.H142]);&quot;&quot;)" office:value-type="float" office:value="100.926" calcext:value-type="float">
            <text:p>100.926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mathQuizGame12.json</text:p>
          </table:table-cell>
          <table:table-cell office:value-type="float" office:value="1.469" calcext:value-type="float">
            <text:p>1.469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mathQuizGame12.json</text:p>
          </table:table-cell>
          <table:table-cell office:value-type="float" office:value="1.346" calcext:value-type="float">
            <text:p>1.346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mathQuizGame09.json</text:p>
          </table:table-cell>
          <table:table-cell office:value-type="float" office:value="2.946" calcext:value-type="float">
            <text:p>2.946</text:p>
          </table:table-cell>
          <table:table-cell office:value-type="float" office:value="0.679" calcext:value-type="float">
            <text:p>0.679</text:p>
          </table:table-cell>
          <table:table-cell office:value-type="float" office:value="6.01" calcext:value-type="float">
            <text:p>6.01</text:p>
          </table:table-cell>
          <table:table-cell office:value-type="float" office:value="1.014" calcext:value-type="float">
            <text:p>1.014</text:p>
          </table:table-cell>
          <table:table-cell office:value-type="float" office:value="27.148" calcext:value-type="float">
            <text:p>27.148</text:p>
          </table:table-cell>
          <table:table-cell office:value-type="float" office:value="0.322" calcext:value-type="float">
            <text:p>0.322</text:p>
          </table:table-cell>
          <table:table-cell table:style-name="ce27" table:formula="of:=IF(SUM([.C143:.D143])&lt;&gt;0;SUM([.C143:.D143]);&quot;&quot;)" office:value-type="float" office:value="3.625" calcext:value-type="float">
            <text:p>3.625</text:p>
          </table:table-cell>
          <table:table-cell table:style-name="ce27" table:formula="of:=IF(SUM([.E143:.F143])&lt;&gt;0;SUM([.E143:.F143]);&quot;&quot;)" office:value-type="float" office:value="7.024" calcext:value-type="float">
            <text:p>7.024</text:p>
          </table:table-cell>
          <table:table-cell table:style-name="ce27" table:formula="of:=IF(SUM([.G143:.H143])&lt;&gt;0;SUM([.G143:.H143]);&quot;&quot;)" office:value-type="float" office:value="27.47" calcext:value-type="float">
            <text:p>27.47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mathQuizGame13.json</text:p>
          </table:table-cell>
          <table:table-cell office:value-type="float" office:value="3.261" calcext:value-type="float">
            <text:p>3.261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mathQuizGame13.json</text:p>
          </table:table-cell>
          <table:table-cell office:value-type="float" office:value="3.069" calcext:value-type="float">
            <text:p>3.069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mathQuizGame10.json</text:p>
          </table:table-cell>
          <table:table-cell office:value-type="float" office:value="1.582" calcext:value-type="float">
            <text:p>1.582</text:p>
          </table:table-cell>
          <table:table-cell office:value-type="float" office:value="0.568" calcext:value-type="float">
            <text:p>0.568</text:p>
          </table:table-cell>
          <table:table-cell office:value-type="float" office:value="6.632" calcext:value-type="float">
            <text:p>6.632</text:p>
          </table:table-cell>
          <table:table-cell office:value-type="float" office:value="0.987" calcext:value-type="float">
            <text:p>0.987</text:p>
          </table:table-cell>
          <table:table-cell office:value-type="float" office:value="482.263" calcext:value-type="float">
            <text:p>482.263</text:p>
          </table:table-cell>
          <table:table-cell office:value-type="float" office:value="2.591" calcext:value-type="float">
            <text:p>2.591</text:p>
          </table:table-cell>
          <table:table-cell table:style-name="ce27" table:formula="of:=IF(SUM([.C144:.D144])&lt;&gt;0;SUM([.C144:.D144]);&quot;&quot;)" office:value-type="float" office:value="2.15" calcext:value-type="float">
            <text:p>2.15</text:p>
          </table:table-cell>
          <table:table-cell table:style-name="ce27" table:formula="of:=IF(SUM([.E144:.F144])&lt;&gt;0;SUM([.E144:.F144]);&quot;&quot;)" office:value-type="float" office:value="7.619" calcext:value-type="float">
            <text:p>7.619</text:p>
          </table:table-cell>
          <table:table-cell table:style-name="ce27" table:formula="of:=IF(SUM([.G144:.H144])&lt;&gt;0;SUM([.G144:.H144]);&quot;&quot;)" office:value-type="float" office:value="484.854" calcext:value-type="float">
            <text:p>484.854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mathQuizGame14.json</text:p>
          </table:table-cell>
          <table:table-cell office:value-type="float" office:value="1.214" calcext:value-type="float">
            <text:p>1.214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mathQuizGame14.json</text:p>
          </table:table-cell>
          <table:table-cell office:value-type="float" office:value="1.353" calcext:value-type="float">
            <text:p>1.353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mathQuizGame12.json</text:p>
          </table:table-cell>
          <table:table-cell office:value-type="float" office:value="4.693" calcext:value-type="float">
            <text:p>4.693</text:p>
          </table:table-cell>
          <table:table-cell office:value-type="float" office:value="0.994" calcext:value-type="float">
            <text:p>0.994</text:p>
          </table:table-cell>
          <table:table-cell office:value-type="float" office:value="7.952" calcext:value-type="float">
            <text:p>7.952</text:p>
          </table:table-cell>
          <table:table-cell office:value-type="float" office:value="1.246" calcext:value-type="float">
            <text:p>1.2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45:.D145])&lt;&gt;0;SUM([.C145:.D145]);&quot;&quot;)" office:value-type="float" office:value="5.687" calcext:value-type="float">
            <text:p>5.687</text:p>
          </table:table-cell>
          <table:table-cell table:style-name="ce27" table:formula="of:=IF(SUM([.E145:.F145])&lt;&gt;0;SUM([.E145:.F145]);&quot;&quot;)" office:value-type="float" office:value="9.198" calcext:value-type="float">
            <text:p>9.198</text:p>
          </table:table-cell>
          <table:table-cell table:style-name="ce27" table:formula="of:=IF(SUM([.G145:.H145])&lt;&gt;0;SUM([.G145:.H145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mathQuizGame15.json</text:p>
          </table:table-cell>
          <table:table-cell office:value-type="float" office:value="3.263" calcext:value-type="float">
            <text:p>3.263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mathQuizGame15.json</text:p>
          </table:table-cell>
          <table:table-cell office:value-type="float" office:value="3.302" calcext:value-type="float">
            <text:p>3.302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mathQuizGame13.json</text:p>
          </table:table-cell>
          <table:table-cell office:value-type="float" office:value="7.799" calcext:value-type="float">
            <text:p>7.799</text:p>
          </table:table-cell>
          <table:table-cell office:value-type="float" office:value="1.622" calcext:value-type="float">
            <text:p>1.622</text:p>
          </table:table-cell>
          <table:table-cell office:value-type="float" office:value="8.243" calcext:value-type="float">
            <text:p>8.243</text:p>
          </table:table-cell>
          <table:table-cell office:value-type="float" office:value="1.294" calcext:value-type="float">
            <text:p>1.294</text:p>
          </table:table-cell>
          <table:table-cell office:value-type="float" office:value="833.134" calcext:value-type="float">
            <text:p>833.134</text:p>
          </table:table-cell>
          <table:table-cell office:value-type="float" office:value="2.305" calcext:value-type="float">
            <text:p>2.305</text:p>
          </table:table-cell>
          <table:table-cell table:style-name="ce27" table:formula="of:=IF(SUM([.C146:.D146])&lt;&gt;0;SUM([.C146:.D146]);&quot;&quot;)" office:value-type="float" office:value="9.421" calcext:value-type="float">
            <text:p>9.421</text:p>
          </table:table-cell>
          <table:table-cell table:style-name="ce27" table:formula="of:=IF(SUM([.E146:.F146])&lt;&gt;0;SUM([.E146:.F146]);&quot;&quot;)" office:value-type="float" office:value="9.537" calcext:value-type="float">
            <text:p>9.537</text:p>
          </table:table-cell>
          <table:table-cell table:style-name="ce27" table:formula="of:=IF(SUM([.G146:.H146])&lt;&gt;0;SUM([.G146:.H146]);&quot;&quot;)" office:value-type="float" office:value="835.439" calcext:value-type="float">
            <text:p>835.439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mathQuizGame16.json</text:p>
          </table:table-cell>
          <table:table-cell office:value-type="float" office:value="1.334" calcext:value-type="float">
            <text:p>1.334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mathQuizGame16.json</text:p>
          </table:table-cell>
          <table:table-cell office:value-type="float" office:value="1.172" calcext:value-type="float">
            <text:p>1.172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mathQuizGame14.json</text:p>
          </table:table-cell>
          <table:table-cell office:value-type="float" office:value="4.213" calcext:value-type="float">
            <text:p>4.213</text:p>
          </table:table-cell>
          <table:table-cell office:value-type="float" office:value="0.93" calcext:value-type="float">
            <text:p>0.93</text:p>
          </table:table-cell>
          <table:table-cell office:value-type="float" office:value="7.455" calcext:value-type="float">
            <text:p>7.455</text:p>
          </table:table-cell>
          <table:table-cell office:value-type="float" office:value="1.153" calcext:value-type="float">
            <text:p>1.153</text:p>
          </table:table-cell>
          <table:table-cell office:value-type="float" office:value="99.292" calcext:value-type="float">
            <text:p>99.292</text:p>
          </table:table-cell>
          <table:table-cell office:value-type="float" office:value="0.713" calcext:value-type="float">
            <text:p>0.713</text:p>
          </table:table-cell>
          <table:table-cell table:style-name="ce27" table:formula="of:=IF(SUM([.C147:.D147])&lt;&gt;0;SUM([.C147:.D147]);&quot;&quot;)" office:value-type="float" office:value="5.143" calcext:value-type="float">
            <text:p>5.143</text:p>
          </table:table-cell>
          <table:table-cell table:style-name="ce27" table:formula="of:=IF(SUM([.E147:.F147])&lt;&gt;0;SUM([.E147:.F147]);&quot;&quot;)" office:value-type="float" office:value="8.608" calcext:value-type="float">
            <text:p>8.608</text:p>
          </table:table-cell>
          <table:table-cell table:style-name="ce27" table:formula="of:=IF(SUM([.G147:.H147])&lt;&gt;0;SUM([.G147:.H147]);&quot;&quot;)" office:value-type="float" office:value="100.005" calcext:value-type="float">
            <text:p>100.005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mathQuizGame17.json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mathQuizGame17.json</text:p>
          </table:table-cell>
          <table:table-cell office:value-type="float" office:value="2.641" calcext:value-type="float">
            <text:p>2.641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mathQuizGame15.json</text:p>
          </table:table-cell>
          <table:table-cell office:value-type="float" office:value="7.989" calcext:value-type="float">
            <text:p>7.989</text:p>
          </table:table-cell>
          <table:table-cell office:value-type="float" office:value="1.382" calcext:value-type="float">
            <text:p>1.382</text:p>
          </table:table-cell>
          <table:table-cell office:value-type="float" office:value="7.795" calcext:value-type="float">
            <text:p>7.795</text:p>
          </table:table-cell>
          <table:table-cell office:value-type="float" office:value="1.222" calcext:value-type="float">
            <text:p>1.222</text:p>
          </table:table-cell>
          <table:table-cell office:value-type="float" office:value="974.581" calcext:value-type="float">
            <text:p>974.581</text:p>
          </table:table-cell>
          <table:table-cell office:value-type="float" office:value="2.682" calcext:value-type="float">
            <text:p>2.682</text:p>
          </table:table-cell>
          <table:table-cell table:style-name="ce27" table:formula="of:=IF(SUM([.C148:.D148])&lt;&gt;0;SUM([.C148:.D148]);&quot;&quot;)" office:value-type="float" office:value="9.371" calcext:value-type="float">
            <text:p>9.371</text:p>
          </table:table-cell>
          <table:table-cell table:style-name="ce27" table:formula="of:=IF(SUM([.E148:.F148])&lt;&gt;0;SUM([.E148:.F148]);&quot;&quot;)" office:value-type="float" office:value="9.017" calcext:value-type="float">
            <text:p>9.017</text:p>
          </table:table-cell>
          <table:table-cell table:style-name="ce27" table:formula="of:=IF(SUM([.G148:.H148])&lt;&gt;0;SUM([.G148:.H148]);&quot;&quot;)" office:value-type="float" office:value="977.263" calcext:value-type="float">
            <text:p>977.263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mathQuizGame19.json</text:p>
          </table:table-cell>
          <table:table-cell office:value-type="float" office:value="1.344" calcext:value-type="float">
            <text:p>1.344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mathQuizGame19.json</text:p>
          </table:table-cell>
          <table:table-cell office:value-type="float" office:value="1.346" calcext:value-type="float">
            <text:p>1.346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mathQuizGame16.json</text:p>
          </table:table-cell>
          <table:table-cell office:value-type="float" office:value="4.605" calcext:value-type="float">
            <text:p>4.605</text:p>
          </table:table-cell>
          <table:table-cell office:value-type="float" office:value="0.992" calcext:value-type="float">
            <text:p>0.992</text:p>
          </table:table-cell>
          <table:table-cell office:value-type="float" office:value="7.689" calcext:value-type="float">
            <text:p>7.689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49:.D149])&lt;&gt;0;SUM([.C149:.D149]);&quot;&quot;)" office:value-type="float" office:value="5.597" calcext:value-type="float">
            <text:p>5.597</text:p>
          </table:table-cell>
          <table:table-cell table:style-name="ce27" table:formula="of:=IF(SUM([.E149:.F149])&lt;&gt;0;SUM([.E149:.F149]);&quot;&quot;)" office:value-type="float" office:value="8.959" calcext:value-type="float">
            <text:p>8.959</text:p>
          </table:table-cell>
          <table:table-cell table:style-name="ce27" table:formula="of:=IF(SUM([.G149:.H149])&lt;&gt;0;SUM([.G149:.H149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mathQuizGame20.json</text:p>
          </table:table-cell>
          <table:table-cell office:value-type="float" office:value="3.955" calcext:value-type="float">
            <text:p>3.955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mathQuizGame20.json</text:p>
          </table:table-cell>
          <table:table-cell office:value-type="float" office:value="4.232" calcext:value-type="float">
            <text:p>4.232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mathQuizGame17.json</text:p>
          </table:table-cell>
          <table:table-cell office:value-type="float" office:value="7.657" calcext:value-type="float">
            <text:p>7.657</text:p>
          </table:table-cell>
          <table:table-cell office:value-type="float" office:value="1.265" calcext:value-type="float">
            <text:p>1.265</text:p>
          </table:table-cell>
          <table:table-cell office:value-type="float" office:value="7.38" calcext:value-type="float">
            <text:p>7.38</text:p>
          </table:table-cell>
          <table:table-cell office:value-type="float" office:value="1.135" calcext:value-type="float">
            <text:p>1.135</text:p>
          </table:table-cell>
          <table:table-cell office:value-type="float" office:value="266.442" calcext:value-type="float">
            <text:p>266.442</text:p>
          </table:table-cell>
          <table:table-cell office:value-type="float" office:value="1.004" calcext:value-type="float">
            <text:p>1.004</text:p>
          </table:table-cell>
          <table:table-cell table:style-name="ce27" table:formula="of:=IF(SUM([.C150:.D150])&lt;&gt;0;SUM([.C150:.D150]);&quot;&quot;)" office:value-type="float" office:value="8.922" calcext:value-type="float">
            <text:p>8.922</text:p>
          </table:table-cell>
          <table:table-cell table:style-name="ce27" table:formula="of:=IF(SUM([.E150:.F150])&lt;&gt;0;SUM([.E150:.F150]);&quot;&quot;)" office:value-type="float" office:value="8.515" calcext:value-type="float">
            <text:p>8.515</text:p>
          </table:table-cell>
          <table:table-cell table:style-name="ce27" table:formula="of:=IF(SUM([.G150:.H150])&lt;&gt;0;SUM([.G150:.H150]);&quot;&quot;)" office:value-type="float" office:value="267.446" calcext:value-type="float">
            <text:p>267.446</text:p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mathQuizGame21.json</text:p>
          </table:table-cell>
          <table:table-cell office:value-type="float" office:value="1.353" calcext:value-type="float">
            <text:p>1.353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mathQuizGame21.json</text:p>
          </table:table-cell>
          <table:table-cell office:value-type="float" office:value="1.339" calcext:value-type="float">
            <text:p>1.339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mathQuizGame19.json</text:p>
          </table:table-cell>
          <table:table-cell office:value-type="float" office:value="5.07" calcext:value-type="float">
            <text:p>5.07</text:p>
          </table:table-cell>
          <table:table-cell office:value-type="float" office:value="1.055" calcext:value-type="float">
            <text:p>1.055</text:p>
          </table:table-cell>
          <table:table-cell office:value-type="float" office:value="8.221" calcext:value-type="float">
            <text:p>8.221</text:p>
          </table:table-cell>
          <table:table-cell office:value-type="float" office:value="1.223" calcext:value-type="float">
            <text:p>1.2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1:.D151])&lt;&gt;0;SUM([.C151:.D151]);&quot;&quot;)" office:value-type="float" office:value="6.125" calcext:value-type="float">
            <text:p>6.125</text:p>
          </table:table-cell>
          <table:table-cell table:style-name="ce27" table:formula="of:=IF(SUM([.E151:.F151])&lt;&gt;0;SUM([.E151:.F151]);&quot;&quot;)" office:value-type="float" office:value="9.444" calcext:value-type="float">
            <text:p>9.444</text:p>
          </table:table-cell>
          <table:table-cell table:style-name="ce27" table:formula="of:=IF(SUM([.G151:.H151])&lt;&gt;0;SUM([.G151:.H151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mathQuizGame22.json</text:p>
          </table:table-cell>
          <table:table-cell office:value-type="float" office:value="2.785" calcext:value-type="float">
            <text:p>2.785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mathQuizGame22.json</text:p>
          </table:table-cell>
          <table:table-cell office:value-type="float" office:value="2.821" calcext:value-type="float">
            <text:p>2.821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mathQuizGame20.json</text:p>
          </table:table-cell>
          <table:table-cell office:value-type="float" office:value="11.162" calcext:value-type="float">
            <text:p>11.162</text:p>
          </table:table-cell>
          <table:table-cell office:value-type="float" office:value="1.499" calcext:value-type="float">
            <text:p>1.499</text:p>
          </table:table-cell>
          <table:table-cell office:value-type="float" office:value="8.363" calcext:value-type="float">
            <text:p>8.363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2:.D152])&lt;&gt;0;SUM([.C152:.D152]);&quot;&quot;)" office:value-type="float" office:value="12.661" calcext:value-type="float">
            <text:p>12.661</text:p>
          </table:table-cell>
          <table:table-cell table:style-name="ce27" table:formula="of:=IF(SUM([.E152:.F152])&lt;&gt;0;SUM([.E152:.F152]);&quot;&quot;)" office:value-type="float" office:value="9.713" calcext:value-type="float">
            <text:p>9.713</text:p>
          </table:table-cell>
          <table:table-cell table:style-name="ce27" table:formula="of:=IF(SUM([.G152:.H152])&lt;&gt;0;SUM([.G152:.H152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mathQuizGame23.json</text:p>
          </table:table-cell>
          <table:table-cell office:value-type="float" office:value="1.334" calcext:value-type="float">
            <text:p>1.334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mathQuizGame23.json</text:p>
          </table:table-cell>
          <table:table-cell office:value-type="float" office:value="1.301" calcext:value-type="float">
            <text:p>1.301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mathQuizGame21.json</text:p>
          </table:table-cell>
          <table:table-cell office:value-type="float" office:value="4.91" calcext:value-type="float">
            <text:p>4.91</text:p>
          </table:table-cell>
          <table:table-cell office:value-type="float" office:value="1.059" calcext:value-type="float">
            <text:p>1.059</text:p>
          </table:table-cell>
          <table:table-cell office:value-type="float" office:value="7.742" calcext:value-type="float">
            <text:p>7.742</text:p>
          </table:table-cell>
          <table:table-cell office:value-type="float" office:value="1.095" calcext:value-type="float">
            <text:p>1.0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3:.D153])&lt;&gt;0;SUM([.C153:.D153]);&quot;&quot;)" office:value-type="float" office:value="5.969" calcext:value-type="float">
            <text:p>5.969</text:p>
          </table:table-cell>
          <table:table-cell table:style-name="ce27" table:formula="of:=IF(SUM([.E153:.F153])&lt;&gt;0;SUM([.E153:.F153]);&quot;&quot;)" office:value-type="float" office:value="8.837" calcext:value-type="float">
            <text:p>8.837</text:p>
          </table:table-cell>
          <table:table-cell table:style-name="ce27" table:formula="of:=IF(SUM([.G153:.H153])&lt;&gt;0;SUM([.G153:.H153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mathQuizGame24.json</text:p>
          </table:table-cell>
          <table:table-cell office:value-type="float" office:value="2.705" calcext:value-type="float">
            <text:p>2.705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mathQuizGame24.json</text:p>
          </table:table-cell>
          <table:table-cell office:value-type="float" office:value="2.753" calcext:value-type="float">
            <text:p>2.753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mathQuizGame22.json</text:p>
          </table:table-cell>
          <table:table-cell office:value-type="float" office:value="6.958" calcext:value-type="float">
            <text:p>6.958</text:p>
          </table:table-cell>
          <table:table-cell office:value-type="float" office:value="1.56" calcext:value-type="float">
            <text:p>1.56</text:p>
          </table:table-cell>
          <table:table-cell office:value-type="float" office:value="7.599" calcext:value-type="float">
            <text:p>7.599</text:p>
          </table:table-cell>
          <table:table-cell office:value-type="float" office:value="1.075" calcext:value-type="float">
            <text:p>1.0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4:.D154])&lt;&gt;0;SUM([.C154:.D154]);&quot;&quot;)" office:value-type="float" office:value="8.518" calcext:value-type="float">
            <text:p>8.518</text:p>
          </table:table-cell>
          <table:table-cell table:style-name="ce27" table:formula="of:=IF(SUM([.E154:.F154])&lt;&gt;0;SUM([.E154:.F154]);&quot;&quot;)" office:value-type="float" office:value="8.674" calcext:value-type="float">
            <text:p>8.674</text:p>
          </table:table-cell>
          <table:table-cell table:style-name="ce27" table:formula="of:=IF(SUM([.G154:.H154])&lt;&gt;0;SUM([.G154:.H154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mathQuizGame26.json</text:p>
          </table:table-cell>
          <table:table-cell office:value-type="float" office:value="1.456" calcext:value-type="float">
            <text:p>1.456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mathQuizGame26.json</text:p>
          </table:table-cell>
          <table:table-cell office:value-type="float" office:value="1.429" calcext:value-type="float">
            <text:p>1.429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mathQuizGame23.json</text:p>
          </table:table-cell>
          <table:table-cell office:value-type="float" office:value="4.62" calcext:value-type="float">
            <text:p>4.62</text:p>
          </table:table-cell>
          <table:table-cell office:value-type="float" office:value="1.073" calcext:value-type="float">
            <text:p>1.073</text:p>
          </table:table-cell>
          <table:table-cell office:value-type="float" office:value="8.468" calcext:value-type="float">
            <text:p>8.468</text:p>
          </table:table-cell>
          <table:table-cell office:value-type="float" office:value="1.309" calcext:value-type="float">
            <text:p>1.3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5:.D155])&lt;&gt;0;SUM([.C155:.D155]);&quot;&quot;)" office:value-type="float" office:value="5.693" calcext:value-type="float">
            <text:p>5.693</text:p>
          </table:table-cell>
          <table:table-cell table:style-name="ce27" table:formula="of:=IF(SUM([.E155:.F155])&lt;&gt;0;SUM([.E155:.F155]);&quot;&quot;)" office:value-type="float" office:value="9.777" calcext:value-type="float">
            <text:p>9.777</text:p>
          </table:table-cell>
          <table:table-cell table:style-name="ce27" table:formula="of:=IF(SUM([.G155:.H155])&lt;&gt;0;SUM([.G155:.H155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mathQuizGame27.json</text:p>
          </table:table-cell>
          <table:table-cell office:value-type="float" office:value="4.254" calcext:value-type="float">
            <text:p>4.254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mathQuizGame27.json</text:p>
          </table:table-cell>
          <table:table-cell office:value-type="float" office:value="4.203" calcext:value-type="float">
            <text:p>4.203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mathQuizGame24.json</text:p>
          </table:table-cell>
          <table:table-cell office:value-type="float" office:value="8.905" calcext:value-type="float">
            <text:p>8.905</text:p>
          </table:table-cell>
          <table:table-cell office:value-type="float" office:value="1.378" calcext:value-type="float">
            <text:p>1.378</text:p>
          </table:table-cell>
          <table:table-cell office:value-type="float" office:value="7.541" calcext:value-type="float">
            <text:p>7.541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6:.D156])&lt;&gt;0;SUM([.C156:.D156]);&quot;&quot;)" office:value-type="float" office:value="10.283" calcext:value-type="float">
            <text:p>10.283</text:p>
          </table:table-cell>
          <table:table-cell table:style-name="ce27" table:formula="of:=IF(SUM([.E156:.F156])&lt;&gt;0;SUM([.E156:.F156]);&quot;&quot;)" office:value-type="float" office:value="8.711" calcext:value-type="float">
            <text:p>8.711</text:p>
          </table:table-cell>
          <table:table-cell table:style-name="ce27" table:formula="of:=IF(SUM([.G156:.H156])&lt;&gt;0;SUM([.G156:.H156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mathQuizGame28.json</text:p>
          </table:table-cell>
          <table:table-cell office:value-type="float" office:value="1.387" calcext:value-type="float">
            <text:p>1.387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mathQuizGame28.json</text:p>
          </table:table-cell>
          <table:table-cell office:value-type="float" office:value="1.32" calcext:value-type="float">
            <text:p>1.32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mathQuizGame26.json</text:p>
          </table:table-cell>
          <table:table-cell office:value-type="float" office:value="5.347" calcext:value-type="float">
            <text:p>5.347</text:p>
          </table:table-cell>
          <table:table-cell office:value-type="float" office:value="1.094" calcext:value-type="float">
            <text:p>1.094</text:p>
          </table:table-cell>
          <table:table-cell office:value-type="float" office:value="7.93" calcext:value-type="float">
            <text:p>7.93</text:p>
          </table:table-cell>
          <table:table-cell office:value-type="float" office:value="1.206" calcext:value-type="float">
            <text:p>1.2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7:.D157])&lt;&gt;0;SUM([.C157:.D157]);&quot;&quot;)" office:value-type="float" office:value="6.441" calcext:value-type="float">
            <text:p>6.441</text:p>
          </table:table-cell>
          <table:table-cell table:style-name="ce27" table:formula="of:=IF(SUM([.E157:.F157])&lt;&gt;0;SUM([.E157:.F157]);&quot;&quot;)" office:value-type="float" office:value="9.136" calcext:value-type="float">
            <text:p>9.136</text:p>
          </table:table-cell>
          <table:table-cell table:style-name="ce27" table:formula="of:=IF(SUM([.G157:.H157])&lt;&gt;0;SUM([.G157:.H157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mathQuizGame29.json</text:p>
          </table:table-cell>
          <table:table-cell office:value-type="float" office:value="3.191" calcext:value-type="float">
            <text:p>3.191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mathQuizGame29.json</text:p>
          </table:table-cell>
          <table:table-cell office:value-type="float" office:value="2.81" calcext:value-type="float">
            <text:p>2.81</text:p>
          </table:table-cell>
          <table:table-cell table:number-columns-repeated="1005"/>
        </table:table-row>
        <table:table-row table:style-name="ro4">
          <table:table-cell/>
          <table:table-cell table:style-name="ce18" office:value-type="string" calcext:value-type="string">
            <text:p>mathQuizGame27.json</text:p>
          </table:table-cell>
          <table:table-cell office:value-type="float" office:value="10.425" calcext:value-type="float">
            <text:p>10.425</text:p>
          </table:table-cell>
          <table:table-cell office:value-type="float" office:value="1.774" calcext:value-type="float">
            <text:p>1.774</text:p>
          </table:table-cell>
          <table:table-cell office:value-type="float" office:value="8.414" calcext:value-type="float">
            <text:p>8.414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8:.D158])&lt;&gt;0;SUM([.C158:.D158]);&quot;&quot;)" office:value-type="float" office:value="12.199" calcext:value-type="float">
            <text:p>12.199</text:p>
          </table:table-cell>
          <table:table-cell table:style-name="ce27" table:formula="of:=IF(SUM([.E158:.F158])&lt;&gt;0;SUM([.E158:.F158]);&quot;&quot;)" office:value-type="float" office:value="9.684" calcext:value-type="float">
            <text:p>9.684</text:p>
          </table:table-cell>
          <table:table-cell table:style-name="ce27" table:formula="of:=IF(SUM([.G158:.H158])&lt;&gt;0;SUM([.G158:.H158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mathQuizGame30.json</text:p>
          </table:table-cell>
          <table:table-cell office:value-type="float" office:value="1.281" calcext:value-type="float">
            <text:p>1.281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mathQuizGame30.json</text:p>
          </table:table-cell>
          <table:table-cell office:value-type="float" office:value="1.3" calcext:value-type="float">
            <text:p>1.3</text:p>
          </table:table-cell>
          <table:table-cell table:number-columns-repeated="1005"/>
        </table:table-row>
        <table:table-row table:style-name="ro1">
          <table:table-cell table:style-name="ce3"/>
          <table:table-cell table:style-name="ce18" office:value-type="string" calcext:value-type="string">
            <text:p>mathQuizGame28.json</text:p>
          </table:table-cell>
          <table:table-cell office:value-type="float" office:value="4.935" calcext:value-type="float">
            <text:p>4.935</text:p>
          </table:table-cell>
          <table:table-cell office:value-type="float" office:value="1.148" calcext:value-type="float">
            <text:p>1.148</text:p>
          </table:table-cell>
          <table:table-cell office:value-type="float" office:value="7.829" calcext:value-type="float">
            <text:p>7.829</text:p>
          </table:table-cell>
          <table:table-cell office:value-type="float" office:value="1.252" calcext:value-type="float">
            <text:p>1.2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9:.D159])&lt;&gt;0;SUM([.C159:.D159]);&quot;&quot;)" office:value-type="float" office:value="6.083" calcext:value-type="float">
            <text:p>6.083</text:p>
          </table:table-cell>
          <table:table-cell table:style-name="ce27" table:formula="of:=IF(SUM([.E159:.F159])&lt;&gt;0;SUM([.E159:.F159]);&quot;&quot;)" office:value-type="float" office:value="9.081" calcext:value-type="float">
            <text:p>9.081</text:p>
          </table:table-cell>
          <table:table-cell table:style-name="ce27" table:formula="of:=IF(SUM([.G159:.H159])&lt;&gt;0;SUM([.G159:.H159]);&quot;&quot;)">
            <text:p/>
          </table:table-cell>
          <table:table-cell table:number-columns-repeated="2"/>
          <table:table-cell office:value-type="string" calcext:value-type="string">
            <text:p>mas</text:p>
          </table:table-cell>
          <table:table-cell office:value-type="string" calcext:value-type="string">
            <text:p><text:s/>mathQuizGame31.json</text:p>
          </table:table-cell>
          <table:table-cell office:value-type="float" office:value="3.118" calcext:value-type="float">
            <text:p>3.118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/>mathQuizGame31.json</text:p>
          </table:table-cell>
          <table:table-cell office:value-type="float" office:value="3.113" calcext:value-type="float">
            <text:p>3.113</text:p>
          </table:table-cell>
          <table:table-cell table:number-columns-repeated="1005"/>
        </table:table-row>
        <table:table-row table:style-name="ro1">
          <table:table-cell table:style-name="ce3"/>
          <table:table-cell table:style-name="ce18" office:value-type="string" calcext:value-type="string">
            <text:p>mathQuizGame29.json</text:p>
          </table:table-cell>
          <table:table-cell office:value-type="float" office:value="8.093" calcext:value-type="float">
            <text:p>8.093</text:p>
          </table:table-cell>
          <table:table-cell office:value-type="float" office:value="1.534" calcext:value-type="float">
            <text:p>1.534</text:p>
          </table:table-cell>
          <table:table-cell office:value-type="float" office:value="7.643" calcext:value-type="float">
            <text:p>7.643</text:p>
          </table:table-cell>
          <table:table-cell office:value-type="float" office:value="1.211" calcext:value-type="float">
            <text:p>1.211</text:p>
          </table:table-cell>
          <table:table-cell office:value-type="float" office:value="205.611" calcext:value-type="float">
            <text:p>205.611</text:p>
          </table:table-cell>
          <table:table-cell office:value-type="float" office:value="0.826" calcext:value-type="float">
            <text:p>0.826</text:p>
          </table:table-cell>
          <table:table-cell table:style-name="ce27" table:formula="of:=IF(SUM([.C160:.D160])&lt;&gt;0;SUM([.C160:.D160]);&quot;&quot;)" office:value-type="float" office:value="9.627" calcext:value-type="float">
            <text:p>9.627</text:p>
          </table:table-cell>
          <table:table-cell table:style-name="ce27" table:formula="of:=IF(SUM([.E160:.F160])&lt;&gt;0;SUM([.E160:.F160]);&quot;&quot;)" office:value-type="float" office:value="8.854" calcext:value-type="float">
            <text:p>8.854</text:p>
          </table:table-cell>
          <table:table-cell table:style-name="ce27" table:formula="of:=IF(SUM([.G160:.H160])&lt;&gt;0;SUM([.G160:.H160]);&quot;&quot;)" office:value-type="float" office:value="206.437" calcext:value-type="float">
            <text:p>206.437</text:p>
          </table:table-cell>
          <table:table-cell table:number-columns-repeated="5"/>
          <table:table-cell office:value-type="string" calcext:value-type="string">
            <text:p>ostrich</text:p>
          </table:table-cell>
          <table:table-cell office:value-type="string" calcext:value-type="string">
            <text:p><text:s/>beasties01.smt2</text:p>
          </table:table-cell>
          <table:table-cell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3"/>
          <table:table-cell table:style-name="ce18" office:value-type="string" calcext:value-type="string">
            <text:p>mathQuizGame30.json</text:p>
          </table:table-cell>
          <table:table-cell office:value-type="float" office:value="4.815" calcext:value-type="float">
            <text:p>4.815</text:p>
          </table:table-cell>
          <table:table-cell office:value-type="float" office:value="1.051" calcext:value-type="float">
            <text:p>1.051</text:p>
          </table:table-cell>
          <table:table-cell office:value-type="float" office:value="7.853" calcext:value-type="float">
            <text:p>7.853</text:p>
          </table:table-cell>
          <table:table-cell office:value-type="float" office:value="1.232" calcext:value-type="float">
            <text:p>1.2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61:.D161])&lt;&gt;0;SUM([.C161:.D161]);&quot;&quot;)" office:value-type="float" office:value="5.866" calcext:value-type="float">
            <text:p>5.866</text:p>
          </table:table-cell>
          <table:table-cell table:style-name="ce27" table:formula="of:=IF(SUM([.E161:.F161])&lt;&gt;0;SUM([.E161:.F161]);&quot;&quot;)" office:value-type="float" office:value="9.085" calcext:value-type="float">
            <text:p>9.085</text:p>
          </table:table-cell>
          <table:table-cell table:style-name="ce27" table:formula="of:=IF(SUM([.G161:.H161])&lt;&gt;0;SUM([.G161:.H161]);&quot;&quot;)">
            <text:p/>
          </table:table-cell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ostrich</text:p>
          </table:table-cell>
          <table:table-cell office:value-type="string" calcext:value-type="string">
            <text:p><text:s/>beasties02.smt2</text:p>
          </table:table-cell>
          <table:table-cell office:value-type="float" office:value="2.744" calcext:value-type="float">
            <text:p>2.744</text:p>
          </table:table-cell>
          <table:table-cell table:number-columns-repeated="1005"/>
        </table:table-row>
        <table:table-row table:style-name="ro1">
          <table:table-cell table:style-name="ce3"/>
          <table:table-cell table:style-name="ce18" office:value-type="string" calcext:value-type="string">
            <text:p>mathQuizGame31.json</text:p>
          </table:table-cell>
          <table:table-cell office:value-type="float" office:value="8.592" calcext:value-type="float">
            <text:p>8.592</text:p>
          </table:table-cell>
          <table:table-cell office:value-type="float" office:value="1.269" calcext:value-type="float">
            <text:p>1.269</text:p>
          </table:table-cell>
          <table:table-cell office:value-type="float" office:value="7.76" calcext:value-type="float">
            <text:p>7.76</text:p>
          </table:table-cell>
          <table:table-cell office:value-type="float" office:value="1.179" calcext:value-type="float">
            <text:p>1.179</text:p>
          </table:table-cell>
          <table:table-cell office:value-type="float" office:value="723.361" calcext:value-type="float">
            <text:p>723.361</text:p>
          </table:table-cell>
          <table:table-cell office:value-type="float" office:value="2.936" calcext:value-type="float">
            <text:p>2.936</text:p>
          </table:table-cell>
          <table:table-cell table:style-name="ce27" table:formula="of:=IF(SUM([.C162:.D162])&lt;&gt;0;SUM([.C162:.D162]);&quot;&quot;)" office:value-type="float" office:value="9.861" calcext:value-type="float">
            <text:p>9.861</text:p>
          </table:table-cell>
          <table:table-cell table:style-name="ce27" table:formula="of:=IF(SUM([.E162:.F162])&lt;&gt;0;SUM([.E162:.F162]);&quot;&quot;)" office:value-type="float" office:value="8.939" calcext:value-type="float">
            <text:p>8.939</text:p>
          </table:table-cell>
          <table:table-cell table:style-name="ce27" table:formula="of:=IF(SUM([.G162:.H162])&lt;&gt;0;SUM([.G162:.H162]);&quot;&quot;)" office:value-type="float" office:value="726.297" calcext:value-type="float">
            <text:p>726.297</text:p>
          </table:table-cell>
          <table:table-cell table:number-columns-repeated="2"/>
          <table:table-cell table:style-name="ce1" office:value-type="string" calcext:value-type="string">
            <text:p>beasties01.json</text:p>
          </table:table-cell>
          <table:table-cell office:value-type="float" office:value="3.117" calcext:value-type="float">
            <text:p>3.117</text:p>
          </table:table-cell>
          <table:table-cell office:value-type="float" office:value="0.859" calcext:value-type="float">
            <text:p>0.859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03.smt2</text:p>
          </table:table-cell>
          <table:table-cell office:value-type="float" office:value="3.202" calcext:value-type="float">
            <text:p>3.202</text:p>
          </table:table-cell>
          <table:table-cell table:number-columns-repeated="1005"/>
        </table:table-row>
        <table:table-row table:style-name="ro1">
          <table:table-cell table:style-name="ce3"/>
          <table:table-cell table:number-columns-repeated="12"/>
          <table:table-cell table:style-name="ce1" office:value-type="string" calcext:value-type="string">
            <text:p>beasties02.json</text:p>
          </table:table-cell>
          <table:table-cell office:value-type="float" office:value="3.174" calcext:value-type="float">
            <text:p>3.174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04.smt2</text:p>
          </table:table-cell>
          <table:table-cell office:value-type="float" office:value="3.497" calcext:value-type="float">
            <text:p>3.497</text:p>
          </table:table-cell>
          <table:table-cell table:number-columns-repeated="1005"/>
        </table:table-row>
        <table:table-row table:style-name="ro1">
          <table:table-cell table:style-name="ce3"/>
          <table:table-cell table:number-columns-repeated="12"/>
          <table:table-cell table:style-name="ce1" office:value-type="string" calcext:value-type="string">
            <text:p>beasties03.json</text:p>
          </table:table-cell>
          <table:table-cell office:value-type="float" office:value="6.843" calcext:value-type="float">
            <text:p>6.843</text:p>
          </table:table-cell>
          <table:table-cell office:value-type="float" office:value="1.176" calcext:value-type="float">
            <text:p>1.176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05.smt2</text:p>
          </table:table-cell>
          <table:table-cell office:value-type="float" office:value="3.086" calcext:value-type="float">
            <text:p>3.086</text:p>
          </table:table-cell>
          <table:table-cell table:number-columns-repeated="1005"/>
        </table:table-row>
        <table:table-row table:style-name="ro1">
          <table:table-cell table:style-name="ce15" office:value-type="string" calcext:value-type="string">
            <text:p>Query</text:p>
          </table:table-cell>
          <table:table-cell table:style-name="ce15" office:value-type="string" calcext:value-type="string">
            <text:p>cvc5</text:p>
          </table:table-cell>
          <table:table-cell table:style-name="ce15" office:value-type="string" calcext:value-type="string">
            <text:p>mas</text:p>
          </table:table-cell>
          <table:table-cell table:style-name="ce15" office:value-type="string" calcext:value-type="string">
            <text:p>ostrich</text:p>
          </table:table-cell>
          <table:table-cell table:style-name="ce15" office:value-type="string" calcext:value-type="string">
            <text:p>z3</text:p>
          </table:table-cell>
          <table:table-cell table:number-columns-repeated="8"/>
          <table:table-cell table:style-name="ce1" office:value-type="string" calcext:value-type="string">
            <text:p>beasties04.json</text:p>
          </table:table-cell>
          <table:table-cell office:value-type="float" office:value="8.463" calcext:value-type="float">
            <text:p>8.463</text:p>
          </table:table-cell>
          <table:table-cell office:value-type="float" office:value="1.287" calcext:value-type="float">
            <text:p>1.287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06.smt2</text:p>
          </table:table-cell>
          <table:table-cell office:value-type="float" office:value="2.688" calcext:value-type="float">
            <text:p>2.688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01.smt2</text:p>
          </table:table-cell>
          <table:table-cell table:style-name="ce22" office:value-type="float" office:value="1200.085" calcext:value-type="float">
            <text:p>1200.085</text:p>
          </table:table-cell>
          <table:table-cell office:value-type="float" office:value="1.208" calcext:value-type="float">
            <text:p>1.208</text:p>
          </table:table-cell>
          <table:table-cell table:style-name="ce30" office:value-type="float" office:value="2.707" calcext:value-type="float">
            <text:p>2.707</text:p>
          </table:table-cell>
          <table:table-cell table:style-name="ce30" office:value-type="float" office:value="2.88" calcext:value-type="float">
            <text:p>2.88</text:p>
          </table:table-cell>
          <table:table-cell table:number-columns-repeated="8"/>
          <table:table-cell table:style-name="ce1" office:value-type="string" calcext:value-type="string">
            <text:p>beasties05.json</text:p>
          </table:table-cell>
          <table:table-cell office:value-type="float" office:value="6.1" calcext:value-type="float">
            <text:p>6.1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07.smt2</text:p>
          </table:table-cell>
          <table:table-cell office:value-type="float" office:value="2.743" calcext:value-type="float">
            <text:p>2.743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02.smt2</text:p>
          </table:table-cell>
          <table:table-cell table:style-name="ce22" office:value-type="float" office:value="1200.049" calcext:value-type="float">
            <text:p>1200.049</text:p>
          </table:table-cell>
          <table:table-cell office:value-type="float" office:value="1.224" calcext:value-type="float">
            <text:p>1.224</text:p>
          </table:table-cell>
          <table:table-cell table:style-name="ce30" office:value-type="float" office:value="2.699" calcext:value-type="float">
            <text:p>2.699</text:p>
          </table:table-cell>
          <table:table-cell table:style-name="ce30" office:value-type="float" office:value="0.947" calcext:value-type="float">
            <text:p>0.947</text:p>
          </table:table-cell>
          <table:table-cell table:number-columns-repeated="8"/>
          <table:table-cell table:style-name="ce1" office:value-type="string" calcext:value-type="string">
            <text:p>beasties06.json</text:p>
          </table:table-cell>
          <table:table-cell office:value-type="float" office:value="2.978" calcext:value-type="float">
            <text:p>2.978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08.smt2</text:p>
          </table:table-cell>
          <table:table-cell office:value-type="float" office:value="2.354" calcext:value-type="float">
            <text:p>2.354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03.smt2</text:p>
          </table:table-cell>
          <table:table-cell table:style-name="ce22" office:value-type="float" office:value="1200.079" calcext:value-type="float">
            <text:p>1200.079</text:p>
          </table:table-cell>
          <table:table-cell office:value-type="float" office:value="1.702" calcext:value-type="float">
            <text:p>1.702</text:p>
          </table:table-cell>
          <table:table-cell table:style-name="ce30" office:value-type="float" office:value="3.16" calcext:value-type="float">
            <text:p>3.16</text:p>
          </table:table-cell>
          <table:table-cell table:style-name="ce30" office:value-type="float" office:value="4.536" calcext:value-type="float">
            <text:p>4.536</text:p>
          </table:table-cell>
          <table:table-cell table:number-columns-repeated="8"/>
          <table:table-cell table:style-name="ce1" office:value-type="string" calcext:value-type="string">
            <text:p>beasties07.json</text:p>
          </table:table-cell>
          <table:table-cell office:value-type="float" office:value="3.279" calcext:value-type="float">
            <text:p>3.279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09.smt2</text:p>
          </table:table-cell>
          <table:table-cell office:value-type="float" office:value="3.263" calcext:value-type="float">
            <text:p>3.263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04.smt2</text:p>
          </table:table-cell>
          <table:table-cell table:style-name="ce22" office:value-type="float" office:value="1200.066" calcext:value-type="float">
            <text:p>1200.066</text:p>
          </table:table-cell>
          <table:table-cell office:value-type="float" office:value="1.72" calcext:value-type="float">
            <text:p>1.72</text:p>
          </table:table-cell>
          <table:table-cell table:style-name="ce30" office:value-type="float" office:value="3.754" calcext:value-type="float">
            <text:p>3.754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8"/>
          <table:table-cell table:style-name="ce1" office:value-type="string" calcext:value-type="string">
            <text:p>beasties08.json</text:p>
          </table:table-cell>
          <table:table-cell office:value-type="float" office:value="1.688" calcext:value-type="float">
            <text:p>1.688</text:p>
          </table:table-cell>
          <table:table-cell office:value-type="float" office:value="0.556" calcext:value-type="float">
            <text:p>0.556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10.smt2</text:p>
          </table:table-cell>
          <table:table-cell office:value-type="float" office:value="2.479" calcext:value-type="float">
            <text:p>2.479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05.smt2</text:p>
          </table:table-cell>
          <table:table-cell table:style-name="ce22" office:value-type="float" office:value="1200.067" calcext:value-type="float">
            <text:p>1200.067</text:p>
          </table:table-cell>
          <table:table-cell office:value-type="float" office:value="1.52" calcext:value-type="float">
            <text:p>1.52</text:p>
          </table:table-cell>
          <table:table-cell table:style-name="ce30" office:value-type="float" office:value="3.072" calcext:value-type="float">
            <text:p>3.072</text:p>
          </table:table-cell>
          <table:table-cell table:style-name="ce30" office:value-type="float" office:value="3.534" calcext:value-type="float">
            <text:p>3.534</text:p>
          </table:table-cell>
          <table:table-cell table:number-columns-repeated="8"/>
          <table:table-cell table:style-name="ce1" office:value-type="string" calcext:value-type="string">
            <text:p>beasties09.json</text:p>
          </table:table-cell>
          <table:table-cell office:value-type="float" office:value="6.187" calcext:value-type="float">
            <text:p>6.187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11.smt2</text:p>
          </table:table-cell>
          <table:table-cell office:value-type="float" office:value="2.414" calcext:value-type="float">
            <text:p>2.414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06.smt2</text:p>
          </table:table-cell>
          <table:table-cell table:style-name="ce22" office:value-type="float" office:value="1200.078" calcext:value-type="float">
            <text:p>1200.078</text:p>
          </table:table-cell>
          <table:table-cell office:value-type="float" office:value="1.19" calcext:value-type="float">
            <text:p>1.19</text:p>
          </table:table-cell>
          <table:table-cell table:style-name="ce30" office:value-type="float" office:value="2.685" calcext:value-type="float">
            <text:p>2.685</text:p>
          </table:table-cell>
          <table:table-cell table:style-name="ce30" office:value-type="float" office:value="1.1" calcext:value-type="float">
            <text:p>1.1</text:p>
          </table:table-cell>
          <table:table-cell table:number-columns-repeated="8"/>
          <table:table-cell table:style-name="ce1" office:value-type="string" calcext:value-type="string">
            <text:p>beasties10.json</text:p>
          </table:table-cell>
          <table:table-cell office:value-type="float" office:value="1.67" calcext:value-type="float">
            <text:p>1.67</text:p>
          </table:table-cell>
          <table:table-cell office:value-type="float" office:value="0.585" calcext:value-type="float">
            <text:p>0.585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12.smt2</text:p>
          </table:table-cell>
          <table:table-cell office:value-type="float" office:value="2.461" calcext:value-type="float">
            <text:p>2.461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07.smt2</text:p>
          </table:table-cell>
          <table:table-cell table:style-name="ce22" office:value-type="float" office:value="1200.051" calcext:value-type="float">
            <text:p>1200.051</text:p>
          </table:table-cell>
          <table:table-cell office:value-type="float" office:value="1.203" calcext:value-type="float">
            <text:p>1.203</text:p>
          </table:table-cell>
          <table:table-cell table:style-name="ce30" office:value-type="float" office:value="2.735" calcext:value-type="float">
            <text:p>2.735</text:p>
          </table:table-cell>
          <table:table-cell table:style-name="ce30" office:value-type="float" office:value="1.321" calcext:value-type="float">
            <text:p>1.321</text:p>
          </table:table-cell>
          <table:table-cell table:number-columns-repeated="8"/>
          <table:table-cell table:style-name="ce1" office:value-type="string" calcext:value-type="string">
            <text:p>beasties11.json</text:p>
          </table:table-cell>
          <table:table-cell office:value-type="float" office:value="1.64" calcext:value-type="float">
            <text:p>1.64</text:p>
          </table:table-cell>
          <table:table-cell office:value-type="float" office:value="0.551" calcext:value-type="float">
            <text:p>0.551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13.smt2</text:p>
          </table:table-cell>
          <table:table-cell office:value-type="float" office:value="2.321" calcext:value-type="float">
            <text:p>2.321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08.smt2</text:p>
          </table:table-cell>
          <table:table-cell table:style-name="ce22" office:value-type="float" office:value="1200.054" calcext:value-type="float">
            <text:p>1200.054</text:p>
          </table:table-cell>
          <table:table-cell office:value-type="float" office:value="0.956" calcext:value-type="float">
            <text:p>0.956</text:p>
          </table:table-cell>
          <table:table-cell table:style-name="ce30" office:value-type="float" office:value="2.503" calcext:value-type="float">
            <text:p>2.503</text:p>
          </table:table-cell>
          <table:table-cell table:style-name="ce30" office:value-type="float" office:value="0.412" calcext:value-type="float">
            <text:p>0.412</text:p>
          </table:table-cell>
          <table:table-cell table:number-columns-repeated="8"/>
          <table:table-cell table:style-name="ce1" office:value-type="string" calcext:value-type="string">
            <text:p>beasties12.json</text:p>
          </table:table-cell>
          <table:table-cell office:value-type="float" office:value="1.635" calcext:value-type="float">
            <text:p>1.635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14.smt2</text:p>
          </table:table-cell>
          <table:table-cell office:value-type="float" office:value="2.804" calcext:value-type="float">
            <text:p>2.804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09.smt2</text:p>
          </table:table-cell>
          <table:table-cell table:style-name="ce22" office:value-type="float" office:value="1200.052" calcext:value-type="float">
            <text:p>1200.052</text:p>
          </table:table-cell>
          <table:table-cell office:value-type="float" office:value="1.503" calcext:value-type="float">
            <text:p>1.503</text:p>
          </table:table-cell>
          <table:table-cell table:style-name="ce30" office:value-type="float" office:value="3.149" calcext:value-type="float">
            <text:p>3.149</text:p>
          </table:table-cell>
          <table:table-cell table:style-name="ce30" office:value-type="float" office:value="4.695" calcext:value-type="float">
            <text:p>4.695</text:p>
          </table:table-cell>
          <table:table-cell table:number-columns-repeated="8"/>
          <table:table-cell office:value-type="string" calcext:value-type="string">
            <text:p>beasties13.json</text:p>
          </table:table-cell>
          <table:table-cell office:value-type="float" office:value="1.353" calcext:value-type="float">
            <text:p>1.35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15.smt2</text:p>
          </table:table-cell>
          <table:table-cell office:value-type="float" office:value="3.712" calcext:value-type="float">
            <text:p>3.71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10.smt2</text:p>
          </table:table-cell>
          <table:table-cell table:style-name="ce22" office:value-type="float" office:value="1200.044" calcext:value-type="float">
            <text:p>1200.044</text:p>
          </table:table-cell>
          <table:table-cell office:value-type="float" office:value="0.948" calcext:value-type="float">
            <text:p>0.948</text:p>
          </table:table-cell>
          <table:table-cell table:style-name="ce30" office:value-type="float" office:value="2.491" calcext:value-type="float">
            <text:p>2.491</text:p>
          </table:table-cell>
          <table:table-cell table:style-name="ce30" office:value-type="float" office:value="0.488" calcext:value-type="float">
            <text:p>0.488</text:p>
          </table:table-cell>
          <table:table-cell table:number-columns-repeated="8"/>
          <table:table-cell office:value-type="string" calcext:value-type="string">
            <text:p>beasties14.json</text:p>
          </table:table-cell>
          <table:table-cell office:value-type="float" office:value="1.652" calcext:value-type="float">
            <text:p>1.652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16.smt2</text:p>
          </table:table-cell>
          <table:table-cell office:value-type="float" office:value="2.761" calcext:value-type="float">
            <text:p>2.761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11.smt2</text:p>
          </table:table-cell>
          <table:table-cell table:style-name="ce22" office:value-type="float" office:value="1200.077" calcext:value-type="float">
            <text:p>1200.077</text:p>
          </table:table-cell>
          <table:table-cell office:value-type="float" office:value="0.911" calcext:value-type="float">
            <text:p>0.911</text:p>
          </table:table-cell>
          <table:table-cell table:style-name="ce30" office:value-type="float" office:value="2.417" calcext:value-type="float">
            <text:p>2.417</text:p>
          </table:table-cell>
          <table:table-cell table:style-name="ce30" office:value-type="float" office:value="0.697" calcext:value-type="float">
            <text:p>0.697</text:p>
          </table:table-cell>
          <table:table-cell table:number-columns-repeated="8"/>
          <table:table-cell office:value-type="string" calcext:value-type="string">
            <text:p>beasties15.json</text:p>
          </table:table-cell>
          <table:table-cell office:value-type="float" office:value="8.626" calcext:value-type="float">
            <text:p>8.626</text:p>
          </table:table-cell>
          <table:table-cell office:value-type="float" office:value="1.581" calcext:value-type="float">
            <text:p>1.581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17.smt2</text:p>
          </table:table-cell>
          <table:table-cell office:value-type="float" office:value="3.004" calcext:value-type="float">
            <text:p>3.004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12.smt2</text:p>
          </table:table-cell>
          <table:table-cell table:style-name="ce22" office:value-type="float" office:value="1200.114" calcext:value-type="float">
            <text:p>1200.114</text:p>
          </table:table-cell>
          <table:table-cell office:value-type="float" office:value="0.963" calcext:value-type="float">
            <text:p>0.963</text:p>
          </table:table-cell>
          <table:table-cell table:style-name="ce30" office:value-type="float" office:value="2.504" calcext:value-type="float">
            <text:p>2.504</text:p>
          </table:table-cell>
          <table:table-cell table:style-name="ce30" office:value-type="float" office:value="0.896" calcext:value-type="float">
            <text:p>0.896</text:p>
          </table:table-cell>
          <table:table-cell table:number-columns-repeated="8"/>
          <table:table-cell office:value-type="string" calcext:value-type="string">
            <text:p>beasties16.json</text:p>
          </table:table-cell>
          <table:table-cell office:value-type="float" office:value="3.832" calcext:value-type="float">
            <text:p>3.832</text:p>
          </table:table-cell>
          <table:table-cell office:value-type="float" office:value="0.926" calcext:value-type="float">
            <text:p>0.926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18.smt2</text:p>
          </table:table-cell>
          <table:table-cell office:value-type="float" office:value="3.058" calcext:value-type="float">
            <text:p>3.058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13.smt2</text:p>
          </table:table-cell>
          <table:table-cell table:style-name="ce22" office:value-type="float" office:value="1200.078" calcext:value-type="float">
            <text:p>1200.078</text:p>
          </table:table-cell>
          <table:table-cell office:value-type="float" office:value="0.925" calcext:value-type="float">
            <text:p>0.925</text:p>
          </table:table-cell>
          <table:table-cell table:style-name="ce30" office:value-type="float" office:value="2.342" calcext:value-type="float">
            <text:p>2.342</text:p>
          </table:table-cell>
          <table:table-cell table:style-name="ce30" office:value-type="float" office:value="0.322" calcext:value-type="float">
            <text:p>0.322</text:p>
          </table:table-cell>
          <table:table-cell table:number-columns-repeated="8"/>
          <table:table-cell office:value-type="string" calcext:value-type="string">
            <text:p>beasties17.json</text:p>
          </table:table-cell>
          <table:table-cell office:value-type="float" office:value="4.217" calcext:value-type="float">
            <text:p>4.217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19.smt2</text:p>
          </table:table-cell>
          <table:table-cell office:value-type="float" office:value="2.974" calcext:value-type="float">
            <text:p>2.974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14.smt2</text:p>
          </table:table-cell>
          <table:table-cell table:style-name="ce22" office:value-type="float" office:value="1200.066" calcext:value-type="float">
            <text:p>1200.066</text:p>
          </table:table-cell>
          <table:table-cell office:value-type="float" office:value="0.943" calcext:value-type="float">
            <text:p>0.943</text:p>
          </table:table-cell>
          <table:table-cell table:style-name="ce30" office:value-type="float" office:value="2.74" calcext:value-type="float">
            <text:p>2.74</text:p>
          </table:table-cell>
          <table:table-cell table:style-name="ce30" office:value-type="float" office:value="0.427" calcext:value-type="float">
            <text:p>0.427</text:p>
          </table:table-cell>
          <table:table-cell table:number-columns-repeated="8"/>
          <table:table-cell office:value-type="string" calcext:value-type="string">
            <text:p>beasties18.json</text:p>
          </table:table-cell>
          <table:table-cell office:value-type="float" office:value="6.582" calcext:value-type="float">
            <text:p>6.582</text:p>
          </table:table-cell>
          <table:table-cell office:value-type="float" office:value="1.207" calcext:value-type="float">
            <text:p>1.207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20.smt2</text:p>
          </table:table-cell>
          <table:table-cell office:value-type="float" office:value="3.128" calcext:value-type="float">
            <text:p>3.128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15.smt2</text:p>
          </table:table-cell>
          <table:table-cell table:style-name="ce22" office:value-type="float" office:value="1200.061" calcext:value-type="float">
            <text:p>1200.061</text:p>
          </table:table-cell>
          <table:table-cell office:value-type="float" office:value="1.906" calcext:value-type="float">
            <text:p>1.906</text:p>
          </table:table-cell>
          <table:table-cell table:style-name="ce30" office:value-type="float" office:value="3.766" calcext:value-type="float">
            <text:p>3.766</text:p>
          </table:table-cell>
          <table:table-cell table:style-name="ce30" office:value-type="float" office:value="10.505" calcext:value-type="float">
            <text:p>10.505</text:p>
          </table:table-cell>
          <table:table-cell table:number-columns-repeated="8"/>
          <table:table-cell office:value-type="string" calcext:value-type="string">
            <text:p>beasties19.json</text:p>
          </table:table-cell>
          <table:table-cell office:value-type="float" office:value="4.482" calcext:value-type="float">
            <text:p>4.482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21.smt2</text:p>
          </table:table-cell>
          <table:table-cell office:value-type="float" office:value="2.811" calcext:value-type="float">
            <text:p>2.811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16.smt2</text:p>
          </table:table-cell>
          <table:table-cell table:style-name="ce22" office:value-type="float" office:value="1200.051" calcext:value-type="float">
            <text:p>1200.051</text:p>
          </table:table-cell>
          <table:table-cell office:value-type="float" office:value="1.267" calcext:value-type="float">
            <text:p>1.267</text:p>
          </table:table-cell>
          <table:table-cell table:style-name="ce30" office:value-type="float" office:value="2.916" calcext:value-type="float">
            <text:p>2.916</text:p>
          </table:table-cell>
          <table:table-cell table:style-name="ce30" office:value-type="float" office:value="2.899" calcext:value-type="float">
            <text:p>2.899</text:p>
          </table:table-cell>
          <table:table-cell table:number-columns-repeated="8"/>
          <table:table-cell office:value-type="string" calcext:value-type="string">
            <text:p>beasties20.json</text:p>
          </table:table-cell>
          <table:table-cell office:value-type="float" office:value="5.736" calcext:value-type="float">
            <text:p>5.736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22.smt2</text:p>
          </table:table-cell>
          <table:table-cell office:value-type="float" office:value="2.988" calcext:value-type="float">
            <text:p>2.988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17.smt2</text:p>
          </table:table-cell>
          <table:table-cell table:style-name="ce22" office:value-type="float" office:value="1200.043" calcext:value-type="float">
            <text:p>1200.043</text:p>
          </table:table-cell>
          <table:table-cell office:value-type="float" office:value="1.336" calcext:value-type="float">
            <text:p>1.336</text:p>
          </table:table-cell>
          <table:table-cell table:style-name="ce30" office:value-type="float" office:value="2.939" calcext:value-type="float">
            <text:p>2.939</text:p>
          </table:table-cell>
          <table:table-cell table:style-name="ce30" office:value-type="float" office:value="2.471" calcext:value-type="float">
            <text:p>2.471</text:p>
          </table:table-cell>
          <table:table-cell table:number-columns-repeated="8"/>
          <table:table-cell office:value-type="string" calcext:value-type="string">
            <text:p>beasties21.json</text:p>
          </table:table-cell>
          <table:table-cell office:value-type="float" office:value="3.055" calcext:value-type="float">
            <text:p>3.055</text:p>
          </table:table-cell>
          <table:table-cell office:value-type="float" office:value="0.832" calcext:value-type="float">
            <text:p>0.832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23.smt2</text:p>
          </table:table-cell>
          <table:table-cell office:value-type="float" office:value="2.651" calcext:value-type="float">
            <text:p>2.651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18.smt2</text:p>
          </table:table-cell>
          <table:table-cell table:style-name="ce22" office:value-type="float" office:value="1200.05" calcext:value-type="float">
            <text:p>1200.05</text:p>
          </table:table-cell>
          <table:table-cell office:value-type="float" office:value="1.663" calcext:value-type="float">
            <text:p>1.663</text:p>
          </table:table-cell>
          <table:table-cell table:style-name="ce30" office:value-type="float" office:value="3.11" calcext:value-type="float">
            <text:p>3.11</text:p>
          </table:table-cell>
          <table:table-cell table:style-name="ce30" office:value-type="float" office:value="3.933" calcext:value-type="float">
            <text:p>3.933</text:p>
          </table:table-cell>
          <table:table-cell table:number-columns-repeated="8"/>
          <table:table-cell office:value-type="string" calcext:value-type="string">
            <text:p>beasties22.json</text:p>
          </table:table-cell>
          <table:table-cell office:value-type="float" office:value="4.847" calcext:value-type="float">
            <text:p>4.847</text:p>
          </table:table-cell>
          <table:table-cell office:value-type="float" office:value="1.042" calcext:value-type="float">
            <text:p>1.042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24.smt2</text:p>
          </table:table-cell>
          <table:table-cell office:value-type="float" office:value="3.563" calcext:value-type="float">
            <text:p>3.563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19.smt2</text:p>
          </table:table-cell>
          <table:table-cell table:style-name="ce22" office:value-type="float" office:value="1200.086" calcext:value-type="float">
            <text:p>1200.086</text:p>
          </table:table-cell>
          <table:table-cell office:value-type="float" office:value="1.356" calcext:value-type="float">
            <text:p>1.356</text:p>
          </table:table-cell>
          <table:table-cell table:style-name="ce30" office:value-type="float" office:value="2.995" calcext:value-type="float">
            <text:p>2.995</text:p>
          </table:table-cell>
          <table:table-cell table:style-name="ce30" office:value-type="float" office:value="2.823" calcext:value-type="float">
            <text:p>2.823</text:p>
          </table:table-cell>
          <table:table-cell table:number-columns-repeated="8"/>
          <table:table-cell office:value-type="string" calcext:value-type="string">
            <text:p>beasties23.json</text:p>
          </table:table-cell>
          <table:table-cell office:value-type="float" office:value="3.311" calcext:value-type="float">
            <text:p>3.311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25.smt2</text:p>
          </table:table-cell>
          <table:table-cell office:value-type="float" office:value="3.207" calcext:value-type="float">
            <text:p>3.207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20.smt2</text:p>
          </table:table-cell>
          <table:table-cell table:style-name="ce22" office:value-type="float" office:value="1200.074" calcext:value-type="float">
            <text:p>1200.074</text:p>
          </table:table-cell>
          <table:table-cell office:value-type="float" office:value="1.427" calcext:value-type="float">
            <text:p>1.427</text:p>
          </table:table-cell>
          <table:table-cell table:style-name="ce30" office:value-type="float" office:value="3.025" calcext:value-type="float">
            <text:p>3.025</text:p>
          </table:table-cell>
          <table:table-cell table:style-name="ce30" office:value-type="float" office:value="4.471" calcext:value-type="float">
            <text:p>4.471</text:p>
          </table:table-cell>
          <table:table-cell table:number-columns-repeated="8"/>
          <table:table-cell office:value-type="string" calcext:value-type="string">
            <text:p>beasties24.json</text:p>
          </table:table-cell>
          <table:table-cell office:value-type="float" office:value="8.479" calcext:value-type="float">
            <text:p>8.479</text:p>
          </table:table-cell>
          <table:table-cell office:value-type="float" office:value="1.342" calcext:value-type="float">
            <text:p>1.342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26.smt2</text:p>
          </table:table-cell>
          <table:table-cell office:value-type="float" office:value="2.787" calcext:value-type="float">
            <text:p>2.787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21.smt2</text:p>
          </table:table-cell>
          <table:table-cell table:style-name="ce22" office:value-type="float" office:value="1200.058" calcext:value-type="float">
            <text:p>1200.058</text:p>
          </table:table-cell>
          <table:table-cell office:value-type="float" office:value="1.144" calcext:value-type="float">
            <text:p>1.144</text:p>
          </table:table-cell>
          <table:table-cell table:style-name="ce30" office:value-type="float" office:value="2.801" calcext:value-type="float">
            <text:p>2.801</text:p>
          </table:table-cell>
          <table:table-cell table:style-name="ce30" office:value-type="float" office:value="2.147" calcext:value-type="float">
            <text:p>2.147</text:p>
          </table:table-cell>
          <table:table-cell table:number-columns-repeated="8"/>
          <table:table-cell office:value-type="string" calcext:value-type="string">
            <text:p>beasties25.json</text:p>
          </table:table-cell>
          <table:table-cell office:value-type="float" office:value="6.115" calcext:value-type="float">
            <text:p>6.115</text:p>
          </table:table-cell>
          <table:table-cell office:value-type="float" office:value="1.098" calcext:value-type="float">
            <text:p>1.098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27.smt2</text:p>
          </table:table-cell>
          <table:table-cell office:value-type="float" office:value="3.143" calcext:value-type="float">
            <text:p>3.143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22.smt2</text:p>
          </table:table-cell>
          <table:table-cell table:style-name="ce22" office:value-type="float" office:value="1200.078" calcext:value-type="float">
            <text:p>1200.078</text:p>
          </table:table-cell>
          <table:table-cell office:value-type="float" office:value="1.443" calcext:value-type="float">
            <text:p>1.443</text:p>
          </table:table-cell>
          <table:table-cell table:style-name="ce30" office:value-type="float" office:value="3.043" calcext:value-type="float">
            <text:p>3.043</text:p>
          </table:table-cell>
          <table:table-cell table:style-name="ce30" office:value-type="float" office:value="3.868" calcext:value-type="float">
            <text:p>3.868</text:p>
          </table:table-cell>
          <table:table-cell table:number-columns-repeated="8"/>
          <table:table-cell office:value-type="string" calcext:value-type="string">
            <text:p>beasties26.json</text:p>
          </table:table-cell>
          <table:table-cell office:value-type="float" office:value="3.212" calcext:value-type="float">
            <text:p>3.212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28.smt2</text:p>
          </table:table-cell>
          <table:table-cell office:value-type="float" office:value="2.789" calcext:value-type="float">
            <text:p>2.789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23.smt2</text:p>
          </table:table-cell>
          <table:table-cell table:style-name="ce22" office:value-type="float" office:value="1200.044" calcext:value-type="float">
            <text:p>1200.044</text:p>
          </table:table-cell>
          <table:table-cell office:value-type="float" office:value="1.176" calcext:value-type="float">
            <text:p>1.176</text:p>
          </table:table-cell>
          <table:table-cell table:style-name="ce30" office:value-type="float" office:value="2.86" calcext:value-type="float">
            <text:p>2.86</text:p>
          </table:table-cell>
          <table:table-cell table:style-name="ce30" office:value-type="float" office:value="2.373" calcext:value-type="float">
            <text:p>2.373</text:p>
          </table:table-cell>
          <table:table-cell table:number-columns-repeated="8"/>
          <table:table-cell office:value-type="string" calcext:value-type="string">
            <text:p>beasties27.json</text:p>
          </table:table-cell>
          <table:table-cell office:value-type="float" office:value="5.596" calcext:value-type="float">
            <text:p>5.596</text:p>
          </table:table-cell>
          <table:table-cell office:value-type="float" office:value="1.015" calcext:value-type="float">
            <text:p>1.015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29.smt2</text:p>
          </table:table-cell>
          <table:table-cell office:value-type="float" office:value="3.123" calcext:value-type="float">
            <text:p>3.123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24.smt2</text:p>
          </table:table-cell>
          <table:table-cell table:style-name="ce22" office:value-type="float" office:value="1200.052" calcext:value-type="float">
            <text:p>1200.052</text:p>
          </table:table-cell>
          <table:table-cell office:value-type="float" office:value="1.784" calcext:value-type="float">
            <text:p>1.784</text:p>
          </table:table-cell>
          <table:table-cell table:style-name="ce30" office:value-type="float" office:value="3.538" calcext:value-type="float">
            <text:p>3.538</text:p>
          </table:table-cell>
          <table:table-cell table:style-name="ce30" office:value-type="float" office:value="10.422" calcext:value-type="float">
            <text:p>10.422</text:p>
          </table:table-cell>
          <table:table-cell table:number-columns-repeated="8"/>
          <table:table-cell office:value-type="string" calcext:value-type="string">
            <text:p>beasties28.json</text:p>
          </table:table-cell>
          <table:table-cell office:value-type="float" office:value="3.502" calcext:value-type="float">
            <text:p>3.502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beasties30.smt2</text:p>
          </table:table-cell>
          <table:table-cell office:value-type="float" office:value="2.955" calcext:value-type="float">
            <text:p>2.955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25.smt2</text:p>
          </table:table-cell>
          <table:table-cell table:style-name="ce22" office:value-type="float" office:value="1200.052" calcext:value-type="float">
            <text:p>1200.052</text:p>
          </table:table-cell>
          <table:table-cell office:value-type="float" office:value="1.571" calcext:value-type="float">
            <text:p>1.571</text:p>
          </table:table-cell>
          <table:table-cell table:style-name="ce30" office:value-type="float" office:value="3.19" calcext:value-type="float">
            <text:p>3.19</text:p>
          </table:table-cell>
          <table:table-cell table:style-name="ce30" office:value-type="float" office:value="6.663" calcext:value-type="float">
            <text:p>6.663</text:p>
          </table:table-cell>
          <table:table-cell table:number-columns-repeated="8"/>
          <table:table-cell office:value-type="string" calcext:value-type="string">
            <text:p>beasties29.json</text:p>
          </table:table-cell>
          <table:table-cell office:value-type="float" office:value="6.121" calcext:value-type="float">
            <text:p>6.121</text:p>
          </table:table-cell>
          <table:table-cell office:value-type="float" office:value="1.121" calcext:value-type="float">
            <text:p>1.121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jxml2sql04.smt2</text:p>
          </table:table-cell>
          <table:table-cell office:value-type="float" office:value="2.359" calcext:value-type="float">
            <text:p>2.359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26.smt2</text:p>
          </table:table-cell>
          <table:table-cell table:style-name="ce22" office:value-type="float" office:value="1200.046" calcext:value-type="float">
            <text:p>1200.046</text:p>
          </table:table-cell>
          <table:table-cell office:value-type="float" office:value="1.182" calcext:value-type="float">
            <text:p>1.182</text:p>
          </table:table-cell>
          <table:table-cell table:style-name="ce30" office:value-type="float" office:value="2.841" calcext:value-type="float">
            <text:p>2.841</text:p>
          </table:table-cell>
          <table:table-cell table:style-name="ce30" office:value-type="float" office:value="1.226" calcext:value-type="float">
            <text:p>1.226</text:p>
          </table:table-cell>
          <table:table-cell table:number-columns-repeated="8"/>
          <table:table-cell office:value-type="string" calcext:value-type="string">
            <text:p>beasties30.json</text:p>
          </table:table-cell>
          <table:table-cell office:value-type="float" office:value="4.43" calcext:value-type="float">
            <text:p>4.43</text:p>
          </table:table-cell>
          <table:table-cell office:value-type="float" office:value="0.949" calcext:value-type="float">
            <text:p>0.949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jxml2sql07.smt2</text:p>
          </table:table-cell>
          <table:table-cell office:value-type="float" office:value="2.602" calcext:value-type="float">
            <text:p>2.60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27.smt2</text:p>
          </table:table-cell>
          <table:table-cell table:style-name="ce22" office:value-type="float" office:value="1200.064" calcext:value-type="float">
            <text:p>1200.064</text:p>
          </table:table-cell>
          <table:table-cell office:value-type="float" office:value="1.407" calcext:value-type="float">
            <text:p>1.407</text:p>
          </table:table-cell>
          <table:table-cell table:style-name="ce30" office:value-type="float" office:value="3.187" calcext:value-type="float">
            <text:p>3.187</text:p>
          </table:table-cell>
          <table:table-cell table:style-name="ce30" office:value-type="float" office:value="4.456" calcext:value-type="float">
            <text:p>4.456</text:p>
          </table:table-cell>
          <table:table-cell table:number-columns-repeated="8"/>
          <table:table-cell office:value-type="string" calcext:value-type="string">
            <text:p>jxml2sql04.json</text:p>
          </table:table-cell>
          <table:table-cell office:value-type="float" office:value="8.105" calcext:value-type="float">
            <text:p>8.105</text:p>
          </table:table-cell>
          <table:table-cell office:value-type="float" office:value="1.355" calcext:value-type="float">
            <text:p>1.355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jxml2sql09.smt2</text:p>
          </table:table-cell>
          <table:table-cell office:value-type="float" office:value="2.543" calcext:value-type="float">
            <text:p>2.543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28.smt2</text:p>
          </table:table-cell>
          <table:table-cell table:style-name="ce22" office:value-type="float" office:value="1200.063" calcext:value-type="float">
            <text:p>1200.063</text:p>
          </table:table-cell>
          <table:table-cell office:value-type="float" office:value="1.234" calcext:value-type="float">
            <text:p>1.234</text:p>
          </table:table-cell>
          <table:table-cell table:style-name="ce30" office:value-type="float" office:value="2.797" calcext:value-type="float">
            <text:p>2.797</text:p>
          </table:table-cell>
          <table:table-cell table:style-name="ce30" office:value-type="float" office:value="1.945" calcext:value-type="float">
            <text:p>1.945</text:p>
          </table:table-cell>
          <table:table-cell table:number-columns-repeated="8"/>
          <table:table-cell office:value-type="string" calcext:value-type="string">
            <text:p>jxml2sql07.json</text:p>
          </table:table-cell>
          <table:table-cell office:value-type="float" office:value="9.262" calcext:value-type="float">
            <text:p>9.262</text:p>
          </table:table-cell>
          <table:table-cell office:value-type="float" office:value="1.358" calcext:value-type="float">
            <text:p>1.358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jxml2sql14.smt2</text:p>
          </table:table-cell>
          <table:table-cell office:value-type="float" office:value="2.27" calcext:value-type="float">
            <text:p>2.27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29.smt2</text:p>
          </table:table-cell>
          <table:table-cell table:style-name="ce22" office:value-type="float" office:value="1200.057" calcext:value-type="float">
            <text:p>1200.057</text:p>
          </table:table-cell>
          <table:table-cell office:value-type="float" office:value="1.553" calcext:value-type="float">
            <text:p>1.553</text:p>
          </table:table-cell>
          <table:table-cell table:style-name="ce30" office:value-type="float" office:value="3.098" calcext:value-type="float">
            <text:p>3.098</text:p>
          </table:table-cell>
          <table:table-cell table:style-name="ce30" office:value-type="float" office:value="5.002" calcext:value-type="float">
            <text:p>5.002</text:p>
          </table:table-cell>
          <table:table-cell table:number-columns-repeated="8"/>
          <table:table-cell office:value-type="string" calcext:value-type="string">
            <text:p>jxml2sql09.json</text:p>
          </table:table-cell>
          <table:table-cell office:value-type="float" office:value="8.618" calcext:value-type="float">
            <text:p>8.618</text:p>
          </table:table-cell>
          <table:table-cell office:value-type="float" office:value="1.217" calcext:value-type="float">
            <text:p>1.217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jxml2sql15.smt2</text:p>
          </table:table-cell>
          <table:table-cell office:value-type="float" office:value="2.532" calcext:value-type="float">
            <text:p>2.53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beasties30.smt2</text:p>
          </table:table-cell>
          <table:table-cell table:style-name="ce22" office:value-type="float" office:value="1200.062" calcext:value-type="float">
            <text:p>1200.062</text:p>
          </table:table-cell>
          <table:table-cell office:value-type="float" office:value="1.29" calcext:value-type="float">
            <text:p>1.29</text:p>
          </table:table-cell>
          <table:table-cell table:style-name="ce30" office:value-type="float" office:value="2.998" calcext:value-type="float">
            <text:p>2.998</text:p>
          </table:table-cell>
          <table:table-cell table:style-name="ce30" office:value-type="float" office:value="3.697" calcext:value-type="float">
            <text:p>3.697</text:p>
          </table:table-cell>
          <table:table-cell table:number-columns-repeated="8"/>
          <table:table-cell office:value-type="string" calcext:value-type="string">
            <text:p>jxml2sql14.json</text:p>
          </table:table-cell>
          <table:table-cell office:value-type="float" office:value="1.801" calcext:value-type="float">
            <text:p>1.801</text:p>
          </table:table-cell>
          <table:table-cell office:value-type="float" office:value="0.604" calcext:value-type="float">
            <text:p>0.604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jxml2sql16.smt2</text:p>
          </table:table-cell>
          <table:table-cell office:value-type="float" office:value="2.573" calcext:value-type="float">
            <text:p>2.573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jxml2sql04.smt2</text:p>
          </table:table-cell>
          <table:table-cell table:style-name="ce22" office:value-type="float" office:value="1200.046" calcext:value-type="float">
            <text:p>1200.046</text:p>
          </table:table-cell>
          <table:table-cell office:value-type="float" office:value="1.734" calcext:value-type="float">
            <text:p>1.734</text:p>
          </table:table-cell>
          <table:table-cell table:style-name="ce30" office:value-type="float" office:value="2.556" calcext:value-type="float">
            <text:p>2.556</text:p>
          </table:table-cell>
          <table:table-cell table:style-name="ce30" office:value-type="float" office:value="1200.112" calcext:value-type="float">
            <text:p>1200.112</text:p>
          </table:table-cell>
          <table:table-cell table:number-columns-repeated="8"/>
          <table:table-cell office:value-type="string" calcext:value-type="string">
            <text:p>jxml2sql15.json</text:p>
          </table:table-cell>
          <table:table-cell office:value-type="float" office:value="8.1" calcext:value-type="float">
            <text:p>8.1</text:p>
          </table:table-cell>
          <table:table-cell office:value-type="float" office:value="1.387" calcext:value-type="float">
            <text:p>1.387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jxml2sql18.smt2</text:p>
          </table:table-cell>
          <table:table-cell office:value-type="float" office:value="2.576" calcext:value-type="float">
            <text:p>2.576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jxml2sql07.smt2</text:p>
          </table:table-cell>
          <table:table-cell table:style-name="ce22" office:value-type="float" office:value="1200.078" calcext:value-type="float">
            <text:p>1200.078</text:p>
          </table:table-cell>
          <table:table-cell office:value-type="float" office:value="1.922" calcext:value-type="float">
            <text:p>1.922</text:p>
          </table:table-cell>
          <table:table-cell table:style-name="ce30" office:value-type="float" office:value="2.599" calcext:value-type="float">
            <text:p>2.599</text:p>
          </table:table-cell>
          <table:table-cell table:style-name="ce30" office:value-type="float" office:value="1200.074" calcext:value-type="float">
            <text:p>1200.074</text:p>
          </table:table-cell>
          <table:table-cell table:number-columns-repeated="8"/>
          <table:table-cell office:value-type="string" calcext:value-type="string">
            <text:p>jxml2sql16.json</text:p>
          </table:table-cell>
          <table:table-cell office:value-type="float" office:value="9.131" calcext:value-type="float">
            <text:p>9.131</text:p>
          </table:table-cell>
          <table:table-cell office:value-type="float" office:value="1.403" calcext:value-type="float">
            <text:p>1.403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jxml2sql19.smt2</text:p>
          </table:table-cell>
          <table:table-cell office:value-type="float" office:value="2.554" calcext:value-type="float">
            <text:p>2.554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jxml2sql09.smt2</text:p>
          </table:table-cell>
          <table:table-cell table:style-name="ce22" office:value-type="float" office:value="1200.049" calcext:value-type="float">
            <text:p>1200.049</text:p>
          </table:table-cell>
          <table:table-cell office:value-type="float" office:value="1.793" calcext:value-type="float">
            <text:p>1.793</text:p>
          </table:table-cell>
          <table:table-cell table:style-name="ce30" office:value-type="float" office:value="2.5" calcext:value-type="float">
            <text:p>2.5</text:p>
          </table:table-cell>
          <table:table-cell table:style-name="ce30" office:value-type="float" office:value="1200.118" calcext:value-type="float">
            <text:p>1200.118</text:p>
          </table:table-cell>
          <table:table-cell table:number-columns-repeated="8"/>
          <table:table-cell office:value-type="string" calcext:value-type="string">
            <text:p>jxml2sql18.json</text:p>
          </table:table-cell>
          <table:table-cell office:value-type="float" office:value="9.944" calcext:value-type="float">
            <text:p>9.944</text:p>
          </table:table-cell>
          <table:table-cell office:value-type="float" office:value="1.391" calcext:value-type="float">
            <text:p>1.391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jxml2sql20.smt2</text:p>
          </table:table-cell>
          <table:table-cell office:value-type="float" office:value="2.363" calcext:value-type="float">
            <text:p>2.363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jxml2sql14.smt2</text:p>
          </table:table-cell>
          <table:table-cell table:style-name="ce22" office:value-type="float" office:value="1200.054" calcext:value-type="float">
            <text:p>1200.054</text:p>
          </table:table-cell>
          <table:table-cell office:value-type="float" office:value="0.99" calcext:value-type="float">
            <text:p>0.99</text:p>
          </table:table-cell>
          <table:table-cell table:style-name="ce30" office:value-type="float" office:value="2.307" calcext:value-type="float">
            <text:p>2.307</text:p>
          </table:table-cell>
          <table:table-cell table:style-name="ce30" office:value-type="float" office:value="200.431" calcext:value-type="float">
            <text:p>200.431</text:p>
          </table:table-cell>
          <table:table-cell table:number-columns-repeated="8"/>
          <table:table-cell office:value-type="string" calcext:value-type="string">
            <text:p>jxml2sql19.json</text:p>
          </table:table-cell>
          <table:table-cell office:value-type="float" office:value="9.392" calcext:value-type="float">
            <text:p>9.392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jxml2sql21.smt2</text:p>
          </table:table-cell>
          <table:table-cell office:value-type="float" office:value="2.598" calcext:value-type="float">
            <text:p>2.598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jxml2sql15.smt2</text:p>
          </table:table-cell>
          <table:table-cell table:style-name="ce22" office:value-type="float" office:value="1200.1" calcext:value-type="float">
            <text:p>1200.1</text:p>
          </table:table-cell>
          <table:table-cell office:value-type="float" office:value="1.721" calcext:value-type="float">
            <text:p>1.721</text:p>
          </table:table-cell>
          <table:table-cell table:style-name="ce30" office:value-type="float" office:value="2.547" calcext:value-type="float">
            <text:p>2.547</text:p>
          </table:table-cell>
          <table:table-cell table:style-name="ce30" office:value-type="float" office:value="1200.105" calcext:value-type="float">
            <text:p>1200.105</text:p>
          </table:table-cell>
          <table:table-cell table:number-columns-repeated="8"/>
          <table:table-cell office:value-type="string" calcext:value-type="string">
            <text:p>jxml2sql20.json</text:p>
          </table:table-cell>
          <table:table-cell office:value-type="float" office:value="8.503" calcext:value-type="float">
            <text:p>8.503</text:p>
          </table:table-cell>
          <table:table-cell office:value-type="float" office:value="1.322" calcext:value-type="float">
            <text:p>1.322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jxml2sql22.smt2</text:p>
          </table:table-cell>
          <table:table-cell office:value-type="float" office:value="2.322" calcext:value-type="float">
            <text:p>2.32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jxml2sql16.smt2</text:p>
          </table:table-cell>
          <table:table-cell table:style-name="ce22" office:value-type="float" office:value="1200.075" calcext:value-type="float">
            <text:p>1200.075</text:p>
          </table:table-cell>
          <table:table-cell office:value-type="float" office:value="1.89" calcext:value-type="float">
            <text:p>1.89</text:p>
          </table:table-cell>
          <table:table-cell table:style-name="ce30" office:value-type="float" office:value="2.538" calcext:value-type="float">
            <text:p>2.538</text:p>
          </table:table-cell>
          <table:table-cell table:style-name="ce30" office:value-type="float" office:value="1200.098" calcext:value-type="float">
            <text:p>1200.098</text:p>
          </table:table-cell>
          <table:table-cell table:number-columns-repeated="8"/>
          <table:table-cell office:value-type="string" calcext:value-type="string">
            <text:p>jxml2sql21.json</text:p>
          </table:table-cell>
          <table:table-cell office:value-type="float" office:value="8.788" calcext:value-type="float">
            <text:p>8.788</text:p>
          </table:table-cell>
          <table:table-cell office:value-type="float" office:value="1.276" calcext:value-type="float">
            <text:p>1.276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jxml2sql23.smt2</text:p>
          </table:table-cell>
          <table:table-cell office:value-type="float" office:value="2.54" calcext:value-type="float">
            <text:p>2.54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jxml2sql18.smt2</text:p>
          </table:table-cell>
          <table:table-cell table:style-name="ce22" office:value-type="float" office:value="1200.089" calcext:value-type="float">
            <text:p>1200.089</text:p>
          </table:table-cell>
          <table:table-cell office:value-type="float" office:value="1.916" calcext:value-type="float">
            <text:p>1.916</text:p>
          </table:table-cell>
          <table:table-cell table:style-name="ce30" office:value-type="float" office:value="2.59" calcext:value-type="float">
            <text:p>2.59</text:p>
          </table:table-cell>
          <table:table-cell table:style-name="ce30" office:value-type="float" office:value="1200.074" calcext:value-type="float">
            <text:p>1200.074</text:p>
          </table:table-cell>
          <table:table-cell table:number-columns-repeated="8"/>
          <table:table-cell office:value-type="string" calcext:value-type="string">
            <text:p>jxml2sql22.json</text:p>
          </table:table-cell>
          <table:table-cell office:value-type="float" office:value="3.093" calcext:value-type="float">
            <text:p>3.093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jxml2sql24.smt2</text:p>
          </table:table-cell>
          <table:table-cell office:value-type="float" office:value="2.593" calcext:value-type="float">
            <text:p>2.593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jxml2sql19.smt2</text:p>
          </table:table-cell>
          <table:table-cell table:style-name="ce22" office:value-type="float" office:value="1200.099" calcext:value-type="float">
            <text:p>1200.099</text:p>
          </table:table-cell>
          <table:table-cell office:value-type="float" office:value="1.899" calcext:value-type="float">
            <text:p>1.899</text:p>
          </table:table-cell>
          <table:table-cell table:style-name="ce30" office:value-type="float" office:value="2.61" calcext:value-type="float">
            <text:p>2.61</text:p>
          </table:table-cell>
          <table:table-cell table:style-name="ce30" office:value-type="float" office:value="1200.084" calcext:value-type="float">
            <text:p>1200.084</text:p>
          </table:table-cell>
          <table:table-cell table:number-columns-repeated="8"/>
          <table:table-cell office:value-type="string" calcext:value-type="string">
            <text:p>jxml2sql23.json</text:p>
          </table:table-cell>
          <table:table-cell office:value-type="float" office:value="8.764" calcext:value-type="float">
            <text:p>8.764</text:p>
          </table:table-cell>
          <table:table-cell office:value-type="float" office:value="1.328" calcext:value-type="float">
            <text:p>1.328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jxml2sql25.smt2</text:p>
          </table:table-cell>
          <table:table-cell office:value-type="float" office:value="2.514" calcext:value-type="float">
            <text:p>2.514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jxml2sql20.smt2</text:p>
          </table:table-cell>
          <table:table-cell table:style-name="ce22" office:value-type="float" office:value="1200.048" calcext:value-type="float">
            <text:p>1200.048</text:p>
          </table:table-cell>
          <table:table-cell office:value-type="float" office:value="1.863" calcext:value-type="float">
            <text:p>1.863</text:p>
          </table:table-cell>
          <table:table-cell table:style-name="ce30" office:value-type="float" office:value="2.538" calcext:value-type="float">
            <text:p>2.538</text:p>
          </table:table-cell>
          <table:table-cell table:style-name="ce30" office:value-type="float" office:value="1200.082" calcext:value-type="float">
            <text:p>1200.082</text:p>
          </table:table-cell>
          <table:table-cell table:number-columns-repeated="8"/>
          <table:table-cell office:value-type="string" calcext:value-type="string">
            <text:p>jxml2sql24.json</text:p>
          </table:table-cell>
          <table:table-cell office:value-type="float" office:value="9.804" calcext:value-type="float">
            <text:p>9.804</text:p>
          </table:table-cell>
          <table:table-cell office:value-type="float" office:value="1.535" calcext:value-type="float">
            <text:p>1.535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jxml2sql26.smt2</text:p>
          </table:table-cell>
          <table:table-cell office:value-type="float" office:value="2.591" calcext:value-type="float">
            <text:p>2.591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jxml2sql21.smt2</text:p>
          </table:table-cell>
          <table:table-cell table:style-name="ce22" office:value-type="float" office:value="1200.141" calcext:value-type="float">
            <text:p>1200.141</text:p>
          </table:table-cell>
          <table:table-cell office:value-type="float" office:value="1.8" calcext:value-type="float">
            <text:p>1.8</text:p>
          </table:table-cell>
          <table:table-cell table:style-name="ce30" office:value-type="float" office:value="2.56" calcext:value-type="float">
            <text:p>2.56</text:p>
          </table:table-cell>
          <table:table-cell table:style-name="ce30" office:value-type="float" office:value="1200.092" calcext:value-type="float">
            <text:p>1200.092</text:p>
          </table:table-cell>
          <table:table-cell table:number-columns-repeated="8"/>
          <table:table-cell office:value-type="string" calcext:value-type="string">
            <text:p>jxml2sql25.json</text:p>
          </table:table-cell>
          <table:table-cell office:value-type="float" office:value="7.987" calcext:value-type="float">
            <text:p>7.987</text:p>
          </table:table-cell>
          <table:table-cell office:value-type="float" office:value="1.165" calcext:value-type="float">
            <text:p>1.165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jxml2sql27.smt2</text:p>
          </table:table-cell>
          <table:table-cell office:value-type="float" office:value="2.375" calcext:value-type="float">
            <text:p>2.375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jxml2sql22.smt2</text:p>
          </table:table-cell>
          <table:table-cell table:style-name="ce22" office:value-type="float" office:value="1200.049" calcext:value-type="float">
            <text:p>1200.049</text:p>
          </table:table-cell>
          <table:table-cell office:value-type="float" office:value="1.208" calcext:value-type="float">
            <text:p>1.208</text:p>
          </table:table-cell>
          <table:table-cell table:style-name="ce30" office:value-type="float" office:value="2.324" calcext:value-type="float">
            <text:p>2.324</text:p>
          </table:table-cell>
          <table:table-cell table:style-name="ce30" office:value-type="float" office:value="1200.063" calcext:value-type="float">
            <text:p>1200.063</text:p>
          </table:table-cell>
          <table:table-cell table:number-columns-repeated="8"/>
          <table:table-cell office:value-type="string" calcext:value-type="string">
            <text:p>jxml2sql26.json</text:p>
          </table:table-cell>
          <table:table-cell office:value-type="float" office:value="9.135" calcext:value-type="float">
            <text:p>9.135</text:p>
          </table:table-cell>
          <table:table-cell office:value-type="float" office:value="1.286" calcext:value-type="float">
            <text:p>1.286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jxml2sql28.smt2</text:p>
          </table:table-cell>
          <table:table-cell office:value-type="float" office:value="2.577" calcext:value-type="float">
            <text:p>2.577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jxml2sql23.smt2</text:p>
          </table:table-cell>
          <table:table-cell table:style-name="ce22" office:value-type="float" office:value="1200.053" calcext:value-type="float">
            <text:p>1200.053</text:p>
          </table:table-cell>
          <table:table-cell office:value-type="float" office:value="1.765" calcext:value-type="float">
            <text:p>1.765</text:p>
          </table:table-cell>
          <table:table-cell table:style-name="ce30" office:value-type="float" office:value="2.509" calcext:value-type="float">
            <text:p>2.509</text:p>
          </table:table-cell>
          <table:table-cell table:style-name="ce30" office:value-type="float" office:value="1200.102" calcext:value-type="float">
            <text:p>1200.102</text:p>
          </table:table-cell>
          <table:table-cell table:number-columns-repeated="8"/>
          <table:table-cell office:value-type="string" calcext:value-type="string">
            <text:p>jxml2sql27.json</text:p>
          </table:table-cell>
          <table:table-cell office:value-type="float" office:value="10.33" calcext:value-type="float">
            <text:p>10.33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jxml2sql29.smt2</text:p>
          </table:table-cell>
          <table:table-cell office:value-type="float" office:value="2.457" calcext:value-type="float">
            <text:p>2.457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jxml2sql24.smt2</text:p>
          </table:table-cell>
          <table:table-cell table:style-name="ce22" office:value-type="float" office:value="1200.073" calcext:value-type="float">
            <text:p>1200.073</text:p>
          </table:table-cell>
          <table:table-cell office:value-type="float" office:value="1.936" calcext:value-type="float">
            <text:p>1.936</text:p>
          </table:table-cell>
          <table:table-cell table:style-name="ce30" office:value-type="float" office:value="2.511" calcext:value-type="float">
            <text:p>2.511</text:p>
          </table:table-cell>
          <table:table-cell table:style-name="ce30" office:value-type="float" office:value="1200.128" calcext:value-type="float">
            <text:p>1200.128</text:p>
          </table:table-cell>
          <table:table-cell table:number-columns-repeated="8"/>
          <table:table-cell office:value-type="string" calcext:value-type="string">
            <text:p>jxml2sql28.json</text:p>
          </table:table-cell>
          <table:table-cell office:value-type="float" office:value="9.555" calcext:value-type="float">
            <text:p>9.555</text:p>
          </table:table-cell>
          <table:table-cell office:value-type="float" office:value="1.432" calcext:value-type="float">
            <text:p>1.432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jxml2sql30.smt2</text:p>
          </table:table-cell>
          <table:table-cell office:value-type="float" office:value="2.615" calcext:value-type="float">
            <text:p>2.615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jxml2sql25.smt2</text:p>
          </table:table-cell>
          <table:table-cell table:style-name="ce22" office:value-type="float" office:value="1200.073" calcext:value-type="float">
            <text:p>1200.073</text:p>
          </table:table-cell>
          <table:table-cell office:value-type="float" office:value="1.764" calcext:value-type="float">
            <text:p>1.764</text:p>
          </table:table-cell>
          <table:table-cell table:style-name="ce30" office:value-type="float" office:value="2.506" calcext:value-type="float">
            <text:p>2.506</text:p>
          </table:table-cell>
          <table:table-cell table:style-name="ce30" office:value-type="float" office:value="1200.092" calcext:value-type="float">
            <text:p>1200.092</text:p>
          </table:table-cell>
          <table:table-cell table:number-columns-repeated="8"/>
          <table:table-cell office:value-type="string" calcext:value-type="string">
            <text:p>jxml2sql29.json</text:p>
          </table:table-cell>
          <table:table-cell office:value-type="float" office:value="9.056" calcext:value-type="float">
            <text:p>9.056</text:p>
          </table:table-cell>
          <table:table-cell office:value-type="float" office:value="1.435" calcext:value-type="float">
            <text:p>1.435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jxml2sql31.smt2</text:p>
          </table:table-cell>
          <table:table-cell office:value-type="float" office:value="2.625" calcext:value-type="float">
            <text:p>2.625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jxml2sql26.smt2</text:p>
          </table:table-cell>
          <table:table-cell table:style-name="ce22" office:value-type="float" office:value="1200.099" calcext:value-type="float">
            <text:p>1200.099</text:p>
          </table:table-cell>
          <table:table-cell office:value-type="float" office:value="1.897" calcext:value-type="float">
            <text:p>1.897</text:p>
          </table:table-cell>
          <table:table-cell table:style-name="ce30" office:value-type="float" office:value="2.537" calcext:value-type="float">
            <text:p>2.537</text:p>
          </table:table-cell>
          <table:table-cell table:style-name="ce30" office:value-type="float" office:value="1200.098" calcext:value-type="float">
            <text:p>1200.098</text:p>
          </table:table-cell>
          <table:table-cell table:number-columns-repeated="8"/>
          <table:table-cell office:value-type="string" calcext:value-type="string">
            <text:p>jxml2sql30.json</text:p>
          </table:table-cell>
          <table:table-cell office:value-type="float" office:value="9.754" calcext:value-type="float">
            <text:p>9.754</text:p>
          </table:table-cell>
          <table:table-cell office:value-type="float" office:value="1.446" calcext:value-type="float">
            <text:p>1.446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jxml2sql32.smt2</text:p>
          </table:table-cell>
          <table:table-cell office:value-type="float" office:value="2.54" calcext:value-type="float">
            <text:p>2.54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jxml2sql27.smt2</text:p>
          </table:table-cell>
          <table:table-cell table:style-name="ce22" office:value-type="float" office:value="1200.076" calcext:value-type="float">
            <text:p>1200.076</text:p>
          </table:table-cell>
          <table:table-cell office:value-type="float" office:value="1.989" calcext:value-type="float">
            <text:p>1.989</text:p>
          </table:table-cell>
          <table:table-cell table:style-name="ce30" office:value-type="float" office:value="2.601" calcext:value-type="float">
            <text:p>2.601</text:p>
          </table:table-cell>
          <table:table-cell table:style-name="ce30" office:value-type="float" office:value="1200.12" calcext:value-type="float">
            <text:p>1200.12</text:p>
          </table:table-cell>
          <table:table-cell table:number-columns-repeated="8"/>
          <table:table-cell office:value-type="string" calcext:value-type="string">
            <text:p>jxml2sql31.json</text:p>
          </table:table-cell>
          <table:table-cell office:value-type="float" office:value="8.869" calcext:value-type="float">
            <text:p>8.869</text:p>
          </table:table-cell>
          <table:table-cell office:value-type="float" office:value="1.376" calcext:value-type="float">
            <text:p>1.376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jxml2sql33.smt2</text:p>
          </table:table-cell>
          <table:table-cell office:value-type="float" office:value="2.508" calcext:value-type="float">
            <text:p>2.508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jxml2sql28.smt2</text:p>
          </table:table-cell>
          <table:table-cell table:style-name="ce22" office:value-type="float" office:value="1200.051" calcext:value-type="float">
            <text:p>1200.051</text:p>
          </table:table-cell>
          <table:table-cell office:value-type="float" office:value="1.898" calcext:value-type="float">
            <text:p>1.898</text:p>
          </table:table-cell>
          <table:table-cell table:style-name="ce30" office:value-type="float" office:value="2.558" calcext:value-type="float">
            <text:p>2.558</text:p>
          </table:table-cell>
          <table:table-cell table:style-name="ce30" office:value-type="float" office:value="1200.108" calcext:value-type="float">
            <text:p>1200.108</text:p>
          </table:table-cell>
          <table:table-cell table:number-columns-repeated="8"/>
          <table:table-cell office:value-type="string" calcext:value-type="string">
            <text:p>jxml2sql32.json</text:p>
          </table:table-cell>
          <table:table-cell office:value-type="float" office:value="8.502" calcext:value-type="float">
            <text:p>8.502</text:p>
          </table:table-cell>
          <table:table-cell office:value-type="float" office:value="1.276" calcext:value-type="float">
            <text:p>1.276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jxml2sql34.smt2</text:p>
          </table:table-cell>
          <table:table-cell office:value-type="float" office:value="2.566" calcext:value-type="float">
            <text:p>2.566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jxml2sql29.smt2</text:p>
          </table:table-cell>
          <table:table-cell table:style-name="ce22" office:value-type="float" office:value="1200.047" calcext:value-type="float">
            <text:p>1200.047</text:p>
          </table:table-cell>
          <table:table-cell office:value-type="float" office:value="1.865" calcext:value-type="float">
            <text:p>1.865</text:p>
          </table:table-cell>
          <table:table-cell table:style-name="ce30" office:value-type="float" office:value="2.652" calcext:value-type="float">
            <text:p>2.652</text:p>
          </table:table-cell>
          <table:table-cell table:style-name="ce30" office:value-type="float" office:value="1200.108" calcext:value-type="float">
            <text:p>1200.108</text:p>
          </table:table-cell>
          <table:table-cell table:number-columns-repeated="8"/>
          <table:table-cell office:value-type="string" calcext:value-type="string">
            <text:p>jxml2sql33.json</text:p>
          </table:table-cell>
          <table:table-cell office:value-type="float" office:value="9.762" calcext:value-type="float">
            <text:p>9.762</text:p>
          </table:table-cell>
          <table:table-cell office:value-type="float" office:value="1.437" calcext:value-type="float">
            <text:p>1.437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mathQuizGame01.smt2</text:p>
          </table:table-cell>
          <table:table-cell office:value-type="float" office:value="2.54" calcext:value-type="float">
            <text:p>2.54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jxml2sql30.smt2</text:p>
          </table:table-cell>
          <table:table-cell table:style-name="ce22" office:value-type="float" office:value="1200.047" calcext:value-type="float">
            <text:p>1200.047</text:p>
          </table:table-cell>
          <table:table-cell office:value-type="float" office:value="1.898" calcext:value-type="float">
            <text:p>1.898</text:p>
          </table:table-cell>
          <table:table-cell table:style-name="ce30" office:value-type="float" office:value="2.544" calcext:value-type="float">
            <text:p>2.544</text:p>
          </table:table-cell>
          <table:table-cell table:style-name="ce30" office:value-type="float" office:value="1200.064" calcext:value-type="float">
            <text:p>1200.064</text:p>
          </table:table-cell>
          <table:table-cell table:number-columns-repeated="8"/>
          <table:table-cell office:value-type="string" calcext:value-type="string">
            <text:p>jxml2sql34.json</text:p>
          </table:table-cell>
          <table:table-cell office:value-type="float" office:value="8.245" calcext:value-type="float">
            <text:p>8.245</text:p>
          </table:table-cell>
          <table:table-cell office:value-type="float" office:value="1.279" calcext:value-type="float">
            <text:p>1.279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mathQuizGame02.smt2</text:p>
          </table:table-cell>
          <table:table-cell office:value-type="float" office:value="2.496" calcext:value-type="float">
            <text:p>2.496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jxml2sql31.smt2</text:p>
          </table:table-cell>
          <table:table-cell table:style-name="ce22" office:value-type="float" office:value="1200.05" calcext:value-type="float">
            <text:p>1200.05</text:p>
          </table:table-cell>
          <table:table-cell office:value-type="float" office:value="1.788" calcext:value-type="float">
            <text:p>1.788</text:p>
          </table:table-cell>
          <table:table-cell table:style-name="ce30" office:value-type="float" office:value="2.557" calcext:value-type="float">
            <text:p>2.557</text:p>
          </table:table-cell>
          <table:table-cell table:style-name="ce30" office:value-type="float" office:value="1200.103" calcext:value-type="float">
            <text:p>1200.103</text:p>
          </table:table-cell>
          <table:table-cell table:number-columns-repeated="8"/>
          <table:table-cell office:value-type="string" calcext:value-type="string">
            <text:p>mathQuizGame01.json</text:p>
          </table:table-cell>
          <table:table-cell office:value-type="float" office:value="7.538" calcext:value-type="float">
            <text:p>7.538</text:p>
          </table:table-cell>
          <table:table-cell office:value-type="float" office:value="1.282" calcext:value-type="float">
            <text:p>1.282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mathQuizGame03.smt2</text:p>
          </table:table-cell>
          <table:table-cell office:value-type="float" office:value="2.248" calcext:value-type="float">
            <text:p>2.248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jxml2sql32.smt2</text:p>
          </table:table-cell>
          <table:table-cell table:style-name="ce22" office:value-type="float" office:value="1200.076" calcext:value-type="float">
            <text:p>1200.076</text:p>
          </table:table-cell>
          <table:table-cell office:value-type="float" office:value="1.779" calcext:value-type="float">
            <text:p>1.779</text:p>
          </table:table-cell>
          <table:table-cell table:style-name="ce30" office:value-type="float" office:value="2.522" calcext:value-type="float">
            <text:p>2.522</text:p>
          </table:table-cell>
          <table:table-cell table:style-name="ce30" office:value-type="float" office:value="1200.105" calcext:value-type="float">
            <text:p>1200.105</text:p>
          </table:table-cell>
          <table:table-cell table:number-columns-repeated="8"/>
          <table:table-cell office:value-type="string" calcext:value-type="string">
            <text:p>mathQuizGame02.json</text:p>
          </table:table-cell>
          <table:table-cell office:value-type="float" office:value="6.66" calcext:value-type="float">
            <text:p>6.66</text:p>
          </table:table-cell>
          <table:table-cell office:value-type="float" office:value="1.161" calcext:value-type="float">
            <text:p>1.161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mathQuizGame04.smt2</text:p>
          </table:table-cell>
          <table:table-cell office:value-type="float" office:value="2.322" calcext:value-type="float">
            <text:p>2.32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jxml2sql33.smt2</text:p>
          </table:table-cell>
          <table:table-cell table:style-name="ce22" office:value-type="float" office:value="1200.078" calcext:value-type="float">
            <text:p>1200.078</text:p>
          </table:table-cell>
          <table:table-cell office:value-type="float" office:value="1.892" calcext:value-type="float">
            <text:p>1.892</text:p>
          </table:table-cell>
          <table:table-cell table:style-name="ce30" office:value-type="float" office:value="2.565" calcext:value-type="float">
            <text:p>2.565</text:p>
          </table:table-cell>
          <table:table-cell table:style-name="ce30" office:value-type="float" office:value="1200.108" calcext:value-type="float">
            <text:p>1200.108</text:p>
          </table:table-cell>
          <table:table-cell table:number-columns-repeated="8"/>
          <table:table-cell office:value-type="string" calcext:value-type="string">
            <text:p>mathQuizGame03.json</text:p>
          </table:table-cell>
          <table:table-cell office:value-type="float" office:value="1.193" calcext:value-type="float">
            <text:p>1.193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mathQuizGame09.smt2</text:p>
          </table:table-cell>
          <table:table-cell office:value-type="float" office:value="2.214" calcext:value-type="float">
            <text:p>2.214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jxml2sql34.smt2</text:p>
          </table:table-cell>
          <table:table-cell table:style-name="ce22" office:value-type="float" office:value="1200.074" calcext:value-type="float">
            <text:p>1200.074</text:p>
          </table:table-cell>
          <table:table-cell office:value-type="float" office:value="1.73" calcext:value-type="float">
            <text:p>1.73</text:p>
          </table:table-cell>
          <table:table-cell table:style-name="ce30" office:value-type="float" office:value="2.544" calcext:value-type="float">
            <text:p>2.544</text:p>
          </table:table-cell>
          <table:table-cell table:style-name="ce30" office:value-type="float" office:value="1200.106" calcext:value-type="float">
            <text:p>1200.106</text:p>
          </table:table-cell>
          <table:table-cell table:number-columns-repeated="8"/>
          <table:table-cell office:value-type="string" calcext:value-type="string">
            <text:p>mathQuizGame04.json</text:p>
          </table:table-cell>
          <table:table-cell office:value-type="float" office:value="4.433" calcext:value-type="float">
            <text:p>4.433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mathQuizGame10.smt2</text:p>
          </table:table-cell>
          <table:table-cell office:value-type="float" office:value="2.358" calcext:value-type="float">
            <text:p>2.358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mathQuizGame01.smt2</text:p>
          </table:table-cell>
          <table:table-cell table:style-name="ce22" office:value-type="float" office:value="1200.077" calcext:value-type="float">
            <text:p>1200.077</text:p>
          </table:table-cell>
          <table:table-cell office:value-type="float" office:value="1.639" calcext:value-type="float">
            <text:p>1.639</text:p>
          </table:table-cell>
          <table:table-cell table:style-name="ce30" office:value-type="float" office:value="2.829" calcext:value-type="float">
            <text:p>2.829</text:p>
          </table:table-cell>
          <table:table-cell table:style-name="ce30" office:value-type="float" office:value="626.844" calcext:value-type="float">
            <text:p>626.844</text:p>
          </table:table-cell>
          <table:table-cell table:number-columns-repeated="8"/>
          <table:table-cell office:value-type="string" calcext:value-type="string">
            <text:p>mathQuizGame09.json</text:p>
          </table:table-cell>
          <table:table-cell office:value-type="float" office:value="2.946" calcext:value-type="float">
            <text:p>2.946</text:p>
          </table:table-cell>
          <table:table-cell office:value-type="float" office:value="0.679" calcext:value-type="float">
            <text:p>0.679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mathQuizGame12.smt2</text:p>
          </table:table-cell>
          <table:table-cell office:value-type="float" office:value="2.641" calcext:value-type="float">
            <text:p>2.641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mathQuizGame02.smt2</text:p>
          </table:table-cell>
          <table:table-cell table:style-name="ce22" office:value-type="float" office:value="1200.051" calcext:value-type="float">
            <text:p>1200.051</text:p>
          </table:table-cell>
          <table:table-cell office:value-type="float" office:value="2.179" calcext:value-type="float">
            <text:p>2.179</text:p>
          </table:table-cell>
          <table:table-cell table:style-name="ce30" office:value-type="float" office:value="2.426" calcext:value-type="float">
            <text:p>2.426</text:p>
          </table:table-cell>
          <table:table-cell table:style-name="ce30" office:value-type="float" office:value="798.208" calcext:value-type="float">
            <text:p>798.208</text:p>
          </table:table-cell>
          <table:table-cell table:number-columns-repeated="8"/>
          <table:table-cell office:value-type="string" calcext:value-type="string">
            <text:p>mathQuizGame10.json</text:p>
          </table:table-cell>
          <table:table-cell office:value-type="float" office:value="1.582" calcext:value-type="float">
            <text:p>1.582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mathQuizGame13.smt2</text:p>
          </table:table-cell>
          <table:table-cell office:value-type="float" office:value="2.576" calcext:value-type="float">
            <text:p>2.576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mathQuizGame03.smt2</text:p>
          </table:table-cell>
          <table:table-cell table:style-name="ce22" office:value-type="float" office:value="1200.06" calcext:value-type="float">
            <text:p>1200.06</text:p>
          </table:table-cell>
          <table:table-cell office:value-type="float" office:value="0.896" calcext:value-type="float">
            <text:p>0.896</text:p>
          </table:table-cell>
          <table:table-cell table:style-name="ce30" office:value-type="float" office:value="2.242" calcext:value-type="float">
            <text:p>2.242</text:p>
          </table:table-cell>
          <table:table-cell table:style-name="ce30" office:value-type="float" office:value="22.305" calcext:value-type="float">
            <text:p>22.305</text:p>
          </table:table-cell>
          <table:table-cell table:number-columns-repeated="8"/>
          <table:table-cell office:value-type="string" calcext:value-type="string">
            <text:p>mathQuizGame12.json</text:p>
          </table:table-cell>
          <table:table-cell office:value-type="float" office:value="4.693" calcext:value-type="float">
            <text:p>4.693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mathQuizGame14.smt2</text:p>
          </table:table-cell>
          <table:table-cell office:value-type="float" office:value="2.353" calcext:value-type="float">
            <text:p>2.353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mathQuizGame04.smt2</text:p>
          </table:table-cell>
          <table:table-cell table:style-name="ce22" office:value-type="float" office:value="1200.049" calcext:value-type="float">
            <text:p>1200.049</text:p>
          </table:table-cell>
          <table:table-cell office:value-type="float" office:value="1.368" calcext:value-type="float">
            <text:p>1.368</text:p>
          </table:table-cell>
          <table:table-cell table:style-name="ce30" office:value-type="float" office:value="2.343" calcext:value-type="float">
            <text:p>2.343</text:p>
          </table:table-cell>
          <table:table-cell table:style-name="ce30" office:value-type="float" office:value="101.193" calcext:value-type="float">
            <text:p>101.193</text:p>
          </table:table-cell>
          <table:table-cell table:number-columns-repeated="8"/>
          <table:table-cell office:value-type="string" calcext:value-type="string">
            <text:p>mathQuizGame13.json</text:p>
          </table:table-cell>
          <table:table-cell office:value-type="float" office:value="7.799" calcext:value-type="float">
            <text:p>7.799</text:p>
          </table:table-cell>
          <table:table-cell office:value-type="float" office:value="1.622" calcext:value-type="float">
            <text:p>1.622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mathQuizGame15.smt2</text:p>
          </table:table-cell>
          <table:table-cell office:value-type="float" office:value="2.557" calcext:value-type="float">
            <text:p>2.557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mathQuizGame09.smt2</text:p>
          </table:table-cell>
          <table:table-cell table:style-name="ce22" office:value-type="float" office:value="1200.049" calcext:value-type="float">
            <text:p>1200.049</text:p>
          </table:table-cell>
          <table:table-cell office:value-type="float" office:value="1.262" calcext:value-type="float">
            <text:p>1.262</text:p>
          </table:table-cell>
          <table:table-cell table:style-name="ce30" office:value-type="float" office:value="2.271" calcext:value-type="float">
            <text:p>2.271</text:p>
          </table:table-cell>
          <table:table-cell table:style-name="ce30" office:value-type="float" office:value="27.579" calcext:value-type="float">
            <text:p>27.579</text:p>
          </table:table-cell>
          <table:table-cell table:number-columns-repeated="8"/>
          <table:table-cell office:value-type="string" calcext:value-type="string">
            <text:p>mathQuizGame14.json</text:p>
          </table:table-cell>
          <table:table-cell office:value-type="float" office:value="4.213" calcext:value-type="float">
            <text:p>4.21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mathQuizGame16.smt2</text:p>
          </table:table-cell>
          <table:table-cell office:value-type="float" office:value="2.542" calcext:value-type="float">
            <text:p>2.54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mathQuizGame10.smt2</text:p>
          </table:table-cell>
          <table:table-cell table:style-name="ce22" office:value-type="float" office:value="1200.075" calcext:value-type="float">
            <text:p>1200.075</text:p>
          </table:table-cell>
          <table:table-cell office:value-type="float" office:value="0.959" calcext:value-type="float">
            <text:p>0.959</text:p>
          </table:table-cell>
          <table:table-cell table:style-name="ce30" office:value-type="float" office:value="2.313" calcext:value-type="float">
            <text:p>2.313</text:p>
          </table:table-cell>
          <table:table-cell table:style-name="ce30" office:value-type="float" office:value="486.057" calcext:value-type="float">
            <text:p>486.057</text:p>
          </table:table-cell>
          <table:table-cell table:number-columns-repeated="8"/>
          <table:table-cell office:value-type="string" calcext:value-type="string">
            <text:p>mathQuizGame15.json</text:p>
          </table:table-cell>
          <table:table-cell office:value-type="float" office:value="7.989" calcext:value-type="float">
            <text:p>7.989</text:p>
          </table:table-cell>
          <table:table-cell office:value-type="float" office:value="1.382" calcext:value-type="float">
            <text:p>1.382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mathQuizGame17.smt2</text:p>
          </table:table-cell>
          <table:table-cell office:value-type="float" office:value="2.439" calcext:value-type="float">
            <text:p>2.439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mathQuizGame12.smt2</text:p>
          </table:table-cell>
          <table:table-cell table:style-name="ce22" office:value-type="float" office:value="1200.102" calcext:value-type="float">
            <text:p>1200.102</text:p>
          </table:table-cell>
          <table:table-cell office:value-type="float" office:value="1.372" calcext:value-type="float">
            <text:p>1.372</text:p>
          </table:table-cell>
          <table:table-cell table:style-name="ce30" office:value-type="float" office:value="2.571" calcext:value-type="float">
            <text:p>2.571</text:p>
          </table:table-cell>
          <table:table-cell table:style-name="ce30" office:value-type="float" office:value="1200.088" calcext:value-type="float">
            <text:p>1200.088</text:p>
          </table:table-cell>
          <table:table-cell table:number-columns-repeated="8"/>
          <table:table-cell office:value-type="string" calcext:value-type="string">
            <text:p>mathQuizGame16.json</text:p>
          </table:table-cell>
          <table:table-cell office:value-type="float" office:value="4.605" calcext:value-type="float">
            <text:p>4.605</text:p>
          </table:table-cell>
          <table:table-cell office:value-type="float" office:value="0.992" calcext:value-type="float">
            <text:p>0.992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mathQuizGame19.smt2</text:p>
          </table:table-cell>
          <table:table-cell office:value-type="float" office:value="2.553" calcext:value-type="float">
            <text:p>2.553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mathQuizGame13.smt2</text:p>
          </table:table-cell>
          <table:table-cell table:style-name="ce22" office:value-type="float" office:value="1200.075" calcext:value-type="float">
            <text:p>1200.075</text:p>
          </table:table-cell>
          <table:table-cell office:value-type="float" office:value="3.283" calcext:value-type="float">
            <text:p>3.283</text:p>
          </table:table-cell>
          <table:table-cell table:style-name="ce30" office:value-type="float" office:value="2.563" calcext:value-type="float">
            <text:p>2.563</text:p>
          </table:table-cell>
          <table:table-cell table:style-name="ce30" office:value-type="float" office:value="837.463" calcext:value-type="float">
            <text:p>837.463</text:p>
          </table:table-cell>
          <table:table-cell table:number-columns-repeated="8"/>
          <table:table-cell office:value-type="string" calcext:value-type="string">
            <text:p>mathQuizGame17.json</text:p>
          </table:table-cell>
          <table:table-cell office:value-type="float" office:value="7.657" calcext:value-type="float">
            <text:p>7.657</text:p>
          </table:table-cell>
          <table:table-cell office:value-type="float" office:value="1.265" calcext:value-type="float">
            <text:p>1.265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mathQuizGame20.smt2</text:p>
          </table:table-cell>
          <table:table-cell office:value-type="float" office:value="2.631" calcext:value-type="float">
            <text:p>2.631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mathQuizGame14.smt2</text:p>
          </table:table-cell>
          <table:table-cell table:style-name="ce22" office:value-type="float" office:value="1200.103" calcext:value-type="float">
            <text:p>1200.103</text:p>
          </table:table-cell>
          <table:table-cell office:value-type="float" office:value="1.301" calcext:value-type="float">
            <text:p>1.301</text:p>
          </table:table-cell>
          <table:table-cell table:style-name="ce30" office:value-type="float" office:value="2.552" calcext:value-type="float">
            <text:p>2.552</text:p>
          </table:table-cell>
          <table:table-cell table:style-name="ce30" office:value-type="float" office:value="100.31" calcext:value-type="float">
            <text:p>100.31</text:p>
          </table:table-cell>
          <table:table-cell table:number-columns-repeated="8"/>
          <table:table-cell office:value-type="string" calcext:value-type="string">
            <text:p>mathQuizGame19.json</text:p>
          </table:table-cell>
          <table:table-cell office:value-type="float" office:value="5.07" calcext:value-type="float">
            <text:p>5.07</text:p>
          </table:table-cell>
          <table:table-cell office:value-type="float" office:value="1.055" calcext:value-type="float">
            <text:p>1.055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mathQuizGame21.smt2</text:p>
          </table:table-cell>
          <table:table-cell office:value-type="float" office:value="2.618" calcext:value-type="float">
            <text:p>2.618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mathQuizGame15.smt2</text:p>
          </table:table-cell>
          <table:table-cell table:style-name="ce22" office:value-type="float" office:value="1200.051" calcext:value-type="float">
            <text:p>1200.051</text:p>
          </table:table-cell>
          <table:table-cell office:value-type="float" office:value="3.203" calcext:value-type="float">
            <text:p>3.203</text:p>
          </table:table-cell>
          <table:table-cell table:style-name="ce30" office:value-type="float" office:value="2.514" calcext:value-type="float">
            <text:p>2.514</text:p>
          </table:table-cell>
          <table:table-cell table:style-name="ce30" office:value-type="float" office:value="979.624" calcext:value-type="float">
            <text:p>979.624</text:p>
          </table:table-cell>
          <table:table-cell table:number-columns-repeated="8"/>
          <table:table-cell office:value-type="string" calcext:value-type="string">
            <text:p>mathQuizGame20.json</text:p>
          </table:table-cell>
          <table:table-cell office:value-type="float" office:value="11.162" calcext:value-type="float">
            <text:p>11.162</text:p>
          </table:table-cell>
          <table:table-cell office:value-type="float" office:value="1.499" calcext:value-type="float">
            <text:p>1.499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mathQuizGame22.smt2</text:p>
          </table:table-cell>
          <table:table-cell office:value-type="float" office:value="2.539" calcext:value-type="float">
            <text:p>2.539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mathQuizGame16.smt2</text:p>
          </table:table-cell>
          <table:table-cell table:style-name="ce22" office:value-type="float" office:value="1200.08" calcext:value-type="float">
            <text:p>1200.08</text:p>
          </table:table-cell>
          <table:table-cell office:value-type="float" office:value="1.339" calcext:value-type="float">
            <text:p>1.339</text:p>
          </table:table-cell>
          <table:table-cell table:style-name="ce30" office:value-type="float" office:value="2.588" calcext:value-type="float">
            <text:p>2.588</text:p>
          </table:table-cell>
          <table:table-cell table:style-name="ce30" office:value-type="float" office:value="1200.092" calcext:value-type="float">
            <text:p>1200.092</text:p>
          </table:table-cell>
          <table:table-cell table:number-columns-repeated="8"/>
          <table:table-cell office:value-type="string" calcext:value-type="string">
            <text:p>mathQuizGame21.json</text:p>
          </table:table-cell>
          <table:table-cell office:value-type="float" office:value="4.91" calcext:value-type="float">
            <text:p>4.91</text:p>
          </table:table-cell>
          <table:table-cell office:value-type="float" office:value="1.059" calcext:value-type="float">
            <text:p>1.059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mathQuizGame23.smt2</text:p>
          </table:table-cell>
          <table:table-cell office:value-type="float" office:value="2.385" calcext:value-type="float">
            <text:p>2.385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mathQuizGame17.smt2</text:p>
          </table:table-cell>
          <table:table-cell table:style-name="ce22" office:value-type="float" office:value="1200.06" calcext:value-type="float">
            <text:p>1200.06</text:p>
          </table:table-cell>
          <table:table-cell office:value-type="float" office:value="2.569" calcext:value-type="float">
            <text:p>2.569</text:p>
          </table:table-cell>
          <table:table-cell table:style-name="ce30" office:value-type="float" office:value="2.491" calcext:value-type="float">
            <text:p>2.491</text:p>
          </table:table-cell>
          <table:table-cell table:style-name="ce30" office:value-type="float" office:value="268.13" calcext:value-type="float">
            <text:p>268.13</text:p>
          </table:table-cell>
          <table:table-cell table:number-columns-repeated="8"/>
          <table:table-cell office:value-type="string" calcext:value-type="string">
            <text:p>mathQuizGame22.json</text:p>
          </table:table-cell>
          <table:table-cell office:value-type="float" office:value="6.958" calcext:value-type="float">
            <text:p>6.958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mathQuizGame24.smt2</text:p>
          </table:table-cell>
          <table:table-cell office:value-type="float" office:value="2.488" calcext:value-type="float">
            <text:p>2.488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mathQuizGame19.smt2</text:p>
          </table:table-cell>
          <table:table-cell table:style-name="ce22" office:value-type="float" office:value="1200.051" calcext:value-type="float">
            <text:p>1200.051</text:p>
          </table:table-cell>
          <table:table-cell office:value-type="float" office:value="1.429" calcext:value-type="float">
            <text:p>1.429</text:p>
          </table:table-cell>
          <table:table-cell table:style-name="ce30" office:value-type="float" office:value="2.571" calcext:value-type="float">
            <text:p>2.571</text:p>
          </table:table-cell>
          <table:table-cell table:style-name="ce30" office:value-type="float" office:value="1200.082" calcext:value-type="float">
            <text:p>1200.082</text:p>
          </table:table-cell>
          <table:table-cell table:number-columns-repeated="8"/>
          <table:table-cell office:value-type="string" calcext:value-type="string">
            <text:p>mathQuizGame23.json</text:p>
          </table:table-cell>
          <table:table-cell office:value-type="float" office:value="4.62" calcext:value-type="float">
            <text:p>4.62</text:p>
          </table:table-cell>
          <table:table-cell office:value-type="float" office:value="1.073" calcext:value-type="float">
            <text:p>1.073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mathQuizGame26.smt2</text:p>
          </table:table-cell>
          <table:table-cell office:value-type="float" office:value="2.555" calcext:value-type="float">
            <text:p>2.555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mathQuizGame20.smt2</text:p>
          </table:table-cell>
          <table:table-cell table:style-name="ce22" office:value-type="float" office:value="1200.08" calcext:value-type="float">
            <text:p>1200.08</text:p>
          </table:table-cell>
          <table:table-cell office:value-type="float" office:value="4.084" calcext:value-type="float">
            <text:p>4.084</text:p>
          </table:table-cell>
          <table:table-cell table:style-name="ce30" office:value-type="float" office:value="2.698" calcext:value-type="float">
            <text:p>2.698</text:p>
          </table:table-cell>
          <table:table-cell table:style-name="ce30" office:value-type="float" office:value="1200.07" calcext:value-type="float">
            <text:p>1200.07</text:p>
          </table:table-cell>
          <table:table-cell table:number-columns-repeated="8"/>
          <table:table-cell office:value-type="string" calcext:value-type="string">
            <text:p>mathQuizGame24.json</text:p>
          </table:table-cell>
          <table:table-cell office:value-type="float" office:value="8.905" calcext:value-type="float">
            <text:p>8.905</text:p>
          </table:table-cell>
          <table:table-cell office:value-type="float" office:value="1.378" calcext:value-type="float">
            <text:p>1.378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mathQuizGame27.smt2</text:p>
          </table:table-cell>
          <table:table-cell office:value-type="float" office:value="2.697" calcext:value-type="float">
            <text:p>2.697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mathQuizGame21.smt2</text:p>
          </table:table-cell>
          <table:table-cell table:style-name="ce22" office:value-type="float" office:value="1200.07" calcext:value-type="float">
            <text:p>1200.07</text:p>
          </table:table-cell>
          <table:table-cell office:value-type="float" office:value="1.366" calcext:value-type="float">
            <text:p>1.366</text:p>
          </table:table-cell>
          <table:table-cell table:style-name="ce30" office:value-type="float" office:value="2.547" calcext:value-type="float">
            <text:p>2.547</text:p>
          </table:table-cell>
          <table:table-cell table:style-name="ce30" office:value-type="float" office:value="1200.063" calcext:value-type="float">
            <text:p>1200.063</text:p>
          </table:table-cell>
          <table:table-cell table:number-columns-repeated="8"/>
          <table:table-cell office:value-type="string" calcext:value-type="string">
            <text:p>mathQuizGame26.json</text:p>
          </table:table-cell>
          <table:table-cell office:value-type="float" office:value="5.347" calcext:value-type="float">
            <text:p>5.347</text:p>
          </table:table-cell>
          <table:table-cell office:value-type="float" office:value="1.094" calcext:value-type="float">
            <text:p>1.094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mathQuizGame28.smt2</text:p>
          </table:table-cell>
          <table:table-cell office:value-type="float" office:value="2.594" calcext:value-type="float">
            <text:p>2.594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mathQuizGame22.smt2</text:p>
          </table:table-cell>
          <table:table-cell table:style-name="ce22" office:value-type="float" office:value="1200.075" calcext:value-type="float">
            <text:p>1200.075</text:p>
          </table:table-cell>
          <table:table-cell office:value-type="float" office:value="2.882" calcext:value-type="float">
            <text:p>2.882</text:p>
          </table:table-cell>
          <table:table-cell table:style-name="ce30" office:value-type="float" office:value="2.495" calcext:value-type="float">
            <text:p>2.495</text:p>
          </table:table-cell>
          <table:table-cell table:style-name="ce30" office:value-type="float" office:value="1200.093" calcext:value-type="float">
            <text:p>1200.093</text:p>
          </table:table-cell>
          <table:table-cell table:number-columns-repeated="8"/>
          <table:table-cell office:value-type="string" calcext:value-type="string">
            <text:p>mathQuizGame27.json</text:p>
          </table:table-cell>
          <table:table-cell office:value-type="float" office:value="10.425" calcext:value-type="float">
            <text:p>10.425</text:p>
          </table:table-cell>
          <table:table-cell office:value-type="float" office:value="1.774" calcext:value-type="float">
            <text:p>1.774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mathQuizGame29.smt2</text:p>
          </table:table-cell>
          <table:table-cell office:value-type="float" office:value="2.482" calcext:value-type="float">
            <text:p>2.48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mathQuizGame23.smt2</text:p>
          </table:table-cell>
          <table:table-cell table:style-name="ce22" office:value-type="float" office:value="1200.07" calcext:value-type="float">
            <text:p>1200.07</text:p>
          </table:table-cell>
          <table:table-cell office:value-type="float" office:value="1.347" calcext:value-type="float">
            <text:p>1.347</text:p>
          </table:table-cell>
          <table:table-cell table:style-name="ce30" office:value-type="float" office:value="2.59" calcext:value-type="float">
            <text:p>2.59</text:p>
          </table:table-cell>
          <table:table-cell table:style-name="ce30" office:value-type="float" office:value="1200.102" calcext:value-type="float">
            <text:p>1200.102</text:p>
          </table:table-cell>
          <table:table-cell table:number-columns-repeated="8"/>
          <table:table-cell office:value-type="string" calcext:value-type="string">
            <text:p>mathQuizGame28.json</text:p>
          </table:table-cell>
          <table:table-cell office:value-type="float" office:value="4.935" calcext:value-type="float">
            <text:p>4.935</text:p>
          </table:table-cell>
          <table:table-cell office:value-type="float" office:value="1.148" calcext:value-type="float">
            <text:p>1.148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mathQuizGame30.smt2</text:p>
          </table:table-cell>
          <table:table-cell office:value-type="float" office:value="2.645" calcext:value-type="float">
            <text:p>2.645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mathQuizGame24.smt2</text:p>
          </table:table-cell>
          <table:table-cell table:style-name="ce22" office:value-type="float" office:value="1200.054" calcext:value-type="float">
            <text:p>1200.054</text:p>
          </table:table-cell>
          <table:table-cell office:value-type="float" office:value="2.715" calcext:value-type="float">
            <text:p>2.715</text:p>
          </table:table-cell>
          <table:table-cell table:style-name="ce30" office:value-type="float" office:value="2.538" calcext:value-type="float">
            <text:p>2.538</text:p>
          </table:table-cell>
          <table:table-cell table:style-name="ce30" office:value-type="float" office:value="1200.102" calcext:value-type="float">
            <text:p>1200.102</text:p>
          </table:table-cell>
          <table:table-cell table:number-columns-repeated="8"/>
          <table:table-cell office:value-type="string" calcext:value-type="string">
            <text:p>mathQuizGame29.json</text:p>
          </table:table-cell>
          <table:table-cell office:value-type="float" office:value="8.093" calcext:value-type="float">
            <text:p>8.093</text:p>
          </table:table-cell>
          <table:table-cell office:value-type="float" office:value="1.534" calcext:value-type="float">
            <text:p>1.534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<text:s/>mathQuizGame31.smt2</text:p>
          </table:table-cell>
          <table:table-cell office:value-type="float" office:value="2.355" calcext:value-type="float">
            <text:p>2.355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mathQuizGame26.smt2</text:p>
          </table:table-cell>
          <table:table-cell table:style-name="ce22" office:value-type="float" office:value="1200.047" calcext:value-type="float">
            <text:p>1200.047</text:p>
          </table:table-cell>
          <table:table-cell office:value-type="float" office:value="1.471" calcext:value-type="float">
            <text:p>1.471</text:p>
          </table:table-cell>
          <table:table-cell table:style-name="ce30" office:value-type="float" office:value="2.579" calcext:value-type="float">
            <text:p>2.579</text:p>
          </table:table-cell>
          <table:table-cell table:style-name="ce30" office:value-type="float" office:value="1200.095" calcext:value-type="float">
            <text:p>1200.095</text:p>
          </table:table-cell>
          <table:table-cell table:number-columns-repeated="8"/>
          <table:table-cell office:value-type="string" calcext:value-type="string">
            <text:p>mathQuizGame30.json</text:p>
          </table:table-cell>
          <table:table-cell office:value-type="float" office:value="4.815" calcext:value-type="float">
            <text:p>4.815</text:p>
          </table:table-cell>
          <table:table-cell office:value-type="float" office:value="1.051" calcext:value-type="float">
            <text:p>1.051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beasties01.smt2</text:p>
          </table:table-cell>
          <table:table-cell office:value-type="float" office:value="3.09" calcext:value-type="float">
            <text:p>3.09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mathQuizGame27.smt2</text:p>
          </table:table-cell>
          <table:table-cell table:style-name="ce22" office:value-type="float" office:value="1200.074" calcext:value-type="float">
            <text:p>1200.074</text:p>
          </table:table-cell>
          <table:table-cell office:value-type="float" office:value="4.214" calcext:value-type="float">
            <text:p>4.214</text:p>
          </table:table-cell>
          <table:table-cell table:style-name="ce30" office:value-type="float" office:value="2.619" calcext:value-type="float">
            <text:p>2.619</text:p>
          </table:table-cell>
          <table:table-cell table:style-name="ce30" office:value-type="float" office:value="1200.084" calcext:value-type="float">
            <text:p>1200.084</text:p>
          </table:table-cell>
          <table:table-cell table:number-columns-repeated="8"/>
          <table:table-cell office:value-type="string" calcext:value-type="string">
            <text:p>mathQuizGame31.json</text:p>
          </table:table-cell>
          <table:table-cell office:value-type="float" office:value="8.592" calcext:value-type="float">
            <text:p>8.592</text:p>
          </table:table-cell>
          <table:table-cell office:value-type="float" office:value="1.269" calcext:value-type="float">
            <text:p>1.269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beasties02.smt2</text:p>
          </table:table-cell>
          <table:table-cell office:value-type="float" office:value="0.986" calcext:value-type="float">
            <text:p>0.986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mathQuizGame28.smt2</text:p>
          </table:table-cell>
          <table:table-cell table:style-name="ce22" office:value-type="float" office:value="1200.049" calcext:value-type="float">
            <text:p>1200.049</text:p>
          </table:table-cell>
          <table:table-cell office:value-type="float" office:value="1.384" calcext:value-type="float">
            <text:p>1.384</text:p>
          </table:table-cell>
          <table:table-cell table:style-name="ce30" office:value-type="float" office:value="2.624" calcext:value-type="float">
            <text:p>2.624</text:p>
          </table:table-cell>
          <table:table-cell table:style-name="ce30" office:value-type="float" office:value="1200.095" calcext:value-type="float">
            <text:p>1200.095</text:p>
          </table:table-cell>
          <table:table-cell table:number-columns-repeated="11"/>
          <table:table-cell office:value-type="string" calcext:value-type="string">
            <text:p>z3</text:p>
          </table:table-cell>
          <table:table-cell office:value-type="string" calcext:value-type="string">
            <text:p><text:s/>beasties03.smt2</text:p>
          </table:table-cell>
          <table:table-cell office:value-type="float" office:value="4.579" calcext:value-type="float">
            <text:p>4.579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mathQuizGame29.smt2</text:p>
          </table:table-cell>
          <table:table-cell table:style-name="ce22" office:value-type="float" office:value="1200.103" calcext:value-type="float">
            <text:p>1200.103</text:p>
          </table:table-cell>
          <table:table-cell office:value-type="float" office:value="2.878" calcext:value-type="float">
            <text:p>2.878</text:p>
          </table:table-cell>
          <table:table-cell table:style-name="ce30" office:value-type="float" office:value="2.494" calcext:value-type="float">
            <text:p>2.494</text:p>
          </table:table-cell>
          <table:table-cell table:style-name="ce30" office:value-type="float" office:value="207.026" calcext:value-type="float">
            <text:p>207.026</text:p>
          </table:table-cell>
          <table:table-cell table:number-columns-repeated="11"/>
          <table:table-cell office:value-type="string" calcext:value-type="string">
            <text:p>z3</text:p>
          </table:table-cell>
          <table:table-cell office:value-type="string" calcext:value-type="string">
            <text:p><text:s/>beasties04.smt2</text:p>
          </table:table-cell>
          <table:table-cell office:value-type="float" office:value="6.137" calcext:value-type="float">
            <text:p>6.137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mathQuizGame30.smt2</text:p>
          </table:table-cell>
          <table:table-cell table:style-name="ce22" office:value-type="float" office:value="1200.094" calcext:value-type="float">
            <text:p>1200.094</text:p>
          </table:table-cell>
          <table:table-cell office:value-type="float" office:value="1.388" calcext:value-type="float">
            <text:p>1.388</text:p>
          </table:table-cell>
          <table:table-cell table:style-name="ce30" office:value-type="float" office:value="2.583" calcext:value-type="float">
            <text:p>2.583</text:p>
          </table:table-cell>
          <table:table-cell table:style-name="ce30" office:value-type="float" office:value="1200.077" calcext:value-type="float">
            <text:p>1200.077</text:p>
          </table:table-cell>
          <table:table-cell table:number-columns-repeated="11"/>
          <table:table-cell office:value-type="string" calcext:value-type="string">
            <text:p>z3</text:p>
          </table:table-cell>
          <table:table-cell office:value-type="string" calcext:value-type="string">
            <text:p><text:s/>beasties05.smt2</text:p>
          </table:table-cell>
          <table:table-cell office:value-type="float" office:value="3.549" calcext:value-type="float">
            <text:p>3.549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mathQuizGame31.smt2</text:p>
          </table:table-cell>
          <table:table-cell table:style-name="ce22" office:value-type="float" office:value="1200.068" calcext:value-type="float">
            <text:p>1200.068</text:p>
          </table:table-cell>
          <table:table-cell office:value-type="float" office:value="2.891" calcext:value-type="float">
            <text:p>2.891</text:p>
          </table:table-cell>
          <table:table-cell table:style-name="ce18" office:value-type="float" office:value="2.533" calcext:value-type="float">
            <text:p>2.533</text:p>
          </table:table-cell>
          <table:table-cell table:style-name="ce18" office:value-type="float" office:value="728.061" calcext:value-type="float">
            <text:p>728.061</text:p>
          </table:table-cell>
          <table:table-cell table:number-columns-repeated="11"/>
          <table:table-cell office:value-type="string" calcext:value-type="string">
            <text:p>z3</text:p>
          </table:table-cell>
          <table:table-cell office:value-type="string" calcext:value-type="string">
            <text:p><text:s/>beasties06.smt2</text:p>
          </table:table-cell>
          <table:table-cell office:value-type="float" office:value="1.128" calcext:value-type="float">
            <text:p>1.128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3"/>
          <table:table-cell office:value-type="string" calcext:value-type="string">
            <text:p>z3</text:p>
          </table:table-cell>
          <table:table-cell office:value-type="string" calcext:value-type="string">
            <text:p><text:s/>beasties07.smt2</text:p>
          </table:table-cell>
          <table:table-cell office:value-type="float" office:value="1.349" calcext:value-type="float">
            <text:p>1.349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3"/>
          <table:table-cell office:value-type="string" calcext:value-type="string">
            <text:p>z3</text:p>
          </table:table-cell>
          <table:table-cell office:value-type="string" calcext:value-type="string">
            <text:p><text:s/>beasties08.smt2</text:p>
          </table:table-cell>
          <table:table-cell office:value-type="float" office:value="0.454" calcext:value-type="float">
            <text:p>0.454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3"/>
          <table:table-cell office:value-type="string" calcext:value-type="string">
            <text:p>z3</text:p>
          </table:table-cell>
          <table:table-cell office:value-type="string" calcext:value-type="string">
            <text:p><text:s/>beasties09.smt2</text:p>
          </table:table-cell>
          <table:table-cell office:value-type="float" office:value="4.695" calcext:value-type="float">
            <text:p>4.695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3"/>
          <table:table-cell office:value-type="string" calcext:value-type="string">
            <text:p>z3</text:p>
          </table:table-cell>
          <table:table-cell office:value-type="string" calcext:value-type="string">
            <text:p><text:s/>beasties10.smt2</text:p>
          </table:table-cell>
          <table:table-cell office:value-type="float" office:value="0.52" calcext:value-type="float">
            <text:p>0.52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3"/>
          <table:table-cell office:value-type="string" calcext:value-type="string">
            <text:p>z3</text:p>
          </table:table-cell>
          <table:table-cell office:value-type="string" calcext:value-type="string">
            <text:p><text:s/>beasties11.smt2</text:p>
          </table:table-cell>
          <table:table-cell office:value-type="float" office:value="0.741" calcext:value-type="float">
            <text:p>0.741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3"/>
          <table:table-cell office:value-type="string" calcext:value-type="string">
            <text:p>z3</text:p>
          </table:table-cell>
          <table:table-cell office:value-type="string" calcext:value-type="string">
            <text:p><text:s/>beasties12.smt2</text:p>
          </table:table-cell>
          <table:table-cell office:value-type="float" office:value="0.94" calcext:value-type="float">
            <text:p>0.94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3"/>
          <table:table-cell office:value-type="string" calcext:value-type="string">
            <text:p>z3</text:p>
          </table:table-cell>
          <table:table-cell office:value-type="string" calcext:value-type="string">
            <text:p><text:s/>beasties13.smt2</text:p>
          </table:table-cell>
          <table:table-cell office:value-type="float" office:value="0.347" calcext:value-type="float">
            <text:p>0.347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3"/>
          <table:table-cell office:value-type="string" calcext:value-type="string">
            <text:p>z3</text:p>
          </table:table-cell>
          <table:table-cell office:value-type="string" calcext:value-type="string">
            <text:p><text:s/>beasties14.smt2</text:p>
          </table:table-cell>
          <table:table-cell office:value-type="float" office:value="0.449" calcext:value-type="float">
            <text:p>0.449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3"/>
          <table:table-cell office:value-type="string" calcext:value-type="string">
            <text:p>z3</text:p>
          </table:table-cell>
          <table:table-cell office:value-type="string" calcext:value-type="string">
            <text:p><text:s/>beasties15.smt2</text:p>
          </table:table-cell>
          <table:table-cell office:value-type="float" office:value="10.457" calcext:value-type="float">
            <text:p>10.457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3"/>
          <table:table-cell office:value-type="string" calcext:value-type="string">
            <text:p>z3</text:p>
          </table:table-cell>
          <table:table-cell office:value-type="string" calcext:value-type="string">
            <text:p><text:s/>beasties16.smt2</text:p>
          </table:table-cell>
          <table:table-cell office:value-type="float" office:value="2.883" calcext:value-type="float">
            <text:p>2.883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3"/>
          <table:table-cell office:value-type="string" calcext:value-type="string">
            <text:p>z3</text:p>
          </table:table-cell>
          <table:table-cell office:value-type="string" calcext:value-type="string">
            <text:p><text:s/>beasties17.smt2</text:p>
          </table:table-cell>
          <table:table-cell office:value-type="float" office:value="2.49" calcext:value-type="float">
            <text:p>2.49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3"/>
          <table:table-cell office:value-type="string" calcext:value-type="string">
            <text:p>z3</text:p>
          </table:table-cell>
          <table:table-cell office:value-type="string" calcext:value-type="string">
            <text:p><text:s/>beasties18.smt2</text:p>
          </table:table-cell>
          <table:table-cell office:value-type="float" office:value="3.93" calcext:value-type="float">
            <text:p>3.93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3"/>
          <table:table-cell office:value-type="string" calcext:value-type="string">
            <text:p>z3</text:p>
          </table:table-cell>
          <table:table-cell office:value-type="string" calcext:value-type="string">
            <text:p><text:s/>beasties19.smt2</text:p>
          </table:table-cell>
          <table:table-cell office:value-type="float" office:value="2.817" calcext:value-type="float">
            <text:p>2.817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3"/>
          <table:table-cell office:value-type="string" calcext:value-type="string">
            <text:p>z3</text:p>
          </table:table-cell>
          <table:table-cell office:value-type="string" calcext:value-type="string">
            <text:p><text:s/>beasties20.smt2</text:p>
          </table:table-cell>
          <table:table-cell office:value-type="float" office:value="4.501" calcext:value-type="float">
            <text:p>4.501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3"/>
          <table:table-cell office:value-type="string" calcext:value-type="string">
            <text:p>z3</text:p>
          </table:table-cell>
          <table:table-cell office:value-type="string" calcext:value-type="string">
            <text:p><text:s/>beasties21.smt2</text:p>
          </table:table-cell>
          <table:table-cell office:value-type="float" office:value="2.164" calcext:value-type="float">
            <text:p>2.164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3"/>
          <table:table-cell office:value-type="string" calcext:value-type="string">
            <text:p>z3</text:p>
          </table:table-cell>
          <table:table-cell office:value-type="string" calcext:value-type="string">
            <text:p><text:s/>beasties22.smt2</text:p>
          </table:table-cell>
          <table:table-cell office:value-type="float" office:value="3.969" calcext:value-type="float">
            <text:p>3.969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3"/>
          <table:table-cell office:value-type="string" calcext:value-type="string">
            <text:p>z3</text:p>
          </table:table-cell>
          <table:table-cell office:value-type="string" calcext:value-type="string">
            <text:p><text:s/>beasties23.smt2</text:p>
          </table:table-cell>
          <table:table-cell office:value-type="float" office:value="2.411" calcext:value-type="float">
            <text:p>2.411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3"/>
          <table:table-cell office:value-type="string" calcext:value-type="string">
            <text:p>z3</text:p>
          </table:table-cell>
          <table:table-cell office:value-type="string" calcext:value-type="string">
            <text:p><text:s/>beasties24.smt2</text:p>
          </table:table-cell>
          <table:table-cell office:value-type="float" office:value="10.615" calcext:value-type="float">
            <text:p>10.615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0"/>
          <table:table-cell table:style-name="ce1"/>
          <table:table-cell table:number-columns-repeated="2"/>
          <table:table-cell office:value-type="string" calcext:value-type="string">
            <text:p>z3</text:p>
          </table:table-cell>
          <table:table-cell office:value-type="string" calcext:value-type="string">
            <text:p><text:s/>beasties25.smt2</text:p>
          </table:table-cell>
          <table:table-cell office:value-type="float" office:value="6.671" calcext:value-type="float">
            <text:p>6.671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0"/>
          <table:table-cell table:style-name="ce1"/>
          <table:table-cell table:number-columns-repeated="2"/>
          <table:table-cell office:value-type="string" calcext:value-type="string">
            <text:p>z3</text:p>
          </table:table-cell>
          <table:table-cell office:value-type="string" calcext:value-type="string">
            <text:p><text:s/>beasties26.smt2</text:p>
          </table:table-cell>
          <table:table-cell office:value-type="float" office:value="1.239" calcext:value-type="float">
            <text:p>1.239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0"/>
          <table:table-cell table:style-name="ce1"/>
          <table:table-cell table:number-columns-repeated="2"/>
          <table:table-cell office:value-type="string" calcext:value-type="string">
            <text:p>z3</text:p>
          </table:table-cell>
          <table:table-cell office:value-type="string" calcext:value-type="string">
            <text:p><text:s/>beasties27.smt2</text:p>
          </table:table-cell>
          <table:table-cell office:value-type="float" office:value="4.466" calcext:value-type="float">
            <text:p>4.466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0"/>
          <table:table-cell table:style-name="ce1"/>
          <table:table-cell table:number-columns-repeated="2"/>
          <table:table-cell office:value-type="string" calcext:value-type="string">
            <text:p>z3</text:p>
          </table:table-cell>
          <table:table-cell office:value-type="string" calcext:value-type="string">
            <text:p><text:s/>beasties28.smt2</text:p>
          </table:table-cell>
          <table:table-cell office:value-type="float" office:value="1.974" calcext:value-type="float">
            <text:p>1.974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0"/>
          <table:table-cell table:style-name="ce1"/>
          <table:table-cell table:number-columns-repeated="2"/>
          <table:table-cell office:value-type="string" calcext:value-type="string">
            <text:p>z3</text:p>
          </table:table-cell>
          <table:table-cell office:value-type="string" calcext:value-type="string">
            <text:p><text:s/>beasties29.smt2</text:p>
          </table:table-cell>
          <table:table-cell office:value-type="float" office:value="5.024" calcext:value-type="float">
            <text:p>5.024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0"/>
          <table:table-cell table:style-name="ce1"/>
          <table:table-cell table:number-columns-repeated="2"/>
          <table:table-cell office:value-type="string" calcext:value-type="string">
            <text:p>z3</text:p>
          </table:table-cell>
          <table:table-cell office:value-type="string" calcext:value-type="string">
            <text:p><text:s/>beasties30.smt2</text:p>
          </table:table-cell>
          <table:table-cell office:value-type="float" office:value="3.757" calcext:value-type="float">
            <text:p>3.757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10"/>
          <table:table-cell table:style-name="ce1"/>
          <table:table-cell table:number-columns-repeated="2"/>
          <table:table-cell office:value-type="string" calcext:value-type="string">
            <text:p>z3</text:p>
          </table:table-cell>
          <table:table-cell office:value-type="string" calcext:value-type="string">
            <text:p><text:s/>jxml2sql14.smt2</text:p>
          </table:table-cell>
          <table:table-cell office:value-type="float" office:value="199.844" calcext:value-type="float">
            <text:p>199.844</text:p>
          </table:table-cell>
          <table:table-cell table:number-columns-repeated="1005"/>
        </table:table-row>
        <table:table-row table:style-name="ro1" table:number-rows-repeated="42">
          <table:table-cell table:style-name="ce3" table:number-columns-repeated="3"/>
          <table:table-cell table:number-columns-repeated="10"/>
          <table:table-cell table:style-name="ce1"/>
          <table:table-cell table:number-columns-repeated="1010"/>
        </table:table-row>
        <table:table-row table:style-name="ro5" table:number-rows-repeated="5">
          <table:table-cell table:number-columns-repeated="13"/>
          <table:table-cell table:style-name="ce1"/>
          <table:table-cell table:number-columns-repeated="1010"/>
        </table:table-row>
        <table:table-row table:style-name="ro5" table:number-rows-repeated="104826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heet1.I86:Sheet1.K162">
            <calcext:condition calcext:apply-style-name="Accent" calcext:value="formula-is([.I86]=MIN([.$I86:.$K86]))" calcext:base-cell-address="Sheet1.I86"/>
          </calcext:conditional-format>
          <calcext:conditional-format calcext:target-range-address="Sheet1.F2:Sheet1.F2">
            <calcext:condition calcext:apply-style-name="Accent" calcext:value="formula-is([.F2]=MIN([.$C2:.$F2]))" calcext:base-cell-address="Sheet1.F2"/>
          </calcext:conditional-format>
          <calcext:conditional-format calcext:target-range-address="Sheet1.L3:Sheet1.N79">
            <calcext:condition calcext:apply-style-name="Accent" calcext:value="formula-is([.L3]=MIN([.$L3:.$N3]))" calcext:base-cell-address="Sheet1.L3"/>
          </calcext:conditional-format>
        </calcext:conditional-formats>
      </table:table>
      <table:named-expressions/>
      <table:database-ranges>
        <table:database-range table:name="__Anonymous_Sheet_DB__0" table:target-range-address="Sheet1.Q83:Sheet1.S26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number-style style:name="N1013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4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3" number:language="en" number:country="US">
      <number:month/>
      <number:text>/</number:text>
      <number:day/>
      <number:text>/</number:text>
      <number:year number:style="long"/>
    </number:date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date-style style:name="N10145" number:language="en" number:country="US">
      <number:day/>
      <number:text>-</number:text>
      <number:month number:textual="true"/>
    </number:date-style>
    <number:date-style style:name="N10146" number:language="en" number:country="US">
      <number:month number:textual="true"/>
      <number:text>-</number:text>
      <number:year/>
    </number:date-style>
    <number:time-style style:name="N10147" number:language="en" number:country="US">
      <number:hours/>
      <number:text>:</number:text>
      <number:minutes number:style="long"/>
      <number:text> </number:text>
      <number:am-pm/>
    </number:time-style>
    <number:time-style style:name="N1014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</number:time-style>
    <number:time-style style:name="N1015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5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ff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/00/0000</text:date>, <text:time style:data-style-name="N2" text:time-value="10:39:42.6790336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date>2024-07-17T14:05:34.026024816</dc:date>
    <meta:editing-duration>PT2H29M6S</meta:editing-duration>
    <meta:editing-cycles>6</meta:editing-cycles>
    <meta:document-statistic meta:table-count="1" meta:cell-count="3285" meta:object-count="0"/>
  </office:meta>
</office:document-meta>
</file>